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95cm" fo:min-width="4.5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35cm" fo:min-width="3.9cm" draw:shadow-opacity="0%"/>
    </style:style>
    <style:style style:name="gr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35cm" fo:min-width="4.853cm" draw:shadow-opacity="0%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943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6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style:font-name="Liberation Serif" fo:font-size="36pt" style:font-size-asian="36pt" style:font-size-complex="36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Liberation Serif" fo:font-size="15pt" style:font-size-asian="15pt" style:font-size-complex="15pt"/>
    </style:style>
    <style:style style:name="T8" style:family="text">
      <style:text-properties style:font-name="Liberation Serif" fo:font-size="24pt" style:font-size-asian="24pt" style:font-size-complex="24pt"/>
    </style:style>
    <style:style style:name="T9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71cm" svg:height="9.943cm" draw:transform="rotate (0.387114028092342) translate (0.457cm 7.233cm)" presentation:class="title" presentation:user-transformed="true">
          <draw:text-box>
            <text:p xml:id="id1" text:id="id1"><text:span text:style-name="T1">Matrices</text:span><text:span text:style-name="T1"><text:line-break/></text:span><text:span text:style-name="T2">Part – 2</text:span><text:span text:style-name="T1"><text:line-break/></text:span><text:span text:style-name="T3">Inverse – Adjoint Metho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4">Inverse of a square Matrix by Adjoint Method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" draw:id="id5">
          <svg:title>TexMaths</svg:title>
          <svg:desc>24§display§\text {Minor of an element } a_{ij} \ \text {of a square matrix is the determinant }§svg§600§FALSE§</svg:desc>
          <draw:polygon draw:style-name="gr2" draw:text-style-name="P6" draw:layer="layout" svg:width="22.786cm" svg:height="0.758cm" svg:x="3.763cm" svg:y="4.903cm" svg:viewBox="0 0 22787 759" draw:points="11395,759 0,759 0,0 22787,0 22787,759">
            <text:p/>
          </draw:polygon>
          <draw:path draw:style-name="gr3" draw:text-style-name="P7" draw:layer="layout" svg:width="0.711cm" svg:height="0.577cm" svg:x="3.751cm" svg:y="4.88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181cm" svg:height="0.566cm" svg:x="4.521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755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22cm" svg:y="5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5.642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6.253cm" svg:y="5.07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6.679cm" svg:y="4.86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7.226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639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386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8.764cm" svg:y="4.87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99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9.372cm" svg:y="5.08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071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0.45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0.885cm" svg:y="4.93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7cm" svg:height="0.383cm" svg:x="11.511cm" svg:y="5.084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79cm" svg:height="0.398cm" svg:x="11.951cm" svg:y="5.19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2.162cm" svg:y="5.191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375cm" svg:height="0.389cm" svg:x="12.823cm" svg:y="5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3.249cm" svg:y="4.861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3.794cm" svg:y="5.07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14.491cm" svg:y="5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4.823cm" svg:y="5.08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5.267cm" svg:y="5.08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5.745cm" svg:y="5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6.154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6.48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144cm" svg:y="5.08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7.855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8.258cm" svg:y="4.93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8.594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8.92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9.145cm" svg:y="5.09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9.88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122cm" svg:y="5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725cm" svg:y="4.93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063cm" svg:y="4.87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1.529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2.19cm" svg:y="4.87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2.65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3.021cm" svg:y="4.93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3.357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731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4.065cm" svg:y="5.08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4.76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5.002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5.479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5.893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26.327cm" svg:y="4.938cm" svg:viewBox="0 0 267 530" svg:d="M131 182h121v-26h-121v-156h-22c0 69-26 159-109 163v19h73v233c0 105 79 115 109 115 60 0 85-59 85-115v-48h-23v48c0 61-25 94-56 94-57 0-57-77-57-92z">
            <text:p/>
          </draw:path>
        </draw:g>
        <draw:g xml:id="id6" draw:id="id6">
          <svg:title>TexMaths</svg:title>
          <svg:desc>24§display§\text {obtained by deleting its } i^{th} \text { row and } j^{th} \text { column in which the}§svg§600§FALSE§</svg:desc>
          <draw:polygon draw:style-name="gr2" draw:text-style-name="P6" draw:layer="layout" svg:width="22.306cm" svg:height="0.849cm" svg:x="2.369cm" svg:y="6cm" svg:viewBox="0 0 22307 850" draw:points="11153,850 0,850 0,0 22307,0 22307,850">
            <text:p/>
          </draw:polygon>
          <draw:path draw:style-name="gr3" draw:text-style-name="P7" draw:layer="layout" svg:width="0.375cm" svg:height="0.389cm" svg:x="2.35cm" svg:y="6.339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18cm" svg:height="0.597cm" svg:x="2.772cm" svg:y="6.131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7" draw:layer="layout" svg:width="0.266cm" svg:height="0.529cm" svg:x="3.233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381cm" svg:height="0.389cm" svg:x="3.581cm" svg:y="6.33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181cm" svg:height="0.566cm" svg:x="3.995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228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7cm" svg:height="0.389cm" svg:x="4.694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97cm" svg:x="5.074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418cm" svg:height="0.597cm" svg:x="5.818cm" svg:y="6.131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7" draw:layer="layout" svg:width="0.414cm" svg:height="0.537cm" svg:x="6.255cm" svg:y="6.352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418cm" svg:height="0.597cm" svg:x="6.994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327cm" svg:height="0.389cm" svg:x="7.459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189cm" svg:height="0.587cm" svg:x="7.837cm" svg:y="6.13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8.068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66cm" svg:height="0.529cm" svg:x="8.434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8.774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9.009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87cm" svg:height="0.558cm" svg:x="9.473cm" svg:y="6.335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10.18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10.402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10.742cm" svg:y="6.339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24cm" svg:height="0.568cm" svg:x="11.353cm" svg:y="6.158cm" svg:viewBox="0 0 225 569" svg:d="M217 31c0-18-12-31-31-31-23 0-46 21-46 44 0 18 12 31 31 31 21 0 46-19 46-44zM152 350c11-25 11-27 19-50 8-17 11-29 11-44 0-39-26-70-71-70-78 0-111 122-111 129 0 10 8 10 10 10 9 0 9-2 13-16 23-80 58-105 86-105 8 0 22 0 22 27 0 19-6 36-10 44-6 23-44 121-58 157-9 22-19 50-19 68 0 40 29 69 69 69 81 0 112-123 112-131 0-7-8-7-10-7-10 0-10 1-13 15-16 54-45 106-87 106-15 0-21-10-21-29 0-21 6-33 25-85z">
            <text:p/>
          </draw:path>
          <draw:path draw:style-name="gr3" draw:text-style-name="P7" draw:layer="layout" svg:width="0.201cm" svg:height="0.376cm" svg:x="11.645cm" svg:y="5.998cm" svg:viewBox="0 0 202 377" svg:d="M121 136h61c12 0 20 0 20-13 0-8-8-8-18-8h-57l23-88c0-2 2-6 2-8 0-11-10-19-21-19-16 0-23 10-29 25-4 15 4-13-21 90h-62c-11 0-19 0-19 14 0 7 8 7 17 7h58l-37 141c-2 15-7 36-7 44 0 35 29 56 63 56 67 0 104-83 104-91 0-7-8-7-10-7-8 0-8 2-11 11-18 37-48 71-81 71-13 0-21-7-21-30 0-6 2-18 4-23z">
            <text:p/>
          </draw:path>
          <draw:path draw:style-name="gr3" draw:text-style-name="P7" draw:layer="layout" svg:width="0.323cm" svg:height="0.418cm" svg:x="11.919cm" svg:y="5.958cm" svg:viewBox="0 0 324 419" svg:d="M142 17c0 0 2-7 2-9s-2-8-10-8c-11 0-61 4-76 6-4 0-12 2-12 13 0 10 8 10 15 10 27 0 27 4 27 8 0 3 0 7-2 13l-82 336c-4 10-4 12-4 14 0 7 8 19 21 19 6 0 17-4 23-17 2-2 8-25 10-37l15-52c2-9 8-32 10-42 5-21 5-23 17-40 19-31 48-64 94-64 35 0 37 27 37 41 0 36-27 101-37 126-6 18-8 23-8 33 0 31 25 52 56 52 60 0 86-83 86-92 0-8-7-8-9-8-10 0-10 4-12 10-13 48-40 73-63 73-13 0-15-8-15-21 0-14 3-22 13-48 8-20 33-81 33-116 0-9 0-34-23-50-10-9-27-17-54-17-44 0-75 25-98 50z">
            <text:p/>
          </draw:path>
          <draw:path draw:style-name="gr3" draw:text-style-name="P7" draw:layer="layout" svg:width="0.285cm" svg:height="0.374cm" svg:x="12.616cm" svg:y="6.34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946cm" svg:y="6.339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579cm" svg:height="0.374cm" svg:x="13.336cm" svg:y="6.35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81cm" svg:height="0.389cm" svg:x="14.246cm" svg:y="6.339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4.661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15.131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347cm" svg:height="0.731cm" svg:x="15.842cm" svg:y="6.158cm" svg:viewBox="0 0 348 732" svg:d="M348 31c0-18-12-31-33-31-19 0-44 19-44 44 0 18 11 31 30 31 23 0 47-21 47-44zM177 602c-16 65-56 113-104 113-6 0-17 0-33-8 25-5 39-29 39-46 0-13-10-29-33-29-21 0-46 18-46 48 0 35 35 52 75 52 59 0 138-44 159-127l79-311c4-17 4-29 4-31 0-48-37-78-79-78-86 0-134 123-134 130 0 10 7 10 9 10 8 0 10-2 16-17 21-52 61-104 107-104 12 0 27 4 27 38 0 21-2 29-6 44z">
            <text:p/>
          </draw:path>
          <draw:path draw:style-name="gr3" draw:text-style-name="P7" draw:layer="layout" svg:width="0.201cm" svg:height="0.376cm" svg:x="16.272cm" svg:y="5.998cm" svg:viewBox="0 0 202 377" svg:d="M121 136h61c12 0 20 0 20-13 0-8-8-8-18-8h-57l23-88c0-2 2-6 2-8 0-11-10-19-21-19-16 0-23 10-29 25-4 15 4-13-21 90h-62c-11 0-19 0-19 14 0 7 8 7 17 7h58l-37 141c-2 15-7 36-7 44 0 35 29 56 63 56 67 0 104-83 104-91 0-7-8-7-10-7-8 0-8 2-11 11-18 37-48 71-81 71-13 0-21-7-21-30 0-6 2-18 4-23z">
            <text:p/>
          </draw:path>
          <draw:path draw:style-name="gr3" draw:text-style-name="P7" draw:layer="layout" svg:width="0.323cm" svg:height="0.418cm" svg:x="16.546cm" svg:y="5.958cm" svg:viewBox="0 0 324 419" svg:d="M142 17c0 0 2-7 2-9s-2-8-10-8c-11 0-61 4-76 6-4 0-12 2-12 13 0 10 8 10 15 10 27 0 27 4 27 8 0 3 0 7-2 13l-82 336c-4 10-4 12-4 14 0 7 8 19 21 19 6 0 17-4 23-17 2-2 8-25 10-37l15-52c2-9 8-32 10-42 5-21 5-23 17-40 19-31 48-64 94-64 35 0 37 27 37 41 0 36-27 101-37 126-6 18-8 23-8 33 0 31 25 52 56 52 60 0 86-83 86-92 0-8-7-8-9-8-10 0-10 4-12 10-13 48-40 73-63 73-13 0-15-8-15-21 0-14 3-22 13-48 8-20 33-81 33-116 0-9 0-34-23-50-10-9-27-17-54-17-44 0-75 25-98 50z">
            <text:p/>
          </draw:path>
          <draw:path draw:style-name="gr3" draw:text-style-name="P7" draw:layer="layout" svg:width="0.322cm" svg:height="0.389cm" svg:x="17.249cm" svg:y="6.339cm" svg:viewBox="0 0 323 390" svg:d="M71 196c0-138 69-175 113-175 8 0 62 0 92 31-34 4-40 29-40 40 0 21 16 39 39 39s40-16 40-41c0-57-65-90-131-90-105 0-184 92-184 196 0 110 84 194 182 194 114 0 141-102 141-111 0-8-8-8-10-8-8 0-10 4-12 8-25 78-80 90-111 90-44 0-119-36-119-173z">
            <text:p/>
          </draw:path>
          <draw:path draw:style-name="gr3" draw:text-style-name="P7" draw:layer="layout" svg:width="0.375cm" svg:height="0.389cm" svg:x="17.62cm" svg:y="6.339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18.046cm" svg:y="6.13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18.278cm" svg:y="6.344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659cm" svg:height="0.374cm" svg:x="18.747cm" svg:y="6.34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425cm" svg:height="0.374cm" svg:x="19.45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181cm" svg:height="0.566cm" svg:x="20.2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20.434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79cm" svg:height="0.374cm" svg:x="21.172cm" svg:y="6.35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4 10 6 16 18 16 9 0 13-8 15-16z">
            <text:p/>
          </draw:path>
          <draw:path draw:style-name="gr3" draw:text-style-name="P7" draw:layer="layout" svg:width="0.425cm" svg:height="0.587cm" svg:x="21.794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22.262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22.498cm" svg:y="6.339cm" svg:viewBox="0 0 323 390" svg:d="M71 196c0-138 69-175 113-175 8 0 62 0 92 31-34 4-40 29-40 40 0 21 16 39 39 39s40-16 40-41c0-57-65-90-131-90-105 0-184 92-184 196 0 110 84 194 182 194 114 0 141-102 141-111 0-8-8-8-10-8-8 0-10 4-12 8-25 78-80 90-111 90-44 0-119-36-119-173z">
            <text:p/>
          </draw:path>
          <draw:path draw:style-name="gr3" draw:text-style-name="P7" draw:layer="layout" svg:width="0.425cm" svg:height="0.587cm" svg:x="22.848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64cm" svg:height="0.529cm" svg:x="23.587cm" svg:y="6.19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3.925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4.39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7" draw:id="id7">
          <svg:title>TexMaths</svg:title>
          <svg:desc>24§display§\text {element }a_{ij}\text { lies. Minor of an element } a_{ij} \text { is denoted by } M_{ij}. §svg§600§FALSE§</svg:desc>
          <draw:polygon draw:style-name="gr2" draw:text-style-name="P6" draw:layer="layout" svg:width="21.999cm" svg:height="0.758cm" svg:x="2.372cm" svg:y="7.404cm" svg:viewBox="0 0 22000 759" draw:points="11000,759 0,759 0,0 22000,0 22000,759">
            <text:p/>
          </draw:polygon>
          <draw:path draw:style-name="gr3" draw:text-style-name="P7" draw:layer="layout" svg:width="0.327cm" svg:height="0.389cm" svg:x="2.353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.733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.964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3.342cm" svg:y="7.58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4.041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4.419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4.853cm" svg:y="7.43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7cm" svg:height="0.383cm" svg:x="5.481cm" svg:y="7.585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79cm" svg:height="0.398cm" svg:x="5.92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6.132cm" svg:y="7.692cm" svg:viewBox="0 0 261 515" svg:d="M261 23c0-11-8-23-23-23-17 0-34 17-34 33 0 9 7 23 24 23 16 0 33-16 33-33zM134 423c-9 40-40 74-76 74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9cm" svg:height="0.587cm" svg:x="6.796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03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7.261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639cm" svg:y="7.5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8.017cm" svg:y="7.867cm" svg:viewBox="0 0 92 92" svg:d="M92 46c0-25-21-46-46-46s-46 21-46 46 21 46 46 46 46-21 46-46z">
            <text:p/>
          </draw:path>
          <draw:path draw:style-name="gr3" draw:text-style-name="P7" draw:layer="layout" svg:width="0.711cm" svg:height="0.577cm" svg:x="8.583cm" svg:y="7.381cm" svg:viewBox="0 0 712 578" svg:d="M173 19c-8-19-10-19-31-19h-142v27h21c63 0 65 9 65 38v425c0 23 0 61-86 61v27c29 0 71-2 100-2 27 0 69 2 98 2v-27c-87 0-87-38-87-61v-457l204 526c4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181cm" svg:height="0.566cm" svg:x="9.353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588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0.052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0.475cm" svg:y="7.58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1.085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1.512cm" svg:y="7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2.059cm" svg:y="7.57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2.472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3.218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3.597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3.827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4.205cm" svg:y="7.58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906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5.284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718cm" svg:y="7.43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7cm" svg:height="0.383cm" svg:x="16.344cm" svg:y="7.585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79cm" svg:height="0.398cm" svg:x="16.784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6.995cm" svg:y="7.692cm" svg:viewBox="0 0 261 515" svg:d="M261 23c0-11-8-23-23-23-17 0-34 17-34 33 0 9 7 23 24 23 16 0 33-16 33-33zM134 423c-9 40-40 74-76 74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1cm" svg:height="0.566cm" svg:x="17.659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7.894cm" svg:y="7.5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508cm" svg:y="7.3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8.973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9.351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9.816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23cm" svg:y="7.43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0.566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0.947cm" svg:y="7.3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21.69cm" svg:y="7.372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127cm" svg:y="7.5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846cm" svg:height="0.577cm" svg:x="22.874cm" svg:y="7.381cm" svg:viewBox="0 0 847 578" svg:d="M747 65c8-30 9-38 73-38 19 0 27 0 27-17 0-10-8-10-23-10h-112c-21 0-23 0-32 15l-309 484-66-480c-2-19-4-19-27-19h-115c-15 0-25 0-25 15 0 12 8 12 25 12 10 0 25 0 37 2 13 0 17 4 17 13 0 2 0 6-4 16l-105 430c-10 34-24 61-93 63-3 0-15 2-15 17 0 8 6 10 12 10 26 0 57-2 84-2 29 0 60 2 88 2 4 0 16 0 16-17 0-10-10-10-16-10-50 0-57-17-57-36 0-6 0-10 2-20l115-460h2l73 524c0 9 2 19 11 19 10 0 16-10 19-15l342-536-121 486c-7 32-9 38-77 38-13 0-23 0-23 17 0 10 10 10 12 10 25 0 82-2 106-2 34 0 71 2 105 2 6 0 15 0 15-17 0-10-7-10-23-10-30 0-53 0-53-15 0-2 0-4 4-19z">
            <text:p/>
          </draw:path>
          <draw:path draw:style-name="gr3" draw:text-style-name="P7" draw:layer="layout" svg:width="0.179cm" svg:height="0.398cm" svg:x="23.684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3.896cm" svg:y="7.692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091cm" svg:height="0.091cm" svg:x="24.324cm" svg:y="7.867cm" svg:viewBox="0 0 92 92" svg:d="M92 46c0-25-21-46-46-46s-46 21-46 46 21 46 46 46 46-21 46-46z">
            <text:p/>
          </draw:path>
        </draw:g>
        <draw:g xml:id="id3" draw:id="id3">
          <svg:title>TexMaths</svg:title>
          <svg:desc>28§display§\underline{ \text {Minors and Cofactors.} }§svg§600§FALSE§</svg:desc>
          <draw:polygon draw:style-name="gr2" draw:text-style-name="P6" draw:layer="layout" svg:width="9.485cm" svg:height="0.754cm" svg:x="2.395cm" svg:y="2.403cm" svg:viewBox="0 0 9486 755" draw:points="4744,755 0,755 0,0 9486,0 9486,755">
            <text:p/>
          </draw:polygon>
          <draw:path draw:style-name="gr3" draw:text-style-name="P7" draw:layer="layout" svg:width="0.83cm" svg:height="0.674cm" svg:x="2.382cm" svg:y="2.376cm" svg:viewBox="0 0 831 675" svg:d="M202 22c-9-22-12-22-36-22h-166v31h25c74 0 76 12 76 45v496c0 26 0 71-101 71v32c34 0 83-3 116-3 32 0 81 3 115 3v-32c-101 0-101-45-101-71v-534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7" draw:layer="layout" svg:width="0.212cm" svg:height="0.66cm" svg:x="3.28cm" svg:y="2.39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3.553cm" svg:y="2.6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38cm" svg:height="0.454cm" svg:x="4.095cm" svg:y="2.6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4.588cm" svg:y="2.6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4.978cm" svg:y="2.60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45cm" svg:height="0.454cm" svg:x="5.704cm" svg:y="2.607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7" draw:layer="layout" svg:width="0.496cm" svg:height="0.436cm" svg:x="6.185cm" svg:y="2.6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6.734cm" svg:y="2.365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8 11 18 11 21 11 39z">
            <text:p/>
          </draw:path>
          <draw:path draw:style-name="gr3" draw:text-style-name="P7" draw:layer="layout" svg:width="0.602cm" svg:height="0.716cm" svg:x="7.63cm" svg:y="2.354cm" svg:viewBox="0 0 603 717" svg:d="M0 359c0 204 159 358 343 358 161 0 260-136 260-251 0-9 0-15-14-15-11 0-11 4-11 15-9 141-114 222-222 222-60 0-255-33-255-329 0-294 192-328 253-328 107 0 197 90 215 233 2 14 2 18 16 18 18 0 18-4 18-24v-233c0-18 0-25-12-25-4 0-9 0-15 11l-50 74c-38-36-87-85-183-85-184 0-343 157-343 359z">
            <text:p/>
          </draw:path>
          <draw:path draw:style-name="gr3" draw:text-style-name="P7" draw:layer="layout" svg:width="0.438cm" svg:height="0.454cm" svg:x="8.313cm" svg:y="2.60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8.811cm" svg:y="2.354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9.12cm" svg:y="2.6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75cm" svg:height="0.454cm" svg:x="9.603cm" svg:y="2.607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8cm" svg:height="0.618cm" svg:x="10.027cm" svg:y="2.444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38cm" svg:height="0.454cm" svg:x="10.419cm" svg:y="2.60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33cm" svg:height="0.436cm" svg:x="10.909cm" svg:y="2.61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11.301cm" svg:y="2.60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107cm" svg:x="11.74cm" svg:y="2.944cm" svg:viewBox="0 0 108 108" svg:d="M108 54c0-29-25-54-54-54s-54 25-54 54 25 54 54 54 54-25 54-54z">
            <text:p/>
          </draw:path>
          <draw:polygon draw:style-name="gr3" draw:text-style-name="P7" draw:layer="layout" svg:width="9.586cm" svg:height="0.042cm" svg:x="2.346cm" svg:y="3.165cm" svg:viewBox="0 0 9587 43" draw:points="4793,43 0,43 0,0 9587,0 9587,43">
            <text:p/>
          </draw:polygon>
        </draw:g>
        <draw:g xml:id="id4" draw:id="id4">
          <svg:title>TexMaths</svg:title>
          <svg:desc>28§display§\text {Minor of an element :}§svg§600§FALSE§</svg:desc>
          <draw:polygon draw:style-name="gr2" draw:text-style-name="P6" draw:layer="layout" svg:width="9.142cm" svg:height="0.606cm" svg:x="2.36cm" svg:y="3.603cm" svg:viewBox="0 0 9143 607" draw:points="4572,607 0,607 0,0 9143,0 9143,607">
            <text:p/>
          </draw:polygon>
          <draw:path draw:style-name="gr3" draw:text-style-name="P7" draw:layer="layout" svg:width="0.83cm" svg:height="0.673cm" svg:x="2.347cm" svg:y="3.576cm" svg:viewBox="0 0 831 674" svg:d="M202 22c-9-22-12-22-36-22h-166v31h25c74 0 76 12 76 45v495c0 27 0 72-101 72v31c34 0 83-2 116-2 32 0 81 2 115 2v-31c-101 0-101-45-101-72v-533l237 614c7 13 12 22 21 22 11 0 13-6 17-18l242-625h3v567c0 36-3 45-79 45h-24v31c38-2 105-2 143-2s105 0 141 2v-31h-25c-76 0-76-9-76-45v-522c0-33 0-45 76-45h25v-31h-168c-25 0-25 0-31 18l-218 558z">
            <text:p/>
          </draw:path>
          <draw:path draw:style-name="gr3" draw:text-style-name="P7" draw:layer="layout" svg:width="0.212cm" svg:height="0.66cm" svg:x="3.245cm" svg:y="3.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3.518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4.061cm" svg:y="3.80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4.553cm" svg:y="3.81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5.266cm" svg:y="3.8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5.763cm" svg:y="3.554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445cm" svg:height="0.454cm" svg:x="6.401cm" svg:y="3.80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6.883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7.754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8.195cm" svg:y="3.565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8.464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77cm" svg:height="0.436cm" svg:x="8.905cm" svg:y="3.81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9.721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0.162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0.67cm" svg:y="3.64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07cm" svg:height="0.425cm" svg:x="11.445cm" svg:y="3.823cm" svg:viewBox="0 0 108 426" svg:d="M108 52c0-27-25-52-54-52s-54 25-54 52c0 29 25 53 54 53s54-24 54-53zM108 374c0-29-25-51-54-51s-54 22-54 51 25 52 54 52 54-23 54-52z">
            <text:p/>
          </draw:path>
        </draw:g>
        <draw:g xml:id="id8" draw:id="id8">
          <svg:title>TexMaths</svg:title>
          <svg:desc>24§display§\text {Ex.(1). Consider }A = \begin{bmatrix} -1     &amp;  2 \\ 
                                                                        \ \  3  &amp; 5 \end{bmatrix}§svg§600§FALSE§</svg:desc>
          <draw:polygon draw:style-name="gr2" draw:text-style-name="P6" draw:layer="layout" svg:width="11.159cm" svg:height="1.941cm" svg:x="2.368cm" svg:y="9.004cm" svg:viewBox="0 0 11160 1942" draw:points="5580,1942 0,1942 0,0 11160,0 11160,1942">
            <text:p/>
          </draw:polygon>
          <draw:path draw:style-name="gr3" draw:text-style-name="P7" draw:layer="layout" svg:width="0.523cm" svg:height="0.575cm" svg:x="2.353cm" svg:y="9.611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91cm" svg:y="9.822cm" svg:viewBox="0 0 426 365" svg:d="M232 167c27-33 58-75 79-96 27-31 62-44 100-44v-27c-21 2-46 2-69 2-25 0-69-2-81-2v27c17 2 25 11 25 25 0 13-9 25-13 31l-52 65-67-85c-8-9-8-11-8-15 0-13 13-21 31-21v-27c-23 0-79 2-93 2-17 0-57 0-80-2v27c59 0 61 0 100 52l84 109-80 100c-41 50-91 52-108 52v25c21-2 48-2 71-2s60 2 81 2v-25c-20-4-25-14-25-27 0-19 25-46 75-108l65 85c8 10 17 23 17 29 0 7-7 19-31 21v25c27 0 73-2 93-2 23 0 55 0 80 2v-25c-44 0-59-2-80-27z">
            <text:p/>
          </draw:path>
          <draw:path draw:style-name="gr3" draw:text-style-name="P7" draw:layer="layout" svg:width="0.091cm" svg:height="0.091cm" svg:x="3.419cm" svg:y="10.09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663cm" svg:y="9.553cm" svg:viewBox="0 0 198 845" svg:d="M198 837c0-2 0-4-16-19-105-106-132-265-132-396 0-145 33-293 136-399 12-10 12-11 12-15 0-6-4-8-10-8-7 0-84 58-134 165-44 92-54 186-54 257 0 68 10 169 56 265 52 104 125 158 132 158 6 0 10-2 10-8z">
            <text:p/>
          </draw:path>
          <draw:path draw:style-name="gr3" draw:text-style-name="P7" draw:layer="layout" svg:width="0.279cm" svg:height="0.564cm" svg:x="3.983cm" svg:y="9.62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377cm" svg:y="9.55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091cm" svg:height="0.091cm" svg:x="4.73cm" svg:y="10.095cm" svg:viewBox="0 0 92 92" svg:d="M92 46c0-25-21-46-46-46s-46 21-46 46 21 46 46 46 46-21 46-46z">
            <text:p/>
          </draw:path>
          <draw:path draw:style-name="gr3" draw:text-style-name="P7" draw:layer="layout" svg:width="0.516cm" svg:height="0.614cm" svg:x="5.314cm" svg:y="9.59cm" svg:viewBox="0 0 517 615" svg:d="M0 307c0 175 136 308 294 308 138 0 223-118 223-216 0-7 0-13-12-13-10 0-10 4-10 13-7 121-98 191-190 191-52 0-219-29-219-283 0-251 166-280 217-280 93 0 169 77 185 200 2 11 2 15 13 15 16 0 16-4 16-21v-200c0-15 0-21-10-21-4 0-8 0-14 10l-42 63c-32-31-75-73-157-73-158 0-294 134-294 307z">
            <text:p/>
          </draw:path>
          <draw:path draw:style-name="gr3" draw:text-style-name="P7" draw:layer="layout" svg:width="0.375cm" svg:height="0.389cm" svg:x="5.9cm" svg:y="9.8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326cm" svg:y="9.8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6.794cm" svg:y="9.80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7.127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7.363cm" svg:y="9.6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7.826cm" svg:y="9.80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8.2cm" svg:y="9.813cm" svg:viewBox="0 0 286 374" svg:d="M117 94v-94l-117 10v26c60 0 67 6 67 47v228c0 37-9 37-67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579cm" svg:height="0.606cm" svg:x="8.818cm" svg:y="9.58cm" svg:viewBox="0 0 580 607" svg:d="M121 509c-33 56-65 69-104 71-9 0-17 0-17 17 0 4 4 10 12 10 23 0 48-4 72-4 27 0 58 4 85 4 4 0 15 0 15-17 0-10-7-10-13-10-19-2-40-10-40-31 0-9 5-19 13-30l63-108h214c0 17 13 132 13 140 0 27-44 29-61 29-12 0-22 0-22 17 0 10 12 10 14 10 34 0 71-4 105-4 22 0 73 4 95 4 5 0 15 0 15-17 0-10-8-10-19-10-52 0-52-6-54-31l-52-528c-2-17-2-21-17-21-14 0-17 6-21 13zM223 384l167-278 27 278z">
            <text:p/>
          </draw:path>
          <draw:path draw:style-name="gr3" draw:text-style-name="P7" draw:layer="layout" svg:width="0.562cm" svg:height="0.199cm" svg:x="9.704cm" svg:y="9.8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10.758cm" svg:y="8.962cm" svg:viewBox="0 0 225 2026" draw:points="0,2026 225,2026 225,1980 46,1980 46,46 225,46 225,0 0,0">
            <text:p/>
          </draw:polygon>
          <draw:path draw:style-name="gr3" draw:text-style-name="P7" draw:layer="layout" svg:width="0.516cm" svg:height="0.035cm" svg:x="11.061cm" svg:y="9.44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11.724cm" svg:y="9.10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2.957cm" svg:y="9.1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5cm" svg:height="0.581cm" svg:x="11.637cm" svg:y="10.12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37cm" svg:height="0.581cm" svg:x="12.957cm" svg:y="10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3 58 154 154 154 98 0 184-81 184-188z">
            <text:p/>
          </draw:path>
          <draw:polygon draw:style-name="gr3" draw:text-style-name="P7" draw:layer="layout" svg:width="0.224cm" svg:height="2.025cm" svg:x="13.346cm" svg:y="8.962cm" svg:viewBox="0 0 225 2026" draw:points="177,1980 0,1980 0,2026 225,2026 225,0 0,0 0,46 177,46">
            <text:p/>
          </draw:polygon>
        </draw:g>
        <draw:g xml:id="id9" draw:id="id9">
          <svg:title>TexMaths</svg:title>
          <svg:desc>24§display§\text {Minor of } a_{11} = M_{11} = 5§svg§600§FALSE§</svg:desc>
          <draw:polygon draw:style-name="gr2" draw:text-style-name="P6" draw:layer="layout" svg:width="8.707cm" svg:height="0.638cm" svg:x="5.265cm" svg:y="11.605cm" svg:viewBox="0 0 8708 639" draw:points="4354,639 0,639 0,0 8708,0 8708,639">
            <text:p/>
          </draw:polygon>
          <draw:path draw:style-name="gr3" draw:text-style-name="P7" draw:layer="layout" svg:width="0.711cm" svg:height="0.577cm" svg:x="5.253cm" svg:y="11.582cm" svg:viewBox="0 0 712 578" svg:d="M173 19c-8-19-10-19-31-19h-142v27h21c63 0 65 9 65 38v425c0 23 0 61-86 61v27c29 0 71-2 100-2 27 0 69 2 98 2v-27c-87 0-87-38-87-61v-457l204 526c6 11 9 19 17 19 10 0 12-6 15-15l208-536h2v486c0 30-2 38-67 38h-22v27c33-2 91-2 123-2 33 0 91 0 121 2v-27h-21c-65 0-65-8-65-38v-448c0-29 0-38 65-38h21v-27h-144c-21 0-21 0-27 15l-186 478z">
            <text:p/>
          </draw:path>
          <draw:path draw:style-name="gr3" draw:text-style-name="P7" draw:layer="layout" svg:width="0.181cm" svg:height="0.565cm" svg:x="6.023cm" svg:y="11.59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257cm" svg:y="11.7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722cm" svg:y="11.7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144cm" svg:y="11.7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755cm" svg:y="11.7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8.181cm" svg:y="11.5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8.726cm" svg:y="11.786cm" svg:viewBox="0 0 388 384" svg:d="M282 54c-15-31-40-54-79-54-97 0-203 125-203 248 0 80 46 136 113 136 18 0 60-4 110-63 7 34 36 63 76 63 31 0 50-19 64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9.202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216cm" svg:height="0.393cm" svg:x="9.538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0.133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11.012cm" svg:y="11.582cm" svg:viewBox="0 0 847 578" svg:d="M747 65c7-30 9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7 38-13 0-23 0-23 17 0 10 10 10 12 10 25 0 82-2 105-2 35 0 71 2 106 2 6 0 15 0 15-17 0-10-7-10-23-10-30 0-55 0-55-15 0-2 0-4 5-19z">
            <text:p/>
          </draw:path>
          <draw:path draw:style-name="gr3" draw:text-style-name="P7" draw:layer="layout" svg:width="0.216cm" svg:height="0.393cm" svg:x="11.859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216cm" svg:height="0.393cm" svg:x="12.195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2.792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37cm" svg:height="0.581cm" svg:x="13.677cm" svg:y="11.59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7 0 184-81 184-188z">
            <text:p/>
          </draw:path>
        </draw:g>
        <draw:g xml:id="id11" draw:id="id11">
          <svg:title>TexMaths</svg:title>
          <svg:desc>24§display§\text {Minor of } a_{21} = M_{21} = 2§svg§600§FALSE§</svg:desc>
          <draw:polygon draw:style-name="gr2" draw:text-style-name="P6" draw:layer="layout" svg:width="8.707cm" svg:height="0.638cm" svg:x="5.265cm" svg:y="12.806cm" svg:viewBox="0 0 8708 639" draw:points="4354,639 0,639 0,0 8708,0 8708,639">
            <text:p/>
          </draw:polygon>
          <draw:path draw:style-name="gr3" draw:text-style-name="P7" draw:layer="layout" svg:width="0.711cm" svg:height="0.577cm" svg:x="5.253cm" svg:y="12.783cm" svg:viewBox="0 0 712 578" svg:d="M173 19c-8-19-10-19-31-19h-142v27h21c63 0 65 9 65 38v425c0 23 0 61-86 61v27c29 0 71-2 100-2 27 0 69 2 98 2v-27c-87 0-87-38-87-61v-457l204 526c6 11 9 19 17 19 10 0 12-6 15-15l208-536h2v486c0 30-2 38-67 38h-22v27c33-2 91-2 123-2 33 0 91 0 121 2v-27h-21c-65 0-65-8-65-38v-448c0-29 0-38 65-38h21v-27h-144c-21 0-21 0-27 15l-186 478z">
            <text:p/>
          </draw:path>
          <draw:path draw:style-name="gr3" draw:text-style-name="P7" draw:layer="layout" svg:width="0.181cm" svg:height="0.565cm" svg:x="6.023cm" svg:y="12.795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257cm" svg:y="12.98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722cm" svg:y="12.9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144cm" svg:y="12.98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755cm" svg:y="12.981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8.181cm" svg:y="12.76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8.726cm" svg:y="12.987cm" svg:viewBox="0 0 388 384" svg:d="M282 54c-15-31-40-54-79-54-97 0-203 125-203 248 0 80 46 136 113 136 18 0 60-4 110-63 7 34 36 63 76 63 31 0 50-19 64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9.175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9.538cm" svg:y="13.092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0.133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11.012cm" svg:y="12.783cm" svg:viewBox="0 0 847 578" svg:d="M747 65c7-30 9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7 38-13 0-23 0-23 17 0 10 10 10 12 10 25 0 82-2 105-2 35 0 71 2 106 2 6 0 15 0 15-17 0-10-7-10-23-10-30 0-55 0-55-15 0-2 0-4 5-19z">
            <text:p/>
          </draw:path>
          <draw:path draw:style-name="gr3" draw:text-style-name="P7" draw:layer="layout" svg:width="0.262cm" svg:height="0.393cm" svg:x="11.832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12.195cm" svg:y="13.092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2.792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37cm" svg:height="0.564cm" svg:x="13.677cm" svg:y="12.79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</draw:g>
        <draw:g xml:id="id10" draw:id="id10">
          <svg:title>TexMaths</svg:title>
          <svg:desc>24§display§\text {Minor of } a_{12} = M_{12} = 3§svg§600§FALSE§</svg:desc>
          <draw:polygon draw:style-name="gr2" draw:text-style-name="P6" draw:layer="layout" svg:width="8.715cm" svg:height="0.638cm" svg:x="15.265cm" svg:y="11.605cm" svg:viewBox="0 0 8716 639" draw:points="4359,639 0,639 0,0 8716,0 8716,639">
            <text:p/>
          </draw:polygon>
          <draw:path draw:style-name="gr3" draw:text-style-name="P7" draw:layer="layout" svg:width="0.711cm" svg:height="0.577cm" svg:x="15.253cm" svg:y="11.582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8z">
            <text:p/>
          </draw:path>
          <draw:path draw:style-name="gr3" draw:text-style-name="P7" draw:layer="layout" svg:width="0.181cm" svg:height="0.565cm" svg:x="16.023cm" svg:y="11.59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257cm" svg:y="11.786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6.722cm" svg:y="11.7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7.144cm" svg:y="11.786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17.755cm" svg:y="11.7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8.181cm" svg:y="11.563cm" svg:viewBox="0 0 275 597" svg:d="M121 232v-98c0-74 40-115 79-115 2 0 15 0 27 6-10 4-25 13-25 35 0 19 13 36 36 36 25 0 37-17 37-36 0-31-31-60-75-60-60 0-133 44-133 134v98h-67v25h67v275c0 38-9 38-67 38v27c35-2 75-4 98-4 35 0 73 0 107 4v-27h-17c-63 0-65-9-65-40v-273h98v-25z">
            <text:p/>
          </draw:path>
          <draw:path draw:style-name="gr3" draw:text-style-name="P7" draw:layer="layout" svg:width="0.387cm" svg:height="0.383cm" svg:x="18.727cm" svg:y="11.786cm" svg:viewBox="0 0 388 384" svg:d="M282 54c-15-31-40-54-78-54-98 0-204 125-204 248 0 80 46 136 113 136 18 0 60-4 110-63 7 34 36 63 77 63 30 0 49-19 63-46 13-31 25-83 25-85 0-7-8-7-10-7-7 0-9 2-11 15-16 54-31 104-66 104-23 0-24-21-24-39 0-19 1-25 11-63 10-34 10-44 17-75l31-119c6-25 6-25 6-29 0-15-10-23-23-23-21 0-35 19-37 37zM227 275c-4 15-4 15-16 30-38 46-73 60-96 60-42 0-55-46-55-79 0-42 26-148 48-186 25-50 63-81 97-81 56 0 68 69 68 75 0 4-2 10-4 14z">
            <text:p/>
          </draw:path>
          <draw:path draw:style-name="gr3" draw:text-style-name="P7" draw:layer="layout" svg:width="0.216cm" svg:height="0.393cm" svg:x="19.203cm" svg:y="11.891cm" svg:viewBox="0 0 217 394" svg:d="M134 17c0-17-1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19.512cm" svg:y="11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34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21.014cm" svg:y="11.582cm" svg:viewBox="0 0 847 578" svg:d="M747 65c8-30 10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216cm" svg:height="0.393cm" svg:x="21.861cm" svg:y="11.891cm" svg:viewBox="0 0 217 394" svg:d="M134 17c0-17-1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22.17cm" svg:y="11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2.794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3.672cm" svg:y="11.5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s-100-16-131-66c31 6 56-13 56-46 0-30-21-48-46-48-21 0-48 14-48 50 0 77 79 133 171 133 104 0 180-77 180-163 0-70-53-135-140-154z">
            <text:p/>
          </draw:path>
        </draw:g>
        <draw:g xml:id="id12" draw:id="id12">
          <svg:title>TexMaths</svg:title>
          <svg:desc>24§display§\text {Minor of } a_{22} = M_{22} = -1§svg§600§FALSE§</svg:desc>
          <draw:polygon draw:style-name="gr2" draw:text-style-name="P6" draw:layer="layout" svg:width="9.339cm" svg:height="0.638cm" svg:x="15.265cm" svg:y="12.806cm" svg:viewBox="0 0 9340 639" draw:points="4670,639 0,639 0,0 9340,0 9340,639">
            <text:p/>
          </draw:polygon>
          <draw:path draw:style-name="gr3" draw:text-style-name="P7" draw:layer="layout" svg:width="0.711cm" svg:height="0.577cm" svg:x="15.253cm" svg:y="12.783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8z">
            <text:p/>
          </draw:path>
          <draw:path draw:style-name="gr3" draw:text-style-name="P7" draw:layer="layout" svg:width="0.181cm" svg:height="0.565cm" svg:x="16.023cm" svg:y="12.795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257cm" svg:y="12.98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6.722cm" svg:y="12.9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7.144cm" svg:y="12.987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17.755cm" svg:y="12.981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8.181cm" svg:y="12.76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18.727cm" svg:y="12.987cm" svg:viewBox="0 0 388 384" svg:d="M282 54c-15-31-40-54-78-54-98 0-204 125-204 248 0 80 46 136 113 136 18 0 60-4 110-63 7 34 36 63 77 63 30 0 49-19 63-46 13-31 25-83 25-85 0-7-8-7-10-7-7 0-9 2-11 15-16 54-31 104-66 104-23 0-24-21-24-39 0-19 1-25 11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9.176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19.512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34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21.014cm" svg:y="12.783cm" svg:viewBox="0 0 847 578" svg:d="M747 65c8-30 10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262cm" svg:height="0.393cm" svg:x="21.834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22.17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2.794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6cm" svg:height="0.035cm" svg:x="23.706cm" svg:y="13.131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24.367cm" svg:y="12.797cm" svg:viewBox="0 0 280 565" svg:d="M175 21c0-19 0-21-19-21-54 54-129 54-156 54v27c17 0 67 0 111-23v439c0 31-2 41-78 41h-27v27c29-4 103-4 136-4 35 0 108 0 138 4v-27h-27c-76 0-78-10-78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3" draw:id="id13">
          <svg:title>TexMaths</svg:title>
          <svg:desc>22§display§\text {Ex.(2). Consider }A = \begin{bmatrix} \ \   1  &amp;    -1  &amp; \ \  2  \\ 
                                                                             -2  &amp; \ \  3  &amp; \ \  5  \\ 
                                                                             -2  &amp; \ \  0  &amp;     -1  \end{bmatrix} §svg§600§FALSE§</svg:desc>
          <draw:polygon draw:style-name="gr2" draw:text-style-name="P6" draw:layer="layout" svg:width="12.746cm" svg:height="2.706cm" svg:x="2.37cm" svg:y="0.704cm" svg:viewBox="0 0 12747 2707" draw:points="6373,2707 0,2707 0,0 12747,0 12747,2707">
            <text:p/>
          </draw:polygon>
          <draw:path draw:style-name="gr3" draw:text-style-name="P7" draw:layer="layout" svg:width="0.479cm" svg:height="0.527cm" svg:x="2.356cm" svg:y="1.723cm" svg:viewBox="0 0 480 528" svg:d="M79 466c0 29 0 37-60 37h-19v25h447l33-201h-19c-19 120-37 176-171 176h-103c-36 0-37-5-37-31v-206h68c76 0 85 24 85 90h19v-205h-19c0 66-9 90-85 90h-68v-186c0-25 1-30 37-30h100c120 0 141 42 153 149h19l-23-174h-436v25h19c60 0 60 8 60 35z">
            <text:p/>
          </draw:path>
          <draw:path draw:style-name="gr3" draw:text-style-name="P7" draw:layer="layout" svg:width="0.39cm" svg:height="0.333cm" svg:x="2.866cm" svg:y="1.917cm" svg:viewBox="0 0 391 334" svg:d="M213 153c25-30 53-69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7" draw:layer="layout" svg:width="0.083cm" svg:height="0.083cm" svg:x="3.333cm" svg:y="2.168cm" svg:viewBox="0 0 84 84" svg:d="M84 42c0-23-19-42-42-42s-42 19-42 42 19 42 42 42 42-19 42-42z">
            <text:p/>
          </draw:path>
          <draw:path draw:style-name="gr3" draw:text-style-name="P7" draw:layer="layout" svg:width="0.18cm" svg:height="0.774cm" svg:x="3.556cm" svg:y="1.67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7" draw:layer="layout" svg:width="0.309cm" svg:height="0.517cm" svg:x="3.82cm" svg:y="1.7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4.211cm" svg:y="1.67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7" draw:layer="layout" svg:width="0.083cm" svg:height="0.083cm" svg:x="4.535cm" svg:y="2.168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5.07cm" svg:y="1.704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44cm" svg:height="0.356cm" svg:x="5.607cm" svg:y="1.9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5.997cm" svg:y="1.90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6.427cm" svg:y="1.9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6.731cm" svg:y="1.73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6.948cm" svg:y="1.712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cm" svg:height="0.356cm" svg:x="7.372cm" svg:y="1.9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715cm" svg:y="1.908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555cm" svg:x="8.282cm" svg:y="1.697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515cm" svg:height="0.182cm" svg:x="9.093cm" svg:y="1.9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117cm" svg:y="0.665cm" svg:viewBox="0 0 259 1392" draw:points="0,1392 55,1392 55,53 259,53 259,0 0,0">
            <text:p/>
          </draw:polygon>
          <draw:polygon draw:style-name="gr3" draw:text-style-name="P7" draw:layer="layout" svg:width="0.258cm" svg:height="1.391cm" svg:x="10.117cm" svg:y="2.056cm" svg:viewBox="0 0 259 1392" draw:points="0,1392 259,1392 259,1340 55,1340 55,0 0,0">
            <text:p/>
          </draw:polygon>
          <draw:path draw:style-name="gr3" draw:text-style-name="P7" draw:layer="layout" svg:width="0.256cm" svg:height="0.517cm" svg:x="11.008cm" svg:y="0.79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206cm" svg:y="1.1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812cm" svg:y="0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5cm" svg:y="0.7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0.445cm" svg:y="2.0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022cm" svg:y="1.7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2.733cm" svg:y="1.7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4.5cm" svg:y="1.72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10.445cm" svg:y="2.9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022cm" svg:y="2.6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2.731cm" svg:y="2.65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3.968cm" svg:y="2.9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4.573cm" svg:y="2.65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4.897cm" svg:y="0.665cm" svg:viewBox="0 0 259 1392" draw:points="206,1392 259,1392 259,0 0,0 0,53 206,53">
            <text:p/>
          </draw:polygon>
          <draw:polygon draw:style-name="gr3" draw:text-style-name="P7" draw:layer="layout" svg:width="0.258cm" svg:height="1.391cm" svg:x="14.897cm" svg:y="2.056cm" svg:viewBox="0 0 259 1392" draw:points="206,1340 0,1340 0,1392 259,1392 259,0 206,0">
            <text:p/>
          </draw:polygon>
        </draw:g>
        <draw:g xml:id="id14" draw:id="id14">
          <svg:title>TexMaths</svg:title>
          <svg:desc>20§display§M_{11} = \begin{vmatrix} 3 &amp; \ \ 5 \\
                                            0 &amp; -1 \end{vmatrix}§svg§600§FALSE§</svg:desc>
          <draw:polygon draw:style-name="gr2" draw:text-style-name="P6" draw:layer="layout" svg:width="4.464cm" svg:height="1.647cm" svg:x="3.062cm" svg:y="3.901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4.419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4.6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4.67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3.8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4.2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4.7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131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506cm" svg:y="4.00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074cm" svg:y="4.00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297cm" svg:height="0.484cm" svg:x="5.504cm" svg:y="4.84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89cm" svg:y="5.1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cm" svg:y="4.8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532cm" svg:y="3.8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4.2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4.7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5.131cm" svg:viewBox="0 0 32 453" svg:d="M0 427c0 11 0 26 16 26s16-15 16-26v-401c0-12 0-26-16-26s-16 14-16 26z">
            <text:p/>
          </draw:path>
        </draw:g>
        <draw:g xml:id="id15" draw:id="id15">
          <svg:title>TexMaths</svg:title>
          <svg:desc>20§display§= - 3 - 0 = - 3§svg§600§FALSE§</svg:desc>
          <draw:polygon draw:style-name="gr2" draw:text-style-name="P6" draw:layer="layout" svg:width="4.586cm" svg:height="0.413cm" svg:x="8.456cm" svg:y="4.599cm" svg:viewBox="0 0 4587 414" draw:points="2293,414 0,414 0,0 4587,0 4587,414">
            <text:p/>
          </draw:polygon>
          <draw:path draw:style-name="gr3" draw:text-style-name="P7" draw:layer="layout" svg:width="0.468cm" svg:height="0.165cm" svg:x="8.461cm" svg:y="4.7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221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739cm" svg:y="4.564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10.275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947cm" svg:y="4.564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1.505cm" svg:y="4.7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267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2.785cm" svg:y="4.564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21" draw:id="id21">
          <svg:title>TexMaths</svg:title>
          <svg:desc>20§display§M_{23} = \begin{vmatrix} \ \  1 &amp;     -1 \\
                                                -2 &amp; \ \  0 \end{vmatrix}§svg§600§FALSE§</svg:desc>
          <draw:polygon draw:style-name="gr2" draw:text-style-name="P6" draw:layer="layout" svg:width="5.009cm" svg:height="1.647cm" svg:x="15.564cm" svg:y="3.904cm" svg:viewBox="0 0 5010 1648" draw:points="2505,1648 0,1648 0,0 5010,0 5010,1648">
            <text:p/>
          </draw:polygon>
          <draw:path draw:style-name="gr3" draw:text-style-name="P7" draw:layer="layout" svg:width="0.704cm" svg:height="0.48cm" svg:x="15.558cm" svg:y="4.422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16.243cm" svg:y="4.6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16.518cm" svg:y="4.6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17.041cm" svg:y="4.6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3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4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4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5.1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8cm" svg:y="4.00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637cm" svg:y="4.2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88cm" svg:y="4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036cm" svg:y="5.1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59cm" svg:y="4.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0.114cm" svg:y="4.8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031cm" svg:height="0.452cm" svg:x="20.578cm" svg:y="3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4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4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5.134cm" svg:viewBox="0 0 32 453" svg:d="M0 427c0 11 0 26 16 26s16-15 16-26v-401c0-12 0-26-16-26s-16 14-16 26z">
            <text:p/>
          </draw:path>
        </draw:g>
        <draw:g xml:id="id22" draw:id="id22">
          <svg:title>TexMaths</svg:title>
          <svg:desc>20§display§= 0 - 2 = - 2§svg§600§FALSE§</svg:desc>
          <draw:polygon draw:style-name="gr2" draw:text-style-name="P6" draw:layer="layout" svg:width="4.033cm" svg:height="0.413cm" svg:x="21.257cm" svg:y="4.499cm" svg:viewBox="0 0 4034 414" draw:points="2017,414 0,414 0,0 4034,0 4034,414">
            <text:p/>
          </draw:polygon>
          <draw:path draw:style-name="gr3" draw:text-style-name="P7" draw:layer="layout" svg:width="0.468cm" svg:height="0.165cm" svg:x="21.262cm" svg:y="4.6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21.991cm" svg:y="4.464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22.529cm" svg:y="4.7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209cm" svg:y="4.4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23.761cm" svg:y="4.6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24.52cm" svg:y="4.7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5.043cm" svg:y="4.4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6" draw:id="id16">
          <svg:title>TexMaths</svg:title>
          <svg:desc>20§display§M_{12} = \begin{vmatrix} -2 &amp; \ \ 5 \\
                                            -2 &amp;    -1 \end{vmatrix}§svg§600§FALSE§</svg:desc>
          <draw:polygon draw:style-name="gr2" draw:text-style-name="P6" draw:layer="layout" svg:width="5.009cm" svg:height="1.647cm" svg:x="3.062cm" svg:y="6.001cm" svg:viewBox="0 0 5010 1648" draw:points="2505,1648 0,1648 0,0 5010,0 5010,1648">
            <text:p/>
          </draw:polygon>
          <draw:path draw:style-name="gr3" draw:text-style-name="P7" draw:layer="layout" svg:width="0.704cm" svg:height="0.48cm" svg:x="3.056cm" svg:y="6.519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763cm" svg:y="6.7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021cm" svg:y="6.7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6.7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9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3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8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7.231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534cm" svg:y="6.38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6.1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7.62cm" svg:y="6.104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5.534cm" svg:y="7.22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6.94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135cm" svg:y="7.2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686cm" svg:y="6.9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8.076cm" svg:y="5.9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6.3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6.8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7.231cm" svg:viewBox="0 0 32 453" svg:d="M0 427c0 11 0 26 16 26s16-15 16-26v-401c0-12 0-26-16-26s-16 14-16 26z">
            <text:p/>
          </draw:path>
        </draw:g>
        <draw:g xml:id="id17" draw:id="id17">
          <svg:title>TexMaths</svg:title>
          <svg:desc>20§display§= 2 + 10 =  12§svg§600§FALSE§</svg:desc>
          <draw:polygon draw:style-name="gr2" draw:text-style-name="P6" draw:layer="layout" svg:width="4.19cm" svg:height="0.457cm" svg:x="8.457cm" svg:y="6.599cm" svg:viewBox="0 0 4191 458" draw:points="2096,458 0,458 0,0 4191,0 4191,458">
            <text:p/>
          </draw:polygon>
          <draw:path draw:style-name="gr3" draw:text-style-name="P7" draw:layer="layout" svg:width="0.468cm" svg:height="0.165cm" svg:x="8.462cm" svg:y="6.7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9.199cm" svg:y="6.5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712cm" svg:y="6.6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436cm" svg:y="6.5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753cm" svg:y="6.56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1.312cm" svg:y="6.7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2.078cm" svg:y="6.5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401cm" svg:y="6.5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 xml:id="id23" draw:id="id23">
          <svg:title>TexMaths</svg:title>
          <svg:desc>20§display§M_{32} = \begin{vmatrix} \ \  1 &amp;   2 \\
                                                -2 &amp;   5 \end{vmatrix}§svg§600§FALSE§</svg:desc>
          <draw:polygon draw:style-name="gr2" draw:text-style-name="P6" draw:layer="layout" svg:width="4.464cm" svg:height="1.647cm" svg:x="15.564cm" svg:y="6.005cm" svg:viewBox="0 0 4465 1648" draw:points="2232,1648 0,1648 0,0 4465,0 4465,1648">
            <text:p/>
          </draw:polygon>
          <draw:path draw:style-name="gr3" draw:text-style-name="P7" draw:layer="layout" svg:width="0.705cm" svg:height="0.48cm" svg:x="15.558cm" svg:y="6.5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16.238cm" svg:y="6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16.523cm" svg:y="6.7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17.041cm" svg:y="6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5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6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6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7.2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9cm" svg:y="6.10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9.615cm" svg:y="6.1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037cm" svg:y="7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6cm" svg:y="6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9.615cm" svg:y="6.95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20.034cm" svg:y="5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6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6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7.235cm" svg:viewBox="0 0 32 453" svg:d="M0 427c0 11 0 26 16 26s16-15 16-26v-401c0-12 0-26-16-26s-16 14-16 26z">
            <text:p/>
          </draw:path>
        </draw:g>
        <draw:g xml:id="id24" draw:id="id24">
          <svg:title>TexMaths</svg:title>
          <svg:desc>20§display§= 5 + 4 = 9§svg§600§FALSE§</svg:desc>
          <draw:polygon draw:style-name="gr2" draw:text-style-name="P6" draw:layer="layout" svg:width="3.492cm" svg:height="0.465cm" svg:x="21.157cm" svg:y="6.6cm" svg:viewBox="0 0 3493 466" draw:points="1747,466 0,466 0,0 3493,0 3493,466">
            <text:p/>
          </draw:polygon>
          <draw:path draw:style-name="gr3" draw:text-style-name="P7" draw:layer="layout" svg:width="0.468cm" svg:height="0.165cm" svg:x="21.162cm" svg:y="6.7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1.899cm" svg:y="6.57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68cm" svg:height="0.469cm" svg:x="22.411cm" svg:y="6.6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3.095cm" svg:y="6.565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165cm" svg:x="23.661cm" svg:y="6.7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392cm" svg:y="6.573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</draw:g>
        <draw:g xml:id="id18" draw:id="id18">
          <svg:title>TexMaths</svg:title>
          <svg:desc>20§display§M_{22} = \begin{vmatrix}\ \  1 &amp; \ \ 2 \\
                                               -2 &amp;    -1 \end{vmatrix}§svg§600§FALSE§</svg:desc>
          <draw:polygon draw:style-name="gr2" draw:text-style-name="P6" draw:layer="layout" svg:width="5.009cm" svg:height="1.647cm" svg:x="3.062cm" svg:y="7.999cm" svg:viewBox="0 0 5010 1648" draw:points="2505,1648 0,1648 0,0 5010,0 5010,1648">
            <text:p/>
          </draw:polygon>
          <draw:path draw:style-name="gr3" draw:text-style-name="P7" draw:layer="layout" svg:width="0.704cm" svg:height="0.48cm" svg:x="3.056cm" svg:y="8.517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741cm" svg:y="8.7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021cm" svg:y="8.7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8.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7.96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38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8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9.229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6.046cm" svg:y="8.1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62cm" svg:y="8.1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5.534cm" svg:y="9.22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8.9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135cm" svg:y="9.2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686cm" svg:y="8.9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8.076cm" svg:y="7.96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8.38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8.8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9.229cm" svg:viewBox="0 0 32 453" svg:d="M0 427c0 11 0 26 16 26s16-15 16-26v-401c0-12 0-26-16-26s-16 14-16 26z">
            <text:p/>
          </draw:path>
        </draw:g>
        <draw:g xml:id="id19" draw:id="id19">
          <svg:title>TexMaths</svg:title>
          <svg:desc>20§display§= -1 + 4 = 3§svg§600§FALSE§</svg:desc>
          <draw:polygon draw:style-name="gr2" draw:text-style-name="P6" draw:layer="layout" svg:width="4.04cm" svg:height="0.465cm" svg:x="8.456cm" svg:y="8.599cm" svg:viewBox="0 0 4041 466" draw:points="2021,466 0,466 0,0 4041,0 4041,466">
            <text:p/>
          </draw:polygon>
          <draw:path draw:style-name="gr3" draw:text-style-name="P7" draw:layer="layout" svg:width="0.468cm" svg:height="0.165cm" svg:x="8.461cm" svg:y="8.7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221cm" svg:y="8.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773cm" svg:y="8.57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0.256cm" svg:y="8.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0.94cm" svg:y="8.5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165cm" svg:x="11.506cm" svg:y="8.7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2.239cm" svg:y="8.5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polyline draw:style-name="gr4" draw:text-style-name="P9" xml:id="id20" draw:id="id20" draw:layer="layout" svg:width="0cm" svg:height="5.399cm" svg:x="14.8cm" svg:y="4cm" svg:viewBox="0 0 0 5400" draw:points="0,0 0,5400">
          <text:p/>
        </draw:polyline>
        <draw:g xml:id="id28" draw:id="id28">
          <svg:title>TexMaths</svg:title>
          <svg:desc>24§display§\text {The cofactor of an element } a_{ij} \ \text {of a square matrix is given by }§svg§600§FALSE§</svg:desc>
          <draw:polygon draw:style-name="gr2" draw:text-style-name="P6" draw:layer="layout" svg:width="22.419cm" svg:height="0.758cm" svg:x="3.765cm" svg:y="11.505cm" svg:viewBox="0 0 22420 759" draw:points="11209,759 0,759 0,0 22420,0 22420,759">
            <text:p/>
          </draw:polygon>
          <draw:path draw:style-name="gr3" draw:text-style-name="P7" draw:layer="layout" svg:width="0.548cm" svg:height="0.571cm" svg:x="3.753cm" svg:y="11.48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4.358cm" svg:y="11.47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4.824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485cm" svg:y="11.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5.855cm" svg:y="11.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6.28cm" svg:y="11.4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6.547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6.961cm" svg:y="11.6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7.322cm" svg:y="11.5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75cm" svg:height="0.389cm" svg:x="7.658cm" svg:y="11.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081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8.691cm" svg:y="11.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9.118cm" svg:y="11.4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9.665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078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0.824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1.203cm" svg:y="11.47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1.433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811cm" svg:y="11.68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512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2.89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324cm" svg:y="11.5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7cm" svg:height="0.383cm" svg:x="13.95cm" svg:y="11.68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79cm" svg:height="0.398cm" svg:x="14.39cm" svg:y="11.7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4.601cm" svg:y="11.793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375cm" svg:height="0.389cm" svg:x="15.262cm" svg:y="11.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5.688cm" svg:y="11.463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6.235cm" svg:y="11.6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16.93cm" svg:y="11.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7.262cm" svg:y="11.686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7.706cm" svg:y="11.68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8.184cm" svg:y="11.6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8.593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925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9.584cm" svg:y="11.68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0.294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0.697cm" svg:y="11.5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21.033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1.367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1.584cm" svg:y="11.69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22.327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2.562cm" svg:y="11.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558cm" svg:x="23.172cm" svg:y="11.67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23.598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23.821cm" svg:y="11.69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24.249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4.628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375cm" svg:y="11.473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5.812cm" svg:y="11.69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</draw:g>
        <draw:g xml:id="id29" draw:id="id29">
          <svg:title>TexMaths</svg:title>
          <svg:desc>24§display§(-1)^{i + j} M_{ij} ,\text { where } M_{ij} \text { is the minor of }a_{ij}§svg§600§FALSE§</svg:desc>
          <draw:polygon draw:style-name="gr2" draw:text-style-name="P6" draw:layer="layout" svg:width="15.608cm" svg:height="0.904cm" svg:x="2.351cm" svg:y="12.601cm" svg:viewBox="0 0 15609 905" draw:points="7805,905 0,905 0,0 15609,0 15609,905">
            <text:p/>
          </draw:polygon>
          <draw:path draw:style-name="gr3" draw:text-style-name="P7" draw:layer="layout" svg:width="0.197cm" svg:height="0.844cm" svg:x="2.391cm" svg:y="12.6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516cm" svg:height="0.035cm" svg:x="2.706cm" svg:y="13.07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3.369cm" svg:y="12.7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3.762cm" svg:y="12.6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79cm" svg:height="0.398cm" svg:x="4.071cm" svg:y="12.559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3" draw:text-style-name="P7" draw:layer="layout" svg:width="0.435cm" svg:height="0.437cm" svg:x="4.323cm" svg:y="12.586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cm" svg:height="0.514cm" svg:x="4.799cm" svg:y="12.559cm" svg:viewBox="0 0 261 515" svg:d="M261 23c0-11-8-23-23-23-17 0-34 17-34 33 0 9 7 23 24 23 16 0 33-16 33-33zM134 422c-9 41-40 75-76 75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846cm" svg:height="0.577cm" svg:x="5.191cm" svg:y="12.722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3-2 106-2 34 0 71 2 105 2 6 0 16 0 16-17 0-10-8-10-24-10-30 0-55 0-55-15 0-2 0-4 6-19z">
            <text:p/>
          </draw:path>
          <draw:path draw:style-name="gr3" draw:text-style-name="P7" draw:layer="layout" svg:width="0.179cm" svg:height="0.398cm" svg:x="6.001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6.212cm" svg:y="13.033cm" svg:viewBox="0 0 261 515" svg:d="M261 23c0-11-8-23-23-23-17 0-34 17-34 33 0 9 7 23 24 23 16 0 33-16 33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099cm" svg:height="0.252cm" svg:x="6.641cm" svg:y="13.21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7.238cm" svg:y="12.935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587cm" svg:x="7.86cm" svg:y="12.71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8.325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8.699cm" svg:y="12.9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029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846cm" svg:height="0.577cm" svg:x="9.697cm" svg:y="12.722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3-2 106-2 34 0 71 2 105 2 6 0 16 0 16-17 0-10-8-10-24-10-30 0-55 0-55-15 0-2 0-4 6-19z">
            <text:p/>
          </draw:path>
          <draw:path draw:style-name="gr3" draw:text-style-name="P7" draw:layer="layout" svg:width="0.179cm" svg:height="0.398cm" svg:x="10.51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0.719cm" svg:y="13.033cm" svg:viewBox="0 0 261 515" svg:d="M261 23c0-11-8-23-23-23-17 0-34 17-34 33 0 9 7 23 24 23 16 0 33-16 33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1cm" svg:height="0.566cm" svg:x="11.383cm" svg:y="12.7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1.618cm" svg:y="12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2.221cm" svg:y="12.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2.56cm" svg:y="12.71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3.025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66cm" svg:height="0.373cm" svg:x="13.684cm" svg:y="12.926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14.388cm" svg:y="12.7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623cm" svg:y="12.9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5.087cm" svg:y="12.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508cm" svg:y="12.9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6.12cm" svg:y="12.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6.547cm" svg:y="12.7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17.092cm" svg:y="12.926cm" svg:viewBox="0 0 388 384" svg:d="M282 54c-15-31-40-54-78-54-98 0-204 125-204 248 0 80 46 136 113 136 18 0 60-4 110-63 7 34 36 63 77 63 30 0 49-19 63-46 13-31 25-83 25-85 0-7-8-7-10-7-9 0-9 2-11 15-16 54-31 104-66 104-23 0-24-21-24-39 0-19 1-24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79cm" svg:height="0.398cm" svg:x="17.532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7.743cm" svg:y="13.033cm" svg:viewBox="0 0 261 515" svg:d="M261 23c0-11-8-23-23-23-17 0-34 17-34 33 0 9 7 23 24 23 16 0 33-16 33-33zM134 422c-9 41-40 75-76 75-8 0-14-2-22-3 16-8 22-22 22-31 0-14-12-21-23-21-20 0-35 15-35 34 0 23 23 39 60 39 34 0 105-21 122-94l54-214c2-5 4-11 4-19 0-32-29-55-65-55-66 0-104 80-104 90 0 7 10 7 10 7 7 0 7-1 13-11 14-35 44-71 79-71 15 0 21 9 21 29 0 7-2 15-2 19z">
            <text:p/>
          </draw:path>
        </draw:g>
        <draw:g xml:id="id30" draw:id="id30">
          <svg:title>TexMaths</svg:title>
          <svg:desc>24§display§\text { Cofactor of an element } a_{ij} \text { is denoted by } A_{ij}. §svg§600§FALSE§</svg:desc>
          <draw:polygon draw:style-name="gr2" draw:text-style-name="P6" draw:layer="layout" svg:width="16.529cm" svg:height="0.767cm" svg:x="2.352cm" svg:y="14.003cm" svg:viewBox="0 0 16530 768" draw:points="8264,768 0,768 0,0 16530,0 16530,768">
            <text:p/>
          </draw:polygon>
          <draw:path draw:style-name="gr3" draw:text-style-name="P7" draw:layer="layout" svg:width="0.515cm" svg:height="0.613cm" svg:x="2.358cm" svg:y="13.971cm" svg:viewBox="0 0 516 614" svg:d="M0 307c0 175 136 307 294 307 138 0 222-117 222-215 0-8 0-13-11-13-10 0-10 4-10 13-7 121-98 190-190 190-52 0-219-29-219-282 0-251 166-280 217-280 93 0 169 77 185 199 2 12 2 16 13 16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43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3.368cm" svg:y="13.9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3.635cm" svg:y="14.1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4.049cm" svg:y="14.1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4.41cm" svg:y="14.0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75cm" svg:height="0.389cm" svg:x="4.746cm" svg:y="14.1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85cm" svg:height="0.373cm" svg:x="5.169cm" svg:y="14.1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779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6.206cm" svg:y="13.971cm" svg:viewBox="0 0 275 597" svg:d="M121 232v-98c0-75 40-115 79-115 2 0 13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381cm" svg:height="0.389cm" svg:x="6.753cm" svg:y="14.1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7.166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7.912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189cm" svg:height="0.586cm" svg:x="8.291cm" svg:y="13.9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8.521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8.899cm" svg:y="14.191cm" svg:viewBox="0 0 660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9.978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10.412cm" svg:y="14.0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7cm" svg:height="0.383cm" svg:x="11.038cm" svg:y="14.19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79cm" svg:height="0.398cm" svg:x="11.478cm" svg:y="14.3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1.689cm" svg:y="14.3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10 7 10 7 7 0 9-2 13-11 14-35 44-71 79-71 15 0 21 9 21 29 0 7-2 15-2 19z">
            <text:p/>
          </draw:path>
          <draw:path draw:style-name="gr3" draw:text-style-name="P7" draw:layer="layout" svg:width="0.181cm" svg:height="0.565cm" svg:x="12.354cm" svg:y="14.0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588cm" svg:y="14.1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96cm" svg:x="13.202cm" svg:y="13.9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327cm" svg:height="0.389cm" svg:x="13.667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14.045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75cm" svg:height="0.389cm" svg:x="14.51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66cm" svg:height="0.529cm" svg:x="14.925cm" svg:y="14.0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27cm" svg:height="0.389cm" svg:x="15.261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5.641cm" svg:y="13.9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18cm" svg:height="0.596cm" svg:x="16.386cm" svg:y="13.98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16.822cm" svg:y="14.2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  <draw:path draw:style-name="gr3" draw:text-style-name="P7" draw:layer="layout" svg:width="0.579cm" svg:height="0.605cm" svg:x="17.563cm" svg:y="13.961cm" svg:viewBox="0 0 580 606" svg:d="M121 509c-33 55-65 69-104 71-9 0-17 0-17 17 0 4 4 9 12 9 23 0 48-3 72-3 27 0 58 3 85 3 4 0 15 0 15-17 0-9-7-9-13-9-19-2-40-10-40-31 0-10 5-19 11-31l65-107h213c0 17 14 132 14 140 0 27-44 29-62 29-11 0-21 0-21 17 0 9 12 9 14 9 34 0 71-3 105-3 22 0 73 3 94 3 6 0 16 0 16-17 0-9-8-9-19-9-52 0-52-6-54-31l-52-528c-2-17-2-21-17-21-14 0-18 6-21 13zM223 384l167-278 27 278z">
            <text:p/>
          </draw:path>
          <draw:path draw:style-name="gr3" draw:text-style-name="P7" draw:layer="layout" svg:width="0.179cm" svg:height="0.398cm" svg:x="18.192cm" svg:y="14.3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8.404cm" svg:y="14.301cm" svg:viewBox="0 0 261 514" svg:d="M261 23c0-11-8-23-23-23-17 0-34 17-34 33 0 9 7 23 24 23 16 0 33-16 33-33zM134 422c-9 41-40 75-76 75-8 0-14-2-22-4 16-7 22-21 22-30 0-14-12-22-23-22-20 0-35 16-35 35 0 23 23 38 60 38 34 0 103-21 122-94l54-213c2-5 4-11 4-19 0-33-29-56-65-56-66 0-104 81-104 91 0 7 8 7 10 7 7 0 7-2 13-11 14-35 44-71 79-71 15 0 21 9 21 29 0 7-2 15-2 19z">
            <text:p/>
          </draw:path>
          <draw:path draw:style-name="gr3" draw:text-style-name="P7" draw:layer="layout" svg:width="0.091cm" svg:height="0.091cm" svg:x="18.832cm" svg:y="14.475cm" svg:viewBox="0 0 92 92" svg:d="M92 46c0-25-21-46-46-46s-46 21-46 46 21 46 46 46 46-21 46-46z">
            <text:p/>
          </draw:path>
        </draw:g>
        <draw:g xml:id="id27" draw:id="id27">
          <svg:title>TexMaths</svg:title>
          <svg:desc>28§display§\text {Cofactor of an element :}§svg§600§FALSE§</svg:desc>
          <draw:polygon draw:style-name="gr2" draw:text-style-name="P6" draw:layer="layout" svg:width="10.234cm" svg:height="0.617cm" svg:x="2.348cm" svg:y="10.203cm" svg:viewBox="0 0 10235 618" draw:points="5118,618 0,618 0,0 10235,0 10235,618">
            <text:p/>
          </draw:polygon>
          <draw:path draw:style-name="gr3" draw:text-style-name="P7" draw:layer="layout" svg:width="0.601cm" svg:height="0.716cm" svg:x="2.355cm" svg:y="10.154cm" svg:viewBox="0 0 602 717" svg:d="M0 359c0 203 159 358 343 358 161 0 259-137 259-251 0-9 0-16-13-16-11 0-11 5-11 16-9 141-114 222-222 222-60 0-255-34-255-329 0-294 192-328 253-328 107 0 197 90 215 233 2 14 2 18 16 18 17 0 17-4 17-24v-233c0-18 0-25-11-25-4 0-9 0-15 11l-50 74c-38-36-87-85-183-85-184 0-343 157-343 359z">
            <text:p/>
          </draw:path>
          <draw:path draw:style-name="gr3" draw:text-style-name="P7" draw:layer="layout" svg:width="0.438cm" svg:height="0.454cm" svg:x="3.038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3.533cm" svg:y="10.154cm" svg:viewBox="0 0 320 697" svg:d="M141 271v-114c0-88 47-135 92-135 2 0 16 0 31 7-11 5-29 16-29 40 0 23 16 43 43 43 29 0 42-20 42-43 0-35-36-69-87-69-70 0-155 52-155 157v114h-78v29h78v321c0 44-11 44-78 44v32c40-2 85-5 114-5 41 0 85 0 126 5v-32h-21c-73 0-76-11-76-47v-318h115v-29z">
            <text:p/>
          </draw:path>
          <draw:path draw:style-name="gr3" draw:text-style-name="P7" draw:layer="layout" svg:width="0.445cm" svg:height="0.454cm" svg:x="3.844cm" svg:y="10.40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75cm" svg:height="0.454cm" svg:x="4.328cm" svg:y="10.407cm" svg:viewBox="0 0 376 455" svg:d="M83 229c0-162 80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8cm" svg:height="0.617cm" svg:x="4.749cm" svg:y="10.24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38cm" svg:height="0.454cm" svg:x="5.141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33cm" svg:height="0.436cm" svg:x="5.634cm" svg:y="10.41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6.346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6.843cm" svg:y="10.154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  <draw:path draw:style-name="gr3" draw:text-style-name="P7" draw:layer="layout" svg:width="0.445cm" svg:height="0.454cm" svg:x="7.481cm" svg:y="10.40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496cm" svg:height="0.436cm" svg:x="7.963cm" svg:y="10.41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8.834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9.275cm" svg:y="10.165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9.544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769cm" svg:height="0.436cm" svg:x="9.985cm" svg:y="10.414cm" svg:viewBox="0 0 770 437" svg:d="M76 96v267c0 43-9 43-76 43v31c34 0 85-2 112-2 25 0 76 2 110 2v-31c-65 0-76 0-76-43v-184c0-103 69-157 132-157 62 0 74 54 74 110v231c0 43-12 43-77 43v31c34 0 83-2 110-2s79 2 112 2v-31c-67 0-78 0-78-43v-184c0-103 71-157 134-157s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0.803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1.244cm" svg:y="10.41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11.75cm" svg:y="10.24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107cm" svg:height="0.425cm" svg:x="12.527cm" svg:y="10.423cm" svg:viewBox="0 0 108 426" svg:d="M108 52c0-27-25-52-54-52s-54 25-54 52c0 29 25 53 54 53s54-24 54-53zM108 374c0-29-25-51-54-51s-54 22-54 51 25 52 54 52 54-23 54-52z">
            <text:p/>
          </draw:path>
        </draw:g>
        <draw:g xml:id="id31" draw:id="id31">
          <svg:title>TexMaths</svg:title>
          <svg:desc>24§display§\therefore   \ A_{ij} = (-1)^{i + j} M_{ij}§svg§600§FALSE§</svg:desc>
          <draw:polygon draw:style-name="gr2" draw:text-style-name="P6" draw:layer="layout" svg:width="7.509cm" svg:height="0.904cm" svg:x="19.37cm" svg:y="13.904cm" svg:viewBox="0 0 7510 905" draw:points="3754,905 0,905 0,0 7510,0 7510,905">
            <text:p/>
          </draw:polygon>
          <draw:path draw:style-name="gr3" draw:text-style-name="P7" draw:layer="layout" svg:width="0.512cm" svg:height="0.456cm" svg:x="19.353cm" svg:y="14.21cm" svg:viewBox="0 0 513 457" svg:d="M301 44c0-23-21-44-44-44-25 0-46 21-46 44 0 25 21 46 46 46 23 0 44-19 44-46zM513 411c0-23-19-44-44-44s-47 21-47 44c0 25 22 46 47 46s44-21 44-46zM90 411c0-23-21-44-46-44-23 0-44 21-44 44 0 25 21 46 44 46 25 0 46-21 46-46z">
            <text:p/>
          </draw:path>
          <draw:path draw:style-name="gr3" draw:text-style-name="P7" draw:layer="layout" svg:width="0.579cm" svg:height="0.606cm" svg:x="20.436cm" svg:y="13.998cm" svg:viewBox="0 0 580 607" svg:d="M121 509c-33 56-65 69-104 71-9 0-17 0-17 17 0 4 4 10 12 10 23 0 48-4 72-4 27 0 58 4 85 4 4 0 15 0 15-17 0-10-7-10-13-10-19-2-40-10-40-31 0-9 5-19 11-30l65-108h214c1 17 13 132 13 140 0 27-44 29-61 29-12 0-22 0-22 17 0 10 12 10 14 10 34 0 71-4 105-4 22 0 73 4 95 4 5 0 15 0 15-17 0-10-8-10-19-10-52 0-52-6-54-31l-52-528c-2-17-2-21-17-21-14 0-16 6-21 13zM223 384l167-278 27 278z">
            <text:p/>
          </draw:path>
          <draw:path draw:style-name="gr3" draw:text-style-name="P7" draw:layer="layout" svg:width="0.18cm" svg:height="0.398cm" svg:x="21.066cm" svg:y="14.336cm" svg:viewBox="0 0 181 399" svg:d="M165 23c0-10-8-23-23-23-17 0-34 15-34 33 0 9 7 23 25 23 17 0 32-18 32-33zM44 325c-4 7-6 13-6 25 0 26 23 49 56 49 62 0 87-82 87-90 0-7-8-7-10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1.277cm" svg:y="14.336cm" svg:viewBox="0 0 261 515" svg:d="M261 23c0-11-8-23-23-23-17 0-34 17-34 33 0 9 7 23 25 23 15 0 32-16 32-33zM134 422c-9 41-40 75-76 75-8 0-14-2-22-3 16-8 22-22 22-31 0-14-12-21-23-21-20 0-35 15-35 34 0 23 23 39 60 39 34 0 105-21 122-94l54-214c2-5 4-11 4-19 0-32-29-55-65-55-66 0-104 80-104 90 0 7 10 7 10 7 7 0 7-1 13-11 14-35 44-71 79-71 15 0 21 9 21 29 0 7-2 15-2 19z">
            <text:p/>
          </draw:path>
          <draw:path draw:style-name="gr3" draw:text-style-name="P7" draw:layer="layout" svg:width="0.562cm" svg:height="0.199cm" svg:x="21.915cm" svg:y="14.29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97cm" svg:height="0.844cm" svg:x="22.842cm" svg:y="13.97cm" svg:viewBox="0 0 198 845" svg:d="M198 837c0-2 0-4-16-19-105-106-132-265-132-396 0-145 33-293 136-399 12-10 12-11 12-15 0-6-4-8-10-8-7 0-84 58-134 165-44 92-54 186-54 257 0 68 10 169 56 265 52 104 125 158 132 158 6 0 10-2 10-8z">
            <text:p/>
          </draw:path>
          <draw:path draw:style-name="gr3" draw:text-style-name="P7" draw:layer="layout" svg:width="0.516cm" svg:height="0.035cm" svg:x="23.155cm" svg:y="14.375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23.818cm" svg:y="14.04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4.211cm" svg:y="13.9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cm" svg:height="0.398cm" svg:x="24.521cm" svg:y="13.862cm" svg:viewBox="0 0 181 399" svg:d="M165 23c0-10-8-23-23-23-17 0-34 15-34 33 0 9 7 23 25 23 17 0 32-18 32-33zM44 325c-4 7-6 13-6 25 0 26 23 49 56 49 60 0 87-82 87-90 0-7-8-7-10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435cm" svg:height="0.437cm" svg:x="24.772cm" svg:y="13.889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cm" svg:height="0.514cm" svg:x="25.248cm" svg:y="13.862cm" svg:viewBox="0 0 261 515" svg:d="M261 23c0-11-8-23-23-23-17 0-34 17-34 33 0 9 7 23 25 23 15 0 32-16 32-33zM134 422c-9 41-40 75-76 75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846cm" svg:height="0.577cm" svg:x="25.64cm" svg:y="14.025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20-15l341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18cm" svg:height="0.398cm" svg:x="26.451cm" svg:y="14.336cm" svg:viewBox="0 0 181 399" svg:d="M165 23c0-10-8-23-23-23-17 0-34 15-34 33 0 9 7 23 25 23 17 0 32-18 32-33zM44 325c-4 7-6 13-6 25 0 26 23 49 56 49 60 0 87-82 87-90 0-7-8-7-10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6.662cm" svg:y="14.336cm" svg:viewBox="0 0 261 515" svg:d="M261 23c0-11-8-23-23-23-17 0-34 17-34 33 0 9 7 23 25 23 15 0 32-16 32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</draw:g>
        <draw:g xml:id="id25" draw:id="id25">
          <svg:title>TexMaths</svg:title>
          <svg:desc>20§display§M_{33} = \begin{vmatrix} \ \  1 &amp;      -1 \\
                                                -2 &amp;  \ \  3 \end{vmatrix}§svg§600§FALSE§</svg:desc>
          <draw:polygon draw:style-name="gr2" draw:text-style-name="P6" draw:layer="layout" svg:width="5.009cm" svg:height="1.647cm" svg:x="15.564cm" svg:y="8.005cm" svg:viewBox="0 0 5010 1648" draw:points="2505,1648 0,1648 0,0 5010,0 5010,1648">
            <text:p/>
          </draw:polygon>
          <draw:path draw:style-name="gr3" draw:text-style-name="P7" draw:layer="layout" svg:width="0.704cm" svg:height="0.48cm" svg:x="15.558cm" svg:y="8.523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16.238cm" svg:y="8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16.518cm" svg:y="8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17.041cm" svg:y="8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7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8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8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9.2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8cm" svg:y="8.10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637cm" svg:y="8.3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88cm" svg:y="8.1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036cm" svg:y="9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59cm" svg:y="8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0.116cm" svg:y="8.9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20.578cm" svg:y="7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8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8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9.235cm" svg:viewBox="0 0 32 453" svg:d="M0 427c0 11 0 26 16 26s16-15 16-26v-401c0-12 0-26-16-26s-16 14-16 26z">
            <text:p/>
          </draw:path>
        </draw:g>
        <draw:g xml:id="id26" draw:id="id26">
          <svg:title>TexMaths</svg:title>
          <svg:desc>20§display§= 6 + 2 = 8§svg§600§FALSE§</svg:desc>
          <draw:polygon draw:style-name="gr2" draw:text-style-name="P6" draw:layer="layout" svg:width="3.492cm" svg:height="0.457cm" svg:x="21.157cm" svg:y="8.6cm" svg:viewBox="0 0 3493 458" draw:points="1747,458 0,458 0,0 3493,0 3493,458">
            <text:p/>
          </draw:polygon>
          <draw:path draw:style-name="gr3" draw:text-style-name="P7" draw:layer="layout" svg:width="0.468cm" svg:height="0.165cm" svg:x="21.162cm" svg:y="8.7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1.893cm" svg:y="8.565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22.411cm" svg:y="8.6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3.109cm" svg:y="8.56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23.661cm" svg:y="8.7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392cm" svg:y="8.5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32" draw:id="id32">
          <svg:title>TexMaths</svg:title>
          <svg:desc>28§display§\underline{ \text {Cofactor Matrix.} }§svg§600§FALSE§</svg:desc>
          <draw:polygon draw:style-name="gr2" draw:text-style-name="P6" draw:layer="layout" svg:width="7.152cm" svg:height="0.754cm" svg:x="2.396cm" svg:y="1.003cm" svg:viewBox="0 0 7153 755" draw:points="3578,755 0,755 0,0 7153,0 7153,755">
            <text:p/>
          </draw:polygon>
          <draw:path draw:style-name="gr3" draw:text-style-name="P7" draw:layer="layout" svg:width="0.602cm" svg:height="0.716cm" svg:x="2.403cm" svg:y="0.954cm" svg:viewBox="0 0 603 717" svg:d="M0 359c0 204 159 358 343 358 161 0 260-136 260-251 0-9 0-15-14-15-11 0-11 4-11 15-9 141-114 222-222 222-60 0-255-33-255-329 0-294 192-328 253-328 108 0 197 90 215 233 2 14 2 18 16 18 18 0 18-4 18-24v-233c0-18 0-25-12-25-4 0-9 0-15 11l-50 74c-38-36-87-85-183-85-184 0-343 157-343 359z">
            <text:p/>
          </draw:path>
          <draw:path draw:style-name="gr3" draw:text-style-name="P7" draw:layer="layout" svg:width="0.438cm" svg:height="0.454cm" svg:x="3.086cm" svg:y="1.2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3.581cm" svg:y="0.954cm" svg:viewBox="0 0 320 697" svg:d="M141 271v-114c0-88 47-135 92-135 2 0 16 0 31 7-11 5-29 16-29 40 0 23 16 43 43 43 29 0 42-20 42-43 0-35-35-69-87-69-69 0-155 52-155 157v114h-78v29h78v321c0 45-11 45-78 45v31c40-2 85-4 114-4 41 0 85 0 126 4v-31h-20c-74 0-77-11-77-47v-319h115v-29z">
            <text:p/>
          </draw:path>
          <draw:path draw:style-name="gr3" draw:text-style-name="P7" draw:layer="layout" svg:width="0.445cm" svg:height="0.454cm" svg:x="3.893cm" svg:y="1.2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75cm" svg:height="0.454cm" svg:x="4.377cm" svg:y="1.207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8cm" svg:height="0.618cm" svg:x="4.798cm" svg:y="1.04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438cm" svg:height="0.454cm" svg:x="5.19cm" svg:y="1.2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5.683cm" svg:y="1.2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83cm" svg:height="0.674cm" svg:x="6.404cm" svg:y="0.976cm" svg:viewBox="0 0 831 675" svg:d="M202 22c-9-22-12-22-36-22h-166v31h25c74 0 76 12 76 45v496c0 26 0 71-101 71v32c34 0 83-3 116-3 32 0 81 3 115 3v-32c-101 0-101-45-101-71v-534l237 614c5 14 12 23 21 23 11 0 13-7 18-18l241-626h3v567c0 36-3 45-79 45h-24v32c38-3 105-3 143-3s105 0 141 3v-32h-24c-77 0-77-9-77-45v-522c0-33 0-45 77-45h24v-31h-168c-25 0-25 0-31 18l-218 558z">
            <text:p/>
          </draw:path>
          <draw:path draw:style-name="gr3" draw:text-style-name="P7" draw:layer="layout" svg:width="0.445cm" svg:height="0.454cm" svg:x="7.312cm" svg:y="1.2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7.782cm" svg:y="1.04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333cm" svg:height="0.436cm" svg:x="8.174cm" svg:y="1.2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8.564cm" svg:y="0.99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8.817cm" svg:y="1.22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1-32z">
            <text:p/>
          </draw:path>
          <draw:path draw:style-name="gr3" draw:text-style-name="P7" draw:layer="layout" svg:width="0.107cm" svg:height="0.107cm" svg:x="9.409cm" svg:y="1.544cm" svg:viewBox="0 0 108 108" svg:d="M108 54c0-29-25-54-54-54s-54 25-54 54 25 54 54 54 54-25 54-54z">
            <text:p/>
          </draw:path>
          <draw:polygon draw:style-name="gr3" draw:text-style-name="P7" draw:layer="layout" svg:width="7.251cm" svg:height="0.042cm" svg:x="2.347cm" svg:y="1.765cm" svg:viewBox="0 0 7252 43" draw:points="3627,43 0,43 0,0 7252,0 7252,43">
            <text:p/>
          </draw:polygon>
        </draw:g>
        <draw:g xml:id="id33" draw:id="id33">
          <svg:title>TexMaths</svg:title>
          <svg:desc>24§display§\text {A square matrix obtained by replacing each element } a_{ij} \text { by}§svg§600§FALSE§</svg:desc>
          <draw:polygon draw:style-name="gr2" draw:text-style-name="P6" draw:layer="layout" svg:width="21.687cm" svg:height="0.767cm" svg:x="4.266cm" svg:y="2.303cm" svg:viewBox="0 0 21688 768" draw:points="10844,768 0,768 0,0 21688,0 21688,768">
            <text:p/>
          </draw:polygon>
          <draw:path draw:style-name="gr3" draw:text-style-name="P7" draw:layer="layout" svg:width="0.579cm" svg:height="0.605cm" svg:x="4.251cm" svg:y="2.261cm" svg:viewBox="0 0 580 606" svg:d="M309 17c-4-11-6-17-19-17-14 0-15 6-19 17l-177 505c-15 44-48 56-94 58v26c19-1 56-3 86-3 27 0 71 2 98 3v-26c-42 0-63-22-63-45 0-1 0-9 0-11l40-111h210l44 128c0 4 2 10 2 14 0 25-46 25-69 25v26c30-3 88-3 120-3 37 0 75 2 112 3v-26h-16c-49 0-63-6-71-35zM265 111l96 275h-190z">
            <text:p/>
          </draw:path>
          <draw:path draw:style-name="gr3" draw:text-style-name="P7" draw:layer="layout" svg:width="0.277cm" svg:height="0.389cm" svg:x="5.165cm" svg:y="2.4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36cm" svg:x="5.499cm" svg:y="2.491cm" svg:viewBox="0 0 419 537" svg:d="M294 322v152c0 38-10 38-67 38v25c28 0 73-2 96-2s65 2 96 2v-25c-58 0-68 0-68-38v-474h-19l-31 77c-11-23-46-77-113-77-100 0-188 83-188 192 0 105 83 192 180 192 60 0 95-37 114-62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5.943cm" svg:y="2.491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21cm" svg:y="2.4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6.83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16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7.82cm" svg:y="2.4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531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8.934cm" svg:y="2.3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9.27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604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9.821cm" svg:y="2.50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78-27z">
            <text:p/>
          </draw:path>
          <draw:path draw:style-name="gr3" draw:text-style-name="P7" draw:layer="layout" svg:width="0.375cm" svg:height="0.389cm" svg:x="10.56cm" svg:y="2.4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418cm" svg:height="0.596cm" svg:x="10.983cm" svg:y="2.28cm" svg:viewBox="0 0 419 597" svg:d="M123 269v-269l-123 10v26c60 0 65 6 65 47v504h21c2-2 8-13 31-52 14 20 48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264cm" svg:height="0.529cm" svg:x="11.443cm" svg:y="2.3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1.791cm" svg:y="2.4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1cm" svg:height="0.565cm" svg:x="12.204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2.438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12.903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3.283cm" svg:y="2.2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18cm" svg:height="0.596cm" svg:x="14.028cm" svg:y="2.28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14.465cm" svg:y="2.5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  <draw:path draw:style-name="gr3" draw:text-style-name="P7" draw:layer="layout" svg:width="0.285cm" svg:height="0.373cm" svg:x="15.199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529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36cm" svg:x="15.905cm" svg:y="2.49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189cm" svg:height="0.586cm" svg:x="16.378cm" svg:y="2.2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81cm" svg:height="0.389cm" svg:x="16.62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7.034cm" svg:y="2.4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181cm" svg:height="0.565cm" svg:x="17.409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7.641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557cm" svg:x="18.108cm" svg:y="2.48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327cm" svg:height="0.389cm" svg:x="18.81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81cm" svg:height="0.389cm" svg:x="19.196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9.611cm" svg:y="2.4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5cm" svg:height="0.586cm" svg:x="19.962cm" svg:y="2.28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3" draw:text-style-name="P7" draw:layer="layout" svg:width="0.327cm" svg:height="0.389cm" svg:x="20.707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189cm" svg:height="0.586cm" svg:x="21.088cm" svg:y="2.2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21.318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21.696cm" svg:y="2.4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2.395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22.773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6cm" svg:height="0.529cm" svg:x="23.207cm" svg:y="2.3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87cm" svg:height="0.383cm" svg:x="23.835cm" svg:y="2.49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79cm" svg:height="0.398cm" svg:x="24.275cm" svg:y="2.6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24.486cm" svg:y="2.6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8 7 10 7 7 0 7-2 13-11 14-35 44-71 79-71 15 0 21 9 21 29 0 7-2 15-2 19z">
            <text:p/>
          </draw:path>
          <draw:path draw:style-name="gr3" draw:text-style-name="P7" draw:layer="layout" svg:width="0.418cm" svg:height="0.596cm" svg:x="25.145cm" svg:y="2.28cm" svg:viewBox="0 0 419 597" svg:d="M123 269v-269l-123 10v26c60 0 65 6 65 47v504h21c2-2 8-13 31-52 14 20 48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25.582cm" svg:y="2.5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</draw:g>
        <draw:g xml:id="id34" draw:id="id34">
          <svg:title>TexMaths</svg:title>
          <svg:desc>24§display§\text {its corresponding cofactor } A_{ij} \text { is called a cofactor matrix.}§svg§600§FALSE§</svg:desc>
          <draw:polygon draw:style-name="gr2" draw:text-style-name="P6" draw:layer="layout" svg:width="21.013cm" svg:height="0.767cm" svg:x="2.766cm" svg:y="3.403cm" svg:viewBox="0 0 21014 768" draw:points="10506,768 0,768 0,0 21014,0 21014,768">
            <text:p/>
          </draw:polygon>
          <draw:path draw:style-name="gr3" draw:text-style-name="P7" draw:layer="layout" svg:width="0.181cm" svg:height="0.565cm" svg:x="2.751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2.974cm" svg:y="3.4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77cm" svg:height="0.389cm" svg:x="3.314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2cm" svg:height="0.389cm" svg:x="3.93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4.299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85cm" svg:height="0.373cm" svg:x="4.721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285cm" svg:height="0.373cm" svg:x="5.051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5.381cm" svg:y="3.5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5.76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36cm" svg:x="6.09cm" svg:y="3.59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375cm" svg:height="0.389cm" svg:x="6.581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425cm" svg:height="0.373cm" svg:x="7.006cm" svg:y="3.5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7.476cm" svg:y="3.3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181cm" svg:height="0.565cm" svg:x="7.945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8.177cm" svg:y="3.5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557cm" svg:x="8.643cm" svg:y="3.58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322cm" svg:height="0.389cm" svg:x="9.35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721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4cm" svg:height="0.596cm" svg:x="10.147cm" svg:y="3.3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10.412cm" svg:y="3.5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0.827cm" svg:y="3.5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11.189cm" svg:y="3.4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75cm" svg:height="0.389cm" svg:x="11.525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85cm" svg:height="0.373cm" svg:x="11.946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579cm" svg:height="0.605cm" svg:x="12.564cm" svg:y="3.361cm" svg:viewBox="0 0 580 606" svg:d="M121 509c-33 55-65 69-104 71-9 0-17 0-17 17 0 4 4 9 12 9 23 0 48-3 72-3 27 0 58 3 85 3 4 0 15 0 15-17 0-9-7-9-13-9-19-2-40-10-40-31 0-10 5-19 13-31l63-107h213c2 17 14 132 14 140 0 27-44 29-62 29-11 0-21 0-21 17 0 9 12 9 14 9 34 0 71-3 105-3 22 0 73 3 94 3 6 0 16 0 16-17 0-9-8-9-19-9-52 0-52-6-54-31l-52-528c-2-17-2-21-17-21-14 0-16 6-21 13zM223 384l167-278 27 278z">
            <text:p/>
          </draw:path>
          <draw:path draw:style-name="gr3" draw:text-style-name="P7" draw:layer="layout" svg:width="0.179cm" svg:height="0.398cm" svg:x="13.196cm" svg:y="3.701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3.405cm" svg:y="3.7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10 7 10 7 7 0 7-2 13-11 14-35 44-71 79-71 15 0 21 9 21 29 0 7-2 15-2 19z">
            <text:p/>
          </draw:path>
          <draw:path draw:style-name="gr3" draw:text-style-name="P7" draw:layer="layout" svg:width="0.181cm" svg:height="0.565cm" svg:x="14.069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4.304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2cm" svg:height="0.389cm" svg:x="14.92cm" svg:y="3.5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81cm" svg:height="0.389cm" svg:x="15.3cm" svg:y="3.5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9cm" svg:height="0.586cm" svg:x="15.715cm" svg:y="3.3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189cm" svg:height="0.586cm" svg:x="15.949cm" svg:y="3.3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16.179cm" svg:y="3.5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6.56cm" svg:y="3.3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81cm" svg:height="0.389cm" svg:x="17.316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8.011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8.382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18.808cm" svg:y="3.3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19.073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9.488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4cm" svg:height="0.529cm" svg:x="19.851cm" svg:y="3.4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75cm" svg:height="0.389cm" svg:x="20.187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85cm" svg:height="0.373cm" svg:x="20.607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1.223cm" svg:y="3.5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1.934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22.337cm" svg:y="3.4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22.673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3.007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23.224cm" svg:y="3.60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78-27z">
            <text:p/>
          </draw:path>
          <draw:path draw:style-name="gr3" draw:text-style-name="P7" draw:layer="layout" svg:width="0.091cm" svg:height="0.091cm" svg:x="23.731cm" svg:y="3.875cm" svg:viewBox="0 0 92 92" svg:d="M92 46c0-25-21-46-46-46s-46 21-46 46 21 46 46 46 46-21 46-46z">
            <text:p/>
          </draw:path>
        </draw:g>
        <draw:g xml:id="id35" draw:id="id35">
          <svg:title>TexMaths</svg:title>
          <svg:desc>22§display§\text {i.e. If } A = \begin{bmatrix} a_{11} &amp; a_{12} &amp; a_{13}\\ a_{21} &amp; a_{22} &amp; a_{23}\\ a_{31} &amp; a_{32} &amp; a_{33} \end{bmatrix}§svg§600§FALSE§</svg:desc>
          <draw:polygon draw:style-name="gr2" draw:text-style-name="P6" draw:layer="layout" svg:width="9.155cm" svg:height="2.706cm" svg:x="2.766cm" svg:y="4.701cm" svg:viewBox="0 0 9156 2707" draw:points="4578,2707 0,2707 0,0 9156,0 9156,2707">
            <text:p/>
          </draw:polygon>
          <draw:path draw:style-name="gr3" draw:text-style-name="P7" draw:layer="layout" svg:width="0.166cm" svg:height="0.518cm" svg:x="2.752cm" svg:y="5.7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3.009cm" svg:y="6.165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178cm" svg:y="5.8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3.567cm" svg:y="6.165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4.081cm" svg:y="5.71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364cm" svg:y="5.70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859cm" svg:y="5.69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67cm" svg:y="5.9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95cm" svg:y="4.662cm" svg:viewBox="0 0 259 1392" draw:points="0,1392 55,1392 55,53 259,53 259,0 0,0">
            <text:p/>
          </draw:polygon>
          <draw:polygon draw:style-name="gr3" draw:text-style-name="P7" draw:layer="layout" svg:width="0.258cm" svg:height="1.391cm" svg:x="6.695cm" svg:y="6.053cm" svg:viewBox="0 0 259 1392" draw:points="0,1392 259,1392 259,1340 55,1340 55,0 0,0">
            <text:p/>
          </draw:polygon>
          <draw:path draw:style-name="gr3" draw:text-style-name="P7" draw:layer="layout" svg:width="0.355cm" svg:height="0.351cm" svg:x="6.99cm" svg:y="4.96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198cm" svg:height="0.36cm" svg:x="7.427cm" svg:y="5.0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735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4.9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98cm" svg:height="0.36cm" svg:x="9.264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9.548cm" svg:y="5.06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4.9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198cm" svg:height="0.36cm" svg:x="11.1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38cm" svg:y="5.0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cm" svg:y="5.89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7.402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7.735cm" svg:y="5.9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5.8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238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9.548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5.8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11.076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1.38cm" svg:y="5.99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cm" svg:y="6.825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9cm" svg:height="0.37cm" svg:x="7.397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7.735cm" svg:y="6.9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6.8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9cm" svg:height="0.37cm" svg:x="9.235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9.548cm" svg:y="6.9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6.8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9cm" svg:height="0.37cm" svg:x="11.07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11.38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11.702cm" svg:y="4.662cm" svg:viewBox="0 0 259 1392" draw:points="206,1392 259,1392 259,0 0,0 0,53 206,53">
            <text:p/>
          </draw:polygon>
          <draw:polygon draw:style-name="gr3" draw:text-style-name="P7" draw:layer="layout" svg:width="0.258cm" svg:height="1.391cm" svg:x="11.702cm" svg:y="6.053cm" svg:viewBox="0 0 259 1392" draw:points="206,1340 0,1340 0,1392 259,1392 259,0 206,0">
            <text:p/>
          </draw:polygon>
        </draw:g>
        <draw:g xml:id="id36" draw:id="id36">
          <svg:title>TexMaths</svg:title>
          <svg:desc>22§display§\text {then cofactor matrix } = \begin{bmatrix} A_{11} &amp; A_{12} &amp; A_{13}\\ A_{21} &amp; A_{22} &amp; A_{23}\\ A_{31} &amp; A_{32} &amp; A_{33} \end{bmatrix}§svg§600§FALSE§</svg:desc>
          <draw:polygon draw:style-name="gr2" draw:text-style-name="P6" draw:layer="layout" svg:width="14.205cm" svg:height="2.706cm" svg:x="12.378cm" svg:y="4.702cm" svg:viewBox="0 0 14206 2707" draw:points="7104,2707 0,2707 0,0 14206,0 14206,2707">
            <text:p/>
          </draw:polygon>
          <draw:path draw:style-name="gr3" draw:text-style-name="P7" draw:layer="layout" svg:width="0.244cm" svg:height="0.485cm" svg:x="12.353cm" svg:y="5.7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2.665cm" svg:y="5.7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09cm" svg:y="5.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437cm" svg:y="5.9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4.127cm" svg:y="5.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65cm" svg:y="5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4.856cm" svg:y="5.70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5.099cm" svg:y="5.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5.479cm" svg:y="5.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15.812cm" svg:y="5.7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16.12cm" svg:y="5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507cm" svg:y="5.9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07cm" svg:y="5.90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7.721cm" svg:y="5.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8.091cm" svg:y="5.7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18.399cm" svg:y="5.9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8.705cm" svg:y="5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18.904cm" svg:y="5.915cm" svg:viewBox="0 0 391 334" svg:d="M213 153c25-30 53-69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515cm" svg:height="0.182cm" svg:x="19.818cm" svg:y="5.96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0.844cm" svg:y="4.663cm" svg:viewBox="0 0 259 1392" draw:points="0,1392 55,1392 55,53 259,53 259,0 0,0">
            <text:p/>
          </draw:polygon>
          <draw:polygon draw:style-name="gr3" draw:text-style-name="P7" draw:layer="layout" svg:width="0.258cm" svg:height="1.391cm" svg:x="20.844cm" svg:y="6.054cm" svg:viewBox="0 0 259 1392" draw:points="0,1392 259,1392 259,1340 55,1340 55,0 0,0">
            <text:p/>
          </draw:polygon>
          <draw:path draw:style-name="gr3" draw:text-style-name="P7" draw:layer="layout" svg:width="0.531cm" svg:height="0.555cm" svg:x="21.134cm" svg:y="4.758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21.745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22.055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4.758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98cm" svg:height="0.36cm" svg:x="23.753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24.036cm" svg:y="5.0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4.758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98cm" svg:height="0.36cm" svg:x="25.763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6.041cm" svg:y="5.06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134cm" svg:y="5.686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21.72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22.055cm" svg:y="5.9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5.686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cm" svg:height="0.36cm" svg:x="23.728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4.036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5.686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cm" svg:height="0.36cm" svg:x="25.737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6.041cm" svg:y="5.9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134cm" svg:y="6.613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21.717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22.055cm" svg:y="6.9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6.613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9cm" svg:height="0.37cm" svg:x="23.725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cm" svg:height="0.36cm" svg:x="24.036cm" svg:y="6.9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6.613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9cm" svg:height="0.37cm" svg:x="25.733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6.041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26.363cm" svg:y="4.663cm" svg:viewBox="0 0 259 1392" draw:points="206,1392 259,1392 259,0 0,0 0,53 206,53">
            <text:p/>
          </draw:polygon>
          <draw:polygon draw:style-name="gr3" draw:text-style-name="P7" draw:layer="layout" svg:width="0.258cm" svg:height="1.391cm" svg:x="26.363cm" svg:y="6.054cm" svg:viewBox="0 0 259 1392" draw:points="206,1340 0,1340 0,1392 259,1392 259,0 206,0">
            <text:p/>
          </draw:polygon>
        </draw:g>
        <draw:g xml:id="id37" draw:id="id37">
          <svg:title>TexMaths</svg:title>
          <svg:desc>28§display§\underline{ \text {Adjoint of a Matrix.} }§svg§600§FALSE§</svg:desc>
          <draw:polygon draw:style-name="gr2" draw:text-style-name="P6" draw:layer="layout" svg:width="8.653cm" svg:height="0.956cm" svg:x="2.397cm" svg:y="8.004cm" svg:viewBox="0 0 8654 957" draw:points="4328,957 0,957 0,0 8654,0 8654,957">
            <text:p/>
          </draw:polygon>
          <draw:path draw:style-name="gr3" draw:text-style-name="P7" draw:layer="layout" svg:width="0.676cm" svg:height="0.707cm" svg:x="2.379cm" svg:y="7.955cm" svg:viewBox="0 0 677 708" svg:d="M361 20c-5-13-7-20-23-20-15 0-18 7-22 20l-206 590c-18 51-56 65-110 67v31c22-2 65-4 101-4 31 0 83 2 114 4v-31c-49 0-74-25-74-52 0-2 0-11 0-13l47-130h244l52 150c0 5 2 11 2 16 0 29-54 29-80 29v31c35-4 103-4 141-4 42 0 87 2 130 4v-31h-18c-59 0-74-7-83-40zM309 130l112 321h-222z">
            <text:p/>
          </draw:path>
          <draw:path draw:style-name="gr3" draw:text-style-name="P7" draw:layer="layout" svg:width="0.487cm" svg:height="0.696cm" svg:x="3.119cm" svg:y="7.977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248cm" svg:height="0.862cm" svg:x="3.594cm" svg:y="8.002cm" svg:viewBox="0 0 249 863" svg:d="M249 224l-153 11v30c79 0 88 8 88 56v392c0 42-9 128-74 128-5 0-27 0-54-12 16-4 36-18 36-44 0-27-18-48-47-48-27 0-45 21-45 48 0 51 56 78 112 78 74 0 137-63 137-152zM249 52c0-27-25-52-54-52s-52 25-52 52c0 29 23 53 52 53s54-24 54-53z">
            <text:p/>
          </draw:path>
          <draw:path draw:style-name="gr3" draw:text-style-name="P7" draw:layer="layout" svg:width="0.438cm" svg:height="0.454cm" svg:x="3.961cm" svg:y="8.2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4.458cm" svg:y="8.00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4.732cm" svg:y="8.22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1cm" svg:height="0.618cm" svg:x="5.238cm" svg:y="8.054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7" draw:layer="layout" svg:width="0.438cm" svg:height="0.454cm" svg:x="5.957cm" svg:y="8.22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6.455cm" svg:y="7.966cm" svg:viewBox="0 0 320 697" svg:d="M141 271v-114c0-88 47-135 92-135 2 0 18 0 31 7-11 5-29 16-29 40 0 23 16 43 43 43 29 0 42-20 42-43 0-35-35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7.091cm" svg:y="8.2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83cm" svg:height="0.674cm" svg:x="7.906cm" svg:y="7.986cm" svg:viewBox="0 0 831 675" svg:d="M202 22c-9-22-12-22-36-22h-166v31h25c74 0 76 12 76 45v496c0 26 0 71-101 71v32c34 0 83-3 116-3 32 0 81 3 115 3v-32c-101 0-101-45-101-71v-534l237 614c5 14 12 23 21 23 11 0 13-7 18-18l241-626h3v567c0 36-3 45-79 45h-24v32c38-3 105-3 143-3s105 0 141 3v-32h-24c-77 0-77-9-77-45v-522c0-33 0-45 77-45h24v-31h-168c-25 0-25 0-31 18l-218 558z">
            <text:p/>
          </draw:path>
          <draw:path draw:style-name="gr3" draw:text-style-name="P7" draw:layer="layout" svg:width="0.445cm" svg:height="0.454cm" svg:x="8.814cm" svg:y="8.2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9.284cm" svg:y="8.05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333cm" svg:height="0.436cm" svg:x="9.676cm" svg:y="8.2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10.066cm" svg:y="8.00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10.319cm" svg:y="8.23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8c9 12 21 27 21 34 0 9-9 23-36 25v29c31 0 85-2 107-2 27 0 65 0 94 2v-29c-51 0-69-2-91-32z">
            <text:p/>
          </draw:path>
          <draw:path draw:style-name="gr3" draw:text-style-name="P7" draw:layer="layout" svg:width="0.107cm" svg:height="0.107cm" svg:x="10.911cm" svg:y="8.556cm" svg:viewBox="0 0 108 108" svg:d="M108 54c0-29-25-54-54-54s-54 25-54 54 25 54 54 54 54-25 54-54z">
            <text:p/>
          </draw:path>
          <draw:polygon draw:style-name="gr3" draw:text-style-name="P7" draw:layer="layout" svg:width="8.752cm" svg:height="0.042cm" svg:x="2.348cm" svg:y="8.97cm" svg:viewBox="0 0 8753 43" draw:points="4378,43 0,43 0,0 8753,0 8753,43">
            <text:p/>
          </draw:polygon>
        </draw:g>
        <draw:g xml:id="id38" draw:id="id38">
          <svg:title>TexMaths</svg:title>
          <svg:desc>24§display§\text {Adjoint of a matrix A is the transpose of its cofactor matrix.}§svg§600§FALSE§</svg:desc>
          <draw:polygon draw:style-name="gr2" draw:text-style-name="P6" draw:layer="layout" svg:width="22.365cm" svg:height="0.694cm" svg:x="4.267cm" svg:y="9.505cm" svg:viewBox="0 0 22366 695" draw:points="11184,695 0,695 0,0 22366,0 22366,695">
            <text:p/>
          </draw:polygon>
          <draw:path draw:style-name="gr3" draw:text-style-name="P7" draw:layer="layout" svg:width="0.579cm" svg:height="0.606cm" svg:x="4.252cm" svg:y="9.463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418cm" svg:height="0.596cm" svg:x="4.886cm" svg:y="9.482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5.293cm" svg:y="9.503cm" svg:viewBox="0 0 213 740" svg:d="M213 192l-130 10v25c67 0 74 7 74 48v336c0 36-7 109-63 109-4 0-23 0-46-9 13-4 31-16 31-39s-16-40-41-40c-23 0-38 17-38 40 0 45 48 68 96 68 63 0 117-54 117-131zM213 44c0-23-21-44-46-44s-44 21-44 44c0 25 19 46 44 46s46-21 46-46z">
            <text:p/>
          </draw:path>
          <draw:path draw:style-name="gr3" draw:text-style-name="P7" draw:layer="layout" svg:width="0.375cm" svg:height="0.389cm" svg:x="5.608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181cm" svg:height="0.566cm" svg:x="6.034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268cm" svg:y="9.6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6.702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75cm" svg:height="0.389cm" svg:x="7.318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6cm" svg:x="7.745cm" svg:y="9.473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81cm" svg:height="0.389cm" svg:x="8.29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4cm" svg:x="8.985cm" svg:y="9.69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9.697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099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85cm" svg:height="0.374cm" svg:x="10.435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769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986cm" svg:y="9.70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579cm" svg:height="0.606cm" svg:x="11.729cm" svg:y="9.463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181cm" svg:height="0.566cm" svg:x="12.644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879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13.48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13.82cm" svg:y="9.48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4.284cm" svg:y="9.6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6cm" svg:height="0.529cm" svg:x="14.933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285cm" svg:height="0.374cm" svg:x="15.269cm" svg:y="9.694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5.611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6.024cm" svg:y="9.6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6.494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18cm" svg:height="0.537cm" svg:x="16.822cm" svg:y="9.694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7.314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7.74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18.069cm" svg:y="9.6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18.725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6cm" svg:x="19.15cm" svg:y="9.473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181cm" svg:height="0.566cm" svg:x="19.689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912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20.252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2cm" svg:height="0.389cm" svg:x="20.866cm" svg:y="9.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1.237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6cm" svg:x="21.663cm" svg:y="9.473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81cm" svg:height="0.389cm" svg:x="21.928cm" svg:y="9.6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22.343cm" svg:y="9.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6cm" svg:height="0.529cm" svg:x="22.705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75cm" svg:height="0.389cm" svg:x="23.04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85cm" svg:height="0.374cm" svg:x="23.462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4.076cm" svg:y="9.694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4.789cm" svg:y="9.6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192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85cm" svg:height="0.374cm" svg:x="25.526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5.862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6.077cm" svg:y="9.70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091cm" svg:height="0.091cm" svg:x="26.586cm" svg:y="9.978cm" svg:viewBox="0 0 92 92" svg:d="M92 46c0-25-21-46-46-46s-46 21-46 46 21 46 46 46 46-21 46-46z">
            <text:p/>
          </draw:path>
        </draw:g>
        <draw:g xml:id="id39" draw:id="id39">
          <svg:title>TexMaths</svg:title>
          <svg:desc>24§display§\text {It is denoted by }  \text {" adj }A \text { "}§svg§600§FALSE§</svg:desc>
          <draw:polygon draw:style-name="gr2" draw:text-style-name="P6" draw:layer="layout" svg:width="9.375cm" svg:height="0.694cm" svg:x="2.773cm" svg:y="10.606cm" svg:viewBox="0 0 9376 695" draw:points="4689,695 0,695 0,0 9376,0 9376,695">
            <text:p/>
          </draw:polygon>
          <draw:path draw:style-name="gr3" draw:text-style-name="P7" draw:layer="layout" svg:width="0.258cm" svg:height="0.577cm" svg:x="2.754cm" svg:y="10.591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3.052cm" svg:y="10.649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181cm" svg:height="0.566cm" svg:x="3.672cm" svg:y="10.6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906cm" svg:y="10.79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18cm" svg:height="0.596cm" svg:x="4.522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4.985cm" svg:y="10.791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5.363cm" svg:y="10.7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5.828cm" svg:y="10.79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66cm" svg:height="0.529cm" svg:x="6.243cm" svg:y="10.649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27cm" svg:height="0.389cm" svg:x="6.579cm" svg:y="10.791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96cm" svg:x="6.959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18cm" svg:height="0.596cm" svg:x="7.704cm" svg:y="10.583cm" svg:viewBox="0 0 419 597" svg:d="M123 269v-269l-123 10v27c60 0 65 5 65 46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8.142cm" svg:y="10.80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266cm" svg:height="0.253cm" svg:x="8.879cm" svg:y="10.583cm" svg:viewBox="0 0 267 254" svg:d="M102 88c0-50-21-88-58-88-29 0-44 23-44 44 0 23 15 46 44 46 17 0 29-9 35-13 2-2 2-2 2-2 2 0 2 11 2 13 0 29-6 91-60 143-10 9-10 11-10 13 0 8 4 10 10 10 8 0 79-64 79-166zM267 88c0-50-21-88-58-88-29 0-44 23-44 44 0 23 14 46 44 46 18 0 29-9 35-13 0-2 2-2 2-2 2 0 2 11 2 13 0 29-6 91-60 143-9 9-9 11-9 13 0 8 3 10 7 10 10 0 81-64 81-166z">
            <text:p/>
          </draw:path>
          <draw:path draw:style-name="gr3" draw:text-style-name="P7" draw:layer="layout" svg:width="0.381cm" svg:height="0.389cm" svg:x="9.589cm" svg:y="10.791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0.004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10.411cm" svg:y="10.604cm" svg:viewBox="0 0 213 740" svg:d="M213 192l-130 10v25c67 0 74 7 74 48v336c0 36-7 109-63 109-4 0-23 0-46-9 13-4 31-16 31-39s-16-40-41-40c-23 0-38 17-38 40 0 45 48 68 96 68 63 0 117-54 117-131zM213 44c0-23-21-44-46-44s-44 21-44 44c0 25 19 46 44 46s46-21 46-46z">
            <text:p/>
          </draw:path>
          <draw:path draw:style-name="gr3" draw:text-style-name="P7" draw:layer="layout" svg:width="0.579cm" svg:height="0.606cm" svg:x="11.012cm" svg:y="10.564cm" svg:viewBox="0 0 580 607" svg:d="M121 509c-33 56-65 69-104 71-9 0-17 0-17 17 0 4 4 10 12 10 23 0 48-4 72-4 27 0 58 4 85 4 4 0 15 0 15-17 0-10-7-10-13-10-19-2-40-9-40-31 0-9 5-19 13-30l63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266cm" svg:height="0.253cm" svg:x="11.926cm" svg:y="10.583cm" svg:viewBox="0 0 267 254" svg:d="M102 88c0-50-21-88-58-88-29 0-44 23-44 44 0 23 15 46 44 46 17 0 31-9 35-13 2-2 2-2 2-2 2 0 2 11 2 13 0 29-6 91-60 143-10 9-10 11-10 13 0 8 4 10 10 10 8 0 79-64 79-166zM267 88c0-50-21-88-58-88-29 0-44 23-44 44 0 23 14 46 44 46 18 0 29-9 35-13 0-2 2-2 2-2 2 0 2 11 2 13 0 29-6 91-60 143-9 9-9 11-9 13 0 8 3 10 7 10 10 0 81-64 81-166z">
            <text:p/>
          </draw:path>
        </draw:g>
        <draw:g xml:id="id40" draw:id="id40">
          <svg:title>TexMaths</svg:title>
          <svg:desc>22§display§\text {i.e. If } A = \begin{bmatrix} a_{11} &amp; a_{12} &amp; a_{13}\\ a_{21} &amp; a_{22} &amp; a_{23}\\ a_{31} &amp; a_{32} &amp; a_{33} \end{bmatrix}§svg§600§FALSE§</svg:desc>
          <draw:polygon draw:style-name="gr2" draw:text-style-name="P6" draw:layer="layout" svg:width="9.155cm" svg:height="2.706cm" svg:x="2.767cm" svg:y="12.001cm" svg:viewBox="0 0 9156 2707" draw:points="4578,2707 0,2707 0,0 9156,0 9156,2707">
            <text:p/>
          </draw:polygon>
          <draw:path draw:style-name="gr3" draw:text-style-name="P7" draw:layer="layout" svg:width="0.166cm" svg:height="0.518cm" svg:x="2.753cm" svg:y="13.0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3.01cm" svg:y="13.465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179cm" svg:y="13.1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3.568cm" svg:y="13.465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4.082cm" svg:y="13.01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365cm" svg:y="13.00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86cm" svg:y="12.99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671cm" svg:y="13.2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96cm" svg:y="11.962cm" svg:viewBox="0 0 259 1392" draw:points="0,1392 55,1392 55,53 259,53 259,0 0,0">
            <text:p/>
          </draw:polygon>
          <draw:polygon draw:style-name="gr3" draw:text-style-name="P7" draw:layer="layout" svg:width="0.258cm" svg:height="1.391cm" svg:x="6.696cm" svg:y="13.353cm" svg:viewBox="0 0 259 1392" draw:points="0,1392 259,1392 259,1340 55,1340 55,0 0,0">
            <text:p/>
          </draw:polygon>
          <draw:path draw:style-name="gr3" draw:text-style-name="P7" draw:layer="layout" svg:width="0.355cm" svg:height="0.351cm" svg:x="6.991cm" svg:y="12.26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198cm" svg:height="0.36cm" svg:x="7.428cm" svg:y="12.3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736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2.2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98cm" svg:height="0.36cm" svg:x="9.265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9.549cm" svg:y="12.36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2.2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198cm" svg:height="0.36cm" svg:x="11.101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381cm" svg:y="12.3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1cm" svg:y="13.19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7.403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7.736cm" svg:y="13.2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3.1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239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9.549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3.1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11.077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1.381cm" svg:y="13.29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1cm" svg:y="14.125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9cm" svg:height="0.37cm" svg:x="7.398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7.736cm" svg:y="14.2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4.1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9cm" svg:height="0.37cm" svg:x="9.236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9.549cm" svg:y="14.2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4.1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9cm" svg:height="0.37cm" svg:x="11.071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11.381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11.703cm" svg:y="11.962cm" svg:viewBox="0 0 259 1392" draw:points="206,1392 259,1392 259,0 0,0 0,53 206,53">
            <text:p/>
          </draw:polygon>
          <draw:polygon draw:style-name="gr3" draw:text-style-name="P7" draw:layer="layout" svg:width="0.258cm" svg:height="1.391cm" svg:x="11.703cm" svg:y="13.353cm" svg:viewBox="0 0 259 1392" draw:points="206,1340 0,1340 0,1392 259,1392 259,0 206,0">
            <text:p/>
          </draw:polygon>
        </draw:g>
        <draw:g xml:id="id41" draw:id="id41">
          <svg:title>TexMaths</svg:title>
          <svg:desc>22§display§\text {then adj  }A = \begin{bmatrix} A_{11} &amp; A_{21} &amp; A_{31}\\ A_{12} &amp; A_{22} &amp; A_{32}\\ A_{13} &amp; A_{23} &amp; A_{33} \end{bmatrix}§svg§600§FALSE§</svg:desc>
          <draw:polygon draw:style-name="gr2" draw:text-style-name="P6" draw:layer="layout" svg:width="10.635cm" svg:height="2.706cm" svg:x="12.38cm" svg:y="12.003cm" svg:viewBox="0 0 10636 2707" draw:points="5319,2707 0,2707 0,0 10636,0 10636,2707">
            <text:p/>
          </draw:polygon>
          <draw:path draw:style-name="gr3" draw:text-style-name="P7" draw:layer="layout" svg:width="0.244cm" svg:height="0.485cm" svg:x="12.355cm" svg:y="13.0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2.667cm" svg:y="13.01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092cm" svg:y="13.2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439cm" svg:y="13.2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34cm" svg:y="13.201cm" svg:viewBox="0 0 350 357" svg:d="M227 289c2 31 23 63 60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83cm" svg:height="0.546cm" svg:x="14.515cm" svg:y="13.011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94cm" svg:height="0.677cm" svg:x="14.888cm" svg:y="13.031cm" svg:viewBox="0 0 195 678" svg:d="M195 176l-119 9v23c61 0 68 7 68 44v308c0 33-7 100-58 100-3 0-21 0-42-9 12-3 28-14 28-35s-14-37-37-37c-21 0-35 16-35 37 0 41 44 62 88 62 58 0 107-50 107-120zM195 40c0-21-19-40-42-40s-40 19-40 40c0 23 17 43 40 43s42-20 42-43z">
            <text:p/>
          </draw:path>
          <draw:path draw:style-name="gr3" draw:text-style-name="P7" draw:layer="layout" svg:width="0.531cm" svg:height="0.555cm" svg:x="15.439cm" svg:y="12.996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515cm" svg:height="0.182cm" svg:x="16.25cm" svg:y="13.26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276cm" svg:y="11.964cm" svg:viewBox="0 0 259 1392" draw:points="0,1392 55,1392 55,53 259,53 259,0 0,0">
            <text:p/>
          </draw:polygon>
          <draw:polygon draw:style-name="gr3" draw:text-style-name="P7" draw:layer="layout" svg:width="0.258cm" svg:height="1.391cm" svg:x="17.276cm" svg:y="13.355cm" svg:viewBox="0 0 259 1392" draw:points="0,1392 259,1392 259,1340 55,1340 55,0 0,0">
            <text:p/>
          </draw:polygon>
          <draw:path draw:style-name="gr3" draw:text-style-name="P7" draw:layer="layout" svg:width="0.531cm" svg:height="0.555cm" svg:x="17.566cm" svg:y="12.059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8.485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9.574cm" svg:y="12.059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2.36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20.493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1.583cm" svg:y="12.059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2.36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22.501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7.566cm" svg:y="12.987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3.2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8.46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9.574cm" svg:y="12.987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0.469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1.583cm" svg:y="12.987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3.29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22.477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7.566cm" svg:y="13.914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4.2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455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19.574cm" svg:y="13.914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4.2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0.46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583cm" svg:y="13.91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2.47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58cm" svg:height="1.391cm" svg:x="22.795cm" svg:y="11.964cm" svg:viewBox="0 0 259 1392" draw:points="206,1392 259,1392 259,0 0,0 0,53 206,53">
            <text:p/>
          </draw:polygon>
          <draw:polygon draw:style-name="gr3" draw:text-style-name="P7" draw:layer="layout" svg:width="0.258cm" svg:height="1.391cm" svg:x="22.795cm" svg:y="13.355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42" draw:id="id42">
          <svg:title>TexMaths</svg:title>
          <svg:desc>22§display§\text {(1). Find the minors, cofactor matrix and the  adjoint of  }§svg§600§FALSE§</svg:desc>
          <draw:polygon draw:style-name="gr2" draw:text-style-name="P6" draw:layer="layout" svg:width="18.972cm" svg:height="0.696cm" svg:x="2.36cm" svg:y="1.013cm" svg:viewBox="0 0 18973 697" draw:points="9487,697 0,697 0,0 18973,0 18973,697">
            <text:p/>
          </draw:polygon>
          <draw:path draw:style-name="gr3" draw:text-style-name="P7" draw:layer="layout" svg:width="0.18cm" svg:height="0.773cm" svg:x="2.397cm" svg:y="0.9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.691cm" svg:y="1.0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3.053cm" svg:y="0.9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083cm" svg:x="3.376cm" svg:y="1.472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3.893cm" svg:y="1.029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4.398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613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5.042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5.718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6.03cm" svg:y="1.01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456cm" svg:y="1.2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061cm" svg:y="1.211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705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2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8.346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33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4cm" svg:height="0.356cm" svg:x="9.039cm" svg:y="1.2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9.386cm" svg:y="1.4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9.817cm" svg:y="1.20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157cm" svg:y="1.2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548cm" svg:y="1.009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0.791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1.171cm" svg:y="1.20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1.503cm" svg:y="1.07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1.811cm" svg:y="1.2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197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2.762cm" svg:y="1.211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3.413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3.783cm" svg:y="1.07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4.089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4.397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33cm" svg:x="14.594cm" svg:y="1.22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15.284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5.662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6.093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16.769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7.081cm" svg:y="1.01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507cm" svg:y="1.2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119cm" svg:y="1.20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18.499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873cm" svg:y="1.037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344cm" svg:height="0.356cm" svg:x="19.161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66cm" svg:height="0.518cm" svg:x="19.55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765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20.163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20.728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1.118cm" svg:y="1.009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</draw:g>
        <draw:g xml:id="id46" draw:id="id46">
          <svg:title>TexMaths</svg:title>
          <svg:desc>22§display§M_{11} = 4§svg§600§FALSE§</svg:desc>
          <draw:polygon draw:style-name="gr2" draw:text-style-name="P6" draw:layer="layout" svg:width="2.723cm" svg:height="0.568cm" svg:x="5.261cm" svg:y="4.003cm" svg:viewBox="0 0 2724 569" draw:points="1362,569 0,569 0,0 2724,0 2724,569">
            <text:p/>
          </draw:polygon>
          <draw:path draw:style-name="gr3" draw:text-style-name="P7" draw:layer="layout" svg:width="0.775cm" svg:height="0.53cm" svg:x="5.254cm" svg:y="3.964cm" svg:viewBox="0 0 776 531" svg:d="M685 60c7-28 8-35 66-35 18 0 25 0 25-16 0-9-7-9-21-9h-102c-19 0-21 0-30 14l-283 444-60-440c-2-18-4-18-25-18h-105c-14 0-23 0-23 14 0 11 7 11 23 11 8 0 22 0 31 1 14 0 18 4 18 13 0 2 0 5-4 14l-98 395c-7 32-20 56-83 58-3 0-14 2-14 16 0 7 5 9 11 9 24 0 52-2 77-2 26 0 55 2 81 2 3 0 12 0 12-16 0-9-7-9-12-9-46 0-53-16-53-34 0-5 0-8 2-17l106-423h1l67 481c0 9 2 18 11 18 8 0 14-9 17-14l314-492-111 446c-7 30-9 35-71 35-12 0-21 0-21 16 0 9 9 9 11 9 23 0 75-2 97-2 31 0 65 2 96 2 6 0 14 0 14-16 0-9-7-9-21-9-28 0-51 0-51-14 0-2 0-4 6-18z">
            <text:p/>
          </draw:path>
          <draw:path draw:style-name="gr3" draw:text-style-name="P7" draw:layer="layout" svg:width="0.198cm" svg:height="0.36cm" svg:x="6.032cm" svg:y="4.25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6.34cm" svg:y="4.25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6.885cm" svg:y="4.20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44cm" svg:height="0.524cm" svg:x="7.679cm" svg:y="3.969cm" svg:viewBox="0 0 345 525" svg:d="M208 398v67c0 29-2 37-60 37h-16v23c32-1 72-1 104-1 33 0 74 0 105 1v-23h-15c-59 0-60-8-60-37v-67h79v-24h-79v-355c0-14 0-19-13-19-7 0-8 0-14 9l-239 365v24zM211 374h-190l190-289z">
            <text:p/>
          </draw:path>
        </draw:g>
        <draw:g xml:id="id47" draw:id="id47">
          <svg:title>TexMaths</svg:title>
          <svg:desc>22§display§\therefore \ \ A_{11} = (-1)^{1+1}(4) = 4§svg§600§FALSE§</svg:desc>
          <draw:polygon draw:style-name="gr2" draw:text-style-name="P6" draw:layer="layout" svg:width="8.536cm" svg:height="0.795cm" svg:x="9.472cm" svg:y="3.803cm" svg:viewBox="0 0 8537 796" draw:points="4269,796 0,796 0,0 8537,0 8537,796">
            <text:p/>
          </draw:polygon>
          <draw:path draw:style-name="gr3" draw:text-style-name="P7" draw:layer="layout" svg:width="0.469cm" svg:height="0.418cm" svg:x="9.456cm" svg:y="4.08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05cm" svg:y="3.889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1.318cm" svg:y="4.1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626cm" svg:y="4.1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171cm" svg:y="4.1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1cm" svg:y="3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cm" svg:y="4.2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5cm" svg:y="3.9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78cm" svg:y="3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4.593cm" svg:y="3.7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4.88cm" svg:y="3.789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5.376cm" svg:y="3.76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5.74cm" svg:y="3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5.985cm" svg:y="3.91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6.395cm" svg:y="3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6.909cm" svg:y="4.1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704cm" svg:y="3.919cm" svg:viewBox="0 0 345 525" svg:d="M206 398v67c0 28 0 37-58 37h-16v23c32-2 72-2 104-2 33 0 74 0 105 2v-23h-15c-59 0-60-9-60-37v-67h79v-25h-79v-354c0-14 0-19-13-19-7 0-8 0-14 9l-239 364v25zM211 373h-190l190-289z">
            <text:p/>
          </draw:path>
        </draw:g>
        <draw:g xml:id="id48" draw:id="id48">
          <svg:title>TexMaths</svg:title>
          <svg:desc>22§display§M_{12} = - 3§svg§600§FALSE§</svg:desc>
          <draw:polygon draw:style-name="gr2" draw:text-style-name="P6" draw:layer="layout" svg:width="3.314cm" svg:height="0.568cm" svg:x="5.264cm" svg:y="5.504cm" svg:viewBox="0 0 3315 569" draw:points="1658,569 0,569 0,0 3315,0 3315,569">
            <text:p/>
          </draw:polygon>
          <draw:path draw:style-name="gr3" draw:text-style-name="P7" draw:layer="layout" svg:width="0.775cm" svg:height="0.53cm" svg:x="5.257cm" svg:y="5.465cm" svg:viewBox="0 0 776 531" svg:d="M684 60c8-28 9-35 67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5 0 14 0 14-16 0-9-7-9-21-9-28 0-51 0-51-14 0-2 0-4 5-18z">
            <text:p/>
          </draw:path>
          <draw:path draw:style-name="gr3" draw:text-style-name="P7" draw:layer="layout" svg:width="0.198cm" svg:height="0.36cm" svg:x="6.035cm" svg:y="5.75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6.318cm" svg:y="5.75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515cm" svg:height="0.182cm" svg:x="6.888cm" svg:y="5.71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472cm" svg:height="0.032cm" svg:x="7.726cm" svg:y="5.7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8.294cm" svg:y="5.477cm" svg:viewBox="0 0 322 534" svg:d="M194 243c63-19 107-74 107-135 0-64-69-108-143-108-79 0-137 46-137 106 0 24 18 40 39 40 24 0 40-17 40-40 0-39-37-39-47-39 23-37 74-48 102-48 32 0 76 18 76 87 0 10-2 54-23 90-23 37-50 38-69 40-5 0-25 2-30 2-7 0-12 2-12 9 0 9 5 9 19 9h34c63 0 93 53 93 128 0 106-55 129-88 129-34 0-92-14-120-60 28 5 51-12 51-42 0-28-19-44-42-44-19 0-44 12-44 46 0 70 72 121 157 121 95 0 165-70 165-150 0-63-49-123-128-141z">
            <text:p/>
          </draw:path>
        </draw:g>
        <draw:g xml:id="id49" draw:id="id49">
          <svg:title>TexMaths</svg:title>
          <svg:desc>22§display§\therefore \ \ A_{12} = (-1)^{1+2}(- 3) = 3§svg§600§FALSE§</svg:desc>
          <draw:polygon draw:style-name="gr2" draw:text-style-name="P6" draw:layer="layout" svg:width="9.129cm" svg:height="0.795cm" svg:x="9.475cm" svg:y="5.306cm" svg:viewBox="0 0 9130 796" draw:points="4564,796 0,796 0,0 9130,0 9130,796">
            <text:p/>
          </draw:polygon>
          <draw:path draw:style-name="gr3" draw:text-style-name="P7" draw:layer="layout" svg:width="0.469cm" svg:height="0.418cm" svg:x="9.459cm" svg:y="5.5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0.709cm" svg:y="5.3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1.321cm" svg:y="5.7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1.605cm" svg:y="5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2.175cm" svg:y="5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5cm" svg:y="5.3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3.314cm" svg:y="5.7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9cm" svg:y="5.4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2cm" svg:y="5.3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14.597cm" svg:y="5.2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4.884cm" svg:y="5.2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5.356cm" svg:y="5.2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745cm" svg:y="5.3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6.033cm" svg:y="5.7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02cm" svg:y="5.4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cm" svg:y="5.3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17.515cm" svg:y="5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8.32cm" svg:y="5.4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50" draw:id="id50">
          <svg:title>TexMaths</svg:title>
          <svg:desc>22§display§M_{21} = 2§svg§600§FALSE§</svg:desc>
          <draw:polygon draw:style-name="gr2" draw:text-style-name="P6" draw:layer="layout" svg:width="2.705cm" svg:height="0.568cm" svg:x="5.263cm" svg:y="7.005cm" svg:viewBox="0 0 2706 569" draw:points="1353,569 0,569 0,0 2706,0 2706,569">
            <text:p/>
          </draw:polygon>
          <draw:path draw:style-name="gr3" draw:text-style-name="P7" draw:layer="layout" svg:width="0.775cm" svg:height="0.53cm" svg:x="5.256cm" svg:y="6.966cm" svg:viewBox="0 0 776 531" svg:d="M684 60c8-28 9-35 67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5 0 14 0 14-16 0-9-7-9-21-9-28 0-51 0-51-14 0-2 0-4 5-18z">
            <text:p/>
          </draw:path>
          <draw:path draw:style-name="gr3" draw:text-style-name="P7" draw:layer="layout" svg:width="0.24cm" svg:height="0.36cm" svg:x="6.009cm" svg:y="7.252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198cm" svg:height="0.36cm" svg:x="6.342cm" svg:y="7.25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6.887cm" svg:y="7.211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309cm" svg:height="0.517cm" svg:x="7.698cm" svg:y="6.978cm" svg:viewBox="0 0 310 518" svg:d="M60 458l83-81c121-107 167-148 167-225 0-90-69-152-164-152-88 0-146 72-146 141 0 42 39 42 40 42 15 0 41-8 41-40 0-20-14-41-41-41-7 0-7 0-10 2 18-51 60-79 105-79 71 0 104 61 104 127 0 61-38 123-81 171l-149 165c-9 9-9 11-9 30h289l21-135h-20c-3 22-8 58-17 68-6 7-57 7-72 7z">
            <text:p/>
          </draw:path>
        </draw:g>
        <draw:g xml:id="id51" draw:id="id51">
          <svg:title>TexMaths</svg:title>
          <svg:desc>22§display§\therefore \ \ A_{21} = (-1)^{2+1}(2) = - 2§svg§600§FALSE§</svg:desc>
          <draw:polygon draw:style-name="gr2" draw:text-style-name="P6" draw:layer="layout" svg:width="9.12cm" svg:height="0.795cm" svg:x="9.474cm" svg:y="6.807cm" svg:viewBox="0 0 9121 796" draw:points="4562,796 0,796 0,0 9121,0 9121,796">
            <text:p/>
          </draw:polygon>
          <draw:path draw:style-name="gr3" draw:text-style-name="P7" draw:layer="layout" svg:width="0.469cm" svg:height="0.418cm" svg:x="9.458cm" svg:y="7.0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08cm" svg:y="6.893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1.295cm" svg:y="7.2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1.628cm" svg:y="7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173cm" svg:y="7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4cm" svg:y="6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2cm" svg:y="7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8cm" svg:y="6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cm" svg:y="6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57cm" svg:y="6.7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4.882cm" svg:y="6.79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5.378cm" svg:y="6.7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5.743cm" svg:y="6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6.005cm" svg:y="6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6.397cm" svg:y="6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6.911cm" svg:y="7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7.749cm" svg:y="7.2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324cm" svg:y="6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52" draw:id="id52">
          <svg:title>TexMaths</svg:title>
          <svg:desc>22§display§M_{22} = -1§svg§600§FALSE§</svg:desc>
          <draw:polygon draw:style-name="gr2" draw:text-style-name="P6" draw:layer="layout" svg:width="3.284cm" svg:height="0.568cm" svg:x="5.265cm" svg:y="8.506cm" svg:viewBox="0 0 3285 569" draw:points="1642,569 0,569 0,0 3285,0 3285,569">
            <text:p/>
          </draw:polygon>
          <draw:path draw:style-name="gr3" draw:text-style-name="P7" draw:layer="layout" svg:width="0.775cm" svg:height="0.53cm" svg:x="5.258cm" svg:y="8.467cm" svg:viewBox="0 0 776 531" svg:d="M685 60c7-28 8-35 66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6 0 14 0 14-16 0-9-7-9-21-9-28 0-51 0-51-14 0-2 0-4 5-18z">
            <text:p/>
          </draw:path>
          <draw:path draw:style-name="gr3" draw:text-style-name="P7" draw:layer="layout" svg:width="0.24cm" svg:height="0.36cm" svg:x="6.011cm" svg:y="8.753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24cm" svg:height="0.36cm" svg:x="6.319cm" svg:y="8.753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515cm" svg:height="0.182cm" svg:x="6.889cm" svg:y="8.712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472cm" svg:height="0.032cm" svg:x="7.727cm" svg:y="8.7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332cm" svg:y="8.479cm" svg:viewBox="0 0 257 518" svg:d="M160 19c0-17 0-19-19-19-48 49-116 49-141 49v25c16 0 62 0 102-21v404c0 28-2 37-72 37h-25v24c27-3 95-3 125-3 32 0 99 0 127 3v-24h-25c-70 0-72-9-72-37z">
            <text:p/>
          </draw:path>
        </draw:g>
        <draw:g xml:id="id53" draw:id="id53">
          <svg:title>TexMaths</svg:title>
          <svg:desc>22§display§\therefore \ \ A_{22} = (-1)^{2+2}(-1) = - 1§svg§600§FALSE§</svg:desc>
          <draw:polygon draw:style-name="gr2" draw:text-style-name="P6" draw:layer="layout" svg:width="9.699cm" svg:height="0.795cm" svg:x="9.476cm" svg:y="8.307cm" svg:viewBox="0 0 9700 796" draw:points="4850,796 0,796 0,0 9700,0 9700,796">
            <text:p/>
          </draw:polygon>
          <draw:path draw:style-name="gr3" draw:text-style-name="P7" draw:layer="layout" svg:width="0.469cm" svg:height="0.418cm" svg:x="9.46cm" svg:y="8.5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1cm" svg:y="8.393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1.297cm" svg:y="8.7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1.605cm" svg:y="8.7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2.175cm" svg:y="8.6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6cm" svg:y="8.3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4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2cm" svg:y="8.4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2cm" svg:y="8.3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572cm" svg:y="8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4.884cm" svg:y="8.29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5.356cm" svg:y="8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745cm" svg:y="8.3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033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639cm" svg:y="8.43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999cm" svg:y="8.3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7.515cm" svg:y="8.6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353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958cm" svg:y="8.432cm" svg:viewBox="0 0 257 517" svg:d="M160 19c0-17 0-19-17-19-50 49-118 49-143 49v25c16 0 62 0 102-21v403c0 28-2 37-72 37h-25v24c27-3 95-3 125-3 32 0 99 0 127 3v-24h-25c-70 0-72-9-72-37z">
            <text:p/>
          </draw:path>
        </draw:g>
        <draw:g xml:id="id54" draw:id="id54">
          <svg:title>TexMaths</svg:title>
          <svg:desc>22§display§\text {Cofactor Matrix = }\begin{bmatrix} \ \  4  &amp; \ \  3  \\ 
                                                                         -2  &amp;     -1  \end{bmatrix} §svg§600§FALSE§</svg:desc>
          <draw:polygon draw:style-name="gr2" draw:text-style-name="P6" draw:layer="layout" svg:width="10.023cm" svg:height="1.779cm" svg:x="5.35cm" svg:y="9.795cm" svg:viewBox="0 0 10024 1780" draw:points="5011,1780 0,1780 0,0 10024,0 10024,1780">
            <text:p/>
          </draw:polygon>
          <draw:path draw:style-name="gr3" draw:text-style-name="P7" draw:layer="layout" svg:width="0.472cm" svg:height="0.562cm" svg:x="5.355cm" svg:y="10.332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44cm" svg:height="0.356cm" svg:x="5.892cm" svg:y="10.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281cm" svg:y="10.33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349cm" svg:height="0.356cm" svg:x="6.526cm" svg:y="10.5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6.906cm" svg:y="10.53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7.237cm" svg:y="10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7.545cm" svg:y="10.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7.932cm" svg:y="10.5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52cm" svg:height="0.529cm" svg:x="8.499cm" svg:y="10.349cm" svg:viewBox="0 0 653 530" svg:d="M158 18c-7-18-8-18-28-18h-130v25h19c58 0 60 8 60 35v389c0 21 0 56-79 56v25c26 0 65-2 92-2 24 0 63 2 89 2v-25c-79 0-79-35-79-56v-419l187 482c3 11 8 18 16 18s10-5 14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49cm" svg:height="0.356cm" svg:x="9.212cm" svg:y="10.5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581cm" svg:y="10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9.89cm" svg:y="10.5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0.196cm" svg:y="10.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10.395cm" svg:y="10.5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6 21 16 26 0 7-8 18-29 20v22c25 0 67-1 85-1 21 0 51 0 74 1v-22c-41 0-55-2-72-25z">
            <text:p/>
          </draw:path>
          <draw:path draw:style-name="gr3" draw:text-style-name="P7" draw:layer="layout" svg:width="0.515cm" svg:height="0.182cm" svg:x="11.093cm" svg:y="10.5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2.232cm" svg:y="9.756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13.028cm" svg:y="9.8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4.799cm" svg:y="9.8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51cm" svg:y="11.12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88cm" svg:y="10.81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2cm" svg:height="0.032cm" svg:x="14.272cm" svg:y="11.1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878cm" svg:y="10.8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5.207cm" svg:y="9.756cm" svg:viewBox="0 0 206 1857" draw:points="162,1815 0,1815 0,1857 206,1857 206,0 0,0 0,42 162,42">
            <text:p/>
          </draw:polygon>
        </draw:g>
        <draw:g xml:id="id55" draw:id="id55">
          <svg:title>TexMaths</svg:title>
          <svg:desc>22§display§\text {adj  } A = \begin{bmatrix}   4  &amp;  -2  \\ 
                                                        3  &amp;  -1  \end{bmatrix} §svg§600§FALSE§</svg:desc>
          <draw:polygon draw:style-name="gr2" draw:text-style-name="P6" draw:layer="layout" svg:width="5.614cm" svg:height="1.779cm" svg:x="5.36cm" svg:y="11.998cm" svg:viewBox="0 0 5615 1780" draw:points="2808,1780 0,1780 0,0 5615,0 5615,1780">
            <text:p/>
          </draw:polygon>
          <draw:path draw:style-name="gr3" draw:text-style-name="P7" draw:layer="layout" svg:width="0.349cm" svg:height="0.356cm" svg:x="5.353cm" svg:y="12.73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546cm" svg:x="5.735cm" svg:y="12.543cm" svg:viewBox="0 0 384 547" svg:d="M269 496v51l115-8v-25c-55 0-62-5-62-42v-472l-111 9v24c55 0 60 6 60 43v167c-23-26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194cm" svg:height="0.677cm" svg:x="6.106cm" svg:y="12.563cm" svg:viewBox="0 0 195 678" svg:d="M195 176l-119 9v23c61 0 68 7 68 44v308c0 33-7 100-58 100-3 0-21 0-42-9 12-3 28-14 28-35s-14-37-37-37c-21 0-35 16-35 37 0 41 44 62 88 62 58 0 107-50 107-120zM195 40c0-21-19-40-42-40s-40 19-40 40c0 23 17 43 40 43s42-20 42-43z">
            <text:p/>
          </draw:path>
          <draw:path draw:style-name="gr3" draw:text-style-name="P7" draw:layer="layout" svg:width="0.531cm" svg:height="0.555cm" svg:x="6.659cm" svg:y="12.526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471cm" svg:y="12.79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437cm" svg:y="11.959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8.673cm" svg:y="12.086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473cm" svg:height="0.032cm" svg:x="9.875cm" svg:y="12.3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0.451cm" svg:y="12.09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8.684cm" svg:y="13.02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9.875cm" svg:y="13.32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481cm" svg:y="13.0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81cm" svg:y="11.959cm" svg:viewBox="0 0 206 1857" draw:points="162,1815 0,1815 0,1857 206,1857 206,0 0,0 0,42 162,42">
            <text:p/>
          </draw:polygon>
        </draw:g>
        <draw:g xml:id="id44" draw:id="id44">
          <svg:title>TexMaths</svg:title>
          <svg:desc>22§display§\text {Solution :}§svg§600§FALSE§</svg:desc>
          <draw:polygon draw:style-name="gr2" draw:text-style-name="P6" draw:layer="layout" svg:width="3.123cm" svg:height="0.485cm" svg:x="3.858cm" svg:y="2.513cm" svg:viewBox="0 0 3124 486" draw:points="1562,486 0,486 0,0 3124,0 3124,486">
            <text:p/>
          </draw:polygon>
          <draw:path draw:style-name="gr3" draw:text-style-name="P7" draw:layer="layout" svg:width="0.344cm" svg:height="0.562cm" svg:x="3.863cm" svg:y="2.474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4.27cm" svg:y="2.673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4.661cm" svg:y="2.48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4.876cm" svg:y="2.678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5.295cm" svg:y="2.544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5.606cm" svg:y="2.50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5.818cm" svg:y="2.673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6.207cm" svg:y="2.678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6.937cm" svg:y="2.685cm" svg:viewBox="0 0 85 334" svg:d="M85 40c0-21-20-40-43-40s-42 19-42 40c0 23 19 43 42 43s43-20 43-43zM85 294c0-23-20-41-43-41s-42 18-42 41 19 40 42 40 43-17 43-40z">
            <text:p/>
          </draw:path>
        </draw:g>
        <draw:g xml:id="id43" draw:id="id43">
          <svg:title>TexMaths</svg:title>
          <svg:desc>22§display§A = \begin{bmatrix}  -1  &amp;  2  \\ 
                                   -3  &amp;  4  \end{bmatrix} §svg§600§FALSE§</svg:desc>
          <draw:polygon draw:style-name="gr2" draw:text-style-name="P6" draw:layer="layout" svg:width="4.304cm" svg:height="1.779cm" svg:x="21.77cm" svg:y="0.514cm" svg:viewBox="0 0 4305 1780" draw:points="2153,1780 0,1780 0,0 4305,0 4305,1780">
            <text:p/>
          </draw:polygon>
          <draw:path draw:style-name="gr3" draw:text-style-name="P7" draw:layer="layout" svg:width="0.531cm" svg:height="0.555cm" svg:x="21.758cm" svg:y="1.042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22.569cm" svg:y="1.3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3.536cm" svg:y="0.475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23.816cm" svg:y="0.9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421cm" svg:y="0.6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5.551cm" svg:y="0.6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3.816cm" svg:y="1.84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384cm" svg:y="1.53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5.533cm" svg:y="1.529cm" svg:viewBox="0 0 345 525" svg:d="M208 398v67c0 28-2 37-60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91cm" svg:y="0.475cm" svg:viewBox="0 0 206 1857" draw:points="162,1815 0,1815 0,1857 206,1857 206,0 0,0 0,42 162,42">
            <text:p/>
          </draw:polygon>
        </draw:g>
        <draw:g xml:id="id45" draw:id="id45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7.57cm" svg:y="2.517cm" svg:viewBox="0 0 16911 486" draw:points="8455,486 0,486 0,0 16911,0 16911,486">
            <text:p/>
          </draw:polygon>
          <draw:path draw:style-name="gr3" draw:text-style-name="P7" draw:layer="layout" svg:width="0.502cm" svg:height="0.524cm" svg:x="7.559cm" svg:y="2.5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8.113cm" svg:y="2.4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8.541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9.145cm" svg:y="2.68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9.791cm" svg:y="2.51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004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0.431cm" svg:y="2.6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0.817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125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1.693cm" svg:y="2.6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072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2.503cm" svg:y="2.496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13.191cm" svg:y="2.6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31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3.92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4.165cm" svg:y="2.6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4.545cm" svg:y="2.68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4.876cm" svg:y="2.55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5.184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5.571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5.877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6.437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6.828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7.31cm" svg:y="2.5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7.621cm" svg:y="2.4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8.047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8.649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8.996cm" svg:y="2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9.207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9.554cm" svg:y="2.68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20.195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0.541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20.939cm" svg:y="2.5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21.251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21.81cm" svg:y="2.6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2.201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22.696cm" svg:y="2.478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23.539cm" svg:y="2.6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3.915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4.218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6" draw:id="id56">
          <svg:title>TexMaths</svg:title>
          <svg:desc>22§display§\text {(2). Find the minors, cofactor matrix and the  adjoint of}§svg§600§FALSE§</svg:desc>
          <draw:polygon draw:style-name="gr2" draw:text-style-name="P6" draw:layer="layout" svg:width="18.972cm" svg:height="0.696cm" svg:x="1.756cm" svg:y="1.907cm" svg:viewBox="0 0 18973 697" draw:points="9487,697 0,697 0,0 18973,0 18973,697">
            <text:p/>
          </draw:polygon>
          <draw:path draw:style-name="gr3" draw:text-style-name="P7" draw:layer="layout" svg:width="0.18cm" svg:height="0.773cm" svg:x="1.793cm" svg:y="1.86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.057cm" svg:y="1.93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.449cm" svg:y="1.86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083cm" svg:x="2.772cm" svg:y="2.366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3.289cm" svg:y="1.92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3.794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009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4.438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5.114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26cm" svg:y="1.9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852cm" svg:y="2.10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457cm" svg:y="2.10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101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316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7.742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129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4cm" svg:height="0.356cm" svg:x="8.435cm" svg:y="2.1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8.782cm" svg:y="2.36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9.213cm" svg:y="2.10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553cm" svg:y="2.1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9.944cm" svg:y="1.90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0.187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567cm" svg:y="2.10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0.899cm" svg:y="1.97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1.207cm" svg:y="2.1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1.593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2.158cm" svg:y="2.10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2.809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3.179cm" svg:y="1.97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3.485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793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33cm" svg:x="13.99cm" svg:y="2.114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14.68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5.058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5.489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16.165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6.477cm" svg:y="1.9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903cm" svg:y="2.10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7.515cm" svg:y="2.10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17.895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269cm" svg:y="1.931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344cm" svg:height="0.356cm" svg:x="18.557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66cm" svg:height="0.518cm" svg:x="18.946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161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9.559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20.124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0.514cm" svg:y="1.90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</draw:g>
        <draw:g xml:id="id60" draw:id="id60">
          <svg:title>TexMaths</svg:title>
          <svg:desc>20§display§M_{11} = \begin{vmatrix} 1 &amp; 2 \\
                                            1 &amp; 2  \end{vmatrix}§svg§600§FALSE§</svg:desc>
          <draw:polygon draw:style-name="gr2" draw:text-style-name="P6" draw:layer="layout" svg:width="3.917cm" svg:height="1.647cm" svg:x="5.062cm" svg:y="4.202cm" svg:viewBox="0 0 3918 1648" draw:points="1958,1648 0,1648 0,0 3918,0 3918,1648">
            <text:p/>
          </draw:polygon>
          <draw:path draw:style-name="gr3" draw:text-style-name="P7" draw:layer="layout" svg:width="0.705cm" svg:height="0.48cm" svg:x="5.056cm" svg:y="4.7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5.763cm" svg:y="4.9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6.043cm" svg:y="4.9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539cm" svg:y="4.94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4cm" svg:y="4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4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5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5.432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7.539cm" svg:y="4.3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566cm" svg:y="4.3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539cm" svg:y="5.1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566cm" svg:y="5.1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8.984cm" svg:y="4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4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5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5.432cm" svg:viewBox="0 0 32 453" svg:d="M0 427c0 11 0 26 16 26s16-15 16-26v-401c0-12 0-26-16-26s-16 14-16 26z">
            <text:p/>
          </draw:path>
        </draw:g>
        <draw:g xml:id="id61" draw:id="id61">
          <svg:title>TexMaths</svg:title>
          <svg:desc>20§display§= 2 - 2 =  0§svg§600§FALSE§</svg:desc>
          <draw:polygon draw:style-name="gr2" draw:text-style-name="P6" draw:layer="layout" svg:width="3.496cm" svg:height="0.413cm" svg:x="10.756cm" svg:y="4.899cm" svg:viewBox="0 0 3497 414" draw:points="1748,414 0,414 0,0 3497,0 3497,414">
            <text:p/>
          </draw:polygon>
          <draw:path draw:style-name="gr3" draw:text-style-name="P7" draw:layer="layout" svg:width="0.468cm" svg:height="0.165cm" svg:x="10.761cm" svg:y="5.073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99cm" svg:y="4.8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12.028cm" svg:y="5.1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708cm" svg:y="4.8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3.261cm" svg:y="5.073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3.99cm" svg:y="4.864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63" draw:id="id63">
          <svg:title>TexMaths</svg:title>
          <svg:desc>20§display§M_{12} = \begin{vmatrix}\ \  3  &amp;  2 \\
                                               -1  &amp;  2 \end{vmatrix}§svg§600§FALSE§</svg:desc>
          <draw:polygon draw:style-name="gr2" draw:text-style-name="P6" draw:layer="layout" svg:width="4.464cm" svg:height="1.647cm" svg:x="5.062cm" svg:y="6.301cm" svg:viewBox="0 0 4465 1648" draw:points="2232,1648 0,1648 0,0 4465,0 4465,1648">
            <text:p/>
          </draw:polygon>
          <draw:path draw:style-name="gr3" draw:text-style-name="P7" draw:layer="layout" svg:width="0.705cm" svg:height="0.48cm" svg:x="5.056cm" svg:y="6.819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5.763cm" svg:y="7.0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6.021cm" svg:y="7.0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6.539cm" svg:y="7.0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4cm" svg:y="6.2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6.6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7.1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7.531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8.013cm" svg:y="6.40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9.113cm" svg:y="6.4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535cm" svg:y="7.5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5cm" svg:y="7.2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113cm" svg:y="7.24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9.532cm" svg:y="6.2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6.6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7.1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7.531cm" svg:viewBox="0 0 32 453" svg:d="M0 427c0 11 0 26 16 26s16-15 16-26v-401c0-12 0-26-16-26s-16 14-16 26z">
            <text:p/>
          </draw:path>
        </draw:g>
        <draw:g xml:id="id64" draw:id="id64">
          <svg:title>TexMaths</svg:title>
          <svg:desc>20§display§= 6 + 2 = 8§svg§600§FALSE§</svg:desc>
          <draw:polygon draw:style-name="gr2" draw:text-style-name="P6" draw:layer="layout" svg:width="3.492cm" svg:height="0.457cm" svg:x="10.756cm" svg:y="6.999cm" svg:viewBox="0 0 3493 458" draw:points="1747,458 0,458 0,0 3493,0 3493,458">
            <text:p/>
          </draw:polygon>
          <draw:path draw:style-name="gr3" draw:text-style-name="P7" draw:layer="layout" svg:width="0.468cm" svg:height="0.165cm" svg:x="10.761cm" svg:y="7.1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1.492cm" svg:y="6.964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12.01cm" svg:y="7.0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2.708cm" svg:y="6.9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3.26cm" svg:y="7.1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3.991cm" svg:y="6.96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draw:g xml:id="id62" draw:id="id62">
          <svg:title>TexMaths</svg:title>
          <svg:desc>22§display§\therefore \ \ A_{11} = (-1)^{1+1}(0) =  0§svg§600§FALSE§</svg:desc>
          <draw:polygon draw:style-name="gr2" draw:text-style-name="P6" draw:layer="layout" svg:width="8.528cm" svg:height="0.795cm" svg:x="15.773cm" svg:y="4.605cm" svg:viewBox="0 0 8529 796" draw:points="4265,796 0,796 0,0 8529,0 8529,796">
            <text:p/>
          </draw:polygon>
          <draw:path draw:style-name="gr3" draw:text-style-name="P7" draw:layer="layout" svg:width="0.469cm" svg:height="0.418cm" svg:x="15.757cm" svg:y="4.886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7cm" svg:y="4.691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7.619cm" svg:y="5.0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927cm" svg:y="5.0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8.473cm" svg:y="4.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3cm" svg:y="4.6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2cm" svg:y="5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7cm" svg:y="4.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cm" svg:y="4.6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895cm" svg:y="4.5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1.182cm" svg:y="4.591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1.678cm" svg:y="4.56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2.042cm" svg:y="4.6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2.296cm" svg:y="4.7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697cm" svg:y="4.6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1cm" svg:y="4.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4.014cm" svg:y="4.7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65" draw:id="id65">
          <svg:title>TexMaths</svg:title>
          <svg:desc>22§display§\therefore \ \ A_{12} = (-1)^{1+2}(8) = - 8§svg§600§FALSE§</svg:desc>
          <draw:polygon draw:style-name="gr2" draw:text-style-name="P6" draw:layer="layout" svg:width="9.129cm" svg:height="0.795cm" svg:x="15.774cm" svg:y="6.706cm" svg:viewBox="0 0 9130 796" draw:points="4564,796 0,796 0,0 9130,0 9130,796">
            <text:p/>
          </draw:polygon>
          <draw:path draw:style-name="gr3" draw:text-style-name="P7" draw:layer="layout" svg:width="0.469cm" svg:height="0.418cm" svg:x="15.758cm" svg:y="6.9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8cm" svg:y="6.7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7.62cm" svg:y="7.1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7.904cm" svg:y="7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8.474cm" svg:y="7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4cm" svg:y="6.7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9.613cm" svg:y="7.1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8cm" svg:y="6.8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1cm" svg:y="6.7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20.896cm" svg:y="6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1.183cm" svg:y="6.6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1.655cm" svg:y="6.6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2.044cm" svg:y="6.7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21cm" svg:height="0.532cm" svg:x="22.301cm" svg:y="6.8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18cm" svg:height="0.773cm" svg:x="22.698cm" svg:y="6.7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3.212cm" svg:y="7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05cm" svg:y="7.1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619cm" svg:y="6.8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66" draw:id="id66">
          <svg:title>TexMaths</svg:title>
          <svg:desc>20§display§M_{13} = \begin{vmatrix} \ \ 3 &amp; 1 \\
                                               -1 &amp; 1  \end{vmatrix}§svg§600§FALSE§</svg:desc>
          <draw:polygon draw:style-name="gr2" draw:text-style-name="P6" draw:layer="layout" svg:width="4.464cm" svg:height="1.647cm" svg:x="5.063cm" svg:y="8.404cm" svg:viewBox="0 0 4465 1648" draw:points="2232,1648 0,1648 0,0 4465,0 4465,1648">
            <text:p/>
          </draw:polygon>
          <draw:path draw:style-name="gr3" draw:text-style-name="P7" draw:layer="layout" svg:width="0.705cm" svg:height="0.48cm" svg:x="5.057cm" svg:y="8.9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5.764cm" svg:y="9.1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6.017cm" svg:y="9.1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6.54cm" svg:y="9.1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5cm" svg:y="8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8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9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9.6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8.014cm" svg:y="8.5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9.141cm" svg:y="8.5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536cm" svg:y="9.6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6cm" svg:y="9.3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141cm" svg:y="9.3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9.533cm" svg:y="8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8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9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9.634cm" svg:viewBox="0 0 32 453" svg:d="M0 427c0 11 0 26 16 26s16-15 16-26v-401c0-12 0-26-16-26s-16 14-16 26z">
            <text:p/>
          </draw:path>
        </draw:g>
        <draw:g xml:id="id67" draw:id="id67">
          <svg:title>TexMaths</svg:title>
          <svg:desc>20§display§= 3 + 1 =  4§svg§600§FALSE§</svg:desc>
          <draw:polygon draw:style-name="gr2" draw:text-style-name="P6" draw:layer="layout" svg:width="3.504cm" svg:height="0.465cm" svg:x="10.657cm" svg:y="9.103cm" svg:viewBox="0 0 3505 466" draw:points="1752,466 0,466 0,0 3505,0 3505,466">
            <text:p/>
          </draw:polygon>
          <draw:path draw:style-name="gr3" draw:text-style-name="P7" draw:layer="layout" svg:width="0.468cm" svg:height="0.165cm" svg:x="10.662cm" svg:y="9.286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292cm" svg:height="0.484cm" svg:x="11.393cm" svg:y="9.07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1.912cm" svg:y="9.134cm" svg:viewBox="0 0 469 470" svg:d="M250 250h197c9 0 22 0 22-15 0-14-13-14-22-14h-197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637cm" svg:y="9.0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3.162cm" svg:y="9.286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13cm" svg:height="0.476cm" svg:x="13.883cm" svg:y="9.068cm" svg:viewBox="0 0 314 477" svg:d="M187 362v60c0 26 0 34-53 34h-14v21c29-2 66-2 94-2 31 0 68 0 96 2v-21h-14c-53 0-54-8-54-34v-60h72v-23h-72v-321c0-13 0-18-12-18-6 0-8 0-12 8l-218 331v23zM192 339h-173l173-262z">
            <text:p/>
          </draw:path>
        </draw:g>
        <draw:g xml:id="id69" draw:id="id69">
          <svg:title>TexMaths</svg:title>
          <svg:desc>20§display§M_{21} = \begin{vmatrix}     0  &amp;     - 1 \\
                                                1  &amp;  \ \  2 \end{vmatrix}§svg§600§FALSE§</svg:desc>
          <draw:polygon draw:style-name="gr2" draw:text-style-name="P6" draw:layer="layout" svg:width="4.464cm" svg:height="1.647cm" svg:x="5.063cm" svg:y="10.506cm" svg:viewBox="0 0 4465 1648" draw:points="2232,1648 0,1648 0,0 4465,0 4465,1648">
            <text:p/>
          </draw:polygon>
          <draw:path draw:style-name="gr3" draw:text-style-name="P7" draw:layer="layout" svg:width="0.705cm" svg:height="0.48cm" svg:x="5.057cm" svg:y="11.024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5.742cm" svg:y="11.2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6.044cm" svg:y="11.28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54cm" svg:y="11.2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5cm" svg:y="10.47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0.89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1.31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1.736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7.505cm" svg:y="10.609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8.59cm" svg:y="10.88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141cm" svg:y="10.6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541cm" svg:y="11.45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075cm" svg:y="11.4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9.533cm" svg:y="10.47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0.89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1.31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1.736cm" svg:viewBox="0 0 32 453" svg:d="M0 427c0 11 0 26 16 26s16-15 16-26v-401c0-12 0-26-16-26s-16 14-16 26z">
            <text:p/>
          </draw:path>
        </draw:g>
        <draw:g xml:id="id70" draw:id="id70">
          <svg:title>TexMaths</svg:title>
          <svg:desc>20§display§= 0 + 1 = 1§svg§600§FALSE§</svg:desc>
          <draw:polygon draw:style-name="gr2" draw:text-style-name="P6" draw:layer="layout" svg:width="3.466cm" svg:height="0.457cm" svg:x="10.757cm" svg:y="11.202cm" svg:viewBox="0 0 3467 458" draw:points="1733,458 0,458 0,0 3467,0 3467,458">
            <text:p/>
          </draw:polygon>
          <draw:path draw:style-name="gr3" draw:text-style-name="P7" draw:layer="layout" svg:width="0.468cm" svg:height="0.165cm" svg:x="10.762cm" svg:y="11.3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1.491cm" svg:y="11.1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12.011cm" svg:y="11.2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736cm" svg:y="11.1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3.261cm" svg:y="11.3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025cm" svg:y="11.167cm" svg:viewBox="0 0 234 470" svg:d="M146 18c0-16 0-18-18-18-43 45-106 45-128 45v22c14 0 56 0 93-19v366c0 26-2 34-66 34h-22v22c24-3 86-3 113-3 29 0 90 0 116 3v-22h-23c-64 0-65-8-65-34z">
            <text:p/>
          </draw:path>
        </draw:g>
        <draw:g xml:id="id68" draw:id="id68">
          <svg:title>TexMaths</svg:title>
          <svg:desc>22§display§\therefore \ \ A_{13} = (-1)^{1+3}(4) =  4§svg§600§FALSE§</svg:desc>
          <draw:polygon draw:style-name="gr2" draw:text-style-name="P6" draw:layer="layout" svg:width="8.536cm" svg:height="0.795cm" svg:x="15.776cm" svg:y="8.81cm" svg:viewBox="0 0 8537 796" draw:points="4269,796 0,796 0,0 8537,0 8537,796">
            <text:p/>
          </draw:polygon>
          <draw:path draw:style-name="gr3" draw:text-style-name="P7" draw:layer="layout" svg:width="0.469cm" svg:height="0.418cm" svg:x="15.76cm" svg:y="9.0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7.009cm" svg:y="8.8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7.622cm" svg:y="9.2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9cm" svg:y="9.2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8.475cm" svg:y="9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5cm" svg:y="8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4cm" svg:y="9.2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9cm" svg:y="8.9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2cm" svg:y="8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897cm" svg:y="8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21.184cm" svg:y="8.7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1.65cm" svg:y="8.7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2.044cm" svg:y="8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22.289cm" svg:y="8.92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2.699cm" svg:y="8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3cm" svg:y="9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24.008cm" svg:y="8.926cm" svg:viewBox="0 0 345 525" svg:d="M206 398v67c0 28 0 37-58 37h-16v23c32-2 72-2 104-2 33 0 74 0 105 2v-23h-15c-59 0-60-9-60-37v-67h79v-25h-79v-354c0-14 0-19-13-19-7 0-8 0-14 9l-239 364v25zM211 373h-190l190-289z">
            <text:p/>
          </draw:path>
        </draw:g>
        <draw:g xml:id="id71" draw:id="id71">
          <svg:title>TexMaths</svg:title>
          <svg:desc>22§display§\therefore \ \ A_{21} = (-1)^{2+1}(1) = - 1§svg§600§FALSE§</svg:desc>
          <draw:polygon draw:style-name="gr2" draw:text-style-name="P6" draw:layer="layout" svg:width="9.098cm" svg:height="0.795cm" svg:x="15.777cm" svg:y="10.91cm" svg:viewBox="0 0 9099 796" draw:points="4550,796 0,796 0,0 9099,0 9099,796">
            <text:p/>
          </draw:polygon>
          <draw:path draw:style-name="gr3" draw:text-style-name="P7" draw:layer="layout" svg:width="0.469cm" svg:height="0.418cm" svg:x="15.761cm" svg:y="11.1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11cm" svg:y="10.9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7.598cm" svg:y="11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931cm" svg:y="11.3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8.477cm" svg:y="11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7cm" svg:y="10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6cm" svg:y="11.3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21cm" svg:y="11.0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4cm" svg:y="10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874cm" svg:y="10.8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1.185cm" svg:y="10.8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1.682cm" svg:y="10.8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2.046cm" svg:y="10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2.338cm" svg:y="11.0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01cm" svg:y="10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5cm" svg:y="11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053cm" svg:y="11.3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658cm" svg:y="11.035cm" svg:viewBox="0 0 257 517" svg:d="M160 19c0-17 0-19-19-19-48 49-116 49-141 49v25c16 0 62 0 102-21v403c0 28-2 37-72 37h-25v24c27-3 95-3 125-3 32 0 99 0 127 3v-24h-25c-70 0-72-9-72-37z">
            <text:p/>
          </draw:path>
        </draw:g>
        <draw:g xml:id="id72" draw:id="id72">
          <svg:title>TexMaths</svg:title>
          <svg:desc>20§display§M_{22} = \begin{vmatrix} \ \  2 &amp;     -1 \\
                                                -1 &amp; \ \  2  \end{vmatrix}§svg§600§FALSE§</svg:desc>
          <draw:polygon draw:style-name="gr2" draw:text-style-name="P6" draw:layer="layout" svg:width="5.009cm" svg:height="1.647cm" svg:x="5.064cm" svg:y="12.508cm" svg:viewBox="0 0 5010 1648" draw:points="2505,1648 0,1648 0,0 5010,0 5010,1648">
            <text:p/>
          </draw:polygon>
          <draw:path draw:style-name="gr3" draw:text-style-name="P7" draw:layer="layout" svg:width="0.704cm" svg:height="0.48cm" svg:x="5.058cm" svg:y="13.026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5.743cm" svg:y="13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6.023cm" svg:y="13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6.541cm" svg:y="13.2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6cm" svg:y="12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2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3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3.738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8.021cm" svg:y="12.6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9.137cm" svg:y="12.8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88cm" svg:y="12.6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536cm" svg:y="13.73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6cm" svg:y="13.45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622cm" svg:y="13.4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10.078cm" svg:y="12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2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3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3.738cm" svg:viewBox="0 0 32 453" svg:d="M0 427c0 11 0 26 16 26s16-15 16-26v-401c0-12 0-26-16-26s-16 14-16 26z">
            <text:p/>
          </draw:path>
        </draw:g>
        <draw:g xml:id="id73" draw:id="id73">
          <svg:title>TexMaths</svg:title>
          <svg:desc>20§display§= 4 - 1 =  3§svg§600§FALSE§</svg:desc>
          <draw:polygon draw:style-name="gr2" draw:text-style-name="P6" draw:layer="layout" svg:width="3.492cm" svg:height="0.421cm" svg:x="10.658cm" svg:y="13.202cm" svg:viewBox="0 0 3493 422" draw:points="1747,422 0,422 0,0 3493,0 3493,422">
            <text:p/>
          </draw:polygon>
          <draw:path draw:style-name="gr3" draw:text-style-name="P7" draw:layer="layout" svg:width="0.468cm" svg:height="0.165cm" svg:x="10.663cm" svg:y="13.3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313cm" svg:height="0.475cm" svg:x="11.384cm" svg:y="13.167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29cm" svg:height="0.029cm" svg:x="11.93cm" svg:y="13.45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637cm" svg:y="13.175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468cm" svg:height="0.165cm" svg:x="13.162cm" svg:y="13.3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13.893cm" svg:y="13.175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74" draw:id="id74">
          <svg:title>TexMaths</svg:title>
          <svg:desc>22§display§\therefore \ \ A_{22} = (-1)^{2+2}(3) =  3§svg§600§FALSE§</svg:desc>
          <draw:polygon draw:style-name="gr2" draw:text-style-name="P6" draw:layer="layout" svg:width="8.526cm" svg:height="0.795cm" svg:x="15.775cm" svg:y="13.01cm" svg:viewBox="0 0 8527 796" draw:points="4265,796 0,796 0,0 8527,0 8527,796">
            <text:p/>
          </draw:polygon>
          <draw:path draw:style-name="gr3" draw:text-style-name="P7" draw:layer="layout" svg:width="0.469cm" svg:height="0.418cm" svg:x="15.759cm" svg:y="13.2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9cm" svg:y="13.0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7.596cm" svg:y="13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7.905cm" svg:y="13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8.475cm" svg:y="13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5cm" svg:y="13.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4cm" svg:y="13.4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9cm" svg:y="13.1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2cm" svg:y="13.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872cm" svg:y="12.9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1.183cm" svg:y="12.9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1.655cm" svg:y="12.9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2.044cm" svg:y="13.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2.301cm" svg:y="13.1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2.699cm" svg:y="13.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3cm" svg:y="13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019cm" svg:y="13.13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58" draw:id="id58">
          <svg:title>TexMaths</svg:title>
          <svg:desc>22§display§\text {Solution :}§svg§600§FALSE§</svg:desc>
          <draw:polygon draw:style-name="gr2" draw:text-style-name="P6" draw:layer="layout" svg:width="3.123cm" svg:height="0.485cm" svg:x="1.858cm" svg:y="3.114cm" svg:viewBox="0 0 3124 486" draw:points="1562,486 0,486 0,0 3124,0 3124,486">
            <text:p/>
          </draw:polygon>
          <draw:path draw:style-name="gr3" draw:text-style-name="P7" draw:layer="layout" svg:width="0.344cm" svg:height="0.562cm" svg:x="1.863cm" svg:y="3.07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27cm" svg:y="3.274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661cm" svg:y="3.084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2.876cm" svg:y="3.279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295cm" svg:y="3.14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606cm" svg:y="3.1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3.818cm" svg:y="3.274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207cm" svg:y="3.27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4.937cm" svg:y="3.286cm" svg:viewBox="0 0 85 334" svg:d="M85 40c0-21-20-40-43-40s-42 19-42 40c0 23 19 43 42 43s43-20 43-43zM85 294c0-23-20-41-43-41s-42 18-42 41 19 40 42 40 43-17 43-40z">
            <text:p/>
          </draw:path>
        </draw:g>
        <draw:g xml:id="id57" draw:id="id57">
          <svg:title>TexMaths</svg:title>
          <svg:desc>22§display§A = \begin{bmatrix} \ \  2  &amp;  0  &amp;    -1  \\ 
                                  \ \  3  &amp;  1  &amp; \ \  2  \\ 
                                      -1  &amp;  1  &amp; \ \  2  \end{bmatrix} §svg§600§FALSE§</svg:desc>
          <draw:polygon draw:style-name="gr2" draw:text-style-name="P6" draw:layer="layout" svg:width="6.22cm" svg:height="2.706cm" svg:x="21.068cm" svg:y="0.909cm" svg:viewBox="0 0 6221 2707" draw:points="3111,2707 0,2707 0,0 6221,0 6221,2707">
            <text:p/>
          </draw:polygon>
          <draw:path draw:style-name="gr3" draw:text-style-name="P7" draw:layer="layout" svg:width="0.53cm" svg:height="0.555cm" svg:x="21.056cm" svg:y="1.902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21.867cm" svg:y="2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2.891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22.891cm" svg:y="2.261cm" svg:viewBox="0 0 259 1392" draw:points="0,1392 259,1392 259,1340 55,1340 55,0 0,0">
            <text:p/>
          </draw:polygon>
          <draw:path draw:style-name="gr3" draw:text-style-name="P7" draw:layer="layout" svg:width="0.309cm" svg:height="0.517cm" svg:x="23.752cm" svg:y="1.0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6cm" svg:height="0.532cm" svg:x="24.947cm" svg:y="1.0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26.14cm" svg:y="1.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6.747cm" svg:y="1.0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747cm" svg:y="1.9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986cm" svg:y="1.9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673cm" svg:y="1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472cm" svg:height="0.032cm" svg:x="23.221cm" svg:y="3.1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826cm" svg:y="2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4.986cm" svg:y="2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673cm" svg:y="2.8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258cm" svg:height="1.391cm" svg:x="27.069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27.069cm" svg:y="2.261cm" svg:viewBox="0 0 259 1392" draw:points="206,1340 0,1340 0,1392 259,1392 259,0 206,0">
            <text:p/>
          </draw:polygon>
        </draw:g>
        <draw:g xml:id="id59" draw:id="id59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5.27cm" svg:y="3.118cm" svg:viewBox="0 0 16911 486" draw:points="8455,486 0,486 0,0 16911,0 16911,486">
            <text:p/>
          </draw:polygon>
          <draw:path draw:style-name="gr3" draw:text-style-name="P7" draw:layer="layout" svg:width="0.502cm" svg:height="0.524cm" svg:x="5.259cm" svg:y="3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5.813cm" svg:y="3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6.241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845cm" svg:y="3.2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491cm" svg:y="3.11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04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8.131cm" svg:y="3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517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8.825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393cm" svg:y="3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772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203cm" svg:y="3.097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10.891cm" svg:y="3.28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31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1.62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1.865cm" svg:y="3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2.245cm" svg:y="3.28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2.576cm" svg:y="3.15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2.884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271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577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4.137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4.528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5.01cm" svg:y="3.15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5.321cm" svg:y="3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5.747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6.349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6.696cm" svg:y="3.0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6.907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7.254cm" svg:y="3.2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7.895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241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8.639cm" svg:y="3.15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8.951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9.51cm" svg:y="3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9.901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20.396cm" svg:y="3.079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21.239cm" svg:y="3.28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1.615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1.918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77" draw:id="id77">
          <svg:title>TexMaths</svg:title>
          <svg:desc>20§display§M_{23} = \begin{vmatrix}\ \  2  &amp;  0 \\
                                               -1  &amp;  1 \end{vmatrix}§svg§600§FALSE§</svg:desc>
          <draw:polygon draw:style-name="gr2" draw:text-style-name="P6" draw:layer="layout" svg:width="4.464cm" svg:height="1.647cm" svg:x="3.064cm" svg:y="0.903cm" svg:viewBox="0 0 4465 1648" draw:points="2232,1648 0,1648 0,0 4465,0 4465,1648">
            <text:p/>
          </draw:polygon>
          <draw:path draw:style-name="gr3" draw:text-style-name="P7" draw:layer="layout" svg:width="0.705cm" svg:height="0.48cm" svg:x="3.058cm" svg:y="1.421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743cm" svg:y="1.6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4.018cm" svg:y="1.68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541cm" svg:y="1.6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6cm" svg:y="0.8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1.2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1.7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2.133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6.022cm" svg:y="1.0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7.107cm" svg:y="1.00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537cm" svg:y="2.12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087cm" svg:y="1.8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142cm" svg:y="1.8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534cm" svg:y="0.8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1.2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1.7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2.133cm" svg:viewBox="0 0 32 453" svg:d="M0 427c0 11 0 26 16 26s16-15 16-26v-401c0-12 0-26-16-26s-16 14-16 26z">
            <text:p/>
          </draw:path>
        </draw:g>
        <draw:g xml:id="id78" draw:id="id78">
          <svg:title>TexMaths</svg:title>
          <svg:desc>20§display§= 2 - 0 = 2§svg§600§FALSE§</svg:desc>
          <draw:polygon draw:style-name="gr2" draw:text-style-name="P6" draw:layer="layout" svg:width="3.488cm" svg:height="0.413cm" svg:x="8.158cm" svg:y="1.602cm" svg:viewBox="0 0 3489 414" draw:points="1744,414 0,414 0,0 3489,0 3489,414">
            <text:p/>
          </draw:polygon>
          <draw:path draw:style-name="gr3" draw:text-style-name="P7" draw:layer="layout" svg:width="0.468cm" svg:height="0.165cm" svg:x="8.163cm" svg:y="1.7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901cm" svg:y="1.5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4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02cm" svg:y="1.5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3cm" svg:y="1.7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cm" svg:y="1.5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79" draw:id="id79">
          <svg:title>TexMaths</svg:title>
          <svg:desc>22§display§\therefore \ \ A_{23} = (-1)^{2+3}(2) = - 2§svg§600§FALSE§</svg:desc>
          <draw:polygon draw:style-name="gr2" draw:text-style-name="P6" draw:layer="layout" svg:width="9.12cm" svg:height="0.795cm" svg:x="12.577cm" svg:y="1.308cm" svg:viewBox="0 0 9121 796" draw:points="4562,796 0,796 0,0 9121,0 9121,796">
            <text:p/>
          </draw:polygon>
          <draw:path draw:style-name="gr3" draw:text-style-name="P7" draw:layer="layout" svg:width="0.469cm" svg:height="0.418cm" svg:x="12.561cm" svg:y="1.5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811cm" svg:y="1.394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4.398cm" svg:y="1.7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701cm" svg:y="1.7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276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7cm" svg:y="1.3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5cm" svg:y="1.7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1cm" svg:y="1.4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3cm" svg:y="1.3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7.673cm" svg:y="1.2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7.985cm" svg:y="1.29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451cm" svg:y="1.269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846cm" svg:y="1.3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9.108cm" svg:y="1.4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9.5cm" svg:y="1.3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4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852cm" svg:y="1.7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1.427cm" svg:y="1.4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80" draw:id="id80">
          <svg:title>TexMaths</svg:title>
          <svg:desc>20§display§M_{31} = \begin{vmatrix}     0  &amp;     - 1 \\
                                                1  &amp;  \ \  2 \end{vmatrix}§svg§600§FALSE§</svg:desc>
          <draw:polygon draw:style-name="gr2" draw:text-style-name="P6" draw:layer="layout" svg:width="4.464cm" svg:height="1.647cm" svg:x="3.065cm" svg:y="2.905cm" svg:viewBox="0 0 4465 1648" draw:points="2232,1648 0,1648 0,0 4465,0 4465,1648">
            <text:p/>
          </draw:polygon>
          <draw:path draw:style-name="gr3" draw:text-style-name="P7" draw:layer="layout" svg:width="0.705cm" svg:height="0.48cm" svg:x="3.059cm" svg:y="3.4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7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4.0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4.135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507cm" svg:y="3.008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92cm" svg:y="3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3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43cm" svg:y="3.8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077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535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4.135cm" svg:viewBox="0 0 32 453" svg:d="M0 427c0 11 0 26 16 26s16-15 16-26v-401c0-12 0-26-16-26s-16 14-16 26z">
            <text:p/>
          </draw:path>
        </draw:g>
        <draw:g xml:id="id83" draw:id="id83">
          <svg:title>TexMaths</svg:title>
          <svg:desc>20§display§M_{32} = \begin{vmatrix}  2  &amp;     -1  \\
                                             3  &amp; \ \  2  \end{vmatrix}§svg§600§FALSE§</svg:desc>
          <draw:polygon draw:style-name="gr2" draw:text-style-name="P6" draw:layer="layout" svg:width="4.464cm" svg:height="1.647cm" svg:x="3.065cm" svg:y="5.004cm" svg:viewBox="0 0 4465 1648" draw:points="2232,1648 0,1648 0,0 4465,0 4465,1648">
            <text:p/>
          </draw:polygon>
          <draw:path draw:style-name="gr3" draw:text-style-name="P7" draw:layer="layout" svg:width="0.705cm" svg:height="0.48cm" svg:x="3.059cm" svg:y="5.5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7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4.0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6.2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5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6.592cm" svg:y="5.3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3cm" svg:y="5.1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509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7.077cm" svg:y="5.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535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6.234cm" svg:viewBox="0 0 32 453" svg:d="M0 427c0 11 0 26 16 26s16-15 16-26v-401c0-12 0-26-16-26s-16 14-16 26z">
            <text:p/>
          </draw:path>
        </draw:g>
        <draw:g xml:id="id84" draw:id="id84">
          <svg:title>TexMaths</svg:title>
          <svg:desc>20§display§= 4 + 3 = 7§svg§600§FALSE§</svg:desc>
          <draw:polygon draw:style-name="gr2" draw:text-style-name="P6" draw:layer="layout" svg:width="3.513cm" svg:height="0.465cm" svg:x="8.159cm" svg:y="5.702cm" svg:viewBox="0 0 3514 466" draw:points="1757,466 0,466 0,0 3514,0 3514,466">
            <text:p/>
          </draw:polygon>
          <draw:path draw:style-name="gr3" draw:text-style-name="P7" draw:layer="layout" svg:width="0.468cm" svg:height="0.165cm" svg:x="8.164cm" svg:y="5.885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13cm" svg:height="0.476cm" svg:x="8.886cm" svg:y="5.6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469cm" svg:x="9.414cm" svg:y="5.733cm" svg:viewBox="0 0 469 470" svg:d="M250 250h197c9 0 22 0 22-15 0-14-13-14-22-14h-197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0.107cm" svg:y="5.67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165cm" svg:x="10.664cm" svg:y="5.885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01cm" svg:height="0.492cm" svg:x="11.405cm" svg:y="5.66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</draw:g>
        <draw:g xml:id="id82" draw:id="id82">
          <svg:title>TexMaths</svg:title>
          <svg:desc>22§display§\therefore \ \ A_{31} = (-1)^{3+1}(1) =  1§svg§600§FALSE§</svg:desc>
          <draw:polygon draw:style-name="gr2" draw:text-style-name="P6" draw:layer="layout" svg:width="8.495cm" svg:height="0.795cm" svg:x="12.577cm" svg:y="3.31cm" svg:viewBox="0 0 8496 796" draw:points="4248,796 0,796 0,0 8496,0 8496,796">
            <text:p/>
          </draw:polygon>
          <draw:path draw:style-name="gr3" draw:text-style-name="P7" draw:layer="layout" svg:width="0.469cm" svg:height="0.418cm" svg:x="12.561cm" svg:y="3.5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81cm" svg:y="3.3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4.393cm" svg:y="3.7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4.731cm" svg:y="3.7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5.276cm" svg:y="3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6cm" svg:y="3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5cm" svg:y="3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cm" svg:y="3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3cm" svg:y="3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668cm" svg:y="3.2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985cm" svg:y="3.2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8.481cm" svg:y="3.2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8.845cm" svg:y="3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137cm" svg:y="3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5cm" svg:y="3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4cm" svg:y="3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0.855cm" svg:y="3.435cm" svg:viewBox="0 0 257 517" svg:d="M160 19c0-17 0-19-19-19-48 49-116 49-141 49v25c16 0 62 0 102-21v403c0 28-2 37-72 37h-25v24c27-3 95-3 125-3 32 0 99 0 127 3v-24h-25c-70 0-72-9-72-37z">
            <text:p/>
          </draw:path>
        </draw:g>
        <draw:g xml:id="id85" draw:id="id85">
          <svg:title>TexMaths</svg:title>
          <svg:desc>22§display§\therefore \ \ A_{32} = (-1)^{3+2}(7) = -7§svg§600§FALSE§</svg:desc>
          <draw:polygon draw:style-name="gr2" draw:text-style-name="P6" draw:layer="layout" svg:width="9.149cm" svg:height="0.795cm" svg:x="12.579cm" svg:y="5.41cm" svg:viewBox="0 0 9150 796" draw:points="4576,796 0,796 0,0 9150,0 9150,796">
            <text:p/>
          </draw:polygon>
          <draw:path draw:style-name="gr3" draw:text-style-name="P7" draw:layer="layout" svg:width="0.469cm" svg:height="0.418cm" svg:x="12.563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3.813cm" svg:y="5.4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9cm" svg:height="0.37cm" svg:x="14.395cm" svg:y="5.8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4.708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5.279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9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7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3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6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671cm" svg:y="5.3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7.987cm" svg:y="5.3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459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848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32cm" svg:height="0.541cm" svg:x="19.116cm" svg:y="5.528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19.503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7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855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21.435cm" svg:y="5.528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</draw:g>
        <draw:g xml:id="id86" draw:id="id86">
          <svg:title>TexMaths</svg:title>
          <svg:desc>20§display§M_{33} = \begin{vmatrix} 2  &amp;  0 \\
                                            3  &amp;  1 \end{vmatrix}§svg§600§FALSE§</svg:desc>
          <draw:polygon draw:style-name="gr2" draw:text-style-name="P6" draw:layer="layout" svg:width="3.917cm" svg:height="1.647cm" svg:x="3.065cm" svg:y="7.104cm" svg:viewBox="0 0 3918 1648" draw:points="1958,1648 0,1648 0,0 3918,0 3918,1648">
            <text:p/>
          </draw:polygon>
          <draw:path draw:style-name="gr3" draw:text-style-name="P7" draw:layer="layout" svg:width="0.705cm" svg:height="0.48cm" svg:x="3.059cm" svg:y="7.6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3.7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4.0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5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8.3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5cm" svg:y="7.2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7cm" svg:height="0.484cm" svg:x="6.561cm" svg:y="7.2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5.509cm" svg:y="8.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597cm" svg:y="8.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98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8.334cm" svg:viewBox="0 0 32 453" svg:d="M0 427c0 11 0 26 16 26s16-15 16-26v-401c0-12 0-26-16-26s-16 14-16 26z">
            <text:p/>
          </draw:path>
        </draw:g>
        <draw:g xml:id="id87" draw:id="id87">
          <svg:title>TexMaths</svg:title>
          <svg:desc>20§display§= 2 - 0 = 2§svg§600§FALSE§</svg:desc>
          <draw:polygon draw:style-name="gr2" draw:text-style-name="P6" draw:layer="layout" svg:width="3.488cm" svg:height="0.413cm" svg:x="8.159cm" svg:y="7.802cm" svg:viewBox="0 0 3489 414" draw:points="1744,414 0,414 0,0 3489,0 3489,414">
            <text:p/>
          </draw:polygon>
          <draw:path draw:style-name="gr3" draw:text-style-name="P7" draw:layer="layout" svg:width="0.468cm" svg:height="0.165cm" svg:x="8.164cm" svg:y="7.9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902cm" svg:y="7.7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431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03cm" svg:y="7.7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4cm" svg:y="7.9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01cm" svg:y="7.7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88" draw:id="id88">
          <svg:title>TexMaths</svg:title>
          <svg:desc>22§display§\therefore \ \ A_{33} = (-1)^{3+3}(2) =  2§svg§600§FALSE§</svg:desc>
          <draw:polygon draw:style-name="gr2" draw:text-style-name="P6" draw:layer="layout" svg:width="8.522cm" svg:height="0.795cm" svg:x="12.579cm" svg:y="7.511cm" svg:viewBox="0 0 8523 796" draw:points="4262,796 0,796 0,0 8523,0 8523,796">
            <text:p/>
          </draw:polygon>
          <draw:path draw:style-name="gr3" draw:text-style-name="P7" draw:layer="layout" svg:width="0.469cm" svg:height="0.418cm" svg:x="12.563cm" svg:y="7.792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7" draw:layer="layout" svg:width="0.531cm" svg:height="0.555cm" svg:x="13.813cm" svg:y="7.5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395cm" svg:y="7.90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49cm" svg:height="0.37cm" svg:x="14.703cm" svg:y="7.90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27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9cm" svg:y="7.57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3cm" svg:height="0.032cm" svg:x="16.418cm" svg:y="7.94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7.0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6cm" svg:y="7.57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671cm" svg:y="7.472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7.988cm" svg:y="7.4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455cm" svg:y="7.472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849cm" svg:y="7.57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09cm" svg:height="0.516cm" svg:x="19.111cm" svg:y="7.6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19.504cm" svg:y="7.57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01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829cm" svg:y="7.6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</draw:g>
        <draw:g xml:id="id81" draw:id="id81">
          <svg:title>TexMaths</svg:title>
          <svg:desc>20§display§= 0 + 1 = 1§svg§600§FALSE§</svg:desc>
          <draw:polygon draw:style-name="gr2" draw:text-style-name="P6" draw:layer="layout" svg:width="3.466cm" svg:height="0.457cm" svg:x="8.157cm" svg:y="3.501cm" svg:viewBox="0 0 3467 458" draw:points="1733,458 0,458 0,0 3467,0 3467,458">
            <text:p/>
          </draw:polygon>
          <draw:path draw:style-name="gr3" draw:text-style-name="P7" draw:layer="layout" svg:width="0.468cm" svg:height="0.165cm" svg:x="8.162cm" svg:y="3.6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891cm" svg:y="3.46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9.411cm" svg:y="3.52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136cm" svg:y="3.46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0.661cm" svg:y="3.6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425cm" svg:y="3.466cm" svg:viewBox="0 0 234 470" svg:d="M146 18c0-16 0-18-18-18-43 45-106 45-128 45v22c14 0 56 0 93-19v366c0 26-2 34-66 34h-22v22c24-3 86-3 113-3 29 0 90 0 116 3v-22h-23c-64 0-65-8-65-34z">
            <text:p/>
          </draw:path>
        </draw:g>
        <draw:g xml:id="id89" draw:id="id89">
          <svg:title>TexMaths</svg:title>
          <svg:desc>20§display§\text {Cofactor Matrix } = \begin{bmatrix} \ \   0  &amp;      -8  &amp;  \ \   4  \\ 
                                                                           -1  &amp;  \ \  3  &amp;      - 2  \\ 
                                                                       \ \  1  &amp;      -7  &amp;   \ \   2  \end{bmatrix} 
§svg§600§FALSE§</svg:desc>
          <draw:polygon draw:style-name="gr2" draw:text-style-name="P6" draw:layer="layout" svg:width="10.892cm" svg:height="2.46cm" svg:x="3.358cm" svg:y="9.003cm" svg:viewBox="0 0 10893 2461" draw:points="5446,2461 0,2461 0,0 10893,0 10893,2461">
            <text:p/>
          </draw:polygon>
          <draw:path draw:style-name="gr3" draw:text-style-name="P7" draw:layer="layout" svg:width="0.429cm" svg:height="0.511cm" svg:x="3.363cm" svg:y="9.9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3.851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4.204cm" svg:y="9.9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4.427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4.772cm" svg:y="10.0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5.073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5.353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5.705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6.22cm" svg:y="9.9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6.868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7.204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7.484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.763cm" svg:y="9.9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944cm" svg:y="10.1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8.774cm" svg:y="10.1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07cm" svg:y="8.968cm" svg:viewBox="0 0 235 1266" draw:points="0,1266 50,1266 50,48 235,48 235,0 0,0">
            <text:p/>
          </draw:polygon>
          <draw:polygon draw:style-name="gr3" draw:text-style-name="P7" draw:layer="layout" svg:width="0.234cm" svg:height="1.265cm" svg:x="9.707cm" svg:y="10.232cm" svg:viewBox="0 0 235 1266" draw:points="0,1266 235,1266 235,1218 50,1218 50,0 0,0">
            <text:p/>
          </draw:polygon>
          <draw:path draw:style-name="gr3" draw:text-style-name="P7" draw:layer="layout" svg:width="0.297cm" svg:height="0.484cm" svg:x="10.481cm" svg:y="9.0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606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2.123cm" svg:y="9.0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13cm" svg:height="0.476cm" svg:x="13.675cm" svg:y="9.08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004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555cm" svg:y="9.9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084cm" svg:y="9.9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206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729cm" svg:y="9.9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0.516cm" svg:y="10.7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606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2.132cm" svg:y="10.7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81cm" svg:height="0.469cm" svg:x="13.691cm" svg:y="10.7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4.051cm" svg:y="8.968cm" svg:viewBox="0 0 235 1266" draw:points="187,1266 235,1266 235,0 0,0 0,48 187,48">
            <text:p/>
          </draw:polygon>
          <draw:polygon draw:style-name="gr3" draw:text-style-name="P7" draw:layer="layout" svg:width="0.234cm" svg:height="1.265cm" svg:x="14.051cm" svg:y="10.232cm" svg:viewBox="0 0 235 1266" draw:points="187,1218 0,1218 0,1266 235,1266 235,0 187,0">
            <text:p/>
          </draw:polygon>
        </draw:g>
        <draw:g xml:id="id90" draw:id="id90">
          <svg:title>TexMaths</svg:title>
          <svg:desc>20§display§\text {adj } A = \begin{bmatrix} \ \   0  &amp;      -1  &amp;  \ \   1  \\ 
                                                          -8  &amp;  \ \  3  &amp;      - 7  \\ 
                                                      \ \  4  &amp;      -2  &amp;   \ \   2  \end{bmatrix} 

§svg§600§FALSE§</svg:desc>
          <draw:polygon draw:style-name="gr2" draw:text-style-name="P6" draw:layer="layout" svg:width="7.395cm" svg:height="2.46cm" svg:x="6.864cm" svg:y="12.103cm" svg:viewBox="0 0 7396 2461" draw:points="3698,2461 0,2461 0,0 7396,0 7396,2461">
            <text:p/>
          </draw:polygon>
          <draw:path draw:style-name="gr3" draw:text-style-name="P7" draw:layer="layout" svg:width="0.317cm" svg:height="0.324cm" svg:x="6.858cm" svg:y="13.1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7.205cm" svg:y="13.0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7.543cm" svg:y="13.0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8.045cm" svg:y="13.00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8.783cm" svg:y="13.2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14cm" svg:y="12.068cm" svg:viewBox="0 0 235 1266" draw:points="0,1266 50,1266 50,48 235,48 235,0 0,0">
            <text:p/>
          </draw:polygon>
          <draw:polygon draw:style-name="gr3" draw:text-style-name="P7" draw:layer="layout" svg:width="0.234cm" svg:height="1.265cm" svg:x="9.714cm" svg:y="13.332cm" svg:viewBox="0 0 235 1266" draw:points="0,1266 235,1266 235,1218 50,1218 50,0 0,0">
            <text:p/>
          </draw:polygon>
          <draw:path draw:style-name="gr3" draw:text-style-name="P7" draw:layer="layout" svg:width="0.297cm" svg:height="0.484cm" svg:x="10.489cm" svg:y="12.1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614cm" svg:y="12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164cm" svg:y="12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726cm" svg:y="12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012cm" svg:y="13.3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53cm" svg:y="13.0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12.092cm" svg:y="13.0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214cm" svg:y="13.31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3.742cm" svg:y="13.02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313cm" svg:height="0.476cm" svg:x="10.481cm" svg:y="13.8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614cm" svg:y="14.15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137cm" svg:y="13.8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3.699cm" svg:y="13.8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34cm" svg:height="1.265cm" svg:x="14.059cm" svg:y="12.068cm" svg:viewBox="0 0 235 1266" draw:points="187,1266 235,1266 235,0 0,0 0,48 187,48">
            <text:p/>
          </draw:polygon>
          <draw:polygon draw:style-name="gr3" draw:text-style-name="P7" draw:layer="layout" svg:width="0.234cm" svg:height="1.265cm" svg:x="14.059cm" svg:y="13.332cm" svg:viewBox="0 0 235 1266" draw:points="187,1218 0,1218 0,1266 235,1266 235,0 187,0">
            <text:p/>
          </draw:polygon>
        </draw:g>
        <draw:g xml:id="id76" draw:id="id76">
          <svg:title>TexMaths</svg:title>
          <svg:desc>22§display§\begin{bmatrix} \ \  2  &amp;  0  &amp;    -1  \\ 
                           \ \  3  &amp;  1  &amp; \ \  2  \\ 
                               -1  &amp;  1  &amp; \ \  2  \end{bmatrix} §svg§600§FALSE§</svg:desc>
          <draw:polygon draw:style-name="gr2" draw:text-style-name="P6" draw:layer="layout" svg:width="4.611cm" svg:height="2.706cm" svg:x="22.557cm" svg:y="1.511cm" svg:viewBox="0 0 4612 2707" draw:points="2306,2707 0,2707 0,0 4612,0 4612,2707">
            <text:p/>
          </draw:polygon>
          <draw:polygon draw:style-name="gr3" draw:text-style-name="P7" draw:layer="layout" svg:width="0.258cm" svg:height="1.391cm" svg:x="22.77cm" svg:y="1.472cm" svg:viewBox="0 0 259 1392" draw:points="0,1392 55,1392 55,53 259,53 259,0 0,0">
            <text:p/>
          </draw:polygon>
          <draw:polygon draw:style-name="gr3" draw:text-style-name="P7" draw:layer="layout" svg:width="0.258cm" svg:height="1.391cm" svg:x="22.77cm" svg:y="2.863cm" svg:viewBox="0 0 259 1392" draw:points="0,1392 259,1392 259,1340 55,1340 55,0 0,0">
            <text:p/>
          </draw:polygon>
          <draw:path draw:style-name="gr3" draw:text-style-name="P7" draw:layer="layout" svg:width="0.309cm" svg:height="0.517cm" svg:x="23.631cm" svg:y="1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6cm" svg:height="0.532cm" svg:x="24.826cm" svg:y="1.606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3cm" svg:height="0.032cm" svg:x="26.02cm" svg:y="1.91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6.625cm" svg:y="1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626cm" svg:y="2.5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865cm" svg:y="2.5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553cm" svg:y="2.5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23.097cm" svg:y="3.76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3.705cm" svg:y="3.4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4.865cm" svg:y="3.4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553cm" svg:y="3.46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26.949cm" svg:y="1.472cm" svg:viewBox="0 0 259 1392" draw:points="206,1392 259,1392 259,0 0,0 0,53 206,53">
            <text:p/>
          </draw:polygon>
          <draw:polygon draw:style-name="gr3" draw:text-style-name="P7" draw:layer="layout" svg:width="0.258cm" svg:height="1.391cm" svg:x="26.949cm" svg:y="2.863cm" svg:viewBox="0 0 259 1392" draw:points="206,1340 0,1340 0,1392 259,1392 259,0 206,0">
            <text:p/>
          </draw:polygon>
        </draw:g>
        <draw:custom-shape draw:style-name="gr5" draw:text-style-name="P10" xml:id="id75" draw:id="id75" draw:layer="layout" svg:width="5cm" svg:height="3.2cm" svg:x="22.4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1+width/2;x" smil:keyTimes="0;1"/>
                  <anim:animate smil:dur="0.5s" smil:fill="hold" smil:targetElement="id7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1+width/2;x" smil:keyTimes="0;1"/>
                  <anim:animate smil:dur="0.5s" smil:fill="hold" smil:targetElement="id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91" draw:id="id91">
          <svg:title>TexMaths</svg:title>
          <svg:desc>28§display§\underline{ \text {Inverse of a Matrix by Adjoint method.} }§svg§600§FALSE§</svg:desc>
          <draw:polygon draw:style-name="gr2" draw:text-style-name="P6" draw:layer="layout" svg:width="16.944cm" svg:height="0.956cm" svg:x="2.397cm" svg:y="1.003cm" svg:viewBox="0 0 16945 957" draw:points="8472,957 0,957 0,0 16945,0 16945,957">
            <text:p/>
          </draw:polygon>
          <draw:path draw:style-name="gr3" draw:text-style-name="P7" draw:layer="layout" svg:width="0.301cm" svg:height="0.674cm" svg:x="2.375cm" svg:y="0.985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7" draw:layer="layout" svg:width="0.496cm" svg:height="0.436cm" svg:x="2.736cm" svg:y="1.22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3cm" svg:height="0.436cm" svg:x="3.242cm" svg:y="1.234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382cm" svg:height="0.454cm" svg:x="3.741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4.18cm" svg:y="1.2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4.57cm" svg:y="1.219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4.953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38cm" svg:height="0.454cm" svg:x="5.719cm" svg:y="1.21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6.216cm" svg:y="0.965cm" svg:viewBox="0 0 320 697" svg:d="M141 271v-114c0-88 47-135 92-135 2 0 16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6.853cm" svg:y="1.2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83cm" svg:height="0.674cm" svg:x="7.668cm" svg:y="0.985cm" svg:viewBox="0 0 831 675" svg:d="M202 22c-9-22-12-22-36-22h-166v31h25c74 0 76 12 76 45v496c0 26 0 71-101 71v32c34 0 83-3 116-3 32 0 81 3 115 3v-32c-101 0-101-45-101-71v-534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7" draw:layer="layout" svg:width="0.445cm" svg:height="0.454cm" svg:x="8.575cm" svg:y="1.2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1cm" svg:height="0.618cm" svg:x="9.046cm" svg:y="1.05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333cm" svg:height="0.436cm" svg:x="9.435cm" svg:y="1.2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9.827cm" svg:y="1.00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10.08cm" svg:y="1.234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5-2 56-2 83-2s69 2 94 2v-29c-22-5-29-16-29-32 0-22 29-53 89-125l74 98c9 12 21 27 21 34 0 9-9 23-36 25v29c31 0 85-2 107-2 27 0 65 0 94 2v-29c-51 0-69-2-92-32z">
            <text:p/>
          </draw:path>
          <draw:path draw:style-name="gr3" draw:text-style-name="P7" draw:layer="layout" svg:width="0.487cm" svg:height="0.696cm" svg:x="10.943cm" svg:y="0.976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7" draw:layer="layout" svg:width="0.483cm" svg:height="0.627cm" svg:x="11.454cm" svg:y="1.234cm" svg:viewBox="0 0 484 628" svg:d="M392 94c25-63 76-63 92-63v-31c-23 2-52 2-74 2-18 0-65-2-87-2v31c31 0 47 18 47 43 0 9 0 11-7 22l-99 245-109-267c-5-9-7-13-7-18 0-25 38-25 56-25v-31c-27 0-92 2-108 2-27 0-67 0-96-2v31c47 0 67 0 81 34l147 361c-4 13-17 45-24 58-23 54-49 123-112 123-7 0-29 0-47-17 31-5 38-27 38-43 0-25-18-40-40-40-21 0-43 11-43 42 0 45 43 79 92 79 60 0 103-56 125-112z">
            <text:p/>
          </draw:path>
          <draw:path draw:style-name="gr3" draw:text-style-name="P7" draw:layer="layout" svg:width="0.675cm" svg:height="0.707cm" svg:x="12.314cm" svg:y="0.954cm" svg:viewBox="0 0 676 708" svg:d="M361 20c-5-13-7-20-23-20-15 0-18 7-22 20l-206 590c-18 51-56 65-110 67v31c22-2 65-4 101-4 31 0 83 2 114 4v-31c-49 0-74-25-74-52 0-2 0-11 0-13l47-130h244l52 150c0 5 2 11 2 16 0 29-54 29-81 29v31c36-4 103-4 142-4 42 0 87 2 129 4v-31h-17c-59 0-74-7-83-40zM309 130l112 321h-222z">
            <text:p/>
          </draw:path>
          <draw:path draw:style-name="gr3" draw:text-style-name="P7" draw:layer="layout" svg:width="0.487cm" svg:height="0.696cm" svg:x="13.053cm" svg:y="0.976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0-96 29-141 22-31 58-63 112-63 36 0 76 14 108 59 11 17 11 20 11 38z">
            <text:p/>
          </draw:path>
          <draw:path draw:style-name="gr3" draw:text-style-name="P7" draw:layer="layout" svg:width="0.248cm" svg:height="0.862cm" svg:x="13.528cm" svg:y="1.001cm" svg:viewBox="0 0 249 863" svg:d="M249 224l-153 11v30c79 0 88 8 88 56v392c0 42-9 128-74 128-5 0-27 0-54-12 16-4 36-18 36-44 0-27-18-48-47-48-27 0-45 21-45 48 0 51 56 78 112 78 74 0 137-63 137-152zM249 52c0-27-25-52-54-52s-52 25-52 52c0 29 23 53 52 53s54-24 54-53z">
            <text:p/>
          </draw:path>
          <draw:path draw:style-name="gr3" draw:text-style-name="P7" draw:layer="layout" svg:width="0.438cm" svg:height="0.454cm" svg:x="13.895cm" svg:y="1.21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14.392cm" svg:y="1.00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4.663cm" svg:y="1.22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8cm" svg:height="0.618cm" svg:x="15.17cm" svg:y="1.053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77cm" svg:height="0.436cm" svg:x="15.893cm" svg:y="1.22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6.711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1cm" svg:height="0.618cm" svg:x="17.139cm" svg:y="1.05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17.535cm" svg:y="0.976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38cm" svg:height="0.454cm" svg:x="18.077cm" svg:y="1.219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87cm" svg:height="0.696cm" svg:x="18.601cm" svg:y="0.976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107cm" svg:height="0.107cm" svg:x="19.199cm" svg:y="1.555cm" svg:viewBox="0 0 108 108" svg:d="M108 54c0-29-25-54-54-54s-54 25-54 54 25 54 54 54 54-25 54-54z">
            <text:p/>
          </draw:path>
          <draw:polygon draw:style-name="gr3" draw:text-style-name="P7" draw:layer="layout" svg:width="17.043cm" svg:height="0.042cm" svg:x="2.348cm" svg:y="1.969cm" svg:viewBox="0 0 17044 43" draw:points="8521,43 0,43 0,0 17044,0 17044,43">
            <text:p/>
          </draw:polygon>
        </draw:g>
        <draw:g xml:id="id92" draw:id="id92">
          <svg:title>TexMaths</svg:title>
          <svg:desc>24§display§\text {If }A \text { is a non-singular square matrix i.e. } \left| A \right| \ne 0, \text { then its}§svg§600§FALSE§</svg:desc>
          <draw:polygon draw:style-name="gr2" draw:text-style-name="P6" draw:layer="layout" svg:width="21.142cm" svg:height="0.76cm" svg:x="4.272cm" svg:y="2.606cm" svg:viewBox="0 0 21143 761" draw:points="10571,761 0,761 0,0 21143,0 21143,761">
            <text:p/>
          </draw:polygon>
          <draw:path draw:style-name="gr3" draw:text-style-name="P7" draw:layer="layout" svg:width="0.258cm" svg:height="0.577cm" svg:x="4.253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4.562cm" svg:y="2.6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5.104cm" svg:y="2.593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181cm" svg:height="0.566cm" svg:x="6.016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25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87cm" svg:y="2.81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565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8.031cm" svg:y="2.8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456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7" draw:layer="layout" svg:width="0.224cm" svg:height="0.049cm" svg:x="8.907cm" svg:y="2.99cm" svg:viewBox="0 0 225 50" draw:points="225,50 225,0 0,0 0,50">
            <text:p/>
          </draw:polygon>
          <draw:path draw:style-name="gr3" draw:text-style-name="P7" draw:layer="layout" svg:width="0.277cm" svg:height="0.389cm" svg:x="9.206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539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773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0.238cm" svg:y="2.81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10.662cm" svg:y="2.82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11.132cm" svg:y="2.6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1.374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1.785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2.399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2.733cm" svg:y="2.82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3.177cm" svg:y="2.8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3.653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4.064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4.394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5.053cm" svg:y="2.82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765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6.166cm" svg:y="2.6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6.502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838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7.053cm" svg:y="2.833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7.798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18.077cm" svg:y="3.107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18.263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8.685cm" svg:y="3.107cm" svg:viewBox="0 0 92 92" svg:d="M92 46c0-25-21-46-46-46s-46 21-46 46 21 46 46 46 46-21 46-46z">
            <text:p/>
          </draw:path>
          <draw:path draw:style-name="gr3" draw:text-style-name="P7" draw:layer="layout" svg:width="0.035cm" svg:height="0.844cm" svg:x="19.465cm" svg:y="2.564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19.628cm" svg:y="2.593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20.331cm" svg:y="2.564cm" svg:viewBox="0 0 36 845" svg:d="M36 31c0-16 0-31-19-31-17 0-17 15-17 31v783c0 16 0 31 17 31 19 0 19-15 19-31z">
            <text:p/>
          </draw:path>
          <draw:path draw:style-name="gr3" draw:text-style-name="P7" draw:layer="layout" svg:width="0.421cm" svg:height="0.786cm" svg:x="20.816cm" svg:y="2.593cm" svg:viewBox="0 0 422 787" svg:d="M417 33c5-12 5-14 5-16 0-5-3-17-17-17-9 0-11 6-17 17l-380 738c-8 11-8 13-8 17 0 6 6 15 17 15 10 0 12-3 19-15z">
            <text:p/>
          </draw:path>
          <draw:path draw:style-name="gr3" draw:text-style-name="P7" draw:layer="layout" svg:width="0.562cm" svg:height="0.199cm" svg:x="20.745cm" svg:y="2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6cm" svg:height="0.581cm" svg:x="21.623cm" svg:y="2.635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099cm" svg:height="0.253cm" svg:x="22.084cm" svg:y="3.10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7" draw:layer="layout" svg:width="0.264cm" svg:height="0.529cm" svg:x="22.683cm" svg:y="2.6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3.022cm" svg:y="2.6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3.487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3.865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1cm" svg:height="0.566cm" svg:x="24.616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24.839cm" svg:y="2.6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25.179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93" draw:id="id93">
          <svg:title>TexMaths</svg:title>
          <svg:desc>24§display§\text {inverse exists and it is given by  } A^{-1} = \frac{1}{ \left| A \right| } ( \text {adj } A ).§svg§600§FALSE§</svg:desc>
          <draw:polygon draw:style-name="gr2" draw:text-style-name="P6" draw:layer="layout" svg:width="18.592cm" svg:height="1.839cm" svg:x="2.768cm" svg:y="4.005cm" svg:viewBox="0 0 18593 1840" draw:points="9297,1840 0,1840 0,0 18593,0 18593,1840">
            <text:p/>
          </draw:polygon>
          <draw:path draw:style-name="gr3" draw:text-style-name="P7" draw:layer="layout" svg:width="0.181cm" svg:height="0.566cm" svg:x="2.753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.987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3.421cm" svg:y="4.731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3.851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4.226cm" svg:y="4.72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4.56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4.888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5.545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64cm" svg:x="5.906cm" svg:y="4.73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181cm" svg:height="0.566cm" svg:x="6.368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605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6.925cm" svg:y="4.57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7.265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7.885cm" svg:y="4.71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8.3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8.77cm" svg:y="4.511cm" svg:viewBox="0 0 419 597" svg:d="M294 542v55l125-9v-27c-60 0-68-6-68-46v-515l-121 10v27c60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9.519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9.742cm" svg:y="4.57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10.362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0.596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7cm" svg:height="0.558cm" svg:x="11.207cm" svg:y="4.71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09 0-31-13-73-55-98-46-23-94-23-146-23-21 0-58 0-64 0-27-4-46-31-46-58zM188 538c-86 0-144-42-144-87 0-40 33-71 69-73h50c73 0 169 0 169 73 0 45-61 87-144 87z">
            <text:p/>
          </draw:path>
          <draw:path draw:style-name="gr3" draw:text-style-name="P7" draw:layer="layout" svg:width="0.181cm" svg:height="0.566cm" svg:x="11.631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11.854cm" svg:y="4.73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12.284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662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3.409cm" svg:y="4.511cm" svg:viewBox="0 0 419 597" svg:d="M123 269v-269l-123 10v27c60 0 65 5 65 46v505h21c2-2 8-14 31-52 14 19 48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3.847cm" svg:y="4.73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579cm" svg:height="0.606cm" svg:x="14.586cm" svg:y="4.491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4cm" svg:height="0.03cm" svg:x="15.252cm" svg:y="4.58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78cm" svg:y="4.355cm" svg:viewBox="0 0 217 394" svg:d="M134 17c0-17 0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6.376cm" svg:y="4.7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17.735cm" svg:y="3.96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1.103cm" svg:height="0.036cm" svg:x="17.32cm" svg:y="4.868cm" svg:viewBox="0 0 1104 37" draw:points="551,37 0,37 0,0 1104,0 1104,37">
            <text:p/>
          </draw:polygon>
          <draw:path draw:style-name="gr3" draw:text-style-name="P7" draw:layer="layout" svg:width="0.035cm" svg:height="0.844cm" svg:x="17.42cm" svg:y="5.043cm" svg:viewBox="0 0 36 845" svg:d="M36 31c0-16 0-31-19-31-17 0-17 15-17 31v784c0 15 0 30 17 30 19 0 19-15 19-30z">
            <text:p/>
          </draw:path>
          <draw:path draw:style-name="gr3" draw:text-style-name="P7" draw:layer="layout" svg:width="0.579cm" svg:height="0.606cm" svg:x="17.585cm" svg:y="5.072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18.288cm" svg:y="5.043cm" svg:viewBox="0 0 36 845" svg:d="M36 31c0-16 0-31-19-31-17 0-17 15-17 31v784c0 15 0 30 17 30 19 0 19-15 19-30z">
            <text:p/>
          </draw:path>
          <draw:path draw:style-name="gr3" draw:text-style-name="P7" draw:layer="layout" svg:width="0.197cm" svg:height="0.844cm" svg:x="18.607cm" svg:y="4.463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81cm" svg:height="0.389cm" svg:x="18.887cm" svg:y="4.71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9.302cm" svg:y="4.511cm" svg:viewBox="0 0 419 597" svg:d="M294 542v55l125-9v-27c-60 0-68-6-68-46v-515l-121 10v27c60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19.707cm" svg:y="4.532cm" svg:viewBox="0 0 213 740" svg:d="M213 192l-130 10v25c67 0 74 7 74 48v336c0 36-7 109-63 109-4 0-23 0-46-9 13-4 31-16 31-39s-16-40-41-40c-23 0-38 17-38 40 0 45 48 68 96 68 63 0 117-54 117-131zM213 44c0-23-21-44-46-44-23 0-44 21-44 44 0 25 19 46 44 46s46-21 46-46z">
            <text:p/>
          </draw:path>
          <draw:path draw:style-name="gr3" draw:text-style-name="P7" draw:layer="layout" svg:width="0.579cm" svg:height="0.606cm" svg:x="20.31cm" svg:y="4.491cm" svg:viewBox="0 0 580 607" svg:d="M121 509c-33 56-65 69-104 71-9 0-17 0-17 17 0 4 4 10 12 10 23 0 48-4 72-4 27 0 58 4 85 4 4 0 15 0 15-17 0-10-7-10-13-10-19-2-40-9-40-31 0-9 5-19 13-30l63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197cm" svg:height="0.844cm" svg:x="20.961cm" svg:y="4.46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091cm" svg:height="0.091cm" svg:x="21.314cm" svg:y="5.006cm" svg:viewBox="0 0 92 92" svg:d="M92 46c0-25-21-46-46-46s-46 21-46 46 21 46 46 46 46-21 46-46z">
            <text:p/>
          </draw:path>
        </draw:g>
        <draw:frame presentation:style-name="pr4" draw:text-style-name="P3" draw:layer="layout" svg:width="25.199cm" svg:height="1.406cm" svg:x="1.4cm" svg:y="6cm" presentation:class="title" presentation:user-transformed="true">
          <draw:text-box>
            <text:p xml:id="id94" text:id="id94"><text:span text:style-name="T4">Examples</text:span></text:p>
          </draw:text-box>
        </draw:frame>
        <draw:g xml:id="id95" draw:id="id95">
          <svg:title>TexMaths</svg:title>
          <svg:desc>24§display§\text {(3) Find the inverse of the following matrices by adjoint method.}§svg§600§FALSE§</svg:desc>
          <draw:polygon draw:style-name="gr2" draw:text-style-name="P6" draw:layer="layout" svg:width="23.864cm" svg:height="0.76cm" svg:x="2.754cm" svg:y="7.81cm" svg:viewBox="0 0 23865 761" draw:points="11933,761 0,761 0,0 23865,0 23865,761">
            <text:p/>
          </draw:polygon>
          <draw:path draw:style-name="gr3" draw:text-style-name="P7" draw:layer="layout" svg:width="0.197cm" svg:height="0.844cm" svg:x="2.794cm" svg:y="7.7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3.075cm" svg:y="7.83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3.511cm" svg:y="7.7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7cm" svg:height="0.575cm" svg:x="4.098cm" svg:y="7.828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181cm" svg:height="0.566cm" svg:x="4.649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883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5.354cm" svg:y="7.81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264cm" svg:height="0.529cm" svg:x="6.091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6.429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6.894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7.554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788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8.222cm" svg:y="8.03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8.653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9.027cm" svg:y="8.02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9.361cm" svg:y="8.0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689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0.346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0.772cm" svg:y="7.806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11.298cm" svg:y="7.88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1.638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103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2.763cm" svg:y="7.806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017cm" svg:y="8.0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3.443cm" svg:y="7.81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3.677cm" svg:y="7.81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908cm" svg:y="8.0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4.298cm" svg:y="8.037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181cm" svg:height="0.566cm" svg:x="14.92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152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5.619cm" svg:y="8.01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6cm" svg:height="0.373cm" svg:x="16.325cm" svg:y="8.027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7.036cm" svg:y="8.02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7.439cm" svg:y="7.88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.773cm" svg:y="8.027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8.109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8.343cm" svg:y="8.0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714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9.092cm" svg:y="8.0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9.703cm" svg:y="7.81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0.14cm" svg:y="8.03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381cm" svg:height="0.389cm" svg:x="20.885cm" svg:y="8.02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21.3cm" svg:y="7.81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21.707cm" svg:y="7.837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22.022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22.448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681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3.117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6cm" svg:height="0.373cm" svg:x="23.737cm" svg:y="8.027cm" svg:viewBox="0 0 661 374" svg:d="M65 83v228c0 37-9 37-65 37v26c29 0 73-1 96-1 21 0 65 1 94 1v-26c-56 0-65 0-65-37v-157c0-89 59-135 113-135s63 46 63 94v198c0 37-9 37-67 37v26c31 0 73-1 96-1s67 1 96 1v-26c-57 0-67 0-67-37v-157c0-89 62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4.436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4.802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5.142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25.607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6.058cm" svg:y="7.81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091cm" svg:height="0.091cm" svg:x="26.571cm" svg:y="8.311cm" svg:viewBox="0 0 92 92" svg:d="M92 46c0-25-21-46-46-46s-46 21-46 46 21 46 46 46 46-21 46-46z">
            <text:p/>
          </draw:path>
        </draw:g>
        <draw:g xml:id="id96" draw:id="id96">
          <svg:title>TexMaths</svg:title>
          <svg:desc>24§display§\text {(i)}§svg§600§FALSE§</svg:desc>
          <draw:polygon draw:style-name="gr2" draw:text-style-name="P6" draw:layer="layout" svg:width="0.723cm" svg:height="0.759cm" svg:x="3.755cm" svg:y="10.11cm" svg:viewBox="0 0 724 760" draw:points="361,760 0,760 0,0 724,0 724,760">
            <text:p/>
          </draw:polygon>
          <draw:path draw:style-name="gr3" draw:text-style-name="P7" draw:layer="layout" svg:width="0.197cm" svg:height="0.844cm" svg:x="3.795cm" svg:y="10.06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4.068cm" svg:y="10.1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23cm" svg:y="10.0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7" draw:id="id97">
          <svg:title>TexMaths</svg:title>
          <svg:desc>22§display§\begin{bmatrix}  -1  &amp;  5  \\ 
                            -3  &amp;  2  \end{bmatrix} 
§svg§600§FALSE§</svg:desc>
          <draw:polygon draw:style-name="gr2" draw:text-style-name="P6" draw:layer="layout" svg:width="2.692cm" svg:height="1.779cm" svg:x="5.858cm" svg:y="9.612cm" svg:viewBox="0 0 2693 1780" draw:points="1346,1780 0,1780 0,0 2693,0 2693,1780">
            <text:p/>
          </draw:polygon>
          <draw:polygon draw:style-name="gr3" draw:text-style-name="P7" draw:layer="layout" svg:width="0.205cm" svg:height="1.856cm" svg:x="6.013cm" svg:y="9.573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6.291cm" svg:y="10.0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898cm" svg:y="9.707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027cm" svg:y="9.707cm" svg:viewBox="0 0 310 533" svg:d="M310 361c0-92-64-171-148-171-37 0-71 12-99 41v-152c16 5 43 11 67 11 95 0 150-71 150-81 0-5-2-9-7-9-2 0-4 0-7 2-16 7-53 23-106 23-32 0-67-6-104-21-5-4-7-4-9-4-7 0-7 7-7 19v229c0 14 0 21 11 21 5 0 7-1 9-7 9-12 39-54 100-54 41 0 62 35 67 49 12 30 14 60 14 99 0 26 0 73-19 105-18 30-48 51-83 51-56 0-100-40-114-86 1 0 5 0 14 0 24 0 38-19 38-37 0-19-14-39-38-39-13 0-39 6-39 43 0 65 55 140 141 140 89 0 169-74 169-172z">
            <text:p/>
          </draw:path>
          <draw:path draw:style-name="gr3" draw:text-style-name="P7" draw:layer="layout" svg:width="0.472cm" svg:height="0.032cm" svg:x="6.291cm" svg:y="10.9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861cm" svg:y="10.636cm" svg:viewBox="0 0 322 533" svg:d="M194 243c63-19 107-74 107-136 0-63-67-107-143-107-79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8.027cm" svg:y="10.636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olygon draw:style-name="gr3" draw:text-style-name="P7" draw:layer="layout" svg:width="0.205cm" svg:height="1.856cm" svg:x="8.384cm" svg:y="9.573cm" svg:viewBox="0 0 206 1857" draw:points="162,1815 0,1815 0,1857 206,1857 206,0 0,0 0,42 162,42">
            <text:p/>
          </draw:polygon>
        </draw:g>
        <draw:g xml:id="id98" draw:id="id98">
          <svg:title>TexMaths</svg:title>
          <svg:desc>24§display§\text {(ii)}§svg§600§FALSE§</svg:desc>
          <draw:polygon draw:style-name="gr2" draw:text-style-name="P6" draw:layer="layout" svg:width="0.958cm" svg:height="0.76cm" svg:x="10.758cm" svg:y="10.112cm" svg:viewBox="0 0 959 761" draw:points="478,761 0,761 0,0 959,0 959,761">
            <text:p/>
          </draw:polygon>
          <draw:path draw:style-name="gr3" draw:text-style-name="P7" draw:layer="layout" svg:width="0.197cm" svg:height="0.844cm" svg:x="10.798cm" svg:y="10.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11.071cm" svg:y="10.1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11.306cm" svg:y="10.1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11.561cm" svg:y="10.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9" draw:id="id99">
          <svg:title>TexMaths</svg:title>
          <svg:desc>22§display§\begin{bmatrix}   0  &amp;  1  &amp;   2  \\ 
                             1  &amp;  2  &amp;   3  \\ 
                             3  &amp;  1  &amp;   1  \end{bmatrix} 
§svg§600§FALSE§</svg:desc>
          <draw:polygon draw:style-name="gr2" draw:text-style-name="P6" draw:layer="layout" svg:width="3.407cm" svg:height="2.706cm" svg:x="12.66cm" svg:y="9.115cm" svg:viewBox="0 0 3408 2707" draw:points="1703,2707 0,2707 0,0 3408,0 3408,2707">
            <text:p/>
          </draw:polygon>
          <draw:polygon draw:style-name="gr3" draw:text-style-name="P7" draw:layer="layout" svg:width="0.258cm" svg:height="1.391cm" svg:x="12.873cm" svg:y="9.076cm" svg:viewBox="0 0 259 1392" draw:points="0,1392 55,1392 55,53 259,53 259,0 0,0">
            <text:p/>
          </draw:polygon>
          <draw:polygon draw:style-name="gr3" draw:text-style-name="P7" draw:layer="layout" svg:width="0.258cm" svg:height="1.391cm" svg:x="12.873cm" svg:y="10.467cm" svg:viewBox="0 0 259 1392" draw:points="0,1392 259,1392 259,1340 55,1340 55,0 0,0">
            <text:p/>
          </draw:polygon>
          <draw:path draw:style-name="gr3" draw:text-style-name="P7" draw:layer="layout" svg:width="0.326cm" svg:height="0.532cm" svg:x="13.167cm" svg:y="9.2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365cm" svg:y="9.2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5.495cm" svg:y="9.21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256cm" svg:height="0.517cm" svg:x="13.205cm" svg:y="10.1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335cm" svg:y="10.13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15.488cm" svg:y="10.13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13.169cm" svg:y="11.06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4.365cm" svg:y="11.065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15.525cm" svg:y="11.0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848cm" svg:y="9.076cm" svg:viewBox="0 0 259 1392" draw:points="206,1392 259,1392 259,0 0,0 0,53 206,53">
            <text:p/>
          </draw:polygon>
          <draw:polygon draw:style-name="gr3" draw:text-style-name="P7" draw:layer="layout" svg:width="0.258cm" svg:height="1.391cm" svg:x="15.848cm" svg:y="10.467cm" svg:viewBox="0 0 259 1392" draw:points="206,1340 0,1340 0,1392 259,1392 259,0 206,0">
            <text:p/>
          </draw:polygon>
        </draw:g>
        <draw:g xml:id="id100" draw:id="id100">
          <svg:title>TexMaths</svg:title>
          <svg:desc>22§display§\text {(4) If } A =  \begin{bmatrix}   1  &amp;     -1  &amp; \ \   2  \\ 
                                                           3  &amp; \ \  0  &amp;  -2  \\ 
                                                           1  &amp;  \ \  0  &amp; \ \   3  \end{bmatrix} ,
§svg§600§FALSE§</svg:desc>
          <draw:polygon draw:style-name="gr2" draw:text-style-name="P6" draw:layer="layout" svg:width="8.778cm" svg:height="2.706cm" svg:x="2.756cm" svg:y="12.311cm" svg:viewBox="0 0 8779 2707" draw:points="4390,2707 0,2707 0,0 8779,0 8779,2707">
            <text:p/>
          </draw:polygon>
          <draw:path draw:style-name="gr3" draw:text-style-name="P7" draw:layer="layout" svg:width="0.18cm" svg:height="0.774cm" svg:x="2.793cm" svg:y="13.277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7" draw:layer="layout" svg:width="0.344cm" svg:height="0.524cm" svg:x="3.039cm" svg:y="13.33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3.449cm" svg:y="13.277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7" draw:layer="layout" svg:width="0.237cm" svg:height="0.529cm" svg:x="3.985cm" svg:y="13.32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268cm" svg:y="13.31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764cm" svg:y="13.30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574cm" svg:y="13.5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cm" svg:y="12.272cm" svg:viewBox="0 0 259 1392" draw:points="0,1392 55,1392 55,53 259,53 259,0 0,0">
            <text:p/>
          </draw:polygon>
          <draw:polygon draw:style-name="gr3" draw:text-style-name="P7" draw:layer="layout" svg:width="0.258cm" svg:height="1.391cm" svg:x="6.6cm" svg:y="13.663cm" svg:viewBox="0 0 259 1392" draw:points="0,1392 259,1392 259,1340 55,1340 55,0 0,0">
            <text:p/>
          </draw:polygon>
          <draw:path draw:style-name="gr3" draw:text-style-name="P7" draw:layer="layout" svg:width="0.256cm" svg:height="0.517cm" svg:x="6.931cm" svg:y="12.4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8.087cm" svg:y="12.7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693cm" svg:y="12.4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381cm" svg:y="12.4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6.896cm" svg:y="13.333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8.612cm" svg:y="13.3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847cm" svg:y="13.6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25cm" svg:y="13.3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6.931cm" svg:y="14.2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612cm" svg:y="14.26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0.375cm" svg:y="14.26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777cm" svg:y="12.272cm" svg:viewBox="0 0 259 1392" draw:points="206,1392 259,1392 259,0 0,0 0,53 206,53">
            <text:p/>
          </draw:polygon>
          <draw:polygon draw:style-name="gr3" draw:text-style-name="P7" draw:layer="layout" svg:width="0.258cm" svg:height="1.391cm" svg:x="10.777cm" svg:y="13.663cm" svg:viewBox="0 0 259 1392" draw:points="206,1340 0,1340 0,1392 259,1392 259,0 206,0">
            <text:p/>
          </draw:polygon>
          <draw:path draw:style-name="gr3" draw:text-style-name="P7" draw:layer="layout" svg:width="0.091cm" svg:height="0.231cm" svg:x="11.482cm" svg:y="13.77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01" draw:id="id101">
          <svg:title>TexMaths</svg:title>
          <svg:desc>22§display§\text {verify that (i) } A ( \text {adj }A ) = ( \text {adj }A ) A = \left| A \right|.I§svg§600§FALSE§</svg:desc>
          <draw:polygon draw:style-name="gr2" draw:text-style-name="P6" draw:layer="layout" svg:width="14.764cm" svg:height="0.696cm" svg:x="11.984cm" svg:y="12.21cm" svg:viewBox="0 0 14765 697" draw:points="7383,697 0,697 0,0 14765,0 14765,697">
            <text:p/>
          </draw:polygon>
          <draw:path draw:style-name="gr3" draw:text-style-name="P7" draw:layer="layout" svg:width="0.379cm" svg:height="0.342cm" svg:x="11.959cm" svg:y="12.41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353cm" svg:y="12.4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696cm" svg:y="12.40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003cm" svg:y="12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219cm" svg:y="12.20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79cm" svg:height="0.492cm" svg:x="13.444cm" svg:y="12.41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244cm" svg:height="0.485cm" svg:x="14.11cm" svg:y="12.27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419cm" svg:y="12.21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4.858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5.227cm" svg:y="12.2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15.847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6.097cm" svg:y="12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6.329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555cm" svg:x="16.871cm" svg:y="12.197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17.501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17.756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18.138cm" svg:y="12.215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51cm" svg:y="12.234cm" svg:viewBox="0 0 195 677" svg:d="M195 176l-119 9v23c61 0 68 7 68 44v307c0 34-7 101-58 101-3 0-21 0-42-9 12-4 28-14 28-35s-14-37-37-37c-21 0-35 16-35 37 0 40 44 61 88 61 58 0 107-49 107-119zM195 40c0-21-19-40-42-40-21 0-40 19-40 40 0 23 17 43 40 43s42-20 42-43z">
            <text:p/>
          </draw:path>
          <draw:path draw:style-name="gr3" draw:text-style-name="P7" draw:layer="layout" svg:width="0.531cm" svg:height="0.555cm" svg:x="19.062cm" svg:y="12.1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19.659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173cm" svg:y="1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21.023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21.28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21.66cm" svg:y="12.21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22.031cm" svg:y="12.234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22.584cm" svg:y="12.1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23.181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555cm" svg:x="23.464cm" svg:y="12.197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182cm" svg:x="24.275cm" svg:y="1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25.141cm" svg:y="12.1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25.291cm" svg:y="12.197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25.935cm" svg:y="12.171cm" svg:viewBox="0 0 33 774" svg:d="M33 28c0-14 0-28-17-28-16 0-16 14-16 28v718c0 14 0 28 16 28 17 0 17-14 17-28z">
            <text:p/>
          </draw:path>
          <draw:path draw:style-name="gr3" draw:text-style-name="P7" draw:layer="layout" svg:width="0.083cm" svg:height="0.083cm" svg:x="26.254cm" svg:y="12.669cm" svg:viewBox="0 0 84 84" svg:d="M84 42c0-23-19-42-42-42s-42 19-42 42 19 42 42 42 42-19 42-42z">
            <text:p/>
          </draw:path>
          <draw:path draw:style-name="gr3" draw:text-style-name="P7" draw:layer="layout" svg:width="0.358cm" svg:height="0.528cm" svg:x="26.428cm" svg:y="12.222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</draw:g>
        <draw:g xml:id="id102" draw:id="id102">
          <svg:title>TexMaths</svg:title>
          <svg:desc>22§display§\text {(ii) } a_{11}A_{11} +  a_{12}A_{12} + a_{13}A_{13} = \left| A \right|§svg§600§FALSE§</svg:desc>
          <draw:polygon draw:style-name="gr2" draw:text-style-name="P6" draw:layer="layout" svg:width="11.948cm" svg:height="0.696cm" svg:x="14.058cm" svg:y="13.209cm" svg:viewBox="0 0 11949 697" draw:points="5974,697 0,697 0,0 11949,0 11949,697">
            <text:p/>
          </draw:polygon>
          <draw:path draw:style-name="gr3" draw:text-style-name="P7" draw:layer="layout" svg:width="0.18cm" svg:height="0.773cm" svg:x="14.095cm" svg:y="13.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4.345cm" svg:y="13.2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56cm" svg:y="13.2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4.794cm" svg:y="13.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55cm" svg:height="0.351cm" svg:x="15.339cm" svg:y="13.407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198cm" svg:height="0.36cm" svg:x="15.776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084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6.399cm" svg:y="13.1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98cm" svg:height="0.36cm" svg:x="17.011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319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823cm" svg:y="13.2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18.583cm" svg:y="13.40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98cm" svg:height="0.36cm" svg:x="19.02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9.303cm" svg:y="13.5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9.643cm" svg:y="13.19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98cm" svg:height="0.36cm" svg:x="20.255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20.539cm" svg:y="13.5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067cm" svg:y="13.2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1.827cm" svg:y="13.40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98cm" svg:height="0.36cm" svg:x="22.264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2.542cm" svg:y="13.5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31cm" svg:height="0.555cm" svg:x="22.887cm" svg:y="13.19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98cm" svg:height="0.36cm" svg:x="23.499cm" svg:y="13.5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3.777cm" svg:y="13.5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182cm" svg:x="24.353cm" svg:y="13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25.219cm" svg:y="13.17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25.368cm" svg:y="13.1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032cm" svg:height="0.773cm" svg:x="26.013cm" svg:y="13.17cm" svg:viewBox="0 0 33 774" svg:d="M33 28c0-14 0-28-17-28-16 0-16 14-16 28v718c0 14 0 28 16 28 17 0 17-14 17-28z">
            <text:p/>
          </draw:path>
        </draw:g>
        <draw:g xml:id="id103" draw:id="id103">
          <svg:title>TexMaths</svg:title>
          <svg:desc>22§display§\text {(iii) } a_{11}A_{21} +  a_{12}A_{22} + a_{13}A_{23} = 0§svg§600§FALSE§</svg:desc>
          <draw:polygon draw:style-name="gr2" draw:text-style-name="P6" draw:layer="layout" svg:width="11.598cm" svg:height="0.696cm" svg:x="13.86cm" svg:y="14.309cm" svg:viewBox="0 0 11599 697" draw:points="5801,697 0,697 0,0 11599,0 11599,697">
            <text:p/>
          </draw:polygon>
          <draw:path draw:style-name="gr3" draw:text-style-name="P7" draw:layer="layout" svg:width="0.18cm" svg:height="0.773cm" svg:x="13.897cm" svg:y="14.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4.147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362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576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4.81cm" svg:y="14.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54cm" svg:height="0.351cm" svg:x="15.356cm" svg:y="14.50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198cm" svg:height="0.36cm" svg:x="15.792cm" svg:y="14.6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1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cm" svg:height="0.555cm" svg:x="16.415cm" svg:y="14.296cm" svg:viewBox="0 0 531 556" svg:d="M111 466c-30 51-60 63-95 65-9 0-16 0-16 16 0 4 4 9 11 9 21 0 44-4 66-4 25 0 53 4 78 4 3 0 14 0 14-16 0-9-7-9-12-9-18-2-37-9-37-28 0-9 5-17 10-28l60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4cm" svg:height="0.36cm" svg:x="17.003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336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839cm" svg:y="14.3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4cm" svg:height="0.351cm" svg:x="18.599cm" svg:y="14.507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98cm" svg:height="0.36cm" svg:x="19.036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9.319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3cm" svg:height="0.555cm" svg:x="19.659cm" svg:y="14.296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24cm" svg:height="0.36cm" svg:x="20.247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0.555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082cm" svg:y="14.3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4cm" svg:height="0.351cm" svg:x="21.843cm" svg:y="14.50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198cm" svg:height="0.36cm" svg:x="22.279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2.557cm" svg:y="14.6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53cm" svg:height="0.555cm" svg:x="22.902cm" svg:y="14.296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24cm" svg:height="0.36cm" svg:x="23.49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3.793cm" svg:y="14.6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182cm" svg:x="24.368cm" svg:y="14.5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5.171cm" svg:y="14.335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4" anim:sub-item="text" smil:attributeName="visibility" smil:to="visible"/>
                  <anim:animate smil:begin="0s" smil:dur="0.5s" smil:fill="hold" smil:decelerate="0.5" smil:targetElement="id94" anim:sub-item="text" smil:attributeName="rotate" smil:values="-90;0" smil:keyTimes="0;1"/>
                  <anim:animate smil:begin="0s" smil:dur="0.5s" smil:fill="hold" smil:decelerate="0.5" smil:targetElement="id94" anim:sub-item="text" smil:attributeName="width" smil:values="width;width*.05" smil:keyTimes="0;1"/>
                  <anim:animate smil:begin="0.5s" smil:dur="0.5s" smil:fill="hold" smil:accelerate="0.5" smil:targetElement="id94" anim:sub-item="text" smil:attributeName="width" smil:values="width*.05;width" smil:keyTimes="0;1"/>
                  <anim:animate smil:dur="1s" smil:fill="hold" smil:targetElement="id94" anim:sub-item="text" smil:attributeName="height" smil:values="height;height" smil:keyTimes="0;1"/>
                  <anim:animate smil:begin="0s" smil:dur="0.5s" smil:fill="hold" smil:decelerate="0.5" smil:targetElement="id94" anim:sub-item="text" smil:attributeName="x" smil:values="x+.4;x" smil:keyTimes="0;1"/>
                  <anim:animate smil:begin="0s" smil:dur="0.5s" smil:fill="hold" smil:decelerate="0.5" smil:targetElement="id94" anim:sub-item="text" smil:attributeName="y" smil:values="y-.2;y+.1" smil:keyTimes="0;1"/>
                  <anim:animate smil:begin="0.5s" smil:dur="0.5s" smil:fill="hold" smil:accelerate="0.5" smil:targetElement="id94" anim:sub-item="text" smil:attributeName="y" smil:values="y+.1;y" smil:keyTimes="0;1"/>
                  <anim:transitionFilter smil:begin="0s" smil:dur="1s" smil:decelerate="0.5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3" smil:attributeName="visibility" smil:to="visible"/>
                  <anim:animate smil:dur="0.25s" smil:fill="hold" smil:targetElement="id103" smil:attributeName="width" smil:values="width*0.05;width" smil:keyTimes="0;1"/>
                  <anim:animate smil:dur="0.25s" smil:fill="hold" smil:targetElement="id103" smil:attributeName="height" smil:values="height;height" smil:keyTimes="0;1"/>
                  <anim:animate smil:dur="0.25s" smil:fill="hold" smil:targetElement="id103" smil:attributeName="x" smil:values="x-.2;x" smil:keyTimes="0;1"/>
                  <anim:animate smil:dur="0.25s" smil:fill="hold" smil:targetElement="id103" smil:attributeName="y" smil:values="y;y" smil:keyTimes="0;1"/>
                  <anim:transitionFilter smil:dur="0.25s" smil:targetElement="id10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7"><text:s text:c="14"/></text:span></text:p>
            <text:p xml:id="id104" text:id="id104" text:style-name="P4"><text:span text:style-name="T8"><text:tab/></text:span><text:span text:style-name="T9">Solutions :</text:span></text:p>
            <text:p text:style-name="P4"><text:span text:style-name="T9"/></text:p>
          </draw:text-box>
        </draw:frame>
        <draw:g xml:id="id105" draw:id="id105">
          <svg:title>TexMaths</svg:title>
          <svg:desc>24§display§\text {(3) (i)}§svg§600§FALSE§</svg:desc>
          <draw:polygon draw:style-name="gr2" draw:text-style-name="P6" draw:layer="layout" svg:width="2.083cm" svg:height="0.76cm" svg:x="2.034cm" svg:y="2.769cm" svg:viewBox="0 0 2084 761" draw:points="1041,761 0,761 0,0 2084,0 2084,761">
            <text:p/>
          </draw:polygon>
          <draw:path draw:style-name="gr3" draw:text-style-name="P7" draw:layer="layout" svg:width="0.197cm" svg:height="0.844cm" svg:x="2.074cm" svg:y="2.72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cm" svg:height="0.581cm" svg:x="2.355cm" svg:y="2.79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791cm" svg:y="2.7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97cm" svg:height="0.844cm" svg:x="3.434cm" svg:y="2.72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1cm" svg:height="0.566cm" svg:x="3.707cm" svg:y="2.7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962cm" svg:y="2.72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0§display§A = \begin{bmatrix} 3 &amp; -5 \\ 2 &amp; \ \ 6 \end{bmatrix} ,§svg§600§FALSE§</svg:desc>
          <draw:polygon draw:style-name="gr2" draw:text-style-name="P6" draw:layer="layout" svg:width="4.35cm" svg:height="1.617cm" svg:x="6.604cm" svg:y="2.306cm" svg:viewBox="0 0 4351 1618" draw:points="2175,1618 0,1618 0,0 4351,0 4351,1618">
            <text:p/>
          </draw:polygon>
          <draw:path draw:style-name="gr3" draw:text-style-name="P7" draw:layer="layout" svg:width="0.482cm" svg:height="0.505cm" svg:x="6.593cm" svg:y="2.78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7.331cm" svg:y="3.0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8.209cm" svg:y="2.271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8.435cm" svg:y="2.39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518cm" svg:y="2.67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042cm" svg:y="2.39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81cm" svg:height="0.469cm" svg:x="8.44cm" svg:y="3.2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9.997cm" svg:y="3.237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olygon draw:style-name="gr3" draw:text-style-name="P7" draw:layer="layout" svg:width="0.186cm" svg:height="1.687cm" svg:x="10.368cm" svg:y="2.271cm" svg:viewBox="0 0 187 1688" draw:points="147,1650 0,1650 0,1688 187,1688 187,0 0,0 0,38 147,38">
            <text:p/>
          </draw:polygon>
          <draw:path draw:style-name="gr3" draw:text-style-name="P7" draw:layer="layout" svg:width="0.082cm" svg:height="0.21cm" svg:x="10.906cm" svg:y="3.21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106" draw:id="id106">
          <svg:title>TexMaths</svg:title>
          <svg:desc>20§display§\text {Let , }§svg§600§FALSE§</svg:desc>
          <draw:polygon draw:style-name="gr2" draw:text-style-name="P6" draw:layer="layout" svg:width="1.331cm" svg:height="0.546cm" svg:x="4.646cm" svg:y="2.859cm" svg:viewBox="0 0 1332 547" draw:points="667,547 0,547 0,0 1332,0 1332,547">
            <text:p/>
          </draw:polygon>
          <draw:path draw:style-name="gr3" draw:text-style-name="P7" draw:layer="layout" svg:width="0.386cm" svg:height="0.481cm" svg:x="4.633cm" svg:y="2.824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5.07cm" svg:y="2.98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5.375cm" svg:y="2.872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5.93cm" svg:y="3.229cm" svg:viewBox="0 0 83 211" svg:d="M83 74c0-45-16-74-45-74-25 0-38 19-38 37 0 19 13 38 38 38 12 0 20-5 28-9l1-2c0 0 2 0 2 10 0 46-21 89-53 123-3 3-5 5-5 6 0 7 3 8 8 8 8 0 64-56 64-137z">
            <text:p/>
          </draw:path>
        </draw:g>
        <draw:g xml:id="id110" draw:id="id110">
          <svg:title>TexMaths</svg:title>
          <svg:desc>20§display§M_{11} = 6§svg§600§FALSE§</svg:desc>
          <draw:polygon draw:style-name="gr2" draw:text-style-name="P6" draw:layer="layout" svg:width="2.465cm" svg:height="0.517cm" svg:x="4.561cm" svg:y="4.601cm" svg:viewBox="0 0 2466 518" draw:points="1233,518 0,518 0,0 2466,0 2466,518">
            <text:p/>
          </draw:polygon>
          <draw:path draw:style-name="gr3" draw:text-style-name="P7" draw:layer="layout" svg:width="0.704cm" svg:height="0.481cm" svg:x="4.555cm" svg:y="4.566cm" svg:viewBox="0 0 705 482" svg:d="M622 54c7-25 8-32 61-32 16 0 22 0 22-14 0-8-6-8-19-8h-93c-17 0-19 0-27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9 8 21 0 69-1 88-1 29 0 60 1 88 1 5 0 13 0 13-14 0-8-6-8-19-8-26 0-46 0-46-13 0-2 0-3 4-16z">
            <text:p/>
          </draw:path>
          <draw:path draw:style-name="gr3" draw:text-style-name="P7" draw:layer="layout" svg:width="0.18cm" svg:height="0.327cm" svg:x="5.262cm" svg:y="4.826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5.542cm" svg:y="4.826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6cm" svg:x="6.038cm" svg:y="4.789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6.77cm" svg:y="4.577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</draw:g>
        <draw:g xml:id="id111" draw:id="id111">
          <svg:title>TexMaths</svg:title>
          <svg:desc>20§display§\therefore \ \ A_{11} = (-1)^{1+1}(6) = 6§svg§600§FALSE§</svg:desc>
          <draw:polygon draw:style-name="gr2" draw:text-style-name="P6" draw:layer="layout" svg:width="7.751cm" svg:height="0.723cm" svg:x="8.571cm" svg:y="4.399cm" svg:viewBox="0 0 7752 724" draw:points="3877,724 0,724 0,0 7752,0 7752,724">
            <text:p/>
          </draw:polygon>
          <draw:path draw:style-name="gr3" draw:text-style-name="P7" draw:layer="layout" svg:width="0.426cm" svg:height="0.38cm" svg:x="8.557cm" svg:y="4.655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693cm" svg:y="4.478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18cm" svg:height="0.327cm" svg:x="10.25cm" svg:y="4.75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10.53cm" svg:y="4.75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1.026cm" svg:y="4.7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99cm" svg:y="4.45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2.061cm" svg:y="4.79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612cm" svg:y="4.51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941cm" svg:y="4.45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18cm" svg:height="0.327cm" svg:x="13.228cm" svg:y="4.364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362cm" svg:height="0.364cm" svg:x="13.488cm" svg:y="4.3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3.94cm" svg:y="4.364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4.271cm" svg:y="4.45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14.505cm" svg:y="4.513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164cm" svg:height="0.703cm" svg:x="14.866cm" svg:y="4.45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333cm" svg:y="4.7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6.066cm" svg:y="4.513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</draw:g>
        <draw:g xml:id="id112" draw:id="id112">
          <svg:title>TexMaths</svg:title>
          <svg:desc>20§display§M_{12} =  2§svg§600§FALSE§</svg:desc>
          <draw:polygon draw:style-name="gr2" draw:text-style-name="P6" draw:layer="layout" svg:width="2.459cm" svg:height="0.517cm" svg:x="4.565cm" svg:y="5.9cm" svg:viewBox="0 0 2460 518" draw:points="1230,518 0,518 0,0 2460,0 2460,518">
            <text:p/>
          </draw:polygon>
          <draw:path draw:style-name="gr3" draw:text-style-name="P7" draw:layer="layout" svg:width="0.704cm" svg:height="0.481cm" svg:x="4.559cm" svg:y="5.865cm" svg:viewBox="0 0 705 482" svg:d="M622 54c7-25 8-32 61-32 16 0 22 0 22-14 0-8-6-8-19-8h-92c-18 0-20 0-28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10 8 20 0 68-1 88-1 28 0 59 1 88 1 4 0 12 0 12-14 0-8-6-8-19-8-25 0-46 0-46-13 0-2 0-3 5-16z">
            <text:p/>
          </draw:path>
          <draw:path draw:style-name="gr3" draw:text-style-name="P7" draw:layer="layout" svg:width="0.18cm" svg:height="0.327cm" svg:x="5.266cm" svg:y="6.12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8cm" svg:height="0.327cm" svg:x="5.524cm" svg:y="6.125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6.042cm" svg:y="6.088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81cm" svg:height="0.47cm" svg:x="6.779cm" svg:y="5.876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6 62-5 7-51 7-66 7z">
            <text:p/>
          </draw:path>
        </draw:g>
        <draw:g xml:id="id113" draw:id="id113">
          <svg:title>TexMaths</svg:title>
          <svg:desc>20§display§\therefore \ \ A_{11} = (-1)^{1+2}(2) = - 2§svg§600§FALSE§</svg:desc>
          <draw:polygon draw:style-name="gr2" draw:text-style-name="P6" draw:layer="layout" svg:width="8.291cm" svg:height="0.723cm" svg:x="8.473cm" svg:y="5.701cm" svg:viewBox="0 0 8292 724" draw:points="4147,724 0,724 0,0 8292,0 8292,724">
            <text:p/>
          </draw:polygon>
          <draw:path draw:style-name="gr3" draw:text-style-name="P7" draw:layer="layout" svg:width="0.426cm" svg:height="0.38cm" svg:x="8.459cm" svg:y="5.957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5cm" svg:y="5.78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18cm" svg:height="0.327cm" svg:x="10.152cm" svg:y="6.06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10.432cm" svg:y="6.06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0.928cm" svg:y="6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cm" svg:y="5.75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3cm" svg:y="6.09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3cm" svg:y="5.815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3cm" svg:y="5.75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18cm" svg:height="0.327cm" svg:x="13.129cm" svg:y="5.666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362cm" svg:height="0.364cm" svg:x="13.39cm" svg:y="5.688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18cm" svg:height="0.327cm" svg:x="13.819cm" svg:y="5.66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4.172cm" svg:y="5.75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81cm" svg:height="0.47cm" svg:x="14.411cm" svg:y="5.8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4.767cm" svg:y="5.75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235cm" svg:y="6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5.996cm" svg:y="6.0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16.519cm" svg:y="5.8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 xml:id="id114" draw:id="id114">
          <svg:title>TexMaths</svg:title>
          <svg:desc>20§display§M_{21} = - 5§svg§600§FALSE§</svg:desc>
          <draw:polygon draw:style-name="gr2" draw:text-style-name="P6" draw:layer="layout" svg:width="3.007cm" svg:height="0.517cm" svg:x="4.563cm" svg:y="7.302cm" svg:viewBox="0 0 3008 518" draw:points="1504,518 0,518 0,0 3008,0 3008,518">
            <text:p/>
          </draw:polygon>
          <draw:path draw:style-name="gr3" draw:text-style-name="P7" draw:layer="layout" svg:width="0.705cm" svg:height="0.481cm" svg:x="4.557cm" svg:y="7.267cm" svg:viewBox="0 0 706 482" svg:d="M622 54c7-25 8-32 61-32 16 0 23 0 23-14 0-8-7-8-20-8h-92c-18 0-20 0-28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10 8 20 0 68-1 88-1 28 0 59 1 88 1 4 0 12 0 12-14 0-8-6-8-19-8-25 0-46 0-46-13 0-2 0-3 5-16z">
            <text:p/>
          </draw:path>
          <draw:path draw:style-name="gr3" draw:text-style-name="P7" draw:layer="layout" svg:width="0.218cm" svg:height="0.327cm" svg:x="5.242cm" svg:y="7.527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18cm" svg:height="0.327cm" svg:x="5.544cm" svg:y="7.52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6cm" svg:x="6.04cm" svg:y="7.49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429cm" svg:height="0.029cm" svg:x="6.802cm" svg:y="7.55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325cm" svg:y="7.278cm" svg:viewBox="0 0 282 485" svg:d="M282 328c0-83-58-155-135-155-33 0-64 11-89 37v-138c14 5 38 10 60 10 87 0 136-64 136-74 0-5-1-8-6-8-2 0-3 0-6 2-15 6-48 20-96 20-29 0-61-4-95-19-5-3-6-3-8-3-6 0-6 6-6 18v208c0 13 0 19 9 19 5 0 7-1 8-6 8-11 36-50 92-50 36 0 56 32 60 45 12 27 13 54 13 90 0 24 0 67-17 96-16 27-44 46-76 46-51 0-91-37-104-78 2 0 5 0 13 0 23 0 35-18 35-34 0-18-12-35-35-35-11 0-35 5-35 38 0 60 50 128 128 128 82 0 154-67 154-157z">
            <text:p/>
          </draw:path>
        </draw:g>
        <draw:g xml:id="id115" draw:id="id115">
          <svg:title>TexMaths</svg:title>
          <svg:desc>20§display§\therefore \ \ A_{21} = (-1)^{2+1}( - 5 ) = 5§svg§600§FALSE§</svg:desc>
          <draw:polygon draw:style-name="gr2" draw:text-style-name="P6" draw:layer="layout" svg:width="8.291cm" svg:height="0.723cm" svg:x="8.473cm" svg:y="7.103cm" svg:viewBox="0 0 8292 724" draw:points="4147,724 0,724 0,0 8292,0 8292,724">
            <text:p/>
          </draw:polygon>
          <draw:path draw:style-name="gr3" draw:text-style-name="P7" draw:layer="layout" svg:width="0.426cm" svg:height="0.38cm" svg:x="8.459cm" svg:y="7.35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5cm" svg:y="7.18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218cm" svg:height="0.327cm" svg:x="10.129cm" svg:y="7.4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10.432cm" svg:y="7.46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0.928cm" svg:y="7.4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cm" svg:y="7.1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3cm" svg:y="7.49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3cm" svg:y="7.21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3cm" svg:y="7.1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107cm" svg:y="7.0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62cm" svg:height="0.364cm" svg:x="13.39cm" svg:y="7.0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3.841cm" svg:y="7.068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4.172cm" svg:y="7.1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4.435cm" svg:y="7.49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958cm" svg:y="7.21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  <draw:path draw:style-name="gr3" draw:text-style-name="P7" draw:layer="layout" svg:width="0.164cm" svg:height="0.703cm" svg:x="15.313cm" svg:y="7.1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782cm" svg:y="7.4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6.519cm" svg:y="7.21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</draw:g>
        <draw:g xml:id="id116" draw:id="id116">
          <svg:title>TexMaths</svg:title>
          <svg:desc>20§display§M_{22} =  3§svg§600§FALSE§</svg:desc>
          <draw:polygon draw:style-name="gr2" draw:text-style-name="P6" draw:layer="layout" svg:width="2.465cm" svg:height="0.517cm" svg:x="4.566cm" svg:y="8.603cm" svg:viewBox="0 0 2466 518" draw:points="1233,518 0,518 0,0 2466,0 2466,518">
            <text:p/>
          </draw:polygon>
          <draw:path draw:style-name="gr3" draw:text-style-name="P7" draw:layer="layout" svg:width="0.704cm" svg:height="0.481cm" svg:x="4.56cm" svg:y="8.568cm" svg:viewBox="0 0 705 482" svg:d="M622 54c7-25 8-32 61-32 16 0 22 0 22-14 0-8-6-8-19-8h-93c-17 0-19 0-27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9 8 21 0 69-1 88-1 29 0 60 1 88 1 5 0 13 0 13-14 0-8-6-8-19-8-26 0-46 0-46-13 0-2 0-3 4-16z">
            <text:p/>
          </draw:path>
          <draw:path draw:style-name="gr3" draw:text-style-name="P7" draw:layer="layout" svg:width="0.218cm" svg:height="0.327cm" svg:x="5.245cm" svg:y="8.828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218cm" svg:height="0.327cm" svg:x="5.524cm" svg:y="8.828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6.043cm" svg:y="8.79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6.775cm" svg:y="8.579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117" draw:id="id117">
          <svg:title>TexMaths</svg:title>
          <svg:desc>20§display§\therefore \ \ A_{22} = (-1)^{2+2}(3) =  3§svg§600§FALSE§</svg:desc>
          <draw:polygon draw:style-name="gr2" draw:text-style-name="P6" draw:layer="layout" svg:width="7.751cm" svg:height="0.723cm" svg:x="8.476cm" svg:y="8.403cm" svg:viewBox="0 0 7752 724" draw:points="3877,724 0,724 0,0 7752,0 7752,724">
            <text:p/>
          </draw:polygon>
          <draw:path draw:style-name="gr3" draw:text-style-name="P7" draw:layer="layout" svg:width="0.426cm" svg:height="0.38cm" svg:x="8.462cm" svg:y="8.65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8cm" svg:y="8.48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218cm" svg:height="0.327cm" svg:x="10.132cm" svg:y="8.7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10.413cm" svg:y="8.7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10.931cm" svg:y="8.7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04cm" svg:y="8.4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6cm" svg:y="8.79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7cm" svg:y="8.51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6cm" svg:y="8.4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11cm" svg:y="8.3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62cm" svg:height="0.364cm" svg:x="13.393cm" svg:y="8.3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18cm" svg:height="0.327cm" svg:x="13.822cm" svg:y="8.3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4.176cm" svg:y="8.4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14.41cm" svg:y="8.517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4.771cm" svg:y="8.4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238cm" svg:y="8.7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5.971cm" svg:y="8.517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</draw:g>
        <draw:g xml:id="id118" draw:id="id118">
          <svg:title>TexMaths</svg:title>
          <svg:desc>20§display§\text {Cofactor Matrix = }\begin{bmatrix}    6  &amp;     -2  \\ 
                                                                        5  &amp; \ \  3  \end{bmatrix} 
§svg§600§FALSE§</svg:desc>
          <draw:polygon draw:style-name="gr2" draw:text-style-name="P6" draw:layer="layout" svg:width="8.564cm" svg:height="1.617cm" svg:x="4.65cm" svg:y="9.893cm" svg:viewBox="0 0 8565 1618" draw:points="4282,1618 0,1618 0,0 8565,0 8565,1618">
            <text:p/>
          </draw:polygon>
          <draw:path draw:style-name="gr3" draw:text-style-name="P7" draw:layer="layout" svg:width="0.429cm" svg:height="0.511cm" svg:x="4.655cm" svg:y="10.381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5.143cm" svg:y="10.5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5.496cm" svg:y="10.381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5.719cm" svg:y="10.5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6.064cm" svg:y="10.5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6.365cm" svg:y="10.44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6.645cm" svg:y="10.5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6.997cm" svg:y="10.56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7.512cm" svg:y="10.397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8.16cm" svg:y="10.5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8.496cm" svg:y="10.44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776cm" svg:y="10.56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9.055cm" svg:y="10.407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9.236cm" svg:y="10.575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9.871cm" svg:y="10.6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0.906cm" svg:y="9.85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1.13cm" svg:y="9.98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29cm" svg:height="0.029cm" svg:x="12.213cm" svg:y="10.25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738cm" svg:y="9.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1.136cm" svg:y="10.82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12.693cm" svg:y="10.82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3.063cm" svg:y="9.858cm" svg:viewBox="0 0 187 1688" draw:points="147,1650 0,1650 0,1688 187,1688 187,0 0,0 0,38 147,38">
            <text:p/>
          </draw:polygon>
        </draw:g>
        <draw:g xml:id="id119" draw:id="id119">
          <svg:title>TexMaths</svg:title>
          <svg:desc>20§display§\therefore \ \ \text {adj  } A = \begin{bmatrix}  \ \   6  &amp;   5  \\ 
                                                                                 -2  &amp;   3  \end{bmatrix} 
§svg§600§FALSE§</svg:desc>
          <draw:polygon draw:style-name="gr2" draw:text-style-name="P6" draw:layer="layout" svg:width="6.236cm" svg:height="1.617cm" svg:x="14.968cm" svg:y="9.995cm" svg:viewBox="0 0 6237 1618" draw:points="3118,1618 0,1618 0,0 6237,0 6237,1618">
            <text:p/>
          </draw:polygon>
          <draw:path draw:style-name="gr3" draw:text-style-name="P7" draw:layer="layout" svg:width="0.426cm" svg:height="0.38cm" svg:x="14.954cm" svg:y="10.653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6.095cm" svg:y="10.66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6.44cm" svg:y="10.49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78cm" svg:y="10.509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7.282cm" svg:y="10.475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8.018cm" svg:y="10.72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8.896cm" svg:y="9.96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9.629cm" svg:y="10.08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81cm" svg:height="0.484cm" svg:x="20.728cm" svg:y="10.08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19.151cm" svg:y="11.20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9.674cm" svg:y="10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0.722cm" svg:y="10.92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1.055cm" svg:y="9.96cm" svg:viewBox="0 0 187 1688" draw:points="147,1650 0,1650 0,1688 187,1688 187,0 0,0 0,38 147,38">
            <text:p/>
          </draw:polygon>
        </draw:g>
        <draw:g xml:id="id108" draw:id="id108">
          <svg:title>TexMaths</svg:title>
          <svg:desc>20§display§\text { now, }\left| A \right| = 18 + 10 = 28 \ne 0§svg§600§FALSE§</svg:desc>
          <draw:polygon draw:style-name="gr2" draw:text-style-name="P6" draw:layer="layout" svg:width="8.727cm" svg:height="0.633cm" svg:x="11.608cm" svg:y="2.908cm" svg:viewBox="0 0 8728 634" draw:points="4365,634 0,634 0,0 8728,0 8728,634">
            <text:p/>
          </draw:polygon>
          <draw:path draw:style-name="gr3" draw:text-style-name="P7" draw:layer="layout" svg:width="0.354cm" svg:height="0.311cm" svg:x="11.595cm" svg:y="3.0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3cm" svg:height="0.324cm" svg:x="11.982cm" svg:y="3.08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482cm" svg:height="0.311cm" svg:x="12.307cm" svg:y="3.09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082cm" svg:height="0.21cm" svg:x="12.864cm" svg:y="3.3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029cm" svg:height="0.703cm" svg:x="13.433cm" svg:y="2.873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13.569cm" svg:y="2.89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029cm" svg:height="0.703cm" svg:x="14.155cm" svg:y="2.873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14.502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5.267cm" svg:y="2.9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5.585cm" svg:y="2.93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16.102cm" svg:y="2.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829cm" svg:y="2.93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145cm" svg:y="2.93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68cm" svg:height="0.165cm" svg:x="17.704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41cm" svg:y="2.93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8.787cm" svg:y="2.93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655cm" svg:x="19.403cm" svg:y="2.897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9.344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073cm" svg:y="2.93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 xml:id="id109" draw:id="id109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21.208cm" svg:y="2.808cm" svg:viewBox="0 0 4262 600" draw:points="2131,600 0,600 0,0 4262,0 4262,600">
            <text:p/>
          </draw:polygon>
          <draw:path draw:style-name="gr3" draw:text-style-name="P7" draw:layer="layout" svg:width="0.426cm" svg:height="0.38cm" svg:x="21.194cm" svg:y="3.0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22.096cm" svg:y="2.8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22.652cm" svg:y="2.9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092cm" svg:y="2.7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23.842cm" svg:y="3.0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24.143cm" svg:y="3.0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24.528cm" svg:y="2.9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4.724cm" svg:y="3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24.991cm" svg:y="2.9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25.274cm" svg:y="3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20" draw:id="id120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5.969cm" svg:y="12.795cm" svg:viewBox="0 0 6563 1534" draw:points="3281,1534 0,1534 0,0 6563,0 6563,1534">
            <text:p/>
          </draw:polygon>
          <draw:path draw:style-name="gr3" draw:text-style-name="P7" draw:layer="layout" svg:width="0.426cm" svg:height="0.38cm" svg:x="5.955cm" svg:y="13.37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7.091cm" svg:y="13.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7.646cm" svg:y="13.27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8.086cm" svg:y="13.08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8.584cm" svg:y="13.4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9.716cm" svg:y="12.7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9.369cm" svg:y="13.514cm" svg:viewBox="0 0 920 30" draw:points="459,30 0,30 0,0 920,0 920,30">
            <text:p/>
          </draw:polygon>
          <draw:path draw:style-name="gr3" draw:text-style-name="P7" draw:layer="layout" svg:width="0.029cm" svg:height="0.703cm" svg:x="9.454cm" svg:y="13.66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9.59cm" svg:y="13.684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10.176cm" svg:y="13.66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10.441cm" svg:y="13.17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10.675cm" svg:y="13.38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11.02cm" svg:y="13.216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11.359cm" svg:y="13.234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1.86cm" svg:y="13.2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12.404cm" svg:y="13.17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21" draw:id="id121">
          <svg:title>TexMaths</svg:title>
          <svg:desc>20§display§= \frac{1}{28} \begin{bmatrix}  \ \   6  &amp;   5  \\ 
                                                           -2  &amp;   3  \end{bmatrix} 

§svg§600§FALSE§</svg:desc>
          <draw:polygon draw:style-name="gr2" draw:text-style-name="P6" draw:layer="layout" svg:width="4.18cm" svg:height="1.617cm" svg:x="13.056cm" svg:y="12.699cm" svg:viewBox="0 0 4181 1618" draw:points="2090,1618 0,1618 0,0 4181,0 4181,1618">
            <text:p/>
          </draw:polygon>
          <draw:path draw:style-name="gr3" draw:text-style-name="P7" draw:layer="layout" svg:width="0.468cm" svg:height="0.165cm" svg:x="13.061cm" svg:y="13.42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085cm" svg:y="12.73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3.846cm" svg:y="13.493cm" svg:viewBox="0 0 704 30" draw:points="352,30 0,30 0,0 704,0 704,30">
            <text:p/>
          </draw:polygon>
          <draw:path draw:style-name="gr3" draw:text-style-name="P7" draw:layer="layout" svg:width="0.281cm" svg:height="0.469cm" svg:x="13.882cm" svg:y="13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4.229cm" svg:y="13.69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14.928cm" svg:y="12.664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5.659cm" svg:y="12.78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81cm" svg:height="0.484cm" svg:x="16.758cm" svg:y="12.786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15.181cm" svg:y="13.90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704cm" svg:y="13.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6.754cm" svg:y="13.6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7.085cm" svg:y="12.664cm" svg:viewBox="0 0 187 1688" draw:points="147,1650 0,1650 0,1688 187,1688 187,0 0,0 0,38 147,38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width" smil:values="width*0.05;width" smil:keyTimes="0;1"/>
                  <anim:animate smil:dur="0.5s" smil:fill="hold" smil:targetElement="id104" anim:sub-item="text" smil:attributeName="height" smil:values="height;height" smil:keyTimes="0;1"/>
                  <anim:animate smil:dur="0.5s" smil:fill="hold" smil:targetElement="id104" anim:sub-item="text" smil:attributeName="x" smil:values="x-.2;x" smil:keyTimes="0;1"/>
                  <anim:animate smil:dur="0.5s" smil:fill="hold" smil:targetElement="id104" anim:sub-item="text" smil:attributeName="y" smil:values="y;y" smil:keyTimes="0;1"/>
                  <anim:transitionFilter smil:dur="0.5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24" draw:id="id124">
          <svg:title>TexMaths</svg:title>
          <svg:desc>22§display§A = \begin{bmatrix}   0  &amp;  1  &amp;   2  \\ 
                                    1  &amp;  2  &amp;   3  \\ 
                                    3  &amp;  1  &amp;   1  \end{bmatrix} 
§svg§600§FALSE§</svg:desc>
          <draw:polygon draw:style-name="gr2" draw:text-style-name="P6" draw:layer="layout" svg:width="5.019cm" svg:height="2.706cm" svg:x="5.269cm" svg:y="0.707cm" svg:viewBox="0 0 5020 2707" draw:points="2510,2707 0,2707 0,0 5020,0 5020,2707">
            <text:p/>
          </draw:polygon>
          <draw:path draw:style-name="gr3" draw:text-style-name="P7" draw:layer="layout" svg:width="0.531cm" svg:height="0.555cm" svg:x="5.257cm" svg:y="1.7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6.068cm" svg:y="1.96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093cm" svg:y="0.668cm" svg:viewBox="0 0 259 1392" draw:points="0,1392 55,1392 55,53 259,53 259,0 0,0">
            <text:p/>
          </draw:polygon>
          <draw:polygon draw:style-name="gr3" draw:text-style-name="P7" draw:layer="layout" svg:width="0.258cm" svg:height="1.391cm" svg:x="7.093cm" svg:y="2.059cm" svg:viewBox="0 0 259 1392" draw:points="0,1392 259,1392 259,1340 55,1340 55,0 0,0">
            <text:p/>
          </draw:polygon>
          <draw:path draw:style-name="gr3" draw:text-style-name="P7" draw:layer="layout" svg:width="0.326cm" svg:height="0.532cm" svg:x="7.387cm" svg:y="0.80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8.585cm" svg:y="0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715cm" svg:y="0.80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6cm" svg:height="0.517cm" svg:x="7.426cm" svg:y="1.7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556cm" svg:y="1.7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1cm" svg:height="0.532cm" svg:x="9.71cm" svg:y="1.72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7.39cm" svg:y="2.65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585cm" svg:y="2.65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745cm" svg:y="2.65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0.069cm" svg:y="0.668cm" svg:viewBox="0 0 259 1392" draw:points="206,1392 259,1392 259,0 0,0 0,53 206,53">
            <text:p/>
          </draw:polygon>
          <draw:polygon draw:style-name="gr3" draw:text-style-name="P7" draw:layer="layout" svg:width="0.258cm" svg:height="1.391cm" svg:x="10.069cm" svg:y="2.059cm" svg:viewBox="0 0 259 1392" draw:points="206,1340 0,1340 0,1392 259,1392 259,0 206,0">
            <text:p/>
          </draw:polygon>
        </draw:g>
        <draw:g xml:id="id127" draw:id="id127">
          <svg:title>TexMaths</svg:title>
          <svg:desc>20§display§M_{11} = \begin{vmatrix} 2 &amp; 3 \\
                                            1 &amp; 1  \end{vmatrix}§svg§600§FALSE§</svg:desc>
          <draw:polygon draw:style-name="gr2" draw:text-style-name="P6" draw:layer="layout" svg:width="3.917cm" svg:height="1.647cm" svg:x="3.062cm" svg:y="5.103cm" svg:viewBox="0 0 3918 1648" draw:points="1958,1648 0,1648 0,0 3918,0 3918,1648">
            <text:p/>
          </draw:polygon>
          <draw:path draw:style-name="gr3" draw:text-style-name="P7" draw:layer="layout" svg:width="0.705cm" svg:height="0.48cm" svg:x="3.056cm" svg:y="5.621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763cm" svg:y="5.881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5.88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5.8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0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4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9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333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2cm" svg:y="5.2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6.56cm" svg:y="5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5.539cm" svg:y="6.0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594cm" svg:y="6.0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984cm" svg:y="5.0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5.4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5.9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6.333cm" svg:viewBox="0 0 32 453" svg:d="M0 427c0 11 0 26 16 26s16-15 16-26v-401c0-12 0-26-16-26s-16 14-16 26z">
            <text:p/>
          </draw:path>
        </draw:g>
        <draw:g xml:id="id128" draw:id="id128">
          <svg:title>TexMaths</svg:title>
          <svg:desc>20§display§= 2 - 3 =  - 1§svg§600§FALSE§</svg:desc>
          <draw:polygon draw:style-name="gr2" draw:text-style-name="P6" draw:layer="layout" svg:width="4.012cm" svg:height="0.413cm" svg:x="7.556cm" svg:y="5.8cm" svg:viewBox="0 0 4013 414" draw:points="2007,414 0,414 0,0 4013,0 4013,414">
            <text:p/>
          </draw:polygon>
          <draw:path draw:style-name="gr3" draw:text-style-name="P7" draw:layer="layout" svg:width="0.468cm" svg:height="0.165cm" svg:x="7.561cm" svg:y="5.97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81cm" svg:height="0.469cm" svg:x="8.298cm" svg:y="5.765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8.828cm" svg:y="6.04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503cm" svg:y="5.765cm" svg:viewBox="0 0 293 484" svg:d="M176 220c58-17 98-67 98-123 0-57-63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68cm" svg:height="0.165cm" svg:x="10.06cm" svg:y="5.97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82cm" svg:y="6.04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372cm" svg:y="5.765cm" svg:viewBox="0 0 234 470" svg:d="M146 18c0-16 0-18-16-18-45 45-108 45-130 45v22c14 0 56 0 93-19v366c0 25-2 33-66 33h-22v23c24-4 86-4 113-4 29 0 90 0 116 4v-23h-23c-64 0-65-8-65-33z">
            <text:p/>
          </draw:path>
        </draw:g>
        <draw:g xml:id="id130" draw:id="id130">
          <svg:title>TexMaths</svg:title>
          <svg:desc>20§display§M_{12} = \begin{vmatrix}   1  &amp;  3 \\
                                              3  &amp;  1 \end{vmatrix}§svg§600§FALSE§</svg:desc>
          <draw:polygon draw:style-name="gr2" draw:text-style-name="P6" draw:layer="layout" svg:width="3.917cm" svg:height="1.647cm" svg:x="3.162cm" svg:y="7.202cm" svg:viewBox="0 0 3918 1648" draw:points="1958,1648 0,1648 0,0 3918,0 3918,1648">
            <text:p/>
          </draw:polygon>
          <draw:path draw:style-name="gr3" draw:text-style-name="P7" draw:layer="layout" svg:width="0.705cm" svg:height="0.48cm" svg:x="3.156cm" svg:y="7.7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3cm" svg:y="7.9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121cm" svg:y="7.9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39cm" svg:y="7.94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7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7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8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8.432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39cm" svg:y="7.3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6cm" svg:y="7.3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2cm" svg:height="0.484cm" svg:x="5.606cm" svg:y="8.14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4cm" svg:y="8.1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4cm" svg:y="7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7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8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8.432cm" svg:viewBox="0 0 32 453" svg:d="M0 427c0 11 0 26 16 26s16-15 16-26v-401c0-12 0-26-16-26s-16 14-16 26z">
            <text:p/>
          </draw:path>
        </draw:g>
        <draw:g xml:id="id131" draw:id="id131">
          <svg:title>TexMaths</svg:title>
          <svg:desc>20§display§= 1 - 9 =  - 8§svg§600§FALSE§</svg:desc>
          <draw:polygon draw:style-name="gr2" draw:text-style-name="P6" draw:layer="layout" svg:width="4.04cm" svg:height="0.413cm" svg:x="7.656cm" svg:y="7.899cm" svg:viewBox="0 0 4041 414" draw:points="2021,414 0,414 0,0 4041,0 4041,414">
            <text:p/>
          </draw:polygon>
          <draw:path draw:style-name="gr3" draw:text-style-name="P7" draw:layer="layout" svg:width="0.468cm" svg:height="0.165cm" svg:x="7.661cm" svg:y="8.0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6cm" svg:y="7.864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429cm" svg:height="0.029cm" svg:x="8.928cm" svg:y="8.1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4cm" svg:y="7.864cm" svg:viewBox="0 0 293 484" svg:d="M230 244v23c0 166-73 198-115 198-13 0-49-2-69-26 31 0 37-20 37-32 0-22-17-33-33-33-12 0-32 6-32 35 0 46 38 75 97 75 91 0 178-96 178-246 0-190-82-238-144-238-39 0-74 13-104 45-29 32-45 60-45 113 0 88 62 157 141 157 43 0 72-29 89-71zM142 299c-11 0-44 0-65-43-13-28-13-63-13-96 0-39 0-72 14-98 20-35 47-44 71-44 33 0 56 24 69 55 8 23 11 68 11 100 0 59-24 126-87 126z">
            <text:p/>
          </draw:path>
          <draw:path draw:style-name="gr3" draw:text-style-name="P7" draw:layer="layout" svg:width="0.468cm" svg:height="0.165cm" svg:x="10.16cm" svg:y="8.0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1cm" svg:y="8.1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439cm" svg:y="7.864cm" svg:viewBox="0 0 293 484" svg:d="M85 147c-32-21-35-45-35-58 0-41 46-71 96-71 52 0 97 36 97 87 0 40-27 74-70 98zM189 214c51-26 85-62 85-109 0-65-63-105-127-105-70 0-128 53-128 118 0 13 2 43 31 77 8 8 35 25 52 38-41 21-102 59-102 130 0 75 72 121 146 121 80 0 147-58 147-133 0-25-8-57-34-87-14-15-25-21-70-50zM118 244l87 55c19 12 53 33 53 76 0 53-53 90-111 90-61 0-112-43-112-102 0-42 23-87 83-119z">
            <text:p/>
          </draw:path>
        </draw:g>
        <draw:g xml:id="id129" draw:id="id129">
          <svg:title>TexMaths</svg:title>
          <svg:desc>22§display§\therefore \ \ A_{11} = (-1)^{1+1}( - 1 ) =  -1§svg§600§FALSE§</svg:desc>
          <draw:polygon draw:style-name="gr2" draw:text-style-name="P6" draw:layer="layout" svg:width="9.699cm" svg:height="0.795cm" svg:x="13.774cm" svg:y="5.506cm" svg:viewBox="0 0 9700 796" draw:points="4850,796 0,796 0,0 9700,0 9700,796">
            <text:p/>
          </draw:polygon>
          <draw:path draw:style-name="gr3" draw:text-style-name="P7" draw:layer="layout" svg:width="0.469cm" svg:height="0.418cm" svg:x="13.758cm" svg:y="5.7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8cm" svg:y="5.592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8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3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4cm" svg:y="5.5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2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8cm" svg:y="5.6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cm" svg:y="5.5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5cm" svg:y="5.4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9.182cm" svg:y="5.49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78cm" svg:y="5.4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3cm" svg:y="5.5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1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937cm" svg:y="5.6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97cm" svg:y="5.5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3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651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56cm" svg:y="5.631cm" svg:viewBox="0 0 257 517" svg:d="M160 19c0-17 0-19-17-19-50 49-118 49-143 49v25c16 0 62 0 102-21v403c0 28-2 37-72 37h-25v24c27-3 95-3 125-3 32 0 99 0 127 3v-24h-25c-70 0-72-9-72-37z">
            <text:p/>
          </draw:path>
        </draw:g>
        <draw:g xml:id="id132" draw:id="id132">
          <svg:title>TexMaths</svg:title>
          <svg:desc>22§display§\therefore \ \ A_{12} = (-1)^{1+2}( - 8 ) =  8§svg§600§FALSE§</svg:desc>
          <draw:polygon draw:style-name="gr2" draw:text-style-name="P6" draw:layer="layout" svg:width="9.129cm" svg:height="0.795cm" svg:x="13.775cm" svg:y="7.607cm" svg:viewBox="0 0 9130 796" draw:points="4564,796 0,796 0,0 9130,0 9130,796">
            <text:p/>
          </draw:polygon>
          <draw:path draw:style-name="gr3" draw:text-style-name="P7" draw:layer="layout" svg:width="0.469cm" svg:height="0.418cm" svg:x="13.759cm" svg:y="7.8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09cm" svg:y="7.69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8.0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5.905cm" svg:y="8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7.9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7.66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7.614cm" svg:y="8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7.7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7.66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18.897cm" svg:y="7.5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4cm" svg:y="7.59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6cm" svg:y="7.5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5cm" svg:y="7.66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20.333cm" svg:y="8.0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2cm" svg:y="7.7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1.3cm" svg:y="7.66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1.815cm" svg:y="7.9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2.62cm" svg:y="7.7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133" draw:id="id133">
          <svg:title>TexMaths</svg:title>
          <svg:desc>20§display§M_{13} = \begin{vmatrix}    1 &amp; 2 \\
                                               3 &amp; 1  \end{vmatrix}§svg§600§FALSE§</svg:desc>
          <draw:polygon draw:style-name="gr2" draw:text-style-name="P6" draw:layer="layout" svg:width="3.917cm" svg:height="1.647cm" svg:x="3.163cm" svg:y="9.304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9.8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4cm" svg:y="10.0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10.0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10.0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9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9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5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cm" svg:y="9.4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7cm" svg:y="9.4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5.607cm" svg:y="10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5cm" svg:y="10.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5cm" svg:y="9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9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534cm" svg:viewBox="0 0 32 453" svg:d="M0 427c0 11 0 26 16 26s16-15 16-26v-401c0-12 0-26-16-26s-16 14-16 26z">
            <text:p/>
          </draw:path>
        </draw:g>
        <draw:g xml:id="id134" draw:id="id134">
          <svg:title>TexMaths</svg:title>
          <svg:desc>20§display§= 1 - 6 =  - 5§svg§600§FALSE§</svg:desc>
          <draw:polygon draw:style-name="gr2" draw:text-style-name="P6" draw:layer="layout" svg:width="4.033cm" svg:height="0.413cm" svg:x="7.657cm" svg:y="10.003cm" svg:viewBox="0 0 4034 414" draw:points="2017,414 0,414 0,0 4034,0 4034,414">
            <text:p/>
          </draw:polygon>
          <draw:path draw:style-name="gr3" draw:text-style-name="P7" draw:layer="layout" svg:width="0.468cm" svg:height="0.165cm" svg:x="7.662cm" svg:y="10.1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6cm" svg:y="9.968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429cm" svg:height="0.029cm" svg:x="8.929cm" svg:y="10.2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4cm" svg:y="9.968cm" svg:viewBox="0 0 293 484" svg:d="M64 238v-18c0-177 88-202 123-202 18 0 47 4 63 28-12 0-39 0-39 31 0 22 16 33 32 33 11 0 32-6 32-33 0-43-30-77-89-77-90 0-186 91-186 246 0 188 82 238 147 238 79 0 146-65 146-158 0-90-63-158-141-158-48 0-74 36-88 70zM147 465c-45 0-65-43-69-53-12-33-12-89-12-102 0-54 22-126 86-126 11 0 43 0 66 44 12 26 12 63 12 96 0 34 0 69-12 95-21 43-55 46-71 46z">
            <text:p/>
          </draw:path>
          <draw:path draw:style-name="gr3" draw:text-style-name="P7" draw:layer="layout" svg:width="0.468cm" svg:height="0.165cm" svg:x="10.161cm" svg:y="10.1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cm" svg:y="10.24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3cm" svg:x="11.443cm" svg:y="9.968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</draw:g>
        <draw:g xml:id="id136" draw:id="id136">
          <svg:title>TexMaths</svg:title>
          <svg:desc>20§display§M_{21} = \begin{vmatrix}     1  &amp;  2 \\
                                                1  &amp;  1 \end{vmatrix}§svg§600§FALSE§</svg:desc>
          <draw:polygon draw:style-name="gr2" draw:text-style-name="P6" draw:layer="layout" svg:width="3.917cm" svg:height="1.647cm" svg:x="3.163cm" svg:y="11.407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11.925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2cm" svg:y="12.1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12.1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12.1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11.3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1.7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2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637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cm" svg:y="11.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7cm" svg:y="11.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64cm" svg:y="12.3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695cm" svg:y="12.3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5cm" svg:y="11.3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1.7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2.2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2.637cm" svg:viewBox="0 0 32 453" svg:d="M0 427c0 11 0 26 16 26s16-15 16-26v-401c0-12 0-26-16-26s-16 14-16 26z">
            <text:p/>
          </draw:path>
        </draw:g>
        <draw:g xml:id="id137" draw:id="id137">
          <svg:title>TexMaths</svg:title>
          <svg:desc>20§display§= 1 - 2 =  - 1§svg§600§FALSE§</svg:desc>
          <draw:polygon draw:style-name="gr2" draw:text-style-name="P6" draw:layer="layout" svg:width="4.012cm" svg:height="0.397cm" svg:x="7.657cm" svg:y="12.102cm" svg:viewBox="0 0 4013 398" draw:points="2007,398 0,398 0,0 4013,0 4013,398">
            <text:p/>
          </draw:polygon>
          <draw:path draw:style-name="gr3" draw:text-style-name="P7" draw:layer="layout" svg:width="0.468cm" svg:height="0.165cm" svg:x="7.662cm" svg:y="12.2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7cm" svg:y="12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929cm" svg:y="12.3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9.609cm" svg:y="12.067cm" svg:viewBox="0 0 282 470" svg:d="M54 416l76-74c110-97 152-134 152-205 0-81-63-137-149-137-80 0-133 66-133 128 0 38 35 38 37 38 13 0 37-8 37-37 0-17-13-36-37-36-7 0-7 0-10 1 16-46 55-72 96-72 64 0 95 56 95 115 0 56-36 112-74 156l-136 150c-8 8-8 9-8 27h262l20-123h-18c-3 21-8 53-14 62-7 7-53 7-68 7z">
            <text:p/>
          </draw:path>
          <draw:path draw:style-name="gr3" draw:text-style-name="P7" draw:layer="layout" svg:width="0.468cm" svg:height="0.165cm" svg:x="10.161cm" svg:y="12.2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1cm" svg:y="12.3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473cm" svg:y="12.067cm" svg:viewBox="0 0 234 470" svg:d="M146 18c0-16 0-18-16-18-45 45-108 45-130 45v22c14 0 56 0 93-19v366c0 26-2 34-66 34h-22v22c24-3 86-3 113-3 29 0 90 0 116 3v-22h-23c-64 0-65-8-65-34z">
            <text:p/>
          </draw:path>
        </draw:g>
        <draw:g xml:id="id135" draw:id="id135">
          <svg:title>TexMaths</svg:title>
          <svg:desc>22§display§\therefore \ \ A_{13} = (-1)^{1+3}( - 5 ) = - 5§svg§600§FALSE§</svg:desc>
          <draw:polygon draw:style-name="gr2" draw:text-style-name="P6" draw:layer="layout" svg:width="9.723cm" svg:height="0.795cm" svg:x="13.977cm" svg:y="9.711cm" svg:viewBox="0 0 9724 796" draw:points="4861,796 0,796 0,0 9724,0 9724,796">
            <text:p/>
          </draw:polygon>
          <draw:path draw:style-name="gr3" draw:text-style-name="P7" draw:layer="layout" svg:width="0.469cm" svg:height="0.418cm" svg:x="13.961cm" svg:y="9.9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211cm" svg:y="9.7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823cm" svg:y="10.1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6.101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677cm" svg:y="10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527cm" svg:y="9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816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421cm" svg:y="9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784cm" svg:y="9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9.099cm" svg:y="9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386cm" svg:y="9.6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852cm" svg:y="9.6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246cm" svg:y="9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535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11cm" svg:y="9.8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1.501cm" svg:y="9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017cm" svg:y="10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55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43cm" svg:y="9.8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</draw:g>
        <draw:g xml:id="id138" draw:id="id138">
          <svg:title>TexMaths</svg:title>
          <svg:desc>22§display§\therefore \ \ A_{21} = (-1)^{2+1}(-1) = 1§svg§600§FALSE§</svg:desc>
          <draw:polygon draw:style-name="gr2" draw:text-style-name="P6" draw:layer="layout" svg:width="9.098cm" svg:height="0.795cm" svg:x="13.777cm" svg:y="11.811cm" svg:viewBox="0 0 9099 796" draw:points="4550,796 0,796 0,0 9099,0 9099,796">
            <text:p/>
          </draw:polygon>
          <draw:path draw:style-name="gr3" draw:text-style-name="P7" draw:layer="layout" svg:width="0.469cm" svg:height="0.418cm" svg:x="13.761cm" svg:y="12.0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11cm" svg:y="11.8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5.598cm" svg:y="12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5.931cm" svg:y="12.2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7cm" svg:y="12.1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7cm" svg:y="11.8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6cm" svg:y="12.2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1cm" svg:y="11.9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4cm" svg:y="11.8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4cm" svg:y="11.7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9.185cm" svg:y="11.7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2cm" svg:y="11.7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6cm" svg:y="11.8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5cm" svg:y="12.2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94cm" svg:y="11.9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301cm" svg:y="11.8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7cm" svg:y="12.1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658cm" svg:y="11.936cm" svg:viewBox="0 0 257 517" svg:d="M160 19c0-17 0-19-19-19-48 49-116 49-141 49v25c16 0 62 0 102-21v403c0 28-2 37-72 37h-25v24c27-3 95-3 125-3 32 0 99 0 127 3v-24h-25c-70 0-72-9-72-37z">
            <text:p/>
          </draw:path>
        </draw:g>
        <draw:g xml:id="id139" draw:id="id139">
          <svg:title>TexMaths</svg:title>
          <svg:desc>20§display§M_{22} = \begin{vmatrix}   0  &amp;   2 \\
                                              3  &amp;   1  \end{vmatrix}§svg§600§FALSE§</svg:desc>
          <draw:polygon draw:style-name="gr2" draw:text-style-name="P6" draw:layer="layout" svg:width="3.917cm" svg:height="1.647cm" svg:x="3.164cm" svg:y="13.509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14.027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14.2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14.2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14.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13.47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3.89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3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739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606cm" svg:y="13.61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6.668cm" svg:y="13.61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5.608cm" svg:y="14.45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6cm" svg:y="14.45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6cm" svg:y="13.47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3.89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3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739cm" svg:viewBox="0 0 32 453" svg:d="M0 427c0 11 0 26 16 26s16-15 16-26v-401c0-12 0-26-16-26s-16 14-16 26z">
            <text:p/>
          </draw:path>
        </draw:g>
        <draw:g xml:id="id140" draw:id="id140">
          <svg:title>TexMaths</svg:title>
          <svg:desc>20§display§= 0 - 6 = - 6§svg§600§FALSE§</svg:desc>
          <draw:polygon draw:style-name="gr2" draw:text-style-name="P6" draw:layer="layout" svg:width="4.04cm" svg:height="0.413cm" svg:x="7.658cm" svg:y="14.202cm" svg:viewBox="0 0 4041 414" draw:points="2021,414 0,414 0,0 4041,0 4041,414">
            <text:p/>
          </draw:polygon>
          <draw:path draw:style-name="gr3" draw:text-style-name="P7" draw:layer="layout" svg:width="0.468cm" svg:height="0.165cm" svg:x="7.663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8.393cm" svg:y="14.1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9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6cm" svg:y="14.167cm" svg:viewBox="0 0 293 484" svg:d="M64 238v-18c0-177 88-202 123-202 18 0 47 4 63 28-12 0-39 0-39 31 0 22 16 33 32 33 11 0 32-6 32-33 0-43-30-77-89-77-90 0-186 91-186 246 0 188 82 238 147 238 79 0 146-65 146-158 0-90-63-158-141-158-48 0-74 36-88 70zM147 465c-45 0-65-43-69-53-12-33-12-89-12-102 0-54 22-126 86-126 11 0 43 0 66 44 12 26 12 63 12 96 0 34 0 69-12 95-21 43-55 46-71 46z">
            <text:p/>
          </draw:path>
          <draw:path draw:style-name="gr3" draw:text-style-name="P7" draw:layer="layout" svg:width="0.468cm" svg:height="0.165cm" svg:x="10.162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441cm" svg:y="14.167cm" svg:viewBox="0 0 293 484" svg:d="M64 238v-18c0-177 88-202 123-202 18 0 47 4 63 28-12 0-39 0-39 31 0 22 16 33 32 33 11 0 32-6 32-33 0-43-30-77-89-77-90 0-186 91-186 246 0 188 82 238 147 238 79 0 146-65 146-158 0-90-63-158-141-158-48 0-74 36-88 70zM147 465c-43 0-65-43-69-53-12-33-12-89-12-102 0-54 22-126 86-126 11 0 43 0 66 44 12 26 12 63 12 96 0 34 0 69-12 95-21 43-55 46-71 46z">
            <text:p/>
          </draw:path>
        </draw:g>
        <draw:g xml:id="id141" draw:id="id141">
          <svg:title>TexMaths</svg:title>
          <svg:desc>22§display§\therefore \ \ A_{22} = (-1)^{2+2}(- 6) =  - 6§svg§600§FALSE§</svg:desc>
          <draw:polygon draw:style-name="gr2" draw:text-style-name="P6" draw:layer="layout" svg:width="9.727cm" svg:height="0.795cm" svg:x="13.776cm" svg:y="13.911cm" svg:viewBox="0 0 9728 796" draw:points="4864,796 0,796 0,0 9728,0 9728,796">
            <text:p/>
          </draw:polygon>
          <draw:path draw:style-name="gr3" draw:text-style-name="P7" draw:layer="layout" svg:width="0.469cm" svg:height="0.418cm" svg:x="13.76cm" svg:y="14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9cm" svg:y="13.9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5.597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5.905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4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2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9.184cm" svg:y="13.8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5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4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3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1cm" svg:y="14.03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18cm" svg:height="0.773cm" svg:x="21.299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5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653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221cm" svg:y="14.03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122" draw:id="id122">
          <svg:title>TexMaths</svg:title>
          <svg:desc>24§display§\text {(ii)}§svg§600§FALSE§</svg:desc>
          <draw:polygon draw:style-name="gr2" draw:text-style-name="P6" draw:layer="layout" svg:width="0.958cm" svg:height="0.76cm" svg:x="2.035cm" svg:y="1.67cm" svg:viewBox="0 0 959 761" draw:points="478,761 0,761 0,0 959,0 959,761">
            <text:p/>
          </draw:polygon>
          <draw:path draw:style-name="gr3" draw:text-style-name="P7" draw:layer="layout" svg:width="0.197cm" svg:height="0.844cm" svg:x="2.075cm" svg:y="1.628cm" svg:viewBox="0 0 198 845" svg:d="M198 837c0-2 0-4-15-19-106-106-133-265-133-396 0-145 33-293 136-399 12-10 12-11 12-15 0-6-4-8-10-8-7 0-84 58-134 165-44 92-54 186-54 257 0 68 10 170 56 266 52 103 125 157 132 157 6 0 10-2 10-8z">
            <text:p/>
          </draw:path>
          <draw:path draw:style-name="gr3" draw:text-style-name="P7" draw:layer="layout" svg:width="0.182cm" svg:height="0.566cm" svg:x="2.348cm" svg:y="1.697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2.583cm" svg:y="1.697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2.838cm" svg:y="1.628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23" draw:id="id123">
          <svg:title>TexMaths</svg:title>
          <svg:desc>20§display§\text {Let , }§svg§600§FALSE§</svg:desc>
          <draw:polygon draw:style-name="gr2" draw:text-style-name="P6" draw:layer="layout" svg:width="1.331cm" svg:height="0.546cm" svg:x="3.446cm" svg:y="1.76cm" svg:viewBox="0 0 1332 547" draw:points="667,547 0,547 0,0 1332,0 1332,547">
            <text:p/>
          </draw:polygon>
          <draw:path draw:style-name="gr3" draw:text-style-name="P7" draw:layer="layout" svg:width="0.386cm" svg:height="0.481cm" svg:x="3.433cm" svg:y="1.725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3.87cm" svg:y="1.8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4.175cm" svg:y="1.773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4.73cm" svg:y="2.13cm" svg:viewBox="0 0 83 211" svg:d="M83 74c0-45-16-74-45-74-25 0-38 19-38 37 0 19 13 38 38 38 12 0 20-5 28-9l1-2c0 0 2 0 2 10 0 46-21 89-53 123-3 3-5 5-5 6 0 7 3 8 8 8 8 0 64-56 64-137z">
            <text:p/>
          </draw:path>
        </draw:g>
        <draw:g xml:id="id125" draw:id="id125">
          <svg:title>TexMaths</svg:title>
          <svg:desc>20§display§\left| A \right| = 0 ( 2 - 3 ) - 1 ( 1 - 9 ) + 2 ( 1 - 6 ) = 0 + 8 - 10 = -2 \ne 0§svg§600§FALSE§</svg:desc>
          <draw:polygon draw:style-name="gr2" draw:text-style-name="P6" draw:layer="layout" svg:width="18.04cm" svg:height="0.633cm" svg:x="3.133cm" svg:y="3.96cm" svg:viewBox="0 0 18041 634" draw:points="9020,634 0,634 0,0 18041,0 18041,634">
            <text:p/>
          </draw:polygon>
          <draw:path draw:style-name="gr3" draw:text-style-name="P7" draw:layer="layout" svg:width="0.029cm" svg:height="0.703cm" svg:x="3.181cm" svg:y="3.9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317cm" svg:y="3.9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904cm" svg:y="3.9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25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4.979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5.37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5.613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6.144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818cm" svg:y="3.98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7.179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7.627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334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8.69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8.96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9.462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136cm" svg:y="3.984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10.499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0.928cm" svg:y="4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625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2.01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2.278cm" svg:y="3.9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782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456cm" svg:y="3.98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164cm" svg:height="0.703cm" svg:x="13.817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286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5.016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469cm" svg:x="15.536cm" svg:y="4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228cm" svg:y="3.9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6.764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472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788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8.347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9.108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9.631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655cm" svg:x="20.241cm" svg:y="3.949cm" svg:viewBox="0 0 352 656" svg:d="M347 27c5-9 5-11 5-13 0-4-3-14-14-14-8 0-10 5-15 14l-318 615c-5 9-5 11-5 14 0 5 5 13 14 13 8 0 10-3 16-13z">
            <text:p/>
          </draw:path>
          <draw:path draw:style-name="gr3" draw:text-style-name="P7" draw:layer="layout" svg:width="0.468cm" svg:height="0.165cm" svg:x="20.182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911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126" draw:id="id126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22.008cm" svg:y="3.808cm" svg:viewBox="0 0 4262 600" draw:points="2131,600 0,600 0,0 4262,0 4262,600">
            <text:p/>
          </draw:polygon>
          <draw:path draw:style-name="gr3" draw:text-style-name="P7" draw:layer="layout" svg:width="0.426cm" svg:height="0.38cm" svg:x="21.994cm" svg:y="4.0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22.896cm" svg:y="3.8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23.452cm" svg:y="3.9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892cm" svg:y="3.7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24.642cm" svg:y="4.0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24.943cm" svg:y="4.0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25.328cm" svg:y="3.9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5.524cm" svg:y="4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25.791cm" svg:y="3.9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26.074cm" svg:y="4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4" draw:id="id144">
          <svg:title>TexMaths</svg:title>
          <svg:desc>20§display§M_{23} = \begin{vmatrix}  0  &amp;  1 \\
                                             3  &amp;  1 \end{vmatrix}§svg§600§FALSE§</svg:desc>
          <draw:polygon draw:style-name="gr2" draw:text-style-name="P6" draw:layer="layout" svg:width="3.917cm" svg:height="1.647cm" svg:x="2.164cm" svg:y="0.904cm" svg:viewBox="0 0 3918 1648" draw:points="1958,1648 0,1648 0,0 3918,0 3918,1648">
            <text:p/>
          </draw:polygon>
          <draw:path draw:style-name="gr3" draw:text-style-name="P7" draw:layer="layout" svg:width="0.705cm" svg:height="0.48cm" svg:x="2.158cm" svg:y="1.4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2.843cm" svg:y="1.6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3.118cm" svg:y="1.6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641cm" svg:y="1.6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6cm" svg:y="0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1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1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2.1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6cm" svg:y="1.0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96cm" svg:y="1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4.608cm" svg:y="1.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5.696cm" svg:y="1.8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086cm" svg:y="0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1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1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2.134cm" svg:viewBox="0 0 32 453" svg:d="M0 427c0 11 0 26 16 26s16-15 16-26v-401c0-12 0-26-16-26s-16 14-16 26z">
            <text:p/>
          </draw:path>
        </draw:g>
        <draw:g xml:id="id145" draw:id="id145">
          <svg:title>TexMaths</svg:title>
          <svg:desc>20§display§= 0 - 3 = -3§svg§600§FALSE§</svg:desc>
          <draw:polygon draw:style-name="gr2" draw:text-style-name="P6" draw:layer="layout" svg:width="4.04cm" svg:height="0.413cm" svg:x="6.958cm" svg:y="1.602cm" svg:viewBox="0 0 4041 414" draw:points="2021,414 0,414 0,0 4041,0 4041,414">
            <text:p/>
          </draw:polygon>
          <draw:path draw:style-name="gr3" draw:text-style-name="P7" draw:layer="layout" svg:width="0.468cm" svg:height="0.165cm" svg:x="6.963cm" svg:y="1.7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693cm" svg:y="1.5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2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8.906cm" svg:y="1.567cm" svg:viewBox="0 0 293 484" svg:d="M176 220c58-17 98-67 98-123 0-57-63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68cm" svg:height="0.165cm" svg:x="9.462cm" svg:y="1.7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741cm" svg:y="1.5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46" draw:id="id146">
          <svg:title>TexMaths</svg:title>
          <svg:desc>22§display§\therefore \ \ A_{23} = (-1)^{2+3}( - 3 ) =  3§svg§600§FALSE§</svg:desc>
          <draw:polygon draw:style-name="gr2" draw:text-style-name="P6" draw:layer="layout" svg:width="9.129cm" svg:height="0.795cm" svg:x="11.878cm" svg:y="1.309cm" svg:viewBox="0 0 9130 796" draw:points="4564,796 0,796 0,0 9130,0 9130,796">
            <text:p/>
          </draw:polygon>
          <draw:path draw:style-name="gr3" draw:text-style-name="P7" draw:layer="layout" svg:width="0.469cm" svg:height="0.418cm" svg:x="11.862cm" svg:y="1.5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3.112cm" svg:y="1.395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3.7cm" svg:y="1.7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002cm" svg:y="1.705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4.578cm" svg:y="1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8cm" svg:y="1.369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5.717cm" svg:y="1.7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2cm" svg:y="1.4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5cm" svg:y="1.369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6.975cm" svg:y="1.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7.287cm" svg:y="1.29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7.753cm" svg:y="1.2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148cm" svg:y="1.369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8.436cm" svg:y="1.7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005cm" svg:y="1.4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9.403cm" svg:y="1.369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19.918cm" svg:y="1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0.723cm" svg:y="1.4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47" draw:id="id147">
          <svg:title>TexMaths</svg:title>
          <svg:desc>20§display§M_{31} = \begin{vmatrix}     1  &amp;  2 \\
                                                2  &amp;  3 \end{vmatrix}§svg§600§FALSE§</svg:desc>
          <draw:polygon draw:style-name="gr2" draw:text-style-name="P6" draw:layer="layout" svg:width="3.917cm" svg:height="1.647cm" svg:x="2.165cm" svg:y="2.905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3.423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3.1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3.6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4.1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642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69cm" svg:y="3.0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4.615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5.663cm" svg:y="3.8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6.08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4.135cm" svg:viewBox="0 0 32 453" svg:d="M0 427c0 11 0 26 16 26s16-15 16-26v-401c0-12 0-26-16-26s-16 14-16 26z">
            <text:p/>
          </draw:path>
        </draw:g>
        <draw:g xml:id="id150" draw:id="id150">
          <svg:title>TexMaths</svg:title>
          <svg:desc>20§display§M_{32} = \begin{vmatrix}  0  &amp;  2  \\
                                             1  &amp;  3  \end{vmatrix}§svg§600§FALSE§</svg:desc>
          <draw:polygon draw:style-name="gr2" draw:text-style-name="P6" draw:layer="layout" svg:width="3.917cm" svg:height="1.647cm" svg:x="2.165cm" svg:y="5.004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5.5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3.1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3.6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6.2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7cm" svg:y="5.1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5.669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4.642cm" svg:y="5.9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663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6.08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6.234cm" svg:viewBox="0 0 32 453" svg:d="M0 427c0 11 0 26 16 26s16-15 16-26v-401c0-12 0-26-16-26s-16 14-16 26z">
            <text:p/>
          </draw:path>
        </draw:g>
        <draw:g xml:id="id151" draw:id="id151">
          <svg:title>TexMaths</svg:title>
          <svg:desc>20§display§= 0 - 2 = - 2§svg§600§FALSE§</svg:desc>
          <draw:polygon draw:style-name="gr2" draw:text-style-name="P6" draw:layer="layout" svg:width="4.033cm" svg:height="0.413cm" svg:x="6.959cm" svg:y="5.702cm" svg:viewBox="0 0 4034 414" draw:points="2017,414 0,414 0,0 4034,0 4034,414">
            <text:p/>
          </draw:polygon>
          <draw:path draw:style-name="gr3" draw:text-style-name="P7" draw:layer="layout" svg:width="0.468cm" svg:height="0.165cm" svg:x="6.964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693cm" svg:y="5.6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231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911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9.463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2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745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49" draw:id="id149">
          <svg:title>TexMaths</svg:title>
          <svg:desc>22§display§\therefore \ \ A_{31} = (-1)^{3+1}( - 1 ) =  - 1§svg§600§FALSE§</svg:desc>
          <draw:polygon draw:style-name="gr2" draw:text-style-name="P6" draw:layer="layout" svg:width="9.699cm" svg:height="0.795cm" svg:x="11.878cm" svg:y="3.311cm" svg:viewBox="0 0 9700 796" draw:points="4850,796 0,796 0,0 9700,0 9700,796">
            <text:p/>
          </draw:polygon>
          <draw:path draw:style-name="gr3" draw:text-style-name="P7" draw:layer="layout" svg:width="0.469cm" svg:height="0.418cm" svg:x="11.862cm" svg:y="3.5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2cm" svg:y="3.3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4cm" svg:y="3.7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4.032cm" svg:y="3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4.577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8cm" svg:y="3.3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6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2cm" svg:y="3.4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4cm" svg:y="3.3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69cm" svg:y="3.2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6cm" svg:y="3.2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7.782cm" svg:y="3.2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8.147cm" svg:y="3.3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5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41cm" svg:y="3.4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01cm" svg:y="3.3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7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755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36cm" svg:y="3.436cm" svg:viewBox="0 0 257 517" svg:d="M160 19c0-17 0-19-17-19-50 49-118 49-143 49v25c16 0 62 0 102-21v403c0 28-2 37-72 37h-25v24c27-3 95-3 125-3 32 0 99 0 127 3v-24h-25c-70 0-72-9-72-37z">
            <text:p/>
          </draw:path>
        </draw:g>
        <draw:g xml:id="id152" draw:id="id152">
          <svg:title>TexMaths</svg:title>
          <svg:desc>22§display§\therefore \ \ A_{32} = (-1)^{3+2}( - 2 ) =  2§svg§600§FALSE§</svg:desc>
          <draw:polygon draw:style-name="gr2" draw:text-style-name="P6" draw:layer="layout" svg:width="9.12cm" svg:height="0.795cm" svg:x="11.879cm" svg:y="5.41cm" svg:viewBox="0 0 9121 796" draw:points="4562,796 0,796 0,0 9121,0 9121,796">
            <text:p/>
          </draw:polygon>
          <draw:path draw:style-name="gr3" draw:text-style-name="P7" draw:layer="layout" svg:width="0.469cm" svg:height="0.418cm" svg:x="11.863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3cm" svg:y="5.4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5cm" svg:y="5.8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4.008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4.57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9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7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3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5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7cm" svg:y="5.3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7cm" svg:y="5.3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7.759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148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6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012cm" svg:y="5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9.402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729cm" svg:y="5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53" draw:id="id153">
          <svg:title>TexMaths</svg:title>
          <svg:desc>20§display§M_{33} = \begin{vmatrix} 0  &amp;  1 \\
                                            1  &amp;  2 \end{vmatrix}§svg§600§FALSE§</svg:desc>
          <draw:polygon draw:style-name="gr2" draw:text-style-name="P6" draw:layer="layout" svg:width="3.917cm" svg:height="1.647cm" svg:x="2.165cm" svg:y="7.104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7.6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3.1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6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8.3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7cm" svg:y="7.2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97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642cm" svg:y="8.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69cm" svg:y="8.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6.08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8.334cm" svg:viewBox="0 0 32 453" svg:d="M0 427c0 11 0 26 16 26s16-15 16-26v-401c0-12 0-26-16-26s-16 14-16 26z">
            <text:p/>
          </draw:path>
        </draw:g>
        <draw:g xml:id="id154" draw:id="id154">
          <svg:title>TexMaths</svg:title>
          <svg:desc>20§display§= 0 - 1 = - 1§svg§600§FALSE§</svg:desc>
          <draw:polygon draw:style-name="gr2" draw:text-style-name="P6" draw:layer="layout" svg:width="4.012cm" svg:height="0.413cm" svg:x="7.059cm" svg:y="7.802cm" svg:viewBox="0 0 4013 414" draw:points="2007,414 0,414 0,0 4013,0 4013,414">
            <text:p/>
          </draw:polygon>
          <draw:path draw:style-name="gr3" draw:text-style-name="P7" draw:layer="layout" svg:width="0.468cm" svg:height="0.165cm" svg:x="7.064cm" svg:y="7.9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793cm" svg:y="7.7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331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038cm" svg:y="7.767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468cm" svg:height="0.165cm" svg:x="9.563cm" svg:y="7.9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323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75cm" svg:y="7.767cm" svg:viewBox="0 0 234 470" svg:d="M146 18c0-16 0-18-16-18-45 45-108 45-130 45v22c14 0 56 0 93-19v366c0 25-2 33-66 33h-22v23c24-4 86-4 113-4 29 0 90 0 116 4v-23h-23c-64 0-65-8-65-33z">
            <text:p/>
          </draw:path>
        </draw:g>
        <draw:g xml:id="id155" draw:id="id155">
          <svg:title>TexMaths</svg:title>
          <svg:desc>22§display§\therefore \ \ A_{33} = (-1)^{3+3}( - 1  ) = - 1§svg§600§FALSE§</svg:desc>
          <draw:polygon draw:style-name="gr2" draw:text-style-name="P6" draw:layer="layout" svg:width="9.699cm" svg:height="0.795cm" svg:x="11.88cm" svg:y="7.511cm" svg:viewBox="0 0 9700 796" draw:points="4850,796 0,796 0,0 9700,0 9700,796">
            <text:p/>
          </draw:polygon>
          <draw:path draw:style-name="gr3" draw:text-style-name="P7" draw:layer="layout" svg:width="0.469cm" svg:height="0.418cm" svg:x="11.864cm" svg:y="7.7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4cm" svg:y="7.5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6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4.004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4.57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3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8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6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71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8cm" svg:y="7.4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7.754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149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7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43cm" svg:y="7.6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03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757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362cm" svg:y="7.636cm" svg:viewBox="0 0 257 517" svg:d="M160 19c0-17 0-19-17-19-50 49-118 49-143 49v25c16 0 62 0 102-21v403c0 28-2 37-72 37h-25v24c27-3 95-3 125-3 32 0 99 0 127 3v-24h-25c-70 0-72-9-72-37z">
            <text:p/>
          </draw:path>
        </draw:g>
        <draw:g xml:id="id148" draw:id="id148">
          <svg:title>TexMaths</svg:title>
          <svg:desc>20§display§= 3 - 4 = - 1§svg§600§FALSE§</svg:desc>
          <draw:polygon draw:style-name="gr2" draw:text-style-name="P6" draw:layer="layout" svg:width="4.012cm" svg:height="0.421cm" svg:x="6.957cm" svg:y="3.501cm" svg:viewBox="0 0 4013 422" draw:points="2007,422 0,422 0,0 4013,0 4013,422">
            <text:p/>
          </draw:polygon>
          <draw:path draw:style-name="gr3" draw:text-style-name="P7" draw:layer="layout" svg:width="0.468cm" svg:height="0.165cm" svg:x="6.962cm" svg:y="3.68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7.693cm" svg:y="3.474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8.229cm" svg:y="3.752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5cm" svg:x="8.895cm" svg:y="3.466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68cm" svg:height="0.165cm" svg:x="9.461cm" svg:y="3.68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1cm" svg:y="3.75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773cm" svg:y="3.474cm" svg:viewBox="0 0 234 470" svg:d="M146 18c0-16 0-18-16-18-45 45-108 45-130 45v22c14 0 56 0 93-19v366c0 25-2 33-66 33h-22v23c24-4 86-4 113-4 29 0 90 0 116 4v-23h-23c-64 0-65-8-65-33z">
            <text:p/>
          </draw:path>
        </draw:g>
        <draw:g xml:id="id156" draw:id="id156">
          <svg:title>TexMaths</svg:title>
          <svg:desc>20§display§\text {Cofactor Matrix } = \begin{bmatrix}       -1  &amp;  \ \   8   &amp;       -5  \\ 
                                                                       \ \   1  &amp;       -6   &amp;  \ \   3  \\ 
                                                                            -1  &amp;  \ \   2   &amp;       -1  \end{bmatrix} 
§svg§600§FALSE§</svg:desc>
          <draw:polygon draw:style-name="gr2" draw:text-style-name="P6" draw:layer="layout" svg:width="10.892cm" svg:height="2.46cm" svg:x="2.458cm" svg:y="9.003cm" svg:viewBox="0 0 10893 2461" draw:points="5446,2461 0,2461 0,0 10893,0 10893,2461">
            <text:p/>
          </draw:polygon>
          <draw:path draw:style-name="gr3" draw:text-style-name="P7" draw:layer="layout" svg:width="0.429cm" svg:height="0.511cm" svg:x="2.463cm" svg:y="9.9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2.951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3.304cm" svg:y="9.9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3.527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3.872cm" svg:y="10.0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4.173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4.453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805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5.32cm" svg:y="9.9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5.968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6.304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584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6.863cm" svg:y="9.9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044cm" svg:y="10.1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7.874cm" svg:y="10.1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807cm" svg:y="8.968cm" svg:viewBox="0 0 235 1266" draw:points="0,1266 50,1266 50,48 235,48 235,0 0,0">
            <text:p/>
          </draw:polygon>
          <draw:polygon draw:style-name="gr3" draw:text-style-name="P7" draw:layer="layout" svg:width="0.234cm" svg:height="1.265cm" svg:x="8.807cm" svg:y="10.232cm" svg:viewBox="0 0 235 1266" draw:points="0,1266 235,1266 235,1218 50,1218 50,0 0,0">
            <text:p/>
          </draw:polygon>
          <draw:path draw:style-name="gr3" draw:text-style-name="P7" draw:layer="layout" svg:width="0.429cm" svg:height="0.029cm" svg:x="9.104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55cm" svg:y="9.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1.184cm" svg:y="9.0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2.306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2.829cm" svg:y="9.0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9.616cm" svg:y="9.9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706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223cm" svg:y="9.933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92cm" svg:height="0.484cm" svg:x="12.786cm" svg:y="9.9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104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55cm" svg:y="10.7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189cm" svg:y="10.7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306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58cm" svg:y="10.7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3.151cm" svg:y="8.968cm" svg:viewBox="0 0 235 1266" draw:points="187,1266 235,1266 235,0 0,0 0,48 187,48">
            <text:p/>
          </draw:polygon>
          <draw:polygon draw:style-name="gr3" draw:text-style-name="P7" draw:layer="layout" svg:width="0.234cm" svg:height="1.265cm" svg:x="13.151cm" svg:y="10.232cm" svg:viewBox="0 0 235 1266" draw:points="187,1218 0,1218 0,1266 235,1266 235,0 187,0">
            <text:p/>
          </draw:polygon>
        </draw:g>
        <draw:g xml:id="id157" draw:id="id157">
          <svg:title>TexMaths</svg:title>
          <svg:desc>20§display§\therefore \ \ \text {adj } A = \begin{bmatrix}       -1  &amp;  \ \ 1  &amp;       -1  \\ 
                                                                            \ \   8  &amp;    - 6  &amp;  \ \   2  \\ 
                                                                                 -5  &amp;  \ \  3  &amp;      -1  \end{bmatrix} 

§svg§600§FALSE§</svg:desc>
          <draw:polygon draw:style-name="gr2" draw:text-style-name="P6" draw:layer="layout" svg:width="8.525cm" svg:height="2.46cm" svg:x="14.272cm" svg:y="9.103cm" svg:viewBox="0 0 8526 2461" draw:points="4264,2461 0,2461 0,0 8526,0 8526,2461">
            <text:p/>
          </draw:polygon>
          <draw:path draw:style-name="gr3" draw:text-style-name="P7" draw:layer="layout" svg:width="0.426cm" svg:height="0.38cm" svg:x="14.258cm" svg:y="10.1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5.399cm" svg:y="10.1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44cm" svg:y="10.0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084cm" svg:y="10.0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6.586cm" svg:y="10.0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7.322cm" svg:y="10.2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255cm" svg:y="9.068cm" svg:viewBox="0 0 235 1266" draw:points="0,1266 50,1266 50,48 235,48 235,0 0,0">
            <text:p/>
          </draw:polygon>
          <draw:polygon draw:style-name="gr3" draw:text-style-name="P7" draw:layer="layout" svg:width="0.234cm" svg:height="1.265cm" svg:x="18.255cm" svg:y="10.332cm" svg:viewBox="0 0 235 1266" draw:points="0,1266 235,1266 235,1218 50,1218 50,0 0,0">
            <text:p/>
          </draw:polygon>
          <draw:path draw:style-name="gr3" draw:text-style-name="P7" draw:layer="layout" svg:width="0.429cm" svg:height="0.029cm" svg:x="18.552cm" svg:y="9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103cm" svg:y="9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664cm" svg:y="9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1.754cm" svg:y="9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306cm" svg:y="9.1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9.031cm" svg:y="10.0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0.152cm" svg:y="10.3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0.671cm" svg:y="10.033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81cm" svg:height="0.469cm" svg:x="22.239cm" svg:y="10.0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552cm" svg:y="11.15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076cm" svg:y="10.876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92cm" svg:height="0.484cm" svg:x="20.632cm" svg:y="10.8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21.754cm" svg:y="11.1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306cm" svg:y="10.8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2.599cm" svg:y="9.068cm" svg:viewBox="0 0 235 1266" draw:points="187,1266 235,1266 235,0 0,0 0,48 187,48">
            <text:p/>
          </draw:polygon>
          <draw:polygon draw:style-name="gr3" draw:text-style-name="P7" draw:layer="layout" svg:width="0.234cm" svg:height="1.265cm" svg:x="22.599cm" svg:y="10.332cm" svg:viewBox="0 0 235 1266" draw:points="187,1218 0,1218 0,1266 235,1266 235,0 187,0">
            <text:p/>
          </draw:polygon>
        </draw:g>
        <draw:g xml:id="id158" draw:id="id158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2.77cm" svg:y="12.696cm" svg:viewBox="0 0 6563 1534" draw:points="3281,1534 0,1534 0,0 6563,0 6563,1534">
            <text:p/>
          </draw:polygon>
          <draw:path draw:style-name="gr3" draw:text-style-name="P7" draw:layer="layout" svg:width="0.426cm" svg:height="0.38cm" svg:x="2.756cm" svg:y="13.27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3.892cm" svg:y="13.10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4.447cm" svg:y="13.1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887cm" svg:y="12.988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5.385cm" svg:y="13.3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17cm" svg:y="12.6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6.17cm" svg:y="13.415cm" svg:viewBox="0 0 920 30" draw:points="459,30 0,30 0,0 920,0 920,30">
            <text:p/>
          </draw:polygon>
          <draw:path draw:style-name="gr3" draw:text-style-name="P7" draw:layer="layout" svg:width="0.029cm" svg:height="0.703cm" svg:x="6.255cm" svg:y="13.561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6.391cm" svg:y="13.585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6.977cm" svg:y="13.561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7.242cm" svg:y="13.07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7.476cm" svg:y="13.2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7.821cm" svg:y="13.11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8.16cm" svg:y="13.135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8.661cm" svg:y="13.101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9.205cm" svg:y="13.07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59" draw:id="id159">
          <svg:title>TexMaths</svg:title>
          <svg:desc>20§display§= - \frac{1}{2} \begin{bmatrix}       -1  &amp;  \ \ 1  &amp;       -1  \\ 
                                                       \ \   8  &amp;    - 6  &amp;  \ \   2  \\ 
                                                            -5  &amp;  \ \  3  &amp;      -1  \end{bmatrix} 
§svg§600§FALSE§</svg:desc>
          <draw:polygon draw:style-name="gr2" draw:text-style-name="P6" draw:layer="layout" svg:width="6.665cm" svg:height="2.46cm" svg:x="9.856cm" svg:y="12.299cm" svg:viewBox="0 0 6666 2461" draw:points="3333,2461 0,2461 0,0 6666,0 6666,2461">
            <text:p/>
          </draw:polygon>
          <draw:path draw:style-name="gr3" draw:text-style-name="P7" draw:layer="layout" svg:width="0.468cm" svg:height="0.165cm" svg:x="9.861cm" svg:y="13.4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0.621cm" svg:y="13.51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256cm" svg:y="12.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1.194cm" svg:y="13.515cm" svg:viewBox="0 0 354 30" draw:points="176,30 0,30 0,0 354,0 354,30">
            <text:p/>
          </draw:polygon>
          <draw:path draw:style-name="gr3" draw:text-style-name="P7" draw:layer="layout" svg:width="0.281cm" svg:height="0.469cm" svg:x="11.229cm" svg:y="13.71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1.976cm" svg:y="12.264cm" svg:viewBox="0 0 235 1266" draw:points="0,1266 50,1266 50,48 235,48 235,0 0,0">
            <text:p/>
          </draw:polygon>
          <draw:polygon draw:style-name="gr3" draw:text-style-name="P7" draw:layer="layout" svg:width="0.234cm" svg:height="1.265cm" svg:x="11.976cm" svg:y="13.528cm" svg:viewBox="0 0 235 1266" draw:points="0,1266 235,1266 235,1218 50,1218 50,0 0,0">
            <text:p/>
          </draw:polygon>
          <draw:path draw:style-name="gr3" draw:text-style-name="P7" draw:layer="layout" svg:width="0.429cm" svg:height="0.029cm" svg:x="12.274cm" svg:y="12.6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24cm" svg:y="12.3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4.388cm" svg:y="12.38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476cm" svg:y="12.6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6.028cm" svg:y="12.3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752cm" svg:y="13.2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3.876cm" svg:y="13.5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4.393cm" svg:y="13.2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81cm" svg:height="0.469cm" svg:x="15.961cm" svg:y="13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12.274cm" svg:y="14.3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2.797cm" svg:y="14.07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92cm" svg:height="0.484cm" svg:x="14.354cm" svg:y="14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5.476cm" svg:y="14.3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6.028cm" svg:y="14.07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6.321cm" svg:y="12.264cm" svg:viewBox="0 0 235 1266" draw:points="187,1266 235,1266 235,0 0,0 0,48 187,48">
            <text:p/>
          </draw:polygon>
          <draw:polygon draw:style-name="gr3" draw:text-style-name="P7" draw:layer="layout" svg:width="0.234cm" svg:height="1.265cm" svg:x="16.321cm" svg:y="13.528cm" svg:viewBox="0 0 235 1266" draw:points="187,1218 0,1218 0,1266 235,1266 235,0 187,0">
            <text:p/>
          </draw:polygon>
        </draw:g>
        <draw:g xml:id="id160" draw:id="id160">
          <svg:title>TexMaths</svg:title>
          <svg:desc>20§display§=  \frac{1}{2} \begin{bmatrix}    \ \    1  &amp;       -1  &amp;   \ \   1  \\ 
                                                             -8  &amp;  \ \   6  &amp;        -2  \\ 
                                                        \ \   5  &amp;       -3  &amp;    \ \  1  \end{bmatrix} 
§svg§600§FALSE§</svg:desc>
          <draw:polygon draw:style-name="gr2" draw:text-style-name="P6" draw:layer="layout" svg:width="6.118cm" svg:height="2.46cm" svg:x="17.156cm" svg:y="12.399cm" svg:viewBox="0 0 6119 2461" draw:points="3059,2461 0,2461 0,0 6119,0 6119,2461">
            <text:p/>
          </draw:polygon>
          <draw:path draw:style-name="gr3" draw:text-style-name="P7" draw:layer="layout" svg:width="0.468cm" svg:height="0.165cm" svg:x="17.161cm" svg:y="13.5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01cm" svg:y="12.8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946cm" svg:y="13.615cm" svg:viewBox="0 0 354 30" draw:points="176,30 0,30 0,0 354,0 354,30">
            <text:p/>
          </draw:polygon>
          <draw:path draw:style-name="gr3" draw:text-style-name="P7" draw:layer="layout" svg:width="0.281cm" svg:height="0.469cm" svg:x="17.982cm" svg:y="13.81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8.729cm" svg:y="12.364cm" svg:viewBox="0 0 235 1266" draw:points="0,1266 50,1266 50,48 235,48 235,0 0,0">
            <text:p/>
          </draw:polygon>
          <draw:polygon draw:style-name="gr3" draw:text-style-name="P7" draw:layer="layout" svg:width="0.234cm" svg:height="1.265cm" svg:x="18.729cm" svg:y="13.628cm" svg:viewBox="0 0 235 1266" draw:points="0,1266 235,1266 235,1218 50,1218 50,0 0,0">
            <text:p/>
          </draw:polygon>
          <draw:path draw:style-name="gr3" draw:text-style-name="P7" draw:layer="layout" svg:width="0.233cm" svg:height="0.469cm" svg:x="19.539cm" svg:y="12.4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0.628cm" svg:y="12.7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79cm" svg:y="12.4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2.742cm" svg:y="12.48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027cm" svg:y="13.6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9.545cm" svg:y="13.3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1.107cm" svg:y="13.3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429cm" svg:height="0.029cm" svg:x="22.23cm" svg:y="13.60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2.753cm" svg:y="13.3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9.511cm" svg:y="14.172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628cm" svg:y="14.45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147cm" svg:y="14.1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742cm" svg:y="14.17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3.075cm" svg:y="12.364cm" svg:viewBox="0 0 235 1266" draw:points="187,1266 235,1266 235,0 0,0 0,48 187,48">
            <text:p/>
          </draw:polygon>
          <draw:polygon draw:style-name="gr3" draw:text-style-name="P7" draw:layer="layout" svg:width="0.234cm" svg:height="1.265cm" svg:x="23.075cm" svg:y="13.628cm" svg:viewBox="0 0 235 1266" draw:points="187,1218 0,1218 0,1266 235,1266 235,0 187,0">
            <text:p/>
          </draw:polygon>
        </draw:g>
        <draw:g xml:id="id143" draw:id="id143">
          <svg:title>TexMaths</svg:title>
          <svg:desc>22§display§\begin{bmatrix}   0  &amp;  1  &amp;   2  \\ 
                             1  &amp;  2  &amp;   3  \\ 
                             3  &amp;  1  &amp;   1  \end{bmatrix} 
§svg§600§FALSE§</svg:desc>
          <draw:polygon draw:style-name="gr2" draw:text-style-name="P6" draw:layer="layout" svg:width="3.407cm" svg:height="2.706cm" svg:x="23.058cm" svg:y="1.512cm" svg:viewBox="0 0 3408 2707" draw:points="1703,2707 0,2707 0,0 3408,0 3408,2707">
            <text:p/>
          </draw:polygon>
          <draw:polygon draw:style-name="gr3" draw:text-style-name="P7" draw:layer="layout" svg:width="0.258cm" svg:height="1.391cm" svg:x="23.271cm" svg:y="1.473cm" svg:viewBox="0 0 259 1392" draw:points="0,1392 55,1392 55,53 259,53 259,0 0,0">
            <text:p/>
          </draw:polygon>
          <draw:polygon draw:style-name="gr3" draw:text-style-name="P7" draw:layer="layout" svg:width="0.258cm" svg:height="1.391cm" svg:x="23.271cm" svg:y="2.864cm" svg:viewBox="0 0 259 1392" draw:points="0,1392 259,1392 259,1340 55,1340 55,0 0,0">
            <text:p/>
          </draw:polygon>
          <draw:path draw:style-name="gr3" draw:text-style-name="P7" draw:layer="layout" svg:width="0.326cm" svg:height="0.532cm" svg:x="23.565cm" svg:y="1.60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4.763cm" svg:y="1.607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25.893cm" svg:y="1.60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256cm" svg:height="0.517cm" svg:x="23.603cm" svg:y="2.53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4.733cm" svg:y="2.53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25.886cm" svg:y="2.53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23.567cm" svg:y="3.46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763cm" svg:y="3.462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25.923cm" svg:y="3.4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6.246cm" svg:y="1.473cm" svg:viewBox="0 0 259 1392" draw:points="206,1392 259,1392 259,0 0,0 0,53 206,53">
            <text:p/>
          </draw:polygon>
          <draw:polygon draw:style-name="gr3" draw:text-style-name="P7" draw:layer="layout" svg:width="0.258cm" svg:height="1.391cm" svg:x="26.246cm" svg:y="2.864cm" svg:viewBox="0 0 259 1392" draw:points="206,1340 0,1340 0,1392 259,1392 259,0 206,0">
            <text:p/>
          </draw:polygon>
        </draw:g>
        <draw:custom-shape draw:style-name="gr6" draw:text-style-name="P10" xml:id="id142" draw:id="id142" draw:layer="layout" svg:width="4.4cm" svg:height="3.6cm" svg:x="22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63" draw:id="id163">
          <svg:title>TexMaths</svg:title>
          <svg:desc>22§display§A = \begin{bmatrix}   1  &amp;     -1   &amp; \ \   2  \\ 
                                    3  &amp; \ \  0   &amp;  -2  \\ 
                                    1  &amp;  \ \  0  &amp; \ \   3  \end{bmatrix}
§svg§600§FALSE§</svg:desc>
          <draw:polygon draw:style-name="gr2" draw:text-style-name="P6" draw:layer="layout" svg:width="6.22cm" svg:height="2.706cm" svg:x="5.272cm" svg:y="0.61cm" svg:viewBox="0 0 6221 2707" draw:points="3111,2707 0,2707 0,0 6221,0 6221,2707">
            <text:p/>
          </draw:polygon>
          <draw:path draw:style-name="gr3" draw:text-style-name="P7" draw:layer="layout" svg:width="0.53cm" svg:height="0.555cm" svg:x="5.26cm" svg:y="1.603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071cm" svg:y="1.87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095cm" svg:y="0.571cm" svg:viewBox="0 0 259 1392" draw:points="0,1392 55,1392 55,53 259,53 259,0 0,0">
            <text:p/>
          </draw:polygon>
          <draw:polygon draw:style-name="gr3" draw:text-style-name="P7" draw:layer="layout" svg:width="0.258cm" svg:height="1.391cm" svg:x="7.095cm" svg:y="1.962cm" svg:viewBox="0 0 259 1392" draw:points="0,1392 259,1392 259,1340 55,1340 55,0 0,0">
            <text:p/>
          </draw:polygon>
          <draw:path draw:style-name="gr3" draw:text-style-name="P7" draw:layer="layout" svg:width="0.256cm" svg:height="0.517cm" svg:x="7.428cm" svg:y="0.7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8.584cm" svg:y="1.0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19cm" svg:y="0.7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877cm" svg:y="0.7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21cm" svg:height="0.532cm" svg:x="7.393cm" svg:y="1.63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9.109cm" svg:y="1.6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0.344cm" svg:y="1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2cm" svg:y="1.6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7.428cm" svg:y="2.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109cm" svg:y="2.5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0.872cm" svg:y="2.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1.273cm" svg:y="0.571cm" svg:viewBox="0 0 259 1392" draw:points="206,1392 259,1392 259,0 0,0 0,53 206,53">
            <text:p/>
          </draw:polygon>
          <draw:polygon draw:style-name="gr3" draw:text-style-name="P7" draw:layer="layout" svg:width="0.258cm" svg:height="1.391cm" svg:x="11.273cm" svg:y="1.962cm" svg:viewBox="0 0 259 1392" draw:points="206,1340 0,1340 0,1392 259,1392 259,0 206,0">
            <text:p/>
          </draw:polygon>
        </draw:g>
        <draw:g xml:id="id166" draw:id="id166">
          <svg:title>TexMaths</svg:title>
          <svg:desc>20§display§M_{11} = \begin{vmatrix} 0 &amp;   - 2 \\
                                            0 &amp; \ \ 3  \end{vmatrix}§svg§600§FALSE§</svg:desc>
          <draw:polygon draw:style-name="gr2" draw:text-style-name="P6" draw:layer="layout" svg:width="4.464cm" svg:height="1.647cm" svg:x="3.062cm" svg:y="5.604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6.1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6.3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6.38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6.3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5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9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4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8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504cm" svg:y="5.7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89cm" svg:y="5.98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113cm" svg:y="5.7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5.504cm" svg:y="6.5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7.068cm" svg:y="6.5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532cm" svg:y="5.5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5.9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6.4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6.834cm" svg:viewBox="0 0 32 453" svg:d="M0 427c0 11 0 26 16 26s16-15 16-26v-401c0-12 0-26-16-26s-16 14-16 26z">
            <text:p/>
          </draw:path>
        </draw:g>
        <draw:g xml:id="id167" draw:id="id167">
          <svg:title>TexMaths</svg:title>
          <svg:desc>20§display§= 0 - 0 = 0§svg§600§FALSE§</svg:desc>
          <draw:polygon draw:style-name="gr2" draw:text-style-name="P6" draw:layer="layout" svg:width="3.496cm" svg:height="0.413cm" svg:x="8.156cm" svg:y="6.3cm" svg:viewBox="0 0 3497 414" draw:points="1748,414 0,414 0,0 3497,0 3497,414">
            <text:p/>
          </draw:polygon>
          <draw:path draw:style-name="gr3" draw:text-style-name="P7" draw:layer="layout" svg:width="0.468cm" svg:height="0.165cm" svg:x="8.161cm" svg:y="6.474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8.891cm" svg:y="6.265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428cm" svg:y="6.54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cm" svg:y="6.265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1cm" svg:y="6.474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1.39cm" svg:y="6.265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69" draw:id="id169">
          <svg:title>TexMaths</svg:title>
          <svg:desc>20§display§M_{12} = \begin{vmatrix}   3  &amp;    - 2 \\
                                              1  &amp; \ \  3 \end{vmatrix}§svg§600§FALSE§</svg:desc>
          <draw:polygon draw:style-name="gr2" draw:text-style-name="P6" draw:layer="layout" svg:width="4.464cm" svg:height="1.647cm" svg:x="3.062cm" svg:y="7.603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8.121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8.381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021cm" svg:y="8.3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8.3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7.5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7.9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4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833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506cm" svg:y="7.7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6.589cm" svg:y="7.9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113cm" svg:y="7.7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54cm" svg:y="8.5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8cm" svg:y="8.54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532cm" svg:y="7.5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7.9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8.4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8.833cm" svg:viewBox="0 0 32 453" svg:d="M0 427c0 11 0 26 16 26s16-15 16-26v-401c0-12 0-26-16-26s-16 14-16 26z">
            <text:p/>
          </draw:path>
        </draw:g>
        <draw:g xml:id="id170" draw:id="id170">
          <svg:title>TexMaths</svg:title>
          <svg:desc>20§display§= 9 + 2 =  11§svg§600§FALSE§</svg:desc>
          <draw:polygon draw:style-name="gr2" draw:text-style-name="P6" draw:layer="layout" svg:width="3.816cm" svg:height="0.457cm" svg:x="8.257cm" svg:y="8.299cm" svg:viewBox="0 0 3817 458" draw:points="1909,458 0,458 0,0 3817,0 3817,458">
            <text:p/>
          </draw:polygon>
          <draw:path draw:style-name="gr3" draw:text-style-name="P7" draw:layer="layout" svg:width="0.468cm" svg:height="0.165cm" svg:x="8.262cm" svg:y="8.4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8.993cm" svg:y="8.264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68cm" svg:height="0.469cm" svg:x="9.511cm" svg:y="8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209cm" svg:y="8.2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0.761cm" svg:y="8.4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525cm" svg:y="8.2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877cm" svg:y="8.264cm" svg:viewBox="0 0 234 470" svg:d="M146 18c0-16 0-18-18-18-43 45-106 45-128 45v22c14 0 56 0 93-19v366c0 26-2 34-66 34h-22v22c24-3 86-3 113-3 29 0 90 0 116 3v-22h-23c-64 0-65-8-65-34z">
            <text:p/>
          </draw:path>
        </draw:g>
        <draw:g xml:id="id168" draw:id="id168">
          <svg:title>TexMaths</svg:title>
          <svg:desc>22§display§\therefore \ \ A_{11} = (-1)^{1+1}( 0 ) =  0§svg§600§FALSE§</svg:desc>
          <draw:polygon draw:style-name="gr2" draw:text-style-name="P6" draw:layer="layout" svg:width="8.528cm" svg:height="0.795cm" svg:x="13.775cm" svg:y="6.006cm" svg:viewBox="0 0 8529 796" draw:points="4265,796 0,796 0,0 8529,0 8529,796">
            <text:p/>
          </draw:polygon>
          <draw:path draw:style-name="gr3" draw:text-style-name="P7" draw:layer="layout" svg:width="0.469cm" svg:height="0.418cm" svg:x="13.759cm" svg:y="6.2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09cm" svg:y="6.0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6.4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9cm" svg:y="6.4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5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6.0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4cm" svg:y="6.4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6.1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6.0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7cm" svg:y="5.9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4cm" svg:y="5.9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cm" svg:y="5.9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4cm" svg:y="6.0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0.298cm" svg:y="6.13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0.699cm" svg:y="6.0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213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2.016cm" svg:y="6.13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171" draw:id="id171">
          <svg:title>TexMaths</svg:title>
          <svg:desc>22§display§\therefore \ \ A_{12} = (-1)^{1+2}( 11 ) = - 11§svg§600§FALSE§</svg:desc>
          <draw:polygon draw:style-name="gr2" draw:text-style-name="P6" draw:layer="layout" svg:width="9.87cm" svg:height="0.795cm" svg:x="13.775cm" svg:y="8.008cm" svg:viewBox="0 0 9871 796" draw:points="4937,796 0,796 0,0 9871,0 9871,796">
            <text:p/>
          </draw:polygon>
          <draw:path draw:style-name="gr3" draw:text-style-name="P7" draw:layer="layout" svg:width="0.469cm" svg:height="0.418cm" svg:x="13.759cm" svg:y="8.2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9cm" svg:y="8.094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8.40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5.904cm" svg:y="8.4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8.3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8.0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3cm" svg:y="8.4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1cm" svg:y="8.0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6cm" svg:y="7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3cm" svg:y="7.99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5cm" svg:y="7.9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4cm" svg:y="8.0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336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0.723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084cm" svg:y="8.0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599cm" svg:y="8.3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435cm" svg:y="8.4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043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3.428cm" svg:y="8.133cm" svg:viewBox="0 0 257 517" svg:d="M160 19c0-17 0-19-19-19-48 49-116 49-141 49v25c16 0 62 0 102-21v403c0 28-2 37-72 37h-25v24c27-3 95-3 125-3 32 0 99 0 127 3v-24h-25c-70 0-72-9-72-37z">
            <text:p/>
          </draw:path>
        </draw:g>
        <draw:g xml:id="id172" draw:id="id172">
          <svg:title>TexMaths</svg:title>
          <svg:desc>20§display§M_{13} = \begin{vmatrix}    3 &amp; 0 \\
                                               1 &amp; 0  \end{vmatrix}§svg§600§FALSE§</svg:desc>
          <draw:polygon draw:style-name="gr2" draw:text-style-name="P6" draw:layer="layout" svg:width="3.917cm" svg:height="1.647cm" svg:x="3.163cm" svg:y="9.504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10.0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4cm" svg:y="10.2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10.2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9.4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9.8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3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7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607cm" svg:y="9.6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6.659cm" svg:y="9.6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4cm" svg:y="10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59cm" svg:y="10.4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031cm" svg:height="0.452cm" svg:x="7.085cm" svg:y="9.4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9.8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3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734cm" svg:viewBox="0 0 32 453" svg:d="M0 427c0 11 0 26 16 26s16-15 16-26v-401c0-12 0-26-16-26s-16 14-16 26z">
            <text:p/>
          </draw:path>
        </draw:g>
        <draw:g xml:id="id173" draw:id="id173">
          <svg:title>TexMaths</svg:title>
          <svg:desc>20§display§= 0 - 0 =  0§svg§600§FALSE§</svg:desc>
          <draw:polygon draw:style-name="gr2" draw:text-style-name="P6" draw:layer="layout" svg:width="3.496cm" svg:height="0.413cm" svg:x="8.257cm" svg:y="10.203cm" svg:viewBox="0 0 3497 414" draw:points="1748,414 0,414 0,0 3497,0 3497,414">
            <text:p/>
          </draw:polygon>
          <draw:path draw:style-name="gr3" draw:text-style-name="P7" draw:layer="layout" svg:width="0.468cm" svg:height="0.165cm" svg:x="8.262cm" svg:y="10.377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8.992cm" svg:y="10.1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529cm" svg:y="10.446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201cm" svg:y="10.1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762cm" svg:y="10.377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1.491cm" svg:y="10.1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75" draw:id="id175">
          <svg:title>TexMaths</svg:title>
          <svg:desc>20§display§M_{21} = \begin{vmatrix}     -1  &amp;  2 \\
                                             \ \ 0  &amp;  3 \end{vmatrix}§svg§600§FALSE§</svg:desc>
          <draw:polygon draw:style-name="gr2" draw:text-style-name="P6" draw:layer="layout" svg:width="4.464cm" svg:height="1.647cm" svg:x="3.163cm" svg:y="11.508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12.026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2cm" svg:y="12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12.28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12.2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11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1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738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6cm" svg:y="11.8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6cm" svg:y="11.6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214cm" svg:y="11.6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6.113cm" svg:y="12.45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7.209cm" svg:y="12.45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633cm" svg:y="11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1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2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2.738cm" svg:viewBox="0 0 32 453" svg:d="M0 427c0 11 0 26 16 26s16-15 16-26v-401c0-12 0-26-16-26s-16 14-16 26z">
            <text:p/>
          </draw:path>
        </draw:g>
        <draw:g xml:id="id176" draw:id="id176">
          <svg:title>TexMaths</svg:title>
          <svg:desc>20§display§= - 3 - 0 =  - 3§svg§600§FALSE§</svg:desc>
          <draw:polygon draw:style-name="gr2" draw:text-style-name="P6" draw:layer="layout" svg:width="4.586cm" svg:height="0.413cm" svg:x="8.257cm" svg:y="12.202cm" svg:viewBox="0 0 4587 414" draw:points="2293,414 0,414 0,0 4587,0 4587,414">
            <text:p/>
          </draw:polygon>
          <draw:path draw:style-name="gr3" draw:text-style-name="P7" draw:layer="layout" svg:width="0.468cm" svg:height="0.165cm" svg:x="8.262cm" svg:y="12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022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54cm" svg:y="12.1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10.076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748cm" svg:y="12.1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1.306cm" svg:y="12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068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2.586cm" svg:y="12.1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74" draw:id="id174">
          <svg:title>TexMaths</svg:title>
          <svg:desc>22§display§\therefore \ \ A_{13} = (-1)^{1+3}( 0 ) = 0§svg§600§FALSE§</svg:desc>
          <draw:polygon draw:style-name="gr2" draw:text-style-name="P6" draw:layer="layout" svg:width="8.528cm" svg:height="0.795cm" svg:x="13.978cm" svg:y="9.911cm" svg:viewBox="0 0 8529 796" draw:points="4265,796 0,796 0,0 8529,0 8529,796">
            <text:p/>
          </draw:polygon>
          <draw:path draw:style-name="gr3" draw:text-style-name="P7" draw:layer="layout" svg:width="0.469cm" svg:height="0.418cm" svg:x="13.962cm" svg:y="10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212cm" svg:y="9.9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824cm" svg:y="10.3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6.102cm" svg:y="10.3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678cm" svg:y="10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528cm" svg:y="9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817cm" svg:y="10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422cm" svg:y="10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785cm" svg:y="9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9.1cm" svg:y="9.8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387cm" svg:y="9.8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853cm" svg:y="9.8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247cm" svg:y="9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0.501cm" svg:y="10.03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0.902cm" svg:y="9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416cm" svg:y="10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2.219cm" svg:y="10.03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177" draw:id="id177">
          <svg:title>TexMaths</svg:title>
          <svg:desc>22§display§\therefore \ \ A_{21} = (-1)^{2+1}(-3) = 3§svg§600§FALSE§</svg:desc>
          <draw:polygon draw:style-name="gr2" draw:text-style-name="P6" draw:layer="layout" svg:width="9.129cm" svg:height="0.795cm" svg:x="13.778cm" svg:y="11.912cm" svg:viewBox="0 0 9130 796" draw:points="4564,796 0,796 0,0 9130,0 9130,796">
            <text:p/>
          </draw:polygon>
          <draw:path draw:style-name="gr3" draw:text-style-name="P7" draw:layer="layout" svg:width="0.469cm" svg:height="0.418cm" svg:x="13.762cm" svg:y="12.19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12cm" svg:y="11.998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5.6cm" svg:y="12.3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5.932cm" svg:y="12.3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8cm" svg:y="12.2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8cm" svg:y="11.9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7.617cm" svg:y="12.3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2cm" svg:y="12.0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5cm" svg:y="11.9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8.875cm" svg:y="11.8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9.187cm" svg:y="11.898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3cm" svg:y="11.8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8cm" svg:y="11.9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20.336cm" svg:y="12.3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5cm" svg:y="12.03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1.303cm" svg:y="11.9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1.818cm" svg:y="12.2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2.623cm" svg:y="12.03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78" draw:id="id178">
          <svg:title>TexMaths</svg:title>
          <svg:desc>20§display§M_{22} = \begin{vmatrix}   1  &amp;   2 \\
                                              1  &amp;   3  \end{vmatrix}§svg§600§FALSE§</svg:desc>
          <draw:polygon draw:style-name="gr2" draw:text-style-name="P6" draw:layer="layout" svg:width="3.917cm" svg:height="1.647cm" svg:x="3.164cm" svg:y="13.51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14.028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14.2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14.2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14.25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13.4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3.8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3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7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1cm" svg:y="13.61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8cm" svg:y="13.6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641cm" svg:y="14.45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62cm" svg:y="14.45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086cm" svg:y="13.4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3.8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3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74cm" svg:viewBox="0 0 32 453" svg:d="M0 427c0 11 0 26 16 26s16-15 16-26v-401c0-12 0-26-16-26s-16 14-16 26z">
            <text:p/>
          </draw:path>
        </draw:g>
        <draw:g xml:id="id179" draw:id="id179">
          <svg:title>TexMaths</svg:title>
          <svg:desc>20§display§= 3 - 2 =  1§svg§600§FALSE§</svg:desc>
          <draw:polygon draw:style-name="gr2" draw:text-style-name="P6" draw:layer="layout" svg:width="3.466cm" svg:height="0.413cm" svg:x="8.258cm" svg:y="14.202cm" svg:viewBox="0 0 3467 414" draw:points="1733,414 0,414 0,0 3467,0 3467,414">
            <text:p/>
          </draw:polygon>
          <draw:path draw:style-name="gr3" draw:text-style-name="P7" draw:layer="layout" svg:width="0.468cm" svg:height="0.165cm" svg:x="8.263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8.994cm" svg:y="14.167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9.5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21cm" svg:y="14.1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0.762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1.526cm" svg:y="14.167cm" svg:viewBox="0 0 234 470" svg:d="M146 18c0-16 0-18-18-18-43 45-106 45-128 45v22c14 0 56 0 93-19v366c0 25-2 33-66 33h-22v23c24-4 86-4 113-4 29 0 90 0 116 4v-23h-23c-64 0-65-8-65-33z">
            <text:p/>
          </draw:path>
        </draw:g>
        <draw:g xml:id="id180" draw:id="id180">
          <svg:title>TexMaths</svg:title>
          <svg:desc>22§display§\therefore \ \ A_{22} = (-1)^{2+2}( 1 ) =  1§svg§600§FALSE§</svg:desc>
          <draw:polygon draw:style-name="gr2" draw:text-style-name="P6" draw:layer="layout" svg:width="8.495cm" svg:height="0.795cm" svg:x="13.777cm" svg:y="13.911cm" svg:viewBox="0 0 8496 796" draw:points="4248,796 0,796 0,0 8496,0 8496,796">
            <text:p/>
          </draw:polygon>
          <draw:path draw:style-name="gr3" draw:text-style-name="P7" draw:layer="layout" svg:width="0.469cm" svg:height="0.418cm" svg:x="13.761cm" svg:y="14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1cm" svg:y="13.9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5.598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5.906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6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6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5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3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3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9.185cm" svg:y="13.8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6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5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337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7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214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055cm" svg:y="14.036cm" svg:viewBox="0 0 257 517" svg:d="M160 19c0-17 0-19-19-19-48 49-116 49-141 49v25c16 0 62 0 102-21v403c0 28-2 37-72 37h-25v24c27-3 95-3 125-3 32 0 99 0 127 3v-24h-25c-70 0-72-9-72-37z">
            <text:p/>
          </draw:path>
        </draw:g>
        <draw:g xml:id="id161" draw:id="id161">
          <svg:title>TexMaths</svg:title>
          <svg:desc>24§display§(4)§svg§600§FALSE§</svg:desc>
          <draw:polygon draw:style-name="gr2" draw:text-style-name="P6" draw:layer="layout" svg:width="0.91cm" svg:height="0.76cm" svg:x="2.035cm" svg:y="1.569cm" svg:viewBox="0 0 911 761" draw:points="455,761 0,761 0,0 911,0 911,761">
            <text:p/>
          </draw:polygon>
          <draw:path draw:style-name="gr3" draw:text-style-name="P7" draw:layer="layout" svg:width="0.197cm" svg:height="0.844cm" svg:x="2.075cm" svg:y="1.527cm" svg:viewBox="0 0 198 845" svg:d="M198 837c0-2 0-4-15-19-106-106-133-265-133-396 0-145 33-293 136-399 12-10 12-11 12-15 0-6-4-8-10-8-7 0-84 58-134 165-44 92-54 186-54 257 0 68 10 170 56 266 52 103 125 157 132 157 6 0 10-2 10-8z">
            <text:p/>
          </draw:path>
          <draw:path draw:style-name="gr3" draw:text-style-name="P7" draw:layer="layout" svg:width="0.376cm" svg:height="0.571cm" svg:x="2.344cm" svg:y="1.58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792cm" svg:y="1.52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62" draw:id="id162">
          <svg:title>TexMaths</svg:title>
          <svg:desc>20§display§\text {Let , }§svg§600§FALSE§</svg:desc>
          <draw:polygon draw:style-name="gr2" draw:text-style-name="P6" draw:layer="layout" svg:width="1.331cm" svg:height="0.546cm" svg:x="3.446cm" svg:y="1.66cm" svg:viewBox="0 0 1332 547" draw:points="667,547 0,547 0,0 1332,0 1332,547">
            <text:p/>
          </draw:polygon>
          <draw:path draw:style-name="gr3" draw:text-style-name="P7" draw:layer="layout" svg:width="0.386cm" svg:height="0.481cm" svg:x="3.433cm" svg:y="1.625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3.87cm" svg:y="1.7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4.175cm" svg:y="1.673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4.73cm" svg:y="2.03cm" svg:viewBox="0 0 83 211" svg:d="M83 74c0-45-16-74-45-74-25 0-38 19-38 37 0 19 13 38 38 38 12 0 20-5 28-9l1-2c0 0 2 0 2 10 0 46-21 89-53 123-3 3-5 5-5 6 0 7 3 8 8 8 8 0 64-56 64-137z">
            <text:p/>
          </draw:path>
        </draw:g>
        <draw:g xml:id="id165" draw:id="id165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2.97cm" svg:y="4.719cm" svg:viewBox="0 0 16911 486" draw:points="8455,486 0,486 0,0 16911,0 16911,486">
            <text:p/>
          </draw:polygon>
          <draw:path draw:style-name="gr3" draw:text-style-name="P7" draw:layer="layout" svg:width="0.502cm" svg:height="0.524cm" svg:x="2.959cm" svg:y="4.7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513cm" svg:y="4.69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41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4.545cm" svg:y="4.891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5.191cm" svg:y="4.71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404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5.831cm" svg:y="4.88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6.217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6.525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7.093cm" svg:y="4.8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72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7.903cm" svg:y="4.698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8.591cm" svg:y="4.88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931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9.565cm" svg:y="4.8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9.945cm" svg:y="4.88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0.276cm" svg:y="4.7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584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0.971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277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1.837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2.228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2.71cm" svg:y="4.7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3.021cm" svg:y="4.69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447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4.049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4.396cm" svg:y="4.69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4.607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4.954cm" svg:y="4.89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5.595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941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339cm" svg:y="4.7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6.651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7.21cm" svg:y="4.88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7.601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18.096cm" svg:y="4.68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18.939cm" svg:y="4.88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9.315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9.618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164" draw:id="id164">
          <svg:title>TexMaths</svg:title>
          <svg:desc>20§display§\left| A \right| = 1 ( 0 - 0 ) + 1 ( 9 + 2 ) + 2 ( 0 - 0 ) = 0 + 11 + 0 = 11 \ne 0§svg§600§FALSE§</svg:desc>
          <draw:polygon draw:style-name="gr2" draw:text-style-name="P6" draw:layer="layout" svg:width="17.846cm" svg:height="0.633cm" svg:x="3.033cm" svg:y="3.76cm" svg:viewBox="0 0 17847 634" draw:points="8923,634 0,634 0,0 17847,0 17847,634">
            <text:p/>
          </draw:polygon>
          <draw:path draw:style-name="gr3" draw:text-style-name="P7" draw:layer="layout" svg:width="0.029cm" svg:height="0.703cm" svg:x="3.081cm" svg:y="3.7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217cm" svg:y="3.7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804cm" svg:y="3.7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15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915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27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7cm" svg:height="0.484cm" svg:x="5.505cm" svg:y="3.78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044cm" svg:y="4.06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4cm" svg:x="6.716cm" svg:y="3.78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64cm" svg:height="0.703cm" svg:x="7.079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7.50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35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8.59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8.827cm" svg:y="3.784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68cm" svg:height="0.469cm" svg:x="9.344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043cm" svg:y="3.7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0.4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0.82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526cm" svg:y="3.7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91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7cm" svg:height="0.484cm" svg:x="12.144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2.683cm" svg:y="4.06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4cm" svg:x="13.355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13.718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187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4.916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469cm" svg:x="15.436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163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6.513cm" svg:y="3.7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6.99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7cm" svg:height="0.484cm" svg:x="17.689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8.248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013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365cm" svg:y="3.7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51cm" svg:height="0.655cm" svg:x="19.947cm" svg:y="3.749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9.888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617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83" draw:id="id183">
          <svg:title>TexMaths</svg:title>
          <svg:desc>20§display§M_{23} = \begin{vmatrix}  1  &amp;     -1 \\
                                             1  &amp; \ \  0 \end{vmatrix}§svg§600§FALSE§</svg:desc>
          <draw:polygon draw:style-name="gr2" draw:text-style-name="P6" draw:layer="layout" svg:width="4.464cm" svg:height="1.647cm" svg:x="2.064cm" svg:y="0.905cm" svg:viewBox="0 0 4465 1648" draw:points="2232,1648 0,1648 0,0 4465,0 4465,1648">
            <text:p/>
          </draw:polygon>
          <draw:path draw:style-name="gr3" draw:text-style-name="P7" draw:layer="layout" svg:width="0.705cm" svg:height="0.48cm" svg:x="2.058cm" svg:y="1.4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2.743cm" svg:y="1.6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3.018cm" svg:y="1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541cm" svg:y="1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6cm" svg:y="0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1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1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2.1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2cm" svg:y="1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591cm" svg:y="1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42cm" svg:y="1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542cm" svg:y="1.8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068cm" svg:y="1.85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031cm" svg:height="0.452cm" svg:x="6.534cm" svg:y="0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1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1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2.135cm" svg:viewBox="0 0 32 453" svg:d="M0 427c0 11 0 26 16 26s16-15 16-26v-401c0-12 0-26-16-26s-16 14-16 26z">
            <text:p/>
          </draw:path>
        </draw:g>
        <draw:g xml:id="id184" draw:id="id184">
          <svg:title>TexMaths</svg:title>
          <svg:desc>20§display§= 0 + 1 =  1§svg§600§FALSE§</svg:desc>
          <draw:polygon draw:style-name="gr2" draw:text-style-name="P6" draw:layer="layout" svg:width="3.466cm" svg:height="0.457cm" svg:x="7.558cm" svg:y="1.603cm" svg:viewBox="0 0 3467 458" draw:points="1733,458 0,458 0,0 3467,0 3467,458">
            <text:p/>
          </draw:polygon>
          <draw:path draw:style-name="gr3" draw:text-style-name="P7" draw:layer="layout" svg:width="0.468cm" svg:height="0.165cm" svg:x="7.563cm" svg:y="1.7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92cm" svg:y="1.56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8.812cm" svg:y="1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537cm" svg:y="1.56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0.062cm" svg:y="1.7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0.826cm" svg:y="1.568cm" svg:viewBox="0 0 234 470" svg:d="M146 18c0-16 0-18-18-18-43 45-106 45-128 45v22c14 0 56 0 93-19v366c0 26-2 34-66 34h-22v22c24-3 86-3 113-3 29 0 90 0 116 3v-22h-23c-64 0-65-8-65-34z">
            <text:p/>
          </draw:path>
        </draw:g>
        <draw:g xml:id="id185" draw:id="id185">
          <svg:title>TexMaths</svg:title>
          <svg:desc>22§display§\therefore \ \ A_{23} = (-1)^{2+3}( 1 ) = - 1§svg§600§FALSE§</svg:desc>
          <draw:polygon draw:style-name="gr2" draw:text-style-name="P6" draw:layer="layout" svg:width="9.098cm" svg:height="0.795cm" svg:x="12.778cm" svg:y="1.31cm" svg:viewBox="0 0 9099 796" draw:points="4550,796 0,796 0,0 9099,0 9099,796">
            <text:p/>
          </draw:polygon>
          <draw:path draw:style-name="gr3" draw:text-style-name="P7" draw:layer="layout" svg:width="0.469cm" svg:height="0.418cm" svg:x="12.762cm" svg:y="1.5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2cm" svg:y="1.3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4.599cm" svg:y="1.7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902cm" svg:y="1.7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478cm" svg:y="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28cm" svg:y="1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617cm" svg:y="1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2cm" svg:y="1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5cm" svg:y="1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7.875cm" svg:y="1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8.186cm" svg:y="1.2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653cm" svg:y="1.2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9.047cm" svg:y="1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339cm" svg:y="1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02cm" svg:y="1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216cm" svg:y="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054cm" svg:y="1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659cm" svg:y="1.435cm" svg:viewBox="0 0 257 517" svg:d="M160 19c0-17 0-19-19-19-48 49-116 49-141 49v25c16 0 62 0 102-21v403c0 28-2 37-72 37h-25v24c27-3 95-3 125-3 32 0 99 0 127 3v-24h-25c-70 0-72-9-72-37z">
            <text:p/>
          </draw:path>
        </draw:g>
        <draw:g xml:id="id186" draw:id="id186">
          <svg:title>TexMaths</svg:title>
          <svg:desc>20§display§M_{31} = \begin{vmatrix}     -1  &amp;  \ \ 2 \\
                                          \ \    0  &amp;     -2 \end{vmatrix}§svg§600§FALSE§</svg:desc>
          <draw:polygon draw:style-name="gr2" draw:text-style-name="P6" draw:layer="layout" svg:width="5.009cm" svg:height="1.647cm" svg:x="2.065cm" svg:y="2.905cm" svg:viewBox="0 0 5010 1648" draw:points="2505,1648 0,1648 0,0 5010,0 5010,1648">
            <text:p/>
          </draw:polygon>
          <draw:path draw:style-name="gr3" draw:text-style-name="P7" draw:layer="layout" svg:width="0.704cm" svg:height="0.48cm" svg:x="2.059cm" svg:y="3.423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7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3.0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3.5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4.135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4.537cm" svg:y="3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087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23cm" svg:y="3.0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5.014cm" svg:y="3.85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6.138cm" svg:y="4.1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661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079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4.135cm" svg:viewBox="0 0 32 453" svg:d="M0 427c0 11 0 26 16 26s16-15 16-26v-401c0-12 0-26-16-26s-16 14-16 26z">
            <text:p/>
          </draw:path>
        </draw:g>
        <draw:g xml:id="id189" draw:id="id189">
          <svg:title>TexMaths</svg:title>
          <svg:desc>20§display§M_{32} = \begin{vmatrix}  1  &amp; \ \  2  \\
                                             3  &amp;     -2  \end{vmatrix}§svg§600§FALSE§</svg:desc>
          <draw:polygon draw:style-name="gr2" draw:text-style-name="P6" draw:layer="layout" svg:width="4.464cm" svg:height="1.647cm" svg:x="2.065cm" svg:y="5.004cm" svg:viewBox="0 0 4465 1648" draw:points="2232,1648 0,1648 0,0 4465,0 4465,1648">
            <text:p/>
          </draw:polygon>
          <draw:path draw:style-name="gr3" draw:text-style-name="P7" draw:layer="layout" svg:width="0.705cm" svg:height="0.48cm" svg:x="2.059cm" svg:y="5.5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2.7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3.0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3.5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6.2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3cm" svg:y="5.1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077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4.509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5.592cm" svg:y="6.2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116cm" svg:y="5.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6.535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6.234cm" svg:viewBox="0 0 32 453" svg:d="M0 427c0 11 0 26 16 26s16-15 16-26v-401c0-12 0-26-16-26s-16 14-16 26z">
            <text:p/>
          </draw:path>
        </draw:g>
        <draw:g xml:id="id190" draw:id="id190">
          <svg:title>TexMaths</svg:title>
          <svg:desc>20§display§= - 2 - 6 = - 8§svg§600§FALSE§</svg:desc>
          <draw:polygon draw:style-name="gr2" draw:text-style-name="P6" draw:layer="layout" svg:width="4.586cm" svg:height="0.413cm" svg:x="7.559cm" svg:y="5.702cm" svg:viewBox="0 0 4587 414" draw:points="2293,414 0,414 0,0 4587,0 4587,414">
            <text:p/>
          </draw:polygon>
          <draw:path draw:style-name="gr3" draw:text-style-name="P7" draw:layer="layout" svg:width="0.468cm" svg:height="0.165cm" svg:x="7.564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8.324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847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378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052cm" svg:y="5.667cm" svg:viewBox="0 0 293 484" svg:d="M64 238v-18c0-177 88-202 123-202 18 0 47 4 63 28-12 0-39 0-39 31 0 22 16 33 32 33 11 0 32-6 32-33 0-43-30-77-89-77-90 0-186 91-186 246 0 188 82 238 147 238 79 0 146-65 146-158 0-90-63-158-141-158-48 0-74 36-88 70zM147 465c-43 0-65-43-69-53-12-33-12-89-12-102 0-54 22-126 86-126 11 0 43 0 66 44 12 26 12 63 12 96 0 34 0 69-12 95-21 43-53 46-71 46z">
            <text:p/>
          </draw:path>
          <draw:path draw:style-name="gr3" draw:text-style-name="P7" draw:layer="layout" svg:width="0.468cm" svg:height="0.165cm" svg:x="10.608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1.37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888cm" svg:y="5.667cm" svg:viewBox="0 0 293 484" svg:d="M85 147c-32-21-35-45-35-58 0-41 46-71 96-71 52 0 97 36 97 87 0 40-27 74-70 98zM189 214c51-26 85-62 85-109 0-65-63-105-127-105-70 0-128 53-128 118 0 13 2 43 31 77 8 8 35 25 52 38-41 21-102 59-102 130 0 75 72 121 146 121 80 0 147-58 147-133 0-25-8-57-34-87-14-15-25-21-70-50zM118 244l87 55c19 12 53 33 53 76 0 53-53 90-111 90-61 0-112-43-112-102 0-42 23-87 83-119z">
            <text:p/>
          </draw:path>
        </draw:g>
        <draw:g xml:id="id188" draw:id="id188">
          <svg:title>TexMaths</svg:title>
          <svg:desc>22§display§\therefore \ \ A_{31} = (-1)^{3+1}( 2 ) =  2§svg§600§FALSE§</svg:desc>
          <draw:polygon draw:style-name="gr2" draw:text-style-name="P6" draw:layer="layout" svg:width="8.522cm" svg:height="0.795cm" svg:x="12.779cm" svg:y="3.312cm" svg:viewBox="0 0 8523 796" draw:points="4262,796 0,796 0,0 8523,0 8523,796">
            <text:p/>
          </draw:polygon>
          <draw:path draw:style-name="gr3" draw:text-style-name="P7" draw:layer="layout" svg:width="0.469cm" svg:height="0.418cm" svg:x="12.763cm" svg:y="3.593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7" draw:layer="layout" svg:width="0.531cm" svg:height="0.555cm" svg:x="14.013cm" svg:y="3.398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595cm" svg:y="3.708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198cm" svg:height="0.36cm" svg:x="14.933cm" svg:y="3.7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5.479cm" svg:y="3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29cm" svg:y="3.3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3cm" svg:height="0.032cm" svg:x="16.618cm" svg:y="3.74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7.224cm" svg:y="3.4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6cm" svg:y="3.3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871cm" svg:y="3.273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8.188cm" svg:y="3.298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8.685cm" svg:y="3.2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9.049cm" svg:y="3.3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09cm" svg:height="0.516cm" svg:x="19.311cm" svg:y="3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19.704cm" svg:y="3.3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218cm" svg:y="3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029cm" svg:y="3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</draw:g>
        <draw:g xml:id="id191" draw:id="id191">
          <svg:title>TexMaths</svg:title>
          <svg:desc>22§display§\therefore \ \ A_{32} = (-1)^{3+2}( - 8 ) =  8§svg§600§FALSE§</svg:desc>
          <draw:polygon draw:style-name="gr2" draw:text-style-name="P6" draw:layer="layout" svg:width="9.129cm" svg:height="0.795cm" svg:x="12.78cm" svg:y="5.41cm" svg:viewBox="0 0 9130 796" draw:points="4564,796 0,796 0,0 9130,0 9130,796">
            <text:p/>
          </draw:polygon>
          <draw:path draw:style-name="gr3" draw:text-style-name="P7" draw:layer="layout" svg:width="0.469cm" svg:height="0.418cm" svg:x="12.764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4cm" svg:y="5.4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596cm" svg:y="5.806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4cm" svg:height="0.36cm" svg:x="14.91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5.4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3cm" svg:y="5.4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6.619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4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7cm" svg:y="5.4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872cm" svg:y="5.37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8.189cm" svg:y="5.3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661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9.05cm" svg:y="5.4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9.338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907cm" svg:y="5.53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0.305cm" svg:y="5.4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82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625cm" svg:y="5.53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192" draw:id="id192">
          <svg:title>TexMaths</svg:title>
          <svg:desc>20§display§M_{33} = \begin{vmatrix} 1  &amp;     -1 \\
                                            3  &amp; \ \  0 \end{vmatrix}§svg§600§FALSE§</svg:desc>
          <draw:polygon draw:style-name="gr2" draw:text-style-name="P6" draw:layer="layout" svg:width="4.464cm" svg:height="1.647cm" svg:x="2.065cm" svg:y="7.104cm" svg:viewBox="0 0 4465 1648" draw:points="2232,1648 0,1648 0,0 4465,0 4465,1648">
            <text:p/>
          </draw:polygon>
          <draw:path draw:style-name="gr3" draw:text-style-name="P7" draw:layer="layout" svg:width="0.705cm" svg:height="0.48cm" svg:x="2.059cm" svg:y="7.6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2.7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3.0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5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8.3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3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592cm" svg:y="7.4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43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4.509cm" svg:y="8.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6.069cm" svg:y="8.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031cm" svg:height="0.452cm" svg:x="6.535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8.334cm" svg:viewBox="0 0 32 453" svg:d="M0 427c0 11 0 26 16 26s16-15 16-26v-401c0-12 0-26-16-26s-16 14-16 26z">
            <text:p/>
          </draw:path>
        </draw:g>
        <draw:g xml:id="id193" draw:id="id193">
          <svg:title>TexMaths</svg:title>
          <svg:desc>20§display§= 0 + 3 =  3§svg§600§FALSE§</svg:desc>
          <draw:polygon draw:style-name="gr2" draw:text-style-name="P6" draw:layer="layout" svg:width="3.492cm" svg:height="0.457cm" svg:x="7.659cm" svg:y="7.802cm" svg:viewBox="0 0 3493 458" draw:points="1747,458 0,458 0,0 3493,0 3493,458">
            <text:p/>
          </draw:polygon>
          <draw:path draw:style-name="gr3" draw:text-style-name="P7" draw:layer="layout" svg:width="0.468cm" svg:height="0.165cm" svg:x="7.664cm" svg:y="7.9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393cm" svg:y="7.7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8.913cm" svg:y="7.8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9.606cm" svg:y="7.76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165cm" svg:x="10.163cm" svg:y="7.9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0.894cm" svg:y="7.76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194" draw:id="id194">
          <svg:title>TexMaths</svg:title>
          <svg:desc>22§display§\therefore \ \ A_{33} = (-1)^{3+3}( 3 ) =  3§svg§600§FALSE§</svg:desc>
          <draw:polygon draw:style-name="gr2" draw:text-style-name="P6" draw:layer="layout" svg:width="8.526cm" svg:height="0.795cm" svg:x="12.78cm" svg:y="7.511cm" svg:viewBox="0 0 8527 796" draw:points="4265,796 0,796 0,0 8527,0 8527,796">
            <text:p/>
          </draw:polygon>
          <draw:path draw:style-name="gr3" draw:text-style-name="P7" draw:layer="layout" svg:width="0.469cm" svg:height="0.418cm" svg:x="12.764cm" svg:y="7.7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4cm" svg:y="7.5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9cm" svg:height="0.37cm" svg:x="14.596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4.904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4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3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619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7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872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8.188cm" svg:y="7.4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655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9.049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9.306cm" svg:y="7.63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9.704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21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024cm" svg:y="7.63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87" draw:id="id187">
          <svg:title>TexMaths</svg:title>
          <svg:desc>20§display§= 2 - 0 =  2§svg§600§FALSE§</svg:desc>
          <draw:polygon draw:style-name="gr2" draw:text-style-name="P6" draw:layer="layout" svg:width="3.488cm" svg:height="0.413cm" svg:x="7.557cm" svg:y="3.501cm" svg:viewBox="0 0 3489 414" draw:points="1744,414 0,414 0,0 3489,0 3489,414">
            <text:p/>
          </draw:polygon>
          <draw:path draw:style-name="gr3" draw:text-style-name="P7" draw:layer="layout" svg:width="0.468cm" svg:height="0.165cm" svg:x="7.562cm" svg:y="3.675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3cm" svg:y="3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8.829cm" svg:y="3.744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9.501cm" svg:y="3.466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062cm" svg:y="3.675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0.799cm" svg:y="3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97" draw:id="id197">
          <svg:title>TexMaths</svg:title>
          <svg:desc>24§display§\ \text {(i)} §svg§600§FALSE§</svg:desc>
          <draw:polygon draw:style-name="gr2" draw:text-style-name="P6" draw:layer="layout" svg:width="0.723cm" svg:height="0.76cm" svg:x="1.958cm" svg:y="13.211cm" svg:viewBox="0 0 724 761" draw:points="361,761 0,761 0,0 724,0 724,761">
            <text:p/>
          </draw:polygon>
          <draw:path draw:style-name="gr3" draw:text-style-name="P7" draw:layer="layout" svg:width="0.197cm" svg:height="0.844cm" svg:x="1.998cm" svg:y="13.16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2.271cm" svg:y="13.2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2.526cm" svg:y="13.16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0§display§\begin{bmatrix} 1  &amp;    -1  &amp; \ \   2  \\ 
                           3  &amp; \ \ 0  &amp;  -2  \\ 
                           1  &amp; \ \ 0  &amp; \ \ 3  \end{bmatrix} \times 
 §svg§600§FALSE§</svg:desc>
          <draw:polygon draw:style-name="gr2" draw:text-style-name="P6" draw:layer="layout" svg:width="4.982cm" svg:height="2.46cm" svg:x="9.259cm" svg:y="12.403cm" svg:viewBox="0 0 4983 2461" draw:points="2491,2461 0,2461 0,0 4983,0 4983,2461">
            <text:p/>
          </draw:polygon>
          <draw:polygon draw:style-name="gr3" draw:text-style-name="P7" draw:layer="layout" svg:width="0.234cm" svg:height="1.265cm" svg:x="9.453cm" svg:y="12.368cm" svg:viewBox="0 0 235 1266" draw:points="0,1266 50,1266 50,48 235,48 235,0 0,0">
            <text:p/>
          </draw:polygon>
          <draw:polygon draw:style-name="gr3" draw:text-style-name="P7" draw:layer="layout" svg:width="0.234cm" svg:height="1.265cm" svg:x="9.453cm" svg:y="13.632cm" svg:viewBox="0 0 235 1266" draw:points="0,1266 235,1266 235,1218 50,1218 50,0 0,0">
            <text:p/>
          </draw:polygon>
          <draw:path draw:style-name="gr3" draw:text-style-name="P7" draw:layer="layout" svg:width="0.233cm" svg:height="0.469cm" svg:x="9.755cm" svg:y="12.4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805cm" svg:y="12.7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357cm" svg:y="12.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891cm" svg:y="12.4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9.721cm" svg:y="13.33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11.282cm" svg:y="13.33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2.406cm" svg:y="13.6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93cm" svg:y="13.3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9.755cm" svg:y="14.17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282cm" svg:y="14.17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2.885cm" svg:y="14.17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3.251cm" svg:y="12.368cm" svg:viewBox="0 0 235 1266" draw:points="187,1266 235,1266 235,0 0,0 0,48 187,48">
            <text:p/>
          </draw:polygon>
          <draw:polygon draw:style-name="gr3" draw:text-style-name="P7" draw:layer="layout" svg:width="0.234cm" svg:height="1.265cm" svg:x="13.251cm" svg:y="13.632cm" svg:viewBox="0 0 235 1266" draw:points="187,1218 0,1218 0,1266 235,1266 235,0 187,0">
            <text:p/>
          </draw:polygon>
          <draw:path draw:style-name="gr3" draw:text-style-name="P7" draw:layer="layout" svg:width="0.34cm" svg:height="0.34cm" svg:x="13.936cm" svg:y="13.463cm" svg:viewBox="0 0 341 341" svg:d="M171 150l-141-140c-9-8-11-10-16-10-8 0-14 6-14 14 0 5 2 7 10 15l140 141-140 142c-8 8-10 10-10 14 0 8 6 15 14 15 5 0 7-2 16-10l140-141 147 146c1 2 6 5 9 5 10 0 15-7 15-15 0-1 0-4-2-8-1-1-113-112-149-148l130-128c3-5 14-15 18-18 0-2 3-5 3-10 0-8-5-14-15-14-4 0-8 3-16 11z">
            <text:p/>
          </draw:path>
        </draw:g>
        <draw:g xml:id="id201" draw:id="id201">
          <svg:title>TexMaths</svg:title>
          <svg:desc>20§display§ \begin{bmatrix} \  \  0    &amp;  \ \  3  &amp;   2  \\ 
                                - 11  &amp;  \ \  1  &amp;   8  \\ 
                             \ \   0   &amp;      -1  &amp;   3  \end{bmatrix} 
§svg§600§FALSE§</svg:desc>
          <draw:polygon draw:style-name="gr2" draw:text-style-name="P6" draw:layer="layout" svg:width="4.544cm" svg:height="2.46cm" svg:x="14.758cm" svg:y="12.403cm" svg:viewBox="0 0 4545 2461" draw:points="2272,2461 0,2461 0,0 4545,0 4545,2461">
            <text:p/>
          </draw:polygon>
          <draw:polygon draw:style-name="gr3" draw:text-style-name="P7" draw:layer="layout" svg:width="0.234cm" svg:height="1.265cm" svg:x="14.952cm" svg:y="12.368cm" svg:viewBox="0 0 235 1266" draw:points="0,1266 50,1266 50,48 235,48 235,0 0,0">
            <text:p/>
          </draw:polygon>
          <draw:polygon draw:style-name="gr3" draw:text-style-name="P7" draw:layer="layout" svg:width="0.234cm" svg:height="1.265cm" svg:x="14.952cm" svg:y="13.632cm" svg:viewBox="0 0 235 1266" draw:points="0,1266 235,1266 235,1218 50,1218 50,0 0,0">
            <text:p/>
          </draw:polygon>
          <draw:path draw:style-name="gr3" draw:text-style-name="P7" draw:layer="layout" svg:width="0.297cm" svg:height="0.484cm" svg:x="15.902cm" svg:y="12.4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7.682cm" svg:y="12.4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18.781cm" svg:y="12.4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5.249cm" svg:y="13.6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801cm" svg:y="13.3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6.152cm" svg:y="13.3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7.715cm" svg:y="13.3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8.775cm" svg:y="13.3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7cm" svg:height="0.484cm" svg:x="15.902cm" svg:y="14.17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7.203cm" svg:y="14.4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754cm" svg:y="14.1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8.775cm" svg:y="14.1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9.103cm" svg:y="12.368cm" svg:viewBox="0 0 235 1266" draw:points="187,1266 235,1266 235,0 0,0 0,48 187,48">
            <text:p/>
          </draw:polygon>
          <draw:polygon draw:style-name="gr3" draw:text-style-name="P7" draw:layer="layout" svg:width="0.234cm" svg:height="1.265cm" svg:x="19.103cm" svg:y="13.632cm" svg:viewBox="0 0 235 1266" draw:points="187,1218 0,1218 0,1266 235,1266 235,0 187,0">
            <text:p/>
          </draw:polygon>
        </draw:g>
        <draw:g xml:id="id199" draw:id="id199">
          <svg:title>TexMaths</svg:title>
          <svg:desc>20§display§A ( \text { adj } A ) = §svg§600§FALSE§</svg:desc>
          <draw:polygon draw:style-name="gr2" draw:text-style-name="P6" draw:layer="layout" svg:width="3.659cm" svg:height="0.633cm" svg:x="5.271cm" svg:y="13.303cm" svg:viewBox="0 0 3660 634" draw:points="1831,634 0,634 0,0 3660,0 3660,634">
            <text:p/>
          </draw:polygon>
          <draw:path draw:style-name="gr3" draw:text-style-name="P7" draw:layer="layout" svg:width="0.482cm" svg:height="0.505cm" svg:x="5.26cm" svg:y="13.29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833cm" svg:y="13.26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6.3cm" svg:y="13.48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6.646cm" svg:y="13.308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6.985cm" svg:y="13.326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7.487cm" svg:y="13.292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8.03cm" svg:y="13.26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8.497cm" svg:y="13.537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198" draw:id="id198">
          <svg:title>TexMaths</svg:title>
          <svg:desc>24§display§\ \text {Now,} §svg§600§FALSE§</svg:desc>
          <draw:polygon draw:style-name="gr2" draw:text-style-name="P6" draw:layer="layout" svg:width="1.727cm" svg:height="0.655cm" svg:x="2.974cm" svg:y="13.31cm" svg:viewBox="0 0 1728 656" draw:points="864,656 0,656 0,0 1728,0 1728,656">
            <text:p/>
          </draw:polygon>
          <draw:path draw:style-name="gr3" draw:text-style-name="P7" draw:layer="layout" svg:width="0.577cm" svg:height="0.577cm" svg:x="2.959cm" svg:y="13.268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3z">
            <text:p/>
          </draw:path>
          <draw:path draw:style-name="gr3" draw:text-style-name="P7" draw:layer="layout" svg:width="0.375cm" svg:height="0.389cm" svg:x="3.589cm" svg:y="13.4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979cm" svg:y="13.481cm" svg:viewBox="0 0 580 374" svg:d="M509 81c15-43 42-54 71-54v-27c-19 2-44 2-61 2-25 0-64-2-79-2v27c31 0 48 15 48 40 0 6 0 6-4 17l-77 217-84-236c-2-9-4-11-4-15 0-23 32-23 50-23v-27c-25 0-67 2-89 2-25 0-50 0-75-2v27c31 0 45 2 54 11 4 6 14 31 19 48l-73 204-80-225c-4-11-4-13-4-15 0-23 33-23 50-23v-27c-25 0-73 2-92 2-4 0-48 0-79-2v27c42 0 52 2 63 29l106 299c4 14 8 19 17 19 12 0 14-4 18-17l86-240 86 242c2 10 6 15 18 15 9 0 13-7 15-15z">
            <text:p/>
          </draw:path>
          <draw:path draw:style-name="gr3" draw:text-style-name="P7" draw:layer="layout" svg:width="0.099cm" svg:height="0.252cm" svg:x="4.645cm" svg:y="13.75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2" draw:id="id182">
          <svg:title>TexMaths</svg:title>
          <svg:desc>22§display§\begin{bmatrix}   1  &amp;     -1   &amp; \ \   2  \\ 
                             3  &amp; \ \  0   &amp;  -2  \\ 
                             1  &amp;  \ \  0  &amp; \ \   3  \end{bmatrix}
§svg§600§FALSE§</svg:desc>
          <draw:polygon draw:style-name="gr2" draw:text-style-name="P6" draw:layer="layout" svg:width="4.611cm" svg:height="2.706cm" svg:x="22.458cm" svg:y="1.613cm" svg:viewBox="0 0 4612 2707" draw:points="2306,2707 0,2707 0,0 4612,0 4612,2707">
            <text:p/>
          </draw:polygon>
          <draw:polygon draw:style-name="gr3" draw:text-style-name="P7" draw:layer="layout" svg:width="0.258cm" svg:height="1.391cm" svg:x="22.671cm" svg:y="1.574cm" svg:viewBox="0 0 259 1392" draw:points="0,1392 55,1392 55,53 259,53 259,0 0,0">
            <text:p/>
          </draw:polygon>
          <draw:polygon draw:style-name="gr3" draw:text-style-name="P7" draw:layer="layout" svg:width="0.258cm" svg:height="1.391cm" svg:x="22.671cm" svg:y="2.965cm" svg:viewBox="0 0 259 1392" draw:points="0,1392 259,1392 259,1340 55,1340 55,0 0,0">
            <text:p/>
          </draw:polygon>
          <draw:path draw:style-name="gr3" draw:text-style-name="P7" draw:layer="layout" svg:width="0.256cm" svg:height="0.517cm" svg:x="23.004cm" svg:y="1.70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24.159cm" svg:y="2.01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4.766cm" svg:y="1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454cm" svg:y="1.7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1cm" svg:height="0.532cm" svg:x="22.967cm" svg:y="2.63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24.683cm" svg:y="2.635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25.921cm" svg:y="2.942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26.496cm" svg:y="2.6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23.004cm" svg:y="3.5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4.683cm" svg:y="3.563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26.447cm" svg:y="3.56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6.85cm" svg:y="1.574cm" svg:viewBox="0 0 259 1392" draw:points="206,1392 259,1392 259,0 0,0 0,53 206,53">
            <text:p/>
          </draw:polygon>
          <draw:polygon draw:style-name="gr3" draw:text-style-name="P7" draw:layer="layout" svg:width="0.258cm" svg:height="1.391cm" svg:x="26.85cm" svg:y="2.965cm" svg:viewBox="0 0 259 1392" draw:points="206,1340 0,1340 0,1392 259,1392 259,0 206,0">
            <text:p/>
          </draw:polygon>
        </draw:g>
        <draw:custom-shape draw:style-name="gr7" draw:text-style-name="P10" xml:id="id181" draw:id="id181" draw:layer="layout" svg:width="5.353cm" svg:height="3.6cm" svg:x="22.2cm" svg:y="1.1cm">
          <text:p/>
          <draw:enhanced-geometry svg:viewBox="0 0 21600 21600" draw:type="rectangle" draw:enhanced-path="M 0 0 L 21600 0 21600 21600 0 21600 0 0 Z N"/>
        </draw:custom-shape>
        <draw:g xml:id="id195" draw:id="id195">
          <svg:title>TexMaths</svg:title>
          <svg:desc>20§display§\text {Cofactor Matrix } = \begin{bmatrix}   0  &amp;     -11    &amp; \ \   0  \\ 
                                                                        3  &amp;  \ \  1     &amp;      -1  \\ 
                                                                        2  &amp;  \ \  8     &amp;  \ \  3  \end{bmatrix} 
§svg§600§FALSE§</svg:desc>
          <draw:polygon draw:style-name="gr2" draw:text-style-name="P6" draw:layer="layout" svg:width="10.696cm" svg:height="2.46cm" svg:x="2.458cm" svg:y="9.203cm" svg:viewBox="0 0 10697 2461" draw:points="5348,2461 0,2461 0,0 10697,0 10697,2461">
            <text:p/>
          </draw:polygon>
          <draw:path draw:style-name="gr3" draw:text-style-name="P7" draw:layer="layout" svg:width="0.429cm" svg:height="0.511cm" svg:x="2.463cm" svg:y="10.1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2.951cm" svg:y="10.2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3.304cm" svg:y="10.1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3.527cm" svg:y="10.2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3.872cm" svg:y="10.2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4.173cm" svg:y="10.1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4.453cm" svg:y="10.2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805cm" svg:y="10.2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5.32cm" svg:y="10.1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5.968cm" svg:y="10.2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6.304cm" svg:y="10.1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584cm" svg:y="10.2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6.862cm" svg:y="10.1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043cm" svg:y="10.3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7.874cm" svg:y="10.3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806cm" svg:y="9.168cm" svg:viewBox="0 0 235 1266" draw:points="0,1266 50,1266 50,48 235,48 235,0 0,0">
            <text:p/>
          </draw:polygon>
          <draw:polygon draw:style-name="gr3" draw:text-style-name="P7" draw:layer="layout" svg:width="0.234cm" svg:height="1.265cm" svg:x="8.806cm" svg:y="10.432cm" svg:viewBox="0 0 235 1266" draw:points="0,1266 235,1266 235,1218 50,1218 50,0 0,0">
            <text:p/>
          </draw:polygon>
          <draw:path draw:style-name="gr3" draw:text-style-name="P7" draw:layer="layout" svg:width="0.297cm" svg:height="0.484cm" svg:x="9.074cm" svg:y="9.2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0.158cm" svg:y="9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709cm" svg:y="9.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061cm" svg:y="9.2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87cm" svg:y="9.2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9.075cm" svg:y="10.1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0.846cm" svg:y="10.1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11cm" svg:y="10.4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662cm" svg:y="10.1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08cm" svg:y="10.9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0.813cm" svg:y="10.97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12.588cm" svg:y="10.9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2.955cm" svg:y="9.168cm" svg:viewBox="0 0 235 1266" draw:points="187,1266 235,1266 235,0 0,0 0,48 187,48">
            <text:p/>
          </draw:polygon>
          <draw:polygon draw:style-name="gr3" draw:text-style-name="P7" draw:layer="layout" svg:width="0.234cm" svg:height="1.265cm" svg:x="12.955cm" svg:y="10.432cm" svg:viewBox="0 0 235 1266" draw:points="187,1218 0,1218 0,1266 235,1266 235,0 187,0">
            <text:p/>
          </draw:polygon>
        </draw:g>
        <draw:g xml:id="id196" draw:id="id196">
          <svg:title>TexMaths</svg:title>
          <svg:desc>20§display§\therefore \ \ \text {adj } A = \begin{bmatrix} \ \   0  &amp;  \ \  3  &amp;  2  \\ 
                                                                             -11  &amp;  \ \  1  &amp;  8  \\ 
                                                                           \ \   0  &amp;     -1 &amp;   3  \end{bmatrix} 

§svg§600§FALSE§</svg:desc>
          <draw:polygon draw:style-name="gr2" draw:text-style-name="P6" draw:layer="layout" svg:width="8.329cm" svg:height="2.46cm" svg:x="14.272cm" svg:y="9.303cm" svg:viewBox="0 0 8330 2461" draw:points="4166,2461 0,2461 0,0 8330,0 8330,2461">
            <text:p/>
          </draw:polygon>
          <draw:path draw:style-name="gr3" draw:text-style-name="P7" draw:layer="layout" svg:width="0.426cm" svg:height="0.38cm" svg:x="14.258cm" svg:y="10.3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5.399cm" svg:y="10.3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44cm" svg:y="10.2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083cm" svg:y="10.2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6.586cm" svg:y="10.2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7.322cm" svg:y="10.4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254cm" svg:y="9.268cm" svg:viewBox="0 0 235 1266" draw:points="0,1266 50,1266 50,48 235,48 235,0 0,0">
            <text:p/>
          </draw:polygon>
          <draw:polygon draw:style-name="gr3" draw:text-style-name="P7" draw:layer="layout" svg:width="0.234cm" svg:height="1.265cm" svg:x="18.254cm" svg:y="10.532cm" svg:viewBox="0 0 235 1266" draw:points="0,1266 235,1266 235,1218 50,1218 50,0 0,0">
            <text:p/>
          </draw:polygon>
          <draw:path draw:style-name="gr3" draw:text-style-name="P7" draw:layer="layout" svg:width="0.297cm" svg:height="0.484cm" svg:x="19.205cm" svg:y="9.3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20.982cm" svg:y="9.3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22.081cm" svg:y="9.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552cm" svg:y="10.5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102cm" svg:y="10.2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454cm" svg:y="10.2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016cm" svg:y="10.2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2.076cm" svg:y="10.2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7cm" svg:height="0.484cm" svg:x="19.205cm" svg:y="11.07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0.504cm" svg:y="11.3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54cm" svg:y="11.0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2.076cm" svg:y="11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2.403cm" svg:y="9.268cm" svg:viewBox="0 0 235 1266" draw:points="187,1266 235,1266 235,0 0,0 0,48 187,48">
            <text:p/>
          </draw:polygon>
          <draw:polygon draw:style-name="gr3" draw:text-style-name="P7" draw:layer="layout" svg:width="0.234cm" svg:height="1.265cm" svg:x="22.403cm" svg:y="10.532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04" draw:id="id204">
          <svg:title>TexMaths</svg:title>
          <svg:desc>22§display§\therefore \ \ A ( \text { adj } A ) = §svg§600§FALSE§</svg:desc>
          <draw:polygon draw:style-name="gr2" draw:text-style-name="P6" draw:layer="layout" svg:width="5.27cm" svg:height="0.696cm" svg:x="3.375cm" svg:y="5.309cm" svg:viewBox="0 0 5271 697" draw:points="2637,697 0,697 0,0 5271,0 5271,697">
            <text:p/>
          </draw:polygon>
          <draw:path draw:style-name="gr3" draw:text-style-name="P7" draw:layer="layout" svg:width="0.469cm" svg:height="0.418cm" svg:x="3.359cm" svg:y="5.4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609cm" svg:y="5.296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239cm" svg:y="5.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753cm" svg:y="5.50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6.133cm" svg:y="5.31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6.506cm" svg:y="5.333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7.057cm" svg:y="5.2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655cm" svg:y="5.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8.169cm" svg:y="5.566cm" svg:viewBox="0 0 516 183" svg:d="M489 32c13 0 27 0 27-16s-14-16-25-16h-465c-12 0-26 0-26 16s14 16 26 16zM491 183c11 0 25 0 25-16s-14-16-27-16h-463c-12 0-26 0-26 16s14 16 26 16z">
            <text:p/>
          </draw:path>
        </draw:g>
        <draw:g xml:id="id205" draw:id="id205">
          <svg:title>TexMaths</svg:title>
          <svg:desc>22§display§\begin{bmatrix} 11  &amp;   0   &amp;   0  \\ 
                            0   &amp;  11  &amp;   0  \\ 
                            0   &amp;   0   &amp;  11  \end{bmatrix} =§svg§600§FALSE§</svg:desc>
          <draw:polygon draw:style-name="gr2" draw:text-style-name="P6" draw:layer="layout" svg:width="5.592cm" svg:height="2.706cm" svg:x="9.059cm" svg:y="4.308cm" svg:viewBox="0 0 5593 2707" draw:points="2797,2707 0,2707 0,0 5593,0 5593,2707">
            <text:p/>
          </draw:polygon>
          <draw:polygon draw:style-name="gr3" draw:text-style-name="P7" draw:layer="layout" svg:width="0.258cm" svg:height="1.391cm" svg:x="9.272cm" svg:y="4.269cm" svg:viewBox="0 0 259 1392" draw:points="0,1392 55,1392 55,53 259,53 259,0 0,0">
            <text:p/>
          </draw:polygon>
          <draw:polygon draw:style-name="gr3" draw:text-style-name="P7" draw:layer="layout" svg:width="0.258cm" svg:height="1.391cm" svg:x="9.272cm" svg:y="5.66cm" svg:viewBox="0 0 259 1392" draw:points="0,1392 259,1392 259,1340 55,1340 55,0 0,0">
            <text:p/>
          </draw:polygon>
          <draw:path draw:style-name="gr3" draw:text-style-name="P7" draw:layer="layout" svg:width="0.256cm" svg:height="0.517cm" svg:x="9.605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992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307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852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759cm" svg:y="5.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1.152cm" svg:y="5.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537cm" svg:y="5.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852cm" svg:y="5.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759cm" svg:y="6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1.307cm" svg:y="6.2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2.697cm" svg:y="6.25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084cm" svg:y="6.25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3.408cm" svg:y="4.269cm" svg:viewBox="0 0 259 1392" draw:points="206,1392 259,1392 259,0 0,0 0,53 206,53">
            <text:p/>
          </draw:polygon>
          <draw:polygon draw:style-name="gr3" draw:text-style-name="P7" draw:layer="layout" svg:width="0.258cm" svg:height="1.391cm" svg:x="13.408cm" svg:y="5.66cm" svg:viewBox="0 0 259 1392" draw:points="206,1340 0,1340 0,1392 259,1392 259,0 206,0">
            <text:p/>
          </draw:polygon>
          <draw:path draw:style-name="gr3" draw:text-style-name="P7" draw:layer="layout" svg:width="0.515cm" svg:height="0.182cm" svg:x="14.175cm" svg:y="5.57cm" svg:viewBox="0 0 516 183" svg:d="M489 32c13 0 27 0 27-16s-14-16-25-16h-465c-12 0-26 0-26 16s14 16 26 16zM491 183c11 0 25 0 25-16s-14-16-27-16h-463c-12 0-26 0-26 16s14 16 26 16z">
            <text:p/>
          </draw:path>
        </draw:g>
        <draw:g xml:id="id210" draw:id="id210">
          <svg:title>TexMaths</svg:title>
          <svg:desc>22§display§ \begin{bmatrix} \  \  0    &amp;  \ \  3  &amp;   2  \\ 
                                - 11  &amp;  \ \  1  &amp;   8  \\ 
                             \ \   0   &amp;      -1  &amp;   3  \end{bmatrix} \times
§svg§600§FALSE§</svg:desc>
          <draw:polygon draw:style-name="gr2" draw:text-style-name="P6" draw:layer="layout" svg:width="5.865cm" svg:height="2.706cm" svg:x="8.959cm" svg:y="8.808cm" svg:viewBox="0 0 5866 2707" draw:points="2934,2707 0,2707 0,0 5866,0 5866,2707">
            <text:p/>
          </draw:polygon>
          <draw:polygon draw:style-name="gr3" draw:text-style-name="P7" draw:layer="layout" svg:width="0.258cm" svg:height="1.391cm" svg:x="9.172cm" svg:y="8.769cm" svg:viewBox="0 0 259 1392" draw:points="0,1392 55,1392 55,53 259,53 259,0 0,0">
            <text:p/>
          </draw:polygon>
          <draw:polygon draw:style-name="gr3" draw:text-style-name="P7" draw:layer="layout" svg:width="0.258cm" svg:height="1.391cm" svg:x="9.172cm" svg:y="10.16cm" svg:viewBox="0 0 259 1392" draw:points="0,1392 259,1392 259,1340 55,1340 55,0 0,0">
            <text:p/>
          </draw:polygon>
          <draw:path draw:style-name="gr3" draw:text-style-name="P7" draw:layer="layout" svg:width="0.326cm" svg:height="0.532cm" svg:x="10.217cm" svg:y="8.9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2.175cm" svg:y="8.90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3.384cm" svg:y="8.9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9.499cm" svg:y="10.1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07cm" svg:y="9.8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492cm" svg:y="9.8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212cm" svg:y="9.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377cm" svg:y="9.8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26cm" svg:height="0.532cm" svg:x="10.217cm" svg:y="10.7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648cm" svg:y="11.06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254cm" svg:y="10.7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377cm" svg:y="10.7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3.738cm" svg:y="8.769cm" svg:viewBox="0 0 259 1392" draw:points="206,1392 259,1392 259,0 0,0 0,53 206,53">
            <text:p/>
          </draw:polygon>
          <draw:polygon draw:style-name="gr3" draw:text-style-name="P7" draw:layer="layout" svg:width="0.258cm" svg:height="1.391cm" svg:x="13.738cm" svg:y="10.16cm" svg:viewBox="0 0 259 1392" draw:points="206,1340 0,1340 0,1392 259,1392 259,0 206,0">
            <text:p/>
          </draw:polygon>
          <draw:path draw:style-name="gr3" draw:text-style-name="P7" draw:layer="layout" svg:width="0.374cm" svg:height="0.374cm" svg:x="14.489cm" svg:y="9.9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</draw:g>
        <draw:g xml:id="id212" draw:id="id212">
          <svg:title>TexMaths</svg:title>
          <svg:desc>22§display§= \begin{bmatrix} \ \  0 + 9 + 2  &amp;   0   + 0 + 0    &amp;  \ \  0 - 6 + 6 \\ 
                              -11  + 3 + 8    &amp;  11 + 0  + 0    &amp;    -22 - 2 + 24  \\ 
                               \ \  0 - 3 + 3    &amp;  0   + 0 + 0     &amp;  \ \  0 + 2 + 9  \end{bmatrix} §svg§600§FALSE§</svg:desc>
          <draw:polygon draw:style-name="gr2" draw:text-style-name="P6" draw:layer="layout" svg:width="14.962cm" svg:height="2.706cm" svg:x="8.163cm" svg:y="12.108cm" svg:viewBox="0 0 14963 2707" draw:points="7482,2707 0,2707 0,0 14963,0 14963,2707">
            <text:p/>
          </draw:polygon>
          <draw:path draw:style-name="gr3" draw:text-style-name="P7" draw:layer="layout" svg:width="0.515cm" svg:height="0.182cm" svg:x="8.168cm" svg:y="13.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193cm" svg:y="12.069cm" svg:viewBox="0 0 259 1392" draw:points="0,1392 55,1392 55,53 259,53 259,0 0,0">
            <text:p/>
          </draw:polygon>
          <draw:polygon draw:style-name="gr3" draw:text-style-name="P7" draw:layer="layout" svg:width="0.258cm" svg:height="1.391cm" svg:x="9.193cm" svg:y="13.46cm" svg:viewBox="0 0 259 1392" draw:points="0,1392 259,1392 259,1340 55,1340 55,0 0,0">
            <text:p/>
          </draw:polygon>
          <draw:path draw:style-name="gr3" draw:text-style-name="P7" draw:layer="layout" svg:width="0.326cm" svg:height="0.532cm" svg:x="10.238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81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572cm" svg:y="12.20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2.141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1cm" svg:y="12.2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4.49cm" svg:y="12.2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062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822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394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153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451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20.045cm" svg:y="12.50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786cm" svg:y="12.20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515cm" svg:height="0.517cm" svg:x="21.356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18cm" svg:y="12.20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472cm" svg:height="0.032cm" svg:x="9.52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5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513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1.04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808cm" svg:y="13.13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2.37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14cm" svg:y="13.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7cm" svg:x="14.335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722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25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6.016cm" svg:y="13.1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58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347cm" svg:y="13.1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8.542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117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19.502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20.087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835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21.398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167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2.537cm" svg:y="13.1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10.238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0.829cm" svg:y="14.36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72cm" svg:y="14.05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2.141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903cm" svg:y="14.0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4.49cm" svg:y="14.0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062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822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394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153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451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20.023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0.793cm" svg:y="14.0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21.356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18cm" svg:y="14.058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2.906cm" svg:y="12.069cm" svg:viewBox="0 0 259 1392" draw:points="206,1392 259,1392 259,0 0,0 0,53 206,53">
            <text:p/>
          </draw:polygon>
          <draw:polygon draw:style-name="gr3" draw:text-style-name="P7" draw:layer="layout" svg:width="0.258cm" svg:height="1.391cm" svg:x="22.906cm" svg:y="13.46cm" svg:viewBox="0 0 259 1392" draw:points="206,1340 0,1340 0,1392 259,1392 259,0 206,0">
            <text:p/>
          </draw:polygon>
        </draw:g>
        <draw:g xml:id="id206" draw:id="id206">
          <svg:title>TexMaths</svg:title>
          <svg:desc>22§display§11 \begin{bmatrix}   1  &amp;   0  &amp;   0  \\ 
                                  0   &amp;  1  &amp;   0  \\ 
                                  0   &amp;  0  &amp;   1  \end{bmatrix} §svg§600§FALSE§</svg:desc>
          <draw:polygon draw:style-name="gr2" draw:text-style-name="P6" draw:layer="layout" svg:width="4.309cm" svg:height="2.706cm" svg:x="15.161cm" svg:y="4.308cm" svg:viewBox="0 0 4310 2707" draw:points="2156,2707 0,2707 0,0 4310,0 4310,2707">
            <text:p/>
          </draw:polygon>
          <draw:path draw:style-name="gr3" draw:text-style-name="P7" draw:layer="layout" svg:width="0.256cm" svg:height="0.517cm" svg:x="15.191cm" svg:y="5.3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578cm" svg:y="5.33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6.277cm" svg:y="4.269cm" svg:viewBox="0 0 259 1392" draw:points="0,1392 55,1392 55,53 259,53 259,0 0,0">
            <text:p/>
          </draw:polygon>
          <draw:polygon draw:style-name="gr3" draw:text-style-name="P7" draw:layer="layout" svg:width="0.258cm" svg:height="1.391cm" svg:x="16.277cm" svg:y="5.66cm" svg:viewBox="0 0 259 1392" draw:points="0,1392 259,1392 259,1340 55,1340 55,0 0,0">
            <text:p/>
          </draw:polygon>
          <draw:path draw:style-name="gr3" draw:text-style-name="P7" draw:layer="layout" svg:width="0.256cm" svg:height="0.517cm" svg:x="16.609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731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8.89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571cm" svg:y="5.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769cm" svg:y="5.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89cm" svg:y="5.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571cm" svg:y="6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731cm" svg:y="6.2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8.929cm" svg:y="6.25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251cm" svg:y="4.269cm" svg:viewBox="0 0 259 1392" draw:points="206,1392 259,1392 259,0 0,0 0,53 206,53">
            <text:p/>
          </draw:polygon>
          <draw:polygon draw:style-name="gr3" draw:text-style-name="P7" draw:layer="layout" svg:width="0.258cm" svg:height="1.391cm" svg:x="19.251cm" svg:y="5.66cm" svg:viewBox="0 0 259 1392" draw:points="206,1340 0,1340 0,1392 259,1392 259,0 206,0">
            <text:p/>
          </draw:polygon>
        </draw:g>
        <draw:g xml:id="id207" draw:id="id207">
          <svg:title>TexMaths</svg:title>
          <svg:desc>22§display§\therefore \ \ A ( \text { adj } A ) = \left| A \right| \text I §svg§600§FALSE§</svg:desc>
          <draw:polygon draw:style-name="gr2" draw:text-style-name="P6" draw:layer="layout" svg:width="6.925cm" svg:height="0.696cm" svg:x="3.176cm" svg:y="7.61cm" svg:viewBox="0 0 6926 697" draw:points="3464,697 0,697 0,0 6926,0 6926,697">
            <text:p/>
          </draw:polygon>
          <draw:path draw:style-name="gr3" draw:text-style-name="P7" draw:layer="layout" svg:width="0.469cm" svg:height="0.418cm" svg:x="3.16cm" svg:y="7.79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41cm" svg:y="7.597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04cm" svg:y="7.57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49cm" svg:height="0.356cm" svg:x="5.554cm" svg:y="7.805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5.934cm" svg:y="7.615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194cm" svg:height="0.676cm" svg:x="6.307cm" svg:y="7.634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6.858cm" svg:y="7.5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457cm" svg:y="7.57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7.971cm" svg:y="7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8.835cm" svg:y="7.5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8.986cm" svg:y="7.597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7 4 5 0 14 0 14-16 0-9-7-9-18-9-48 0-48-5-49-28l-48-484c-2-15-2-19-16-19-12 0-16 5-19 12zM204 352l153-255 25 255z">
            <text:p/>
          </draw:path>
          <draw:path draw:style-name="gr3" draw:text-style-name="P7" draw:layer="layout" svg:width="0.032cm" svg:height="0.773cm" svg:x="9.631cm" svg:y="7.571cm" svg:viewBox="0 0 33 774" svg:d="M33 28c0-14 0-28-17-28-16 0-16 14-16 28v718c0 14 0 28 16 28 17 0 17-14 17-28z">
            <text:p/>
          </draw:path>
          <draw:path draw:style-name="gr3" draw:text-style-name="P7" draw:layer="layout" svg:width="0.237cm" svg:height="0.528cm" svg:x="9.903cm" svg:y="7.622cm" svg:viewBox="0 0 238 529" svg:d="M153 60c0-27 2-35 64-35h21v-25c-29 2-90 2-118 2-32 0-94 0-120-2v25h21c60 0 63 8 63 35v410c0 28-3 35-63 35h-21v24c26-1 88-1 118-1s91 0 120 1v-24h-21c-62 0-64-7-64-35z">
            <text:p/>
          </draw:path>
        </draw:g>
        <draw:g xml:id="id208" draw:id="id208">
          <svg:title>TexMaths</svg:title>
          <svg:desc>22§display§. \ . \ .\ \ \ \text {(1)} §svg§600§FALSE§</svg:desc>
          <draw:polygon draw:style-name="gr2" draw:text-style-name="P6" draw:layer="layout" svg:width="2.767cm" svg:height="0.696cm" svg:x="17.16cm" svg:y="7.61cm" svg:viewBox="0 0 2768 697" draw:points="1383,697 0,697 0,0 2768,0 2768,697">
            <text:p/>
          </draw:polygon>
          <draw:path draw:style-name="gr3" draw:text-style-name="P7" draw:layer="layout" svg:width="0.083cm" svg:height="0.083cm" svg:x="17.188cm" svg:y="8.06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6cm" svg:y="8.06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133cm" svg:y="8.06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131cm" svg:y="7.5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423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7.5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09" draw:id="id209">
          <svg:title>TexMaths</svg:title>
          <svg:desc>22§display§\ \text {Now, }  ( \text { adj } A ) A = §svg§600§FALSE§</svg:desc>
          <draw:polygon draw:style-name="gr2" draw:text-style-name="P6" draw:layer="layout" svg:width="6cm" svg:height="0.696cm" svg:x="2.672cm" svg:y="9.808cm" svg:viewBox="0 0 6001 697" draw:points="3001,697 0,697 0,0 6001,0 6001,697">
            <text:p/>
          </draw:polygon>
          <draw:path draw:style-name="gr3" draw:text-style-name="P7" draw:layer="layout" svg:width="0.529cm" svg:height="0.528cm" svg:x="2.658cm" svg:y="9.82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4cm" svg:height="0.356cm" svg:x="3.235cm" svg:y="10.00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53cm" svg:height="0.342cm" svg:x="3.592cm" svg:y="10.015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091cm" svg:height="0.231cm" svg:x="4.203cm" svg:y="10.26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18cm" svg:height="0.773cm" svg:x="4.685cm" svg:y="9.76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199cm" svg:y="10.00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5.581cm" svg:y="9.813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5.953cm" svg:y="9.832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cm" svg:height="0.555cm" svg:x="6.505cm" svg:y="9.795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18cm" svg:height="0.773cm" svg:x="7.102cm" svg:y="9.76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555cm" svg:x="7.385cm" svg:y="9.795cm" svg:viewBox="0 0 531 556" svg:d="M111 466c-30 51-60 63-95 65-9 0-16 0-16 16 0 4 4 9 11 9 21 0 44-4 66-4 25 0 53 4 78 4 3 0 14 0 14-16 0-9-7-9-12-9-18-2-37-9-37-28 0-9 5-17 12-28l58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515cm" svg:height="0.182cm" svg:x="8.196cm" svg:y="10.065cm" svg:viewBox="0 0 516 183" svg:d="M489 32c13 0 27 0 27-16s-14-16-25-16h-465c-12 0-26 0-26 16s14 16 26 16zM491 183c11 0 25 0 25-16s-14-16-27-16h-463c-12 0-26 0-26 16s14 16 26 16z">
            <text:p/>
          </draw:path>
        </draw:g>
        <draw:g xml:id="id211" draw:id="id211">
          <svg:title>TexMaths</svg:title>
          <svg:desc>22§display§\begin{bmatrix} 1  &amp;    -1  &amp; \ \   2  \\ 
                           3  &amp; \ \ 0  &amp;  -2  \\ 
                           1  &amp; \ \ 0  &amp; \ \ 3  \end{bmatrix} 
 §svg§600§FALSE§</svg:desc>
          <draw:polygon draw:style-name="gr2" draw:text-style-name="P6" draw:layer="layout" svg:width="4.611cm" svg:height="2.706cm" svg:x="15.261cm" svg:y="8.908cm" svg:viewBox="0 0 4612 2707" draw:points="2306,2707 0,2707 0,0 4612,0 4612,2707">
            <text:p/>
          </draw:polygon>
          <draw:polygon draw:style-name="gr3" draw:text-style-name="P7" draw:layer="layout" svg:width="0.258cm" svg:height="1.391cm" svg:x="15.474cm" svg:y="8.869cm" svg:viewBox="0 0 259 1392" draw:points="0,1392 55,1392 55,53 259,53 259,0 0,0">
            <text:p/>
          </draw:polygon>
          <draw:polygon draw:style-name="gr3" draw:text-style-name="P7" draw:layer="layout" svg:width="0.258cm" svg:height="1.391cm" svg:x="15.474cm" svg:y="10.26cm" svg:viewBox="0 0 259 1392" draw:points="0,1392 259,1392 259,1340 55,1340 55,0 0,0">
            <text:p/>
          </draw:polygon>
          <draw:path draw:style-name="gr3" draw:text-style-name="P7" draw:layer="layout" svg:width="0.256cm" svg:height="0.517cm" svg:x="15.807cm" svg:y="9.0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6.962cm" svg:y="9.309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7.569cm" svg:y="9.0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9.257cm" svg:y="9.0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1cm" svg:height="0.532cm" svg:x="15.77cm" svg:y="9.9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7.486cm" svg:y="9.93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18.724cm" svg:y="10.23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9.299cm" svg:y="9.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15.807cm" svg:y="10.85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86cm" svg:y="10.858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9.25cm" svg:y="10.85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9.653cm" svg:y="8.869cm" svg:viewBox="0 0 259 1392" draw:points="206,1392 259,1392 259,0 0,0 0,53 206,53">
            <text:p/>
          </draw:polygon>
          <draw:polygon draw:style-name="gr3" draw:text-style-name="P7" draw:layer="layout" svg:width="0.258cm" svg:height="1.391cm" svg:x="19.653cm" svg:y="10.26cm" svg:viewBox="0 0 259 1392" draw:points="206,1340 0,1340 0,1392 259,1392 259,0 206,0">
            <text:p/>
          </draw:polygon>
        </draw:g>
        <draw:g xml:id="id203" draw:id="id203">
          <svg:title>TexMaths</svg:title>
          <svg:desc>22§display§\begin{bmatrix}  0 + 11 + 0  &amp;   3 - 1 - 2    &amp;  2 - 8 + 6 \\ 
                            0 + 0 + 0    &amp;  9 + 0 + 2  &amp;  6 + 0 - 6  \\ 
                            0 + 0 + 0    &amp;  3 + 0 - 3   &amp;  2 + 0 + 9  \end{bmatrix} §svg§600§FALSE§</svg:desc>
          <draw:polygon draw:style-name="gr2" draw:text-style-name="P6" draw:layer="layout" svg:width="11.783cm" svg:height="2.706cm" svg:x="8.965cm" svg:y="1.01cm" svg:viewBox="0 0 11784 2707" draw:points="5892,2707 0,2707 0,0 11784,0 11784,2707">
            <text:p/>
          </draw:polygon>
          <draw:polygon draw:style-name="gr3" draw:text-style-name="P7" draw:layer="layout" svg:width="0.258cm" svg:height="1.391cm" svg:x="9.178cm" svg:y="0.971cm" svg:viewBox="0 0 259 1392" draw:points="0,1392 55,1392 55,53 259,53 259,0 0,0">
            <text:p/>
          </draw:polygon>
          <draw:polygon draw:style-name="gr3" draw:text-style-name="P7" draw:layer="layout" svg:width="0.258cm" svg:height="1.391cm" svg:x="9.178cm" svg:y="2.362cm" svg:viewBox="0 0 259 1392" draw:points="0,1392 259,1392 259,1340 55,1340 55,0 0,0">
            <text:p/>
          </draw:polygon>
          <draw:path draw:style-name="gr3" draw:text-style-name="P7" draw:layer="layout" svg:width="0.326cm" svg:height="0.532cm" svg:x="9.472cm" svg:y="1.10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044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843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228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1.761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522cm" svg:y="1.10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1.10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4.275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051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5.605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353cm" svg:y="1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17.513cm" svg:y="1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8.097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838cm" svg:y="1.10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515cm" svg:height="0.517cm" svg:x="19.406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17cm" svg:y="1.10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9.665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237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0.996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568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328cm" svg:y="2.03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2.032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4.253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012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584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353cm" svg:y="2.0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7.506cm" svg:y="2.03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515cm" svg:height="0.517cm" svg:x="18.076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8.836cm" svg:y="2.03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9.428cm" svg:y="2.3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17cm" svg:y="2.03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9.665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237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0.996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568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328cm" svg:y="2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2.9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4.253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012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5.605cm" svg:y="3.2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346cm" svg:y="2.9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7.513cm" svg:y="2.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8.076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8.836cm" svg:y="2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9.406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17cm" svg:y="2.96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0.529cm" svg:y="0.971cm" svg:viewBox="0 0 259 1392" draw:points="206,1392 259,1392 259,0 0,0 0,53 206,53">
            <text:p/>
          </draw:polygon>
          <draw:polygon draw:style-name="gr3" draw:text-style-name="P7" draw:layer="layout" svg:width="0.258cm" svg:height="1.391cm" svg:x="20.529cm" svg:y="2.362cm" svg:viewBox="0 0 259 1392" draw:points="206,1340 0,1340 0,1392 259,1392 259,0 206,0">
            <text:p/>
          </draw:polygon>
        </draw:g>
        <draw:g xml:id="id202" draw:id="id202">
          <svg:title>TexMaths</svg:title>
          <svg:desc>22§display§\therefore \ \ A ( \text { adj } A ) = §svg§600§FALSE§</svg:desc>
          <draw:polygon draw:style-name="gr2" draw:text-style-name="P6" draw:layer="layout" svg:width="5.27cm" svg:height="0.696cm" svg:x="3.375cm" svg:y="2.009cm" svg:viewBox="0 0 5271 697" draw:points="2637,697 0,697 0,0 5271,0 5271,697">
            <text:p/>
          </draw:polygon>
          <draw:path draw:style-name="gr3" draw:text-style-name="P7" draw:layer="layout" svg:width="0.469cm" svg:height="0.418cm" svg:x="3.359cm" svg:y="2.1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609cm" svg:y="1.996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239cm" svg:y="1.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753cm" svg:y="2.20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6.133cm" svg:y="2.01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6.506cm" svg:y="2.033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7.057cm" svg:y="1.9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655cm" svg:y="1.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8.169cm" svg:y="2.266cm" svg:viewBox="0 0 516 183" svg:d="M489 32c13 0 27 0 27-16s-14-16-25-16h-465c-12 0-26 0-26 16s14 16 26 16zM491 183c11 0 25 0 25-16s-14-16-27-16h-463c-12 0-26 0-26 16s14 16 26 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1+width/2;x" smil:keyTimes="0;1"/>
                  <anim:animate smil:dur="0.5s" smil:fill="hold" smil:targetElement="id2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231" text:id="id231" text:style-name="P4"><text:span text:style-name="T6"/></text:p>
          </draw:text-box>
        </draw:frame>
        <draw:g xml:id="id219" draw:id="id219">
          <svg:title>TexMaths</svg:title>
          <svg:desc>24§display§\ \text {(ii)} §svg§600§FALSE§</svg:desc>
          <draw:polygon draw:style-name="gr2" draw:text-style-name="P6" draw:layer="layout" svg:width="0.958cm" svg:height="0.76cm" svg:x="2.959cm" svg:y="6.012cm" svg:viewBox="0 0 959 761" draw:points="478,761 0,761 0,0 959,0 959,761">
            <text:p/>
          </draw:polygon>
          <draw:path draw:style-name="gr3" draw:text-style-name="P7" draw:layer="layout" svg:width="0.197cm" svg:height="0.844cm" svg:x="2.999cm" svg:y="5.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2cm" svg:height="0.566cm" svg:x="3.272cm" svg:y="6.0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507cm" svg:y="6.0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3.762cm" svg:y="5.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0" draw:id="id220">
          <svg:title>TexMaths</svg:title>
          <svg:desc>22§display§\ \text {L.H.S. =} §svg§600§FALSE§</svg:desc>
          <draw:polygon draw:style-name="gr2" draw:text-style-name="P6" draw:layer="layout" svg:width="2.874cm" svg:height="0.485cm" svg:x="4.573cm" svg:y="6.108cm" svg:viewBox="0 0 2875 486" draw:points="1438,486 0,486 0,0 2875,0 2875,486">
            <text:p/>
          </draw:polygon>
          <draw:path draw:style-name="gr3" draw:text-style-name="P7" draw:layer="layout" svg:width="0.425cm" svg:height="0.529cm" svg:x="4.559cm" svg:y="6.087cm" svg:viewBox="0 0 426 530" svg:d="M426 329h-20c-8 79-19 176-156 176h-63c-36 0-37-5-37-30v-413c0-27 0-37 73-37h25v-25c-28 2-98 2-130 2-30 0-92 0-118-2v25h19c60 0 60 8 60 35v410c0 28 0 35-60 35h-19v25h405z">
            <text:p/>
          </draw:path>
          <draw:path draw:style-name="gr3" draw:text-style-name="P7" draw:layer="layout" svg:width="0.083cm" svg:height="0.083cm" svg:x="5.083cm" svg:y="6.532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258cm" svg:y="6.087cm" svg:viewBox="0 0 530 530" svg:d="M450 60c0-27 2-35 60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5.879cm" svg:y="6.532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6.071cm" svg:y="6.069cm" svg:viewBox="0 0 345 563" svg:d="M227 246l-99-24c-49-13-79-53-79-99 0-54 43-102 104-102 129 0 146 129 151 162 0 5 0 11 9 11 11 0 11-4 11-20v-155c0-14 0-19-9-19-5 0-7 0-12 11l-27 44c-24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083cm" svg:height="0.083cm" svg:x="6.523cm" svg:y="6.532cm" svg:viewBox="0 0 84 84" svg:d="M84 42c0-23-19-42-42-42s-42 19-42 42 19 42 42 42 42-19 42-42z">
            <text:p/>
          </draw:path>
          <draw:path draw:style-name="gr3" draw:text-style-name="P7" draw:layer="layout" svg:width="0.515cm" svg:height="0.182cm" svg:x="6.971cm" svg:y="6.329cm" svg:viewBox="0 0 516 183" svg:d="M489 32c12 0 27 0 27-16s-15-16-25-16h-465c-12 0-26 0-26 16s14 16 26 16zM491 183c10 0 25 0 25-16s-15-16-27-16h-463c-12 0-26 0-26 16s14 16 26 16z">
            <text:p/>
          </draw:path>
        </draw:g>
        <draw:g xml:id="id221" draw:id="id221">
          <svg:title>TexMaths</svg:title>
          <svg:desc>22§display§a_{11}A_{11} +  a_{12}A_{12} + a_{13}A_{13}§svg§600§FALSE§</svg:desc>
          <draw:polygon draw:style-name="gr2" draw:text-style-name="P6" draw:layer="layout" svg:width="8.641cm" svg:height="0.605cm" svg:x="8.267cm" svg:y="6.008cm" svg:viewBox="0 0 8642 606" draw:points="4321,606 0,606 0,0 8642,0 8642,606">
            <text:p/>
          </draw:polygon>
          <draw:path draw:style-name="gr3" draw:text-style-name="P7" draw:layer="layout" svg:width="0.355cm" svg:height="0.351cm" svg:x="8.26cm" svg:y="6.1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8.697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9.005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32cm" svg:y="5.969cm" svg:viewBox="0 0 532 557" svg:d="M111 467c-30 51-60 63-95 65-9 0-16 0-16 16 0 4 4 9 11 9 21 0 44-4 66-4 25 0 53 4 78 4 3 0 14 0 14-16 0-9-7-9-12-9-18-2-37-9-37-28 0-9 5-18 10-28l60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198cm" svg:height="0.36cm" svg:x="9.93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10.24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517cm" svg:x="10.742cm" svg:y="6.0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1.504cm" svg:y="6.1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11.94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2.224cm" svg:y="6.2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6cm" svg:x="12.564cm" svg:y="5.969cm" svg:viewBox="0 0 532 557" svg:d="M111 467c-30 51-60 63-95 65-9 0-16 0-16 16 0 4 4 9 11 9 21 0 44-4 66-4 25 0 53 4 78 4 3 0 14 0 14-16 0-9-7-9-12-9-18-2-37-9-37-28 0-9 5-18 10-28l60-99h195c0 16 13 122 13 129 0 24-41 26-57 26-10 0-19 0-19 16 0 9 11 9 12 9 32 0 66-4 97-4 20 0 67 4 86 4 6 0 15 0 15-16 0-9-7-9-18-9-48 0-48-5-49-28l-48-485c-2-15-2-19-16-19-12 0-16 5-19 12zM204 352l153-255 25 255z">
            <text:p/>
          </draw:path>
          <draw:path draw:style-name="gr3" draw:text-style-name="P7" draw:layer="layout" svg:width="0.198cm" svg:height="0.36cm" svg:x="13.176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3.459cm" svg:y="6.2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986cm" svg:y="6.0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4.748cm" svg:y="6.18cm" svg:viewBox="0 0 356 352" svg:d="M259 49c-14-28-37-49-72-49-90 0-187 115-187 227 0 74 42 125 104 125 16 0 54-3 100-58 7 32 34 58 71 58 28 0 45-17 58-42 12-28 23-76 23-77 0-7-7-7-9-7-9 0-9 1-11 14-14 49-28 95-60 95-21 0-23-20-23-35 0-18 2-23 11-59 7-31 9-40 16-68l28-110c5-22 5-22 5-26 0-14-8-21-21-21-19 0-32 17-33 33zM208 252c-4 14-4 14-16 28-34 42-65 55-86 55-41 0-51-42-51-72 0-39 24-136 44-171 22-46 58-74 89-74 51 0 62 63 62 68 0 4-2 9-4 13z">
            <text:p/>
          </draw:path>
          <draw:path draw:style-name="gr3" draw:text-style-name="P7" draw:layer="layout" svg:width="0.198cm" svg:height="0.36cm" svg:x="15.184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5.462cm" svg:y="6.2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31cm" svg:height="0.556cm" svg:x="15.807cm" svg:y="5.969cm" svg:viewBox="0 0 532 557" svg:d="M111 467c-30 51-60 63-95 65-9 0-16 0-16 16 0 4 4 9 11 9 21 0 44-4 66-4 25 0 53 4 78 4 3 0 14 0 14-16 0-9-7-9-12-9-18-2-37-9-37-28 0-9 5-18 12-28l58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198cm" svg:height="0.36cm" svg:x="16.42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6.698cm" svg:y="6.2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22" draw:id="id222">
          <svg:title>TexMaths</svg:title>
          <svg:desc>22§display§= (1)(0) +  (-1)(-11) + (2)(0)§svg§600§FALSE§</svg:desc>
          <draw:polygon draw:style-name="gr2" draw:text-style-name="P6" draw:layer="layout" svg:width="10.069cm" svg:height="0.696cm" svg:x="6.964cm" svg:y="7.311cm" svg:viewBox="0 0 10070 697" draw:points="5035,697 0,697 0,0 10070,0 10070,697">
            <text:p/>
          </draw:polygon>
          <draw:path draw:style-name="gr3" draw:text-style-name="P7" draw:layer="layout" svg:width="0.515cm" svg:height="0.182cm" svg:x="6.969cm" svg:y="7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818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11cm" svg:y="7.3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472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8.807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6cm" svg:height="0.532cm" svg:x="9.06cm" svg:y="7.3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9.461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3cm" svg:y="7.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739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028cm" svg:y="7.6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33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96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2.328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617cm" svg:y="7.6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222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609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97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4.442cm" svg:y="7.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5.25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5.512cm" svg:y="7.3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5.904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6.237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6cm" svg:height="0.532cm" svg:x="16.49cm" svg:y="7.3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16.892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3" draw:id="id223">
          <svg:title>TexMaths</svg:title>
          <svg:desc>22§display§= 0 + 11 + 0 = 11 = \left| A \right|§svg§600§FALSE§</svg:desc>
          <draw:polygon draw:style-name="gr2" draw:text-style-name="P6" draw:layer="layout" svg:width="7.927cm" svg:height="0.696cm" svg:x="6.964cm" svg:y="8.613cm" svg:viewBox="0 0 7928 697" draw:points="3965,697 0,697 0,0 7928,0 7928,697">
            <text:p/>
          </draw:polygon>
          <draw:path draw:style-name="gr3" draw:text-style-name="P7" draw:layer="layout" svg:width="0.515cm" svg:height="0.182cm" svg:x="6.969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772cm" svg:y="8.6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8.344cm" svg:y="8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41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528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61cm" svg:y="8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6cm" svg:height="0.532cm" svg:x="10.821cm" svg:y="8.63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182cm" svg:x="11.435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7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664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13.239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14.103cm" svg:y="8.574cm" svg:viewBox="0 0 33 774" svg:d="M33 28c0-14 0-28-17-28-16 0-16 14-16 28v718c0 14 0 28 16 28 17 0 17-14 17-28z">
            <text:p/>
          </draw:path>
          <draw:path draw:style-name="gr3" draw:text-style-name="P7" draw:layer="layout" svg:width="0.53cm" svg:height="0.555cm" svg:x="14.255cm" svg:y="8.6cm" svg:viewBox="0 0 531 556" svg:d="M111 466c-30 51-60 63-95 65-9 0-16 0-16 16 0 4 4 9 11 9 21 0 44-4 66-4 25 0 53 4 78 4 3 0 14 0 14-16 0-9-7-9-12-9-18-2-37-9-37-28 0-9 5-17 12-28l58-99h195c2 16 13 122 13 129 0 24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7" draw:layer="layout" svg:width="0.032cm" svg:height="0.773cm" svg:x="14.899cm" svg:y="8.574cm" svg:viewBox="0 0 33 774" svg:d="M33 28c0-14 0-28-17-28-16 0-16 14-16 28v718c0 14 0 28 16 28 17 0 17-14 17-28z">
            <text:p/>
          </draw:path>
        </draw:g>
        <draw:g xml:id="id224" draw:id="id224">
          <svg:title>TexMaths</svg:title>
          <svg:desc>22§display§= \text {R.H.S.}§svg§600§FALSE§</svg:desc>
          <draw:polygon draw:style-name="gr2" draw:text-style-name="P6" draw:layer="layout" svg:width="2.896cm" svg:height="0.485cm" svg:x="6.865cm" svg:y="9.815cm" svg:viewBox="0 0 2897 486" draw:points="1448,486 0,486 0,0 2897,0 2897,486">
            <text:p/>
          </draw:polygon>
          <draw:path draw:style-name="gr3" draw:text-style-name="P7" draw:layer="layout" svg:width="0.515cm" svg:height="0.182cm" svg:x="6.87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7.669cm" svg:y="9.7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083cm" svg:height="0.083cm" svg:x="8.278cm" svg:y="10.239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8.452cm" svg:y="9.794cm" svg:viewBox="0 0 530 530" svg:d="M450 60c0-27 2-35 60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9.072cm" svg:y="10.239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9.264cm" svg:y="9.776cm" svg:viewBox="0 0 345 563" svg:d="M227 246l-99-24c-49-13-79-53-79-99 0-54 43-102 104-102 129 0 146 129 151 162 0 5 0 11 9 11 11 0 11-4 11-20v-155c0-14 0-19-9-19-5 0-7 0-12 11l-27 44c-23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083cm" svg:height="0.083cm" svg:x="9.718cm" svg:y="10.239cm" svg:viewBox="0 0 84 84" svg:d="M84 42c0-23-19-42-42-42s-42 19-42 42 19 42 42 42 42-19 42-42z">
            <text:p/>
          </draw:path>
        </draw:g>
        <draw:g xml:id="id225" draw:id="id225">
          <svg:title>TexMaths</svg:title>
          <svg:desc>24§display§\ \text {(iii)} §svg§600§FALSE§</svg:desc>
          <draw:polygon draw:style-name="gr2" draw:text-style-name="P6" draw:layer="layout" svg:width="1.191cm" svg:height="0.759cm" svg:x="2.759cm" svg:y="10.813cm" svg:viewBox="0 0 1192 760" draw:points="595,760 0,760 0,0 1192,0 1192,760">
            <text:p/>
          </draw:polygon>
          <draw:path draw:style-name="gr3" draw:text-style-name="P7" draw:layer="layout" svg:width="0.197cm" svg:height="0.844cm" svg:x="2.799cm" svg:y="10.771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181cm" svg:height="0.566cm" svg:x="3.072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306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54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795cm" svg:y="10.7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6" draw:id="id226">
          <svg:title>TexMaths</svg:title>
          <svg:desc>22§display§\ \text {L.H.S. =} §svg§600§FALSE§</svg:desc>
          <draw:polygon draw:style-name="gr2" draw:text-style-name="P6" draw:layer="layout" svg:width="2.874cm" svg:height="0.485cm" svg:x="4.573cm" svg:y="10.908cm" svg:viewBox="0 0 2875 486" draw:points="1438,486 0,486 0,0 2875,0 2875,486">
            <text:p/>
          </draw:polygon>
          <draw:path draw:style-name="gr3" draw:text-style-name="P7" draw:layer="layout" svg:width="0.425cm" svg:height="0.529cm" svg:x="4.559cm" svg:y="10.887cm" svg:viewBox="0 0 426 530" svg:d="M426 329h-20c-8 79-19 176-156 176h-63c-36 0-37-5-37-30v-413c0-27 0-37 73-37h25v-25c-28 2-98 2-130 2-30 0-92 0-118-2v25h19c60 0 60 8 60 35v410c0 28 0 35-60 35h-19v25h405z">
            <text:p/>
          </draw:path>
          <draw:path draw:style-name="gr3" draw:text-style-name="P7" draw:layer="layout" svg:width="0.083cm" svg:height="0.083cm" svg:x="5.083cm" svg:y="11.332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258cm" svg:y="10.887cm" svg:viewBox="0 0 530 530" svg:d="M450 60c0-27 2-35 60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5.879cm" svg:y="11.332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6.071cm" svg:y="10.869cm" svg:viewBox="0 0 345 563" svg:d="M227 246l-99-24c-49-13-79-53-79-99 0-54 43-102 104-102 129 0 146 129 151 162 0 5 0 11 9 11 11 0 11-4 11-20v-155c0-14 0-19-9-19-5 0-7 0-12 11l-27 44c-24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083cm" svg:height="0.083cm" svg:x="6.523cm" svg:y="11.332cm" svg:viewBox="0 0 84 84" svg:d="M84 42c0-23-19-42-42-42s-42 19-42 42 19 42 42 42 42-19 42-42z">
            <text:p/>
          </draw:path>
          <draw:path draw:style-name="gr3" draw:text-style-name="P7" draw:layer="layout" svg:width="0.515cm" svg:height="0.182cm" svg:x="6.971cm" svg:y="11.129cm" svg:viewBox="0 0 516 183" svg:d="M489 32c12 0 27 0 27-16s-15-16-25-16h-465c-12 0-26 0-26 16s14 16 26 16zM491 183c10 0 25 0 25-16s-15-16-27-16h-463c-12 0-26 0-26 16s14 16 26 16z">
            <text:p/>
          </draw:path>
        </draw:g>
        <draw:g xml:id="id227" draw:id="id227">
          <svg:title>TexMaths</svg:title>
          <svg:desc>22§display§a_{11}A_{21} +  a_{12}A_{22} + a_{13}A_{23}§svg§600§FALSE§</svg:desc>
          <draw:polygon draw:style-name="gr2" draw:text-style-name="P6" draw:layer="layout" svg:width="8.641cm" svg:height="0.605cm" svg:x="8.067cm" svg:y="10.808cm" svg:viewBox="0 0 8642 606" draw:points="4321,606 0,606 0,0 8642,0 8642,606">
            <text:p/>
          </draw:polygon>
          <draw:path draw:style-name="gr3" draw:text-style-name="P7" draw:layer="layout" svg:width="0.355cm" svg:height="0.351cm" svg:x="8.06cm" svg:y="10.9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8.497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8.805cm" svg:y="11.0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12cm" svg:y="10.769cm" svg:viewBox="0 0 532 557" svg:d="M111 467c-30 51-60 63-95 65-9 0-16 0-16 16 0 4 4 9 11 9 21 0 44-4 66-4 25 0 53 4 78 4 3 0 14 0 14-16 0-9-7-9-12-9-18-2-37-9-37-28 0-9 5-18 10-28l60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24cm" svg:height="0.36cm" svg:x="9.706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0.04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517cm" svg:x="10.542cm" svg:y="10.8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1.304cm" svg:y="10.9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11.74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2.024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6cm" svg:x="12.364cm" svg:y="10.769cm" svg:viewBox="0 0 532 557" svg:d="M111 467c-30 51-60 63-95 65-9 0-16 0-16 16 0 4 4 9 11 9 21 0 44-4 66-4 25 0 53 4 78 4 3 0 14 0 14-16 0-9-7-9-12-9-18-2-37-9-37-28 0-9 5-18 10-28l60-99h195c0 16 13 122 13 129 0 24-41 26-57 26-10 0-19 0-19 16 0 9 11 9 12 9 32 0 66-4 97-4 20 0 67 4 86 4 6 0 15 0 15-16 0-9-7-9-18-9-48 0-48-5-49-28l-48-485c-2-15-2-19-16-19-12 0-16 5-19 12zM204 352l153-255 25 255z">
            <text:p/>
          </draw:path>
          <draw:path draw:style-name="gr3" draw:text-style-name="P7" draw:layer="layout" svg:width="0.24cm" svg:height="0.36cm" svg:x="12.95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3.259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86cm" svg:y="10.8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4.548cm" svg:y="10.98cm" svg:viewBox="0 0 356 352" svg:d="M259 49c-14-28-37-49-72-49-90 0-187 115-187 227 0 74 42 125 104 125 16 0 54-3 100-58 7 32 34 58 71 58 28 0 45-17 58-42 12-28 23-76 23-77 0-7-7-7-9-7-9 0-9 1-11 14-14 49-28 95-60 95-21 0-23-20-23-35 0-18 2-23 11-59 7-31 9-40 16-68l28-110c5-22 5-22 5-26 0-14-8-21-21-21-19 0-32 17-33 33zM208 252c-4 14-4 14-16 28-34 42-65 55-86 55-41 0-51-42-51-72 0-39 24-136 44-171 22-46 58-74 89-74 51 0 62 63 62 68 0 4-2 9-4 13z">
            <text:p/>
          </draw:path>
          <draw:path draw:style-name="gr3" draw:text-style-name="P7" draw:layer="layout" svg:width="0.198cm" svg:height="0.36cm" svg:x="14.984cm" svg:y="11.0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5.262cm" svg:y="11.0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31cm" svg:height="0.556cm" svg:x="15.607cm" svg:y="10.769cm" svg:viewBox="0 0 532 557" svg:d="M111 467c-30 51-60 63-95 65-9 0-16 0-16 16 0 4 4 9 11 9 21 0 44-4 66-4 25 0 53 4 78 4 3 0 14 0 14-16 0-9-7-9-12-9-18-2-37-9-37-28 0-9 5-18 12-28l58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24cm" svg:height="0.36cm" svg:x="16.194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1cm" svg:x="16.498cm" svg:y="11.0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28" draw:id="id228">
          <svg:title>TexMaths</svg:title>
          <svg:desc>22§display§= (1)(3) +  (-1)(1) + (2)(-1)§svg§600§FALSE§</svg:desc>
          <draw:polygon draw:style-name="gr2" draw:text-style-name="P6" draw:layer="layout" svg:width="9.682cm" svg:height="0.696cm" svg:x="6.963cm" svg:y="12.113cm" svg:viewBox="0 0 9683 697" draw:points="4842,697 0,697 0,0 9683,0 9683,697">
            <text:p/>
          </draw:polygon>
          <draw:path draw:style-name="gr3" draw:text-style-name="P7" draw:layer="layout" svg:width="0.515cm" svg:height="0.182cm" svg:x="6.968cm" svg:y="12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817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1cm" svg:y="12.1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471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8.806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061cm" svg:y="12.13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46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2cm" svg:y="12.2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738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027cm" svg:y="12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32cm" svg:y="12.1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95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2.327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62cm" svg:y="12.1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982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3.454cm" svg:y="12.2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4.26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524cm" svg:y="12.1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914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5.249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5.536cm" svg:y="12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143cm" svg:y="12.1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504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9" draw:id="id229">
          <svg:title>TexMaths</svg:title>
          <svg:desc>22§display§= 3 - 1 - 2 = 0§svg§600§FALSE§</svg:desc>
          <draw:polygon draw:style-name="gr2" draw:text-style-name="P6" draw:layer="layout" svg:width="5.174cm" svg:height="0.454cm" svg:x="6.965cm" svg:y="13.313cm" svg:viewBox="0 0 5175 455" draw:points="2589,455 0,455 0,0 5175,0 5175,455">
            <text:p/>
          </draw:polygon>
          <draw:path draw:style-name="gr3" draw:text-style-name="P7" draw:layer="layout" svg:width="0.515cm" svg:height="0.182cm" svg:x="6.97cm" svg:y="13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7.774cm" svg:y="13.274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2-44 46 0 70 72 121 157 121 95 0 165-70 165-149 0-63-49-123-128-141z">
            <text:p/>
          </draw:path>
          <draw:path draw:style-name="gr3" draw:text-style-name="P7" draw:layer="layout" svg:width="0.472cm" svg:height="0.032cm" svg:x="8.364cm" svg:y="13.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5cm" svg:x="9.142cm" svg:y="13.274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472cm" svg:height="0.032cm" svg:x="9.696cm" svg:y="13.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5cm" svg:x="10.444cm" svg:y="13.274cm" svg:viewBox="0 0 310 516" svg:d="M60 457l83-81c121-107 167-148 167-225 0-90-69-151-164-151-88 0-146 72-146 140 0 43 39 43 40 43 15 0 41-9 41-41 0-19-14-40-41-40-7 0-7 0-10 2 18-51 60-79 105-79 71 0 104 61 104 126 0 61-38 123-81 170l-149 165c-9 9-9 11-9 30h289l21-135h-20c-3 23-8 58-15 68-8 8-59 8-74 8z">
            <text:p/>
          </draw:path>
          <draw:path draw:style-name="gr3" draw:text-style-name="P7" draw:layer="layout" svg:width="0.515cm" svg:height="0.182cm" svg:x="11.049cm" svg:y="13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1cm" svg:x="11.852cm" svg:y="13.274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7 14 91 89 7 44 7 102 7 151 0 58 0 111-9 160-10 74-54 98-89 98z">
            <text:p/>
          </draw:path>
        </draw:g>
        <draw:g xml:id="id230" draw:id="id230">
          <svg:title>TexMaths</svg:title>
          <svg:desc>22§display§= \text {R.H.S.}§svg§600§FALSE§</svg:desc>
          <draw:polygon draw:style-name="gr2" draw:text-style-name="P6" draw:layer="layout" svg:width="2.896cm" svg:height="0.485cm" svg:x="6.965cm" svg:y="14.316cm" svg:viewBox="0 0 2897 486" draw:points="1448,486 0,486 0,0 2897,0 2897,486">
            <text:p/>
          </draw:polygon>
          <draw:path draw:style-name="gr3" draw:text-style-name="P7" draw:layer="layout" svg:width="0.515cm" svg:height="0.182cm" svg:x="6.9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7.769cm" svg:y="14.29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083cm" svg:height="0.083cm" svg:x="8.378cm" svg:y="14.74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8.552cm" svg:y="14.295cm" svg:viewBox="0 0 530 530" svg:d="M450 60c0-27 2-35 60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9.172cm" svg:y="14.74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9.364cm" svg:y="14.277cm" svg:viewBox="0 0 345 563" svg:d="M227 246l-99-24c-49-13-79-53-79-99 0-54 43-102 104-102 129 0 146 129 151 162 0 5 0 11 9 11 11 0 11-4 11-20v-155c0-14 0-19-9-19-5 0-7 0-12 11l-27 44c-23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083cm" svg:height="0.083cm" svg:x="9.818cm" svg:y="14.74cm" svg:viewBox="0 0 84 84" svg:d="M84 42c0-23-19-42-42-42s-42 19-42 42 19 42 42 42 42-19 42-42z">
            <text:p/>
          </draw:path>
        </draw:g>
        <draw:g xml:id="id213" draw:id="id213">
          <svg:title>TexMaths</svg:title>
          <svg:desc>20§display§\therefore \ \ \  ( \text { adj } A ) A = §svg§600§FALSE§</svg:desc>
          <draw:polygon draw:style-name="gr2" draw:text-style-name="P6" draw:layer="layout" svg:width="5.025cm" svg:height="0.633cm" svg:x="2.173cm" svg:y="1.504cm" svg:viewBox="0 0 5026 634" draw:points="2514,634 0,634 0,0 5026,0 5026,634">
            <text:p/>
          </draw:polygon>
          <draw:path draw:style-name="gr3" draw:text-style-name="P7" draw:layer="layout" svg:width="0.426cm" svg:height="0.38cm" svg:x="2.159cm" svg:y="1.671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3.575cm" svg:y="1.46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4.042cm" svg:y="1.68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4.388cm" svg:y="1.509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4.727cm" svg:y="1.527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5.228cm" svg:y="1.493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771cm" svg:y="1.46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6.03cm" svg:y="1.493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6.766cm" svg:y="1.738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214" draw:id="id214">
          <svg:title>TexMaths</svg:title>
          <svg:desc>20§display§\begin{bmatrix} 11  &amp;   0   &amp;   0  \\ 
                            0   &amp;  11  &amp;   0  \\ 
                            0   &amp;   0   &amp;  11  \end{bmatrix} =§svg§600§FALSE§</svg:desc>
          <draw:polygon draw:style-name="gr2" draw:text-style-name="P6" draw:layer="layout" svg:width="5.084cm" svg:height="2.46cm" svg:x="7.561cm" svg:y="0.604cm" svg:viewBox="0 0 5085 2461" draw:points="2542,2461 0,2461 0,0 5085,0 5085,2461">
            <text:p/>
          </draw:polygon>
          <draw:polygon draw:style-name="gr3" draw:text-style-name="P7" draw:layer="layout" svg:width="0.234cm" svg:height="1.265cm" svg:x="7.755cm" svg:y="0.569cm" svg:viewBox="0 0 235 1266" draw:points="0,1266 50,1266 50,48 235,48 235,0 0,0">
            <text:p/>
          </draw:polygon>
          <draw:polygon draw:style-name="gr3" draw:text-style-name="P7" draw:layer="layout" svg:width="0.234cm" svg:height="1.265cm" svg:x="7.755cm" svg:y="1.833cm" svg:viewBox="0 0 235 1266" draw:points="0,1266 235,1266 235,1218 50,1218 50,0 0,0">
            <text:p/>
          </draw:polygon>
          <draw:path draw:style-name="gr3" draw:text-style-name="P7" draw:layer="layout" svg:width="0.233cm" svg:height="0.469cm" svg:x="8.057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409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604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1.009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8.198cm" svg:y="1.5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9.463cm" svg:y="1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814cm" svg:y="1.5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009cm" svg:y="1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8.198cm" svg:y="2.3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604cm" svg:y="2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0.868cm" svg:y="2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22cm" svg:y="2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1.515cm" svg:y="0.569cm" svg:viewBox="0 0 235 1266" draw:points="187,1266 235,1266 235,0 0,0 0,48 187,48">
            <text:p/>
          </draw:polygon>
          <draw:polygon draw:style-name="gr3" draw:text-style-name="P7" draw:layer="layout" svg:width="0.234cm" svg:height="1.265cm" svg:x="11.515cm" svg:y="1.833cm" svg:viewBox="0 0 235 1266" draw:points="187,1218 0,1218 0,1266 235,1266 235,0 187,0">
            <text:p/>
          </draw:polygon>
          <draw:path draw:style-name="gr3" draw:text-style-name="P7" draw:layer="layout" svg:width="0.468cm" svg:height="0.165cm" svg:x="12.212cm" svg:y="1.752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215" draw:id="id215">
          <svg:title>TexMaths</svg:title>
          <svg:desc>20§display§11 \begin{bmatrix}   1  &amp;   0  &amp;   0  \\ 
                                  0   &amp;  1  &amp;   0  \\ 
                                  0   &amp;  0  &amp;   1  \end{bmatrix} §svg§600§FALSE§</svg:desc>
          <draw:polygon draw:style-name="gr2" draw:text-style-name="P6" draw:layer="layout" svg:width="3.918cm" svg:height="2.46cm" svg:x="13.062cm" svg:y="0.604cm" svg:viewBox="0 0 3919 2461" draw:points="1960,2461 0,2461 0,0 3919,0 3919,2461">
            <text:p/>
          </draw:polygon>
          <draw:path draw:style-name="gr3" draw:text-style-name="P7" draw:layer="layout" svg:width="0.233cm" svg:height="0.469cm" svg:x="13.089cm" svg:y="1.5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41cm" svg:y="1.54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077cm" svg:y="0.569cm" svg:viewBox="0 0 235 1266" draw:points="0,1266 50,1266 50,48 235,48 235,0 0,0">
            <text:p/>
          </draw:polygon>
          <draw:polygon draw:style-name="gr3" draw:text-style-name="P7" draw:layer="layout" svg:width="0.234cm" svg:height="1.265cm" svg:x="14.077cm" svg:y="1.833cm" svg:viewBox="0 0 235 1266" draw:points="0,1266 235,1266 235,1218 50,1218 50,0 0,0">
            <text:p/>
          </draw:polygon>
          <draw:path draw:style-name="gr3" draw:text-style-name="P7" draw:layer="layout" svg:width="0.233cm" svg:height="0.469cm" svg:x="14.379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5.398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453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344cm" svg:y="1.5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5.433cm" svg:y="1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453cm" svg:y="1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344cm" svg:y="2.3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398cm" svg:y="2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6.488cm" svg:y="2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6.781cm" svg:y="0.569cm" svg:viewBox="0 0 235 1266" draw:points="187,1266 235,1266 235,0 0,0 0,48 187,48">
            <text:p/>
          </draw:polygon>
          <draw:polygon draw:style-name="gr3" draw:text-style-name="P7" draw:layer="layout" svg:width="0.234cm" svg:height="1.265cm" svg:x="16.781cm" svg:y="1.833cm" svg:viewBox="0 0 235 1266" draw:points="187,1218 0,1218 0,1266 235,1266 235,0 187,0">
            <text:p/>
          </draw:polygon>
        </draw:g>
        <draw:g xml:id="id216" draw:id="id216">
          <svg:title>TexMaths</svg:title>
          <svg:desc>20§display§\therefore \ \ \  ( \text { adj } A ) A = \left| A \right| \text I §svg§600§FALSE§</svg:desc>
          <draw:polygon draw:style-name="gr2" draw:text-style-name="P6" draw:layer="layout" svg:width="6.529cm" svg:height="0.633cm" svg:x="2.173cm" svg:y="3.505cm" svg:viewBox="0 0 6530 634" draw:points="3265,634 0,634 0,0 6530,0 6530,634">
            <text:p/>
          </draw:polygon>
          <draw:path draw:style-name="gr3" draw:text-style-name="P7" draw:layer="layout" svg:width="0.426cm" svg:height="0.38cm" svg:x="2.159cm" svg:y="3.67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3.575cm" svg:y="3.4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4.042cm" svg:y="3.68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4.388cm" svg:y="3.5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4.727cm" svg:y="3.52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5.227cm" svg:y="3.4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77cm" svg:y="3.4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6.029cm" svg:y="3.494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6.765cm" svg:y="3.7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29cm" svg:height="0.703cm" svg:x="7.552cm" svg:y="3.47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7.688cm" svg:y="3.4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8.273cm" svg:y="3.47cm" svg:viewBox="0 0 30 704" svg:d="M30 26c0-13 0-26-16-26-14 0-14 13-14 26v652c0 13 0 26 14 26 16 0 16-13 16-26z">
            <text:p/>
          </draw:path>
          <draw:path draw:style-name="gr3" draw:text-style-name="P7" draw:layer="layout" svg:width="0.215cm" svg:height="0.481cm" svg:x="8.523cm" svg:y="3.516cm" svg:viewBox="0 0 216 482" svg:d="M139 54c0-24 3-32 59-32h18v-22c-24 2-80 2-107 2-29 0-83 0-109-2v22h19c56 0 58 8 58 32v373c0 26-2 32-58 32h-19v23c26-2 80-2 107-2 29 0 85 0 109 2v-23h-18c-56 0-59-6-59-32z">
            <text:p/>
          </draw:path>
        </draw:g>
        <draw:g xml:id="id217" draw:id="id217">
          <svg:title>TexMaths</svg:title>
          <svg:desc>20§display§. \ . \ .\ \ \ \text {(2)} §svg§600§FALSE§</svg:desc>
          <draw:polygon draw:style-name="gr2" draw:text-style-name="P6" draw:layer="layout" svg:width="2.516cm" svg:height="0.633cm" svg:x="17.16cm" svg:y="3.406cm" svg:viewBox="0 0 2517 634" draw:points="1258,634 0,634 0,0 2517,0 2517,634">
            <text:p/>
          </draw:polygon>
          <draw:path draw:style-name="gr3" draw:text-style-name="P7" draw:layer="layout" svg:width="0.076cm" svg:height="0.076cm" svg:x="17.186cm" svg:y="3.8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7.614cm" svg:y="3.8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8.045cm" svg:y="3.8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8.952cm" svg:y="3.3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9.19cm" svg:y="3.4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9.547cm" svg:y="3.3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18" draw:id="id218">
          <svg:title>TexMaths</svg:title>
          <svg:desc>20§display§\therefore \ \text {From (1) and (2) we get,  }  A ( \text { adj } A ) = ( \text { adj } A ) A = \left| A \right| \text I §svg§600§FALSE§</svg:desc>
          <draw:polygon draw:style-name="gr2" draw:text-style-name="P6" draw:layer="layout" svg:width="17.905cm" svg:height="0.633cm" svg:x="2.174cm" svg:y="4.605cm" svg:viewBox="0 0 17906 634" draw:points="8954,634 0,634 0,0 17906,0 17906,634">
            <text:p/>
          </draw:polygon>
          <draw:path draw:style-name="gr3" draw:text-style-name="P7" draw:layer="layout" svg:width="0.426cm" svg:height="0.38cm" svg:x="2.16cm" svg:y="4.77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05cm" svg:height="0.479cm" svg:x="3.061cm" svg:y="4.62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237cm" svg:height="0.311cm" svg:x="3.458cm" svg:y="4.78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3.733cm" svg:y="4.78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549cm" svg:height="0.311cm" svg:x="4.086cm" svg:y="4.786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164cm" svg:height="0.703cm" svg:x="4.954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5.221cm" svg:y="4.6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49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6.047cm" svg:y="4.78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6.391cm" svg:y="4.78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6.783cm" svg:y="4.61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64cm" svg:height="0.703cm" svg:x="7.453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7.693cm" svg:y="4.6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048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311cm" svg:x="8.53cm" svg:y="4.794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9.024cm" svg:y="4.78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22cm" svg:height="0.465cm" svg:x="9.572cm" svg:y="4.77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9.922cm" svg:y="4.78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21cm" svg:height="0.441cm" svg:x="10.229cm" svg:y="4.66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0.549cm" svg:y="5.02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482cm" svg:height="0.505cm" svg:x="10.943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11.516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11.983cm" svg:y="4.78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48cm" svg:height="0.497cm" svg:x="12.328cm" svg:y="4.61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2.668cm" svg:y="4.62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3.168cm" svg:y="4.594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164cm" svg:height="0.703cm" svg:x="13.711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18cm" svg:y="4.8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4.951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15.42cm" svg:y="4.78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65cm" svg:y="4.6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103cm" svg:y="4.628cm" svg:viewBox="0 0 178 616" svg:d="M178 160l-109 8v21c56 0 62 6 62 40v280c0 30-6 91-53 91-3 0-19 0-38-8 11-3 26-13 26-32s-13-34-34-34c-19 0-32 15-32 34 0 37 40 56 80 56 53 0 98-45 98-109zM178 37c0-19-18-37-39-37-19 0-37 18-37 37 0 21 16 38 37 38s39-17 39-38z">
            <text:p/>
          </draw:path>
          <draw:path draw:style-name="gr3" draw:text-style-name="P7" draw:layer="layout" svg:width="0.482cm" svg:height="0.505cm" svg:x="16.605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17.148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17.405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18.143cm" svg:y="4.8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29cm" svg:height="0.703cm" svg:x="18.93cm" svg:y="4.57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19.066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19.652cm" svg:y="4.57cm" svg:viewBox="0 0 30 704" svg:d="M30 26c0-13 0-26-16-26-14 0-14 13-14 26v652c0 13 0 26 14 26 16 0 16-13 16-26z">
            <text:p/>
          </draw:path>
          <draw:path draw:style-name="gr3" draw:text-style-name="P7" draw:layer="layout" svg:width="0.215cm" svg:height="0.481cm" svg:x="19.9cm" svg:y="4.616cm" svg:viewBox="0 0 216 482" svg:d="M139 54c0-24 3-32 59-32h18v-22c-24 2-80 2-107 2-29 0-83 0-109-2v22h19c55 0 58 8 58 32v373c0 26-3 32-58 32h-19v23c26-2 80-2 107-2 29 0 85 0 109 2v-23h-18c-56 0-59-6-59-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1+width/2;x" smil:keyTimes="0;1"/>
                  <anim:animate smil:dur="0.5s" smil:fill="hold" smil:targetElement="id2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31" anim:sub-item="text" smil:attributeName="visibility" smil:to="visible"/>
                  <anim:animate smil:dur="1s" smil:fill="hold" smil:targetElement="id231" anim:sub-item="text" smil:attributeName="width" smil:values="0;width" smil:keyTimes="0;1"/>
                  <anim:animate smil:dur="1s" smil:fill="hold" smil:targetElement="id231" anim:sub-item="text" smil:attributeName="height" smil:values="0;height" smil:keyTimes="0;1"/>
                  <anim:animate smil:dur="1s" smil:fill="hold" smil:targetElement="id231" anim:sub-item="text" smil:attributeName="x" smil:values="0;1" smil:keyTimes="0;1" anim:formula="x+(cos(-2*pi*(1-$))*-x-sin(-2*pi*(1-$))*(1-y))*(1-$)"/>
                  <anim:animate smil:dur="1s" smil:fill="hold" smil:targetElement="id23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5.201cm" svg:height="2.629cm" draw:transform="rotate (0.429700061841004) translate (1.999cm 11.534cm)" presentation:class="title" presentation:user-transformed="true">
          <draw:text-box>
            <text:p xml:id="id232" text:id="id232"><text:span text:style-name="T3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2" anim:sub-item="text" smil:attributeName="visibility" smil:to="visible"/>
                  <anim:transitionFilter smil:dur="2s" smil:targetElement="id232" anim:sub-item="text" smil:type="fade" smil:subtype="crossfade"/>
                  <anim:animate smil:dur="2s" smil:fill="hold" smil:targetElement="id232" anim:sub-item="text" smil:attributeName="rotate" smil:values="720;0" smil:keyTimes="0;1"/>
                  <anim:animate smil:dur="2s" smil:fill="hold" smil:targetElement="id232" anim:sub-item="text" smil:attributeName="height" smil:values="0;height" smil:keyTimes="0;1"/>
                  <anim:animate smil:dur="2s" smil:fill="hold" smil:targetElement="id23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33" text:id="id233"><text:span text:style-name="T10">This is a presentation in</text:span><text:span text:style-name="T10"><text:line-break/></text:span><text:span text:style-name="T11">LI</text:span><text:span text:style-name="T11"><text:tab/></text:span><text:span text:style-name="T11">BRE 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3" anim:sub-item="text" smil:attributeName="visibility" smil:to="visible"/>
                  <anim:transitionFilter smil:dur="0.8s" smil:decelerate="1" smil:targetElement="id233" anim:sub-item="text" smil:type="fade" smil:subtype="crossfade"/>
                  <anim:animate smil:dur="0.8s" smil:fill="hold" smil:decelerate="1" smil:targetElement="id233" anim:sub-item="text" smil:attributeName="rotate" smil:values="-90;0" smil:keyTimes="0;1"/>
                  <anim:animate smil:dur="0.8s" smil:fill="hold" smil:decelerate="1" smil:targetElement="id233" anim:sub-item="text" smil:attributeName="x" smil:values="x+0.4;x-0.05" smil:keyTimes="0;1"/>
                  <anim:animate smil:dur="0.8s" smil:fill="hold" smil:decelerate="1" smil:targetElement="id233" anim:sub-item="text" smil:attributeName="y" smil:values="y-0.4;y+0.1" smil:keyTimes="0;1"/>
                  <anim:animate smil:begin="0.8s" smil:dur="0.2s" smil:fill="hold" smil:accelerate="1" smil:targetElement="id233" anim:sub-item="text" smil:attributeName="x" smil:values="x-0.05;x" smil:keyTimes="0;1"/>
                  <anim:animate smil:begin="0.8s" smil:dur="0.2s" smil:fill="hold" smil:accelerate="1" smil:targetElement="id23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14T16:28:01.623812774</dc:date>
    <meta:editing-duration>P1DT6H15M9S</meta:editing-duration>
    <meta:editing-cycles>573</meta:editing-cycles>
    <meta:generator>LibreOffice/6.0.7.3$Linux_X86_64 LibreOffice_project/00m0$Build-3</meta:generator>
    <meta:document-statistic meta:object-count="4436"/>
  </office:meta>
</office:document-meta>
</file>